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erdos-renyi 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1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2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3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4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5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6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7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8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9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1.00)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'erdos-renyi norm'.B6:.B35])/30" office:value-type="float" office:value="0.533" calcext:value-type="float">
            <text:p>0,5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D6:.D35])/30" office:value-type="float" office:value="0.495333333333333" calcext:value-type="float">
            <text:p>0,495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F6:.F35])/30" office:value-type="float" office:value="0.428333333333333" calcext:value-type="float">
            <text:p>0,428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H6:.H35])/30" office:value-type="float" office:value="0.423" calcext:value-type="float">
            <text:p>0,42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J6:.J35])/30" office:value-type="float" office:value="0.386333333333333" calcext:value-type="float">
            <text:p>0,386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L6:.L35])/30" office:value-type="float" office:value="0.363" calcext:value-type="float">
            <text:p>0,36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N6:.N35])/30" office:value-type="float" office:value="0.360666666666667" calcext:value-type="float">
            <text:p>0,360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P6:.P35])/30" office:value-type="float" office:value="0.230333333333333" calcext:value-type="float">
            <text:p>0,230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R6:.R35])/30" office:value-type="float" office:value="0.223" calcext:value-type="float">
            <text:p>0,22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norm'.T6:.T35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'erdos-renyi norm'.C6:.C35])/30)" office:value-type="float" office:value="0.037518884134082" calcext:value-type="float">
            <text:p>0,0375188841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E6:.E35])/30)" office:value-type="float" office:value="0.100920210507553" calcext:value-type="float">
            <text:p>0,1009202105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G6:.G35])/30)" office:value-type="float" office:value="0.197873416326926" calcext:value-type="float">
            <text:p>0,1978734163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I6:.I35])/30)" office:value-type="float" office:value="0.171136397842968" calcext:value-type="float">
            <text:p>0,1711363978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K6:.K35])/30)" office:value-type="float" office:value="0.216571517569191" calcext:value-type="float">
            <text:p>0,2165715176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M6:.M35])/30)" office:value-type="float" office:value="0.241041490204487" calcext:value-type="float">
            <text:p>0,2410414902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O6:.O35])/30)" office:value-type="float" office:value="0.239762845791883" calcext:value-type="float">
            <text:p>0,2397628458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Q6:.Q35])/30)" office:value-type="float" office:value="0.232385933787358" calcext:value-type="float">
            <text:p>0,2323859338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S6:.S35])/30)" office:value-type="float" office:value="0.239738051492318" calcext:value-type="float">
            <text:p>0,2397380515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norm'.U6:.U35])/3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table:formula="of:=(['erdos-renyi norm'.B6]-['erdos-renyi norm'.C$3])^2" office:value-type="float" office:value="0.000729000000000007" calcext:value-type="float">
            <text:p>0,000729</text:p>
          </table:table-cell>
          <table:table-cell office:value-type="float" office:value="0.53" calcext:value-type="float">
            <text:p>0,53</text:p>
          </table:table-cell>
          <table:table-cell table:formula="of:=(['erdos-renyi norm'.D6]-['erdos-renyi norm'.E$3])^2" office:value-type="float" office:value="0.00120177777777779" calcext:value-type="float">
            <text:p>0,0012017778</text:p>
          </table:table-cell>
          <table:table-cell office:value-type="float" office:value="0.43" calcext:value-type="float">
            <text:p>0,43</text:p>
          </table:table-cell>
          <table:table-cell table:formula="of:=(['erdos-renyi norm'.F6]-['erdos-renyi norm'.G$3])^2" office:value-type="float" office:value="0.00000277777777777772" calcext:value-type="float">
            <text:p>2,77777777777772E-06</text:p>
          </table:table-cell>
          <table:table-cell office:value-type="float" office:value="0.55" calcext:value-type="float">
            <text:p>0,55</text:p>
          </table:table-cell>
          <table:table-cell table:formula="of:=(['erdos-renyi norm'.H6]-['erdos-renyi norm'.I$3])^2" office:value-type="float" office:value="0.016129" calcext:value-type="float">
            <text:p>0,016129</text:p>
          </table:table-cell>
          <table:table-cell office:value-type="float" office:value="0.55" calcext:value-type="float">
            <text:p>0,55</text:p>
          </table:table-cell>
          <table:table-cell table:formula="of:=(['erdos-renyi norm'.J6]-['erdos-renyi norm'.K$3])^2" office:value-type="float" office:value="0.0267867777777778" calcext:value-type="float">
            <text:p>0,0267867778</text:p>
          </table:table-cell>
          <table:table-cell office:value-type="float" office:value="0.56" calcext:value-type="float">
            <text:p>0,56</text:p>
          </table:table-cell>
          <table:table-cell table:formula="of:=(['erdos-renyi norm'.L6]-['erdos-renyi norm'.M$3])^2" office:value-type="float" office:value="0.038809" calcext:value-type="float">
            <text:p>0,038809</text:p>
          </table:table-cell>
          <table:table-cell office:value-type="float" office:value="0.47" calcext:value-type="float">
            <text:p>0,47</text:p>
          </table:table-cell>
          <table:table-cell table:formula="of:=(['erdos-renyi norm'.N6]-['erdos-renyi norm'.O$3])^2" office:value-type="float" office:value="0.0119537777777778" calcext:value-type="float">
            <text:p>0,0119537778</text:p>
          </table:table-cell>
          <table:table-cell office:value-type="float" office:value="0" calcext:value-type="float">
            <text:p>0</text:p>
          </table:table-cell>
          <table:table-cell table:formula="of:=(['erdos-renyi norm'.P6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6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6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table:formula="of:=(['erdos-renyi norm'.B7]-['erdos-renyi norm'.C$3])^2" office:value-type="float" office:value="0.000729000000000007" calcext:value-type="float">
            <text:p>0,000729</text:p>
          </table:table-cell>
          <table:table-cell office:value-type="float" office:value="0.47" calcext:value-type="float">
            <text:p>0,47</text:p>
          </table:table-cell>
          <table:table-cell table:formula="of:=(['erdos-renyi norm'.D7]-['erdos-renyi norm'.E$3])^2" office:value-type="float" office:value="0.000641777777777771" calcext:value-type="float">
            <text:p>0,0006417778</text:p>
          </table:table-cell>
          <table:table-cell office:value-type="float" office:value="0.63" calcext:value-type="float">
            <text:p>0,63</text:p>
          </table:table-cell>
          <table:table-cell table:formula="of:=(['erdos-renyi norm'.F7]-['erdos-renyi norm'.G$3])^2" office:value-type="float" office:value="0.0406694444444444" calcext:value-type="float">
            <text:p>0,0406694444</text:p>
          </table:table-cell>
          <table:table-cell office:value-type="float" office:value="0.51" calcext:value-type="float">
            <text:p>0,51</text:p>
          </table:table-cell>
          <table:table-cell table:formula="of:=(['erdos-renyi norm'.H7]-['erdos-renyi norm'.I$3])^2" office:value-type="float" office:value="0.00756899999999999" calcext:value-type="float">
            <text:p>0,007569</text:p>
          </table:table-cell>
          <table:table-cell office:value-type="float" office:value="0.64" calcext:value-type="float">
            <text:p>0,64</text:p>
          </table:table-cell>
          <table:table-cell table:formula="of:=(['erdos-renyi norm'.J7]-['erdos-renyi norm'.K$3])^2" office:value-type="float" office:value="0.0643467777777778" calcext:value-type="float">
            <text:p>0,0643467778</text:p>
          </table:table-cell>
          <table:table-cell office:value-type="float" office:value="0.48" calcext:value-type="float">
            <text:p>0,48</text:p>
          </table:table-cell>
          <table:table-cell table:formula="of:=(['erdos-renyi norm'.L7]-['erdos-renyi norm'.M$3])^2" office:value-type="float" office:value="0.013689" calcext:value-type="float">
            <text:p>0,013689</text:p>
          </table:table-cell>
          <table:table-cell office:value-type="float" office:value="0.45" calcext:value-type="float">
            <text:p>0,45</text:p>
          </table:table-cell>
          <table:table-cell table:formula="of:=(['erdos-renyi norm'.N7]-['erdos-renyi norm'.O$3])^2" office:value-type="float" office:value="0.00798044444444444" calcext:value-type="float">
            <text:p>0,0079804444</text:p>
          </table:table-cell>
          <table:table-cell office:value-type="float" office:value="0.5" calcext:value-type="float">
            <text:p>0,5</text:p>
          </table:table-cell>
          <table:table-cell table:formula="of:=(['erdos-renyi norm'.P7]-['erdos-renyi norm'.Q$3])^2" office:value-type="float" office:value="0.0727201111111111" calcext:value-type="float">
            <text:p>0,0727201111</text:p>
          </table:table-cell>
          <table:table-cell office:value-type="float" office:value="0" calcext:value-type="float">
            <text:p>0</text:p>
          </table:table-cell>
          <table:table-cell table:formula="of:=(['erdos-renyi norm'.R7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7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table:formula="of:=(['erdos-renyi norm'.B8]-['erdos-renyi norm'.C$3])^2" office:value-type="float" office:value="0.000289000000000004" calcext:value-type="float">
            <text:p>0,000289</text:p>
          </table:table-cell>
          <table:table-cell office:value-type="float" office:value="0" calcext:value-type="float">
            <text:p>0</text:p>
          </table:table-cell>
          <table:table-cell table:formula="of:=(['erdos-renyi norm'.D8]-['erdos-renyi norm'.E$3])^2" office:value-type="float" office:value="0.245355111111111" calcext:value-type="float">
            <text:p>0,2453551111</text:p>
          </table:table-cell>
          <table:table-cell office:value-type="float" office:value="0" calcext:value-type="float">
            <text:p>0</text:p>
          </table:table-cell>
          <table:table-cell table:formula="of:=(['erdos-renyi norm'.F8]-['erdos-renyi norm'.G$3])^2" office:value-type="float" office:value="0.183469444444444" calcext:value-type="float">
            <text:p>0,1834694444</text:p>
          </table:table-cell>
          <table:table-cell office:value-type="float" office:value="0.48" calcext:value-type="float">
            <text:p>0,48</text:p>
          </table:table-cell>
          <table:table-cell table:formula="of:=(['erdos-renyi norm'.H8]-['erdos-renyi norm'.I$3])^2" office:value-type="float" office:value="0.00324899999999999" calcext:value-type="float">
            <text:p>0,003249</text:p>
          </table:table-cell>
          <table:table-cell office:value-type="float" office:value="0.53" calcext:value-type="float">
            <text:p>0,53</text:p>
          </table:table-cell>
          <table:table-cell table:formula="of:=(['erdos-renyi norm'.J8]-['erdos-renyi norm'.K$3])^2" office:value-type="float" office:value="0.0206401111111111" calcext:value-type="float">
            <text:p>0,0206401111</text:p>
          </table:table-cell>
          <table:table-cell office:value-type="float" office:value="0.54" calcext:value-type="float">
            <text:p>0,54</text:p>
          </table:table-cell>
          <table:table-cell table:formula="of:=(['erdos-renyi norm'.L8]-['erdos-renyi norm'.M$3])^2" office:value-type="float" office:value="0.031329" calcext:value-type="float">
            <text:p>0,031329</text:p>
          </table:table-cell>
          <table:table-cell office:value-type="float" office:value="0.55" calcext:value-type="float">
            <text:p>0,55</text:p>
          </table:table-cell>
          <table:table-cell table:formula="of:=(['erdos-renyi norm'.N8]-['erdos-renyi norm'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'erdos-renyi norm'.P8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8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8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,55</text:p>
          </table:table-cell>
          <table:table-cell table:formula="of:=(['erdos-renyi norm'.B9]-['erdos-renyi norm'.C$3])^2" office:value-type="float" office:value="0.000289000000000004" calcext:value-type="float">
            <text:p>0,000289</text:p>
          </table:table-cell>
          <table:table-cell office:value-type="float" office:value="0.5" calcext:value-type="float">
            <text:p>0,5</text:p>
          </table:table-cell>
          <table:table-cell table:formula="of:=(['erdos-renyi norm'.D9]-['erdos-renyi norm'.E$3])^2" office:value-type="float" office:value="0.0000217777777777787" calcext:value-type="float">
            <text:p>2,17777777777787E-05</text:p>
          </table:table-cell>
          <table:table-cell office:value-type="float" office:value="0.41" calcext:value-type="float">
            <text:p>0,41</text:p>
          </table:table-cell>
          <table:table-cell table:formula="of:=(['erdos-renyi norm'.F9]-['erdos-renyi norm'.G$3])^2" office:value-type="float" office:value="0.00033611111111111" calcext:value-type="float">
            <text:p>0,0003361111</text:p>
          </table:table-cell>
          <table:table-cell office:value-type="float" office:value="0" calcext:value-type="float">
            <text:p>0</text:p>
          </table:table-cell>
          <table:table-cell table:formula="of:=(['erdos-renyi norm'.H9]-['erdos-renyi norm'.I$3])^2" office:value-type="float" office:value="0.178929" calcext:value-type="float">
            <text:p>0,178929</text:p>
          </table:table-cell>
          <table:table-cell office:value-type="float" office:value="0.45" calcext:value-type="float">
            <text:p>0,45</text:p>
          </table:table-cell>
          <table:table-cell table:formula="of:=(['erdos-renyi norm'.J9]-['erdos-renyi norm'.K$3])^2" office:value-type="float" office:value="0.00405344444444444" calcext:value-type="float">
            <text:p>0,0040534444</text:p>
          </table:table-cell>
          <table:table-cell office:value-type="float" office:value="0.45" calcext:value-type="float">
            <text:p>0,45</text:p>
          </table:table-cell>
          <table:table-cell table:formula="of:=(['erdos-renyi norm'.L9]-['erdos-renyi norm'.M$3])^2" office:value-type="float" office:value="0.00756899999999999" calcext:value-type="float">
            <text:p>0,007569</text:p>
          </table:table-cell>
          <table:table-cell office:value-type="float" office:value="0" calcext:value-type="float">
            <text:p>0</text:p>
          </table:table-cell>
          <table:table-cell table:formula="of:=(['erdos-renyi norm'.N9]-['erdos-renyi norm'.O$3])^2" office:value-type="float" office:value="0.130080444444444" calcext:value-type="float">
            <text:p>0,1300804444</text:p>
          </table:table-cell>
          <table:table-cell office:value-type="float" office:value="0.4" calcext:value-type="float">
            <text:p>0,4</text:p>
          </table:table-cell>
          <table:table-cell table:formula="of:=(['erdos-renyi norm'.P9]-['erdos-renyi norm'.Q$3])^2" office:value-type="float" office:value="0.0287867777777778" calcext:value-type="float">
            <text:p>0,0287867778</text:p>
          </table:table-cell>
          <table:table-cell office:value-type="float" office:value="0" calcext:value-type="float">
            <text:p>0</text:p>
          </table:table-cell>
          <table:table-cell table:formula="of:=(['erdos-renyi norm'.R9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9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,52</text:p>
          </table:table-cell>
          <table:table-cell table:formula="of:=(['erdos-renyi norm'.B10]-['erdos-renyi norm'.C$3])^2" office:value-type="float" office:value="0.000168999999999997" calcext:value-type="float">
            <text:p>0,000169</text:p>
          </table:table-cell>
          <table:table-cell office:value-type="float" office:value="0.62" calcext:value-type="float">
            <text:p>0,62</text:p>
          </table:table-cell>
          <table:table-cell table:formula="of:=(['erdos-renyi norm'.D10]-['erdos-renyi norm'.E$3])^2" office:value-type="float" office:value="0.0155417777777778" calcext:value-type="float">
            <text:p>0,0155417778</text:p>
          </table:table-cell>
          <table:table-cell office:value-type="float" office:value="0.55" calcext:value-type="float">
            <text:p>0,55</text:p>
          </table:table-cell>
          <table:table-cell table:formula="of:=(['erdos-renyi norm'.F10]-['erdos-renyi norm'.G$3])^2" office:value-type="float" office:value="0.0148027777777778" calcext:value-type="float">
            <text:p>0,0148027778</text:p>
          </table:table-cell>
          <table:table-cell office:value-type="float" office:value="0" calcext:value-type="float">
            <text:p>0</text:p>
          </table:table-cell>
          <table:table-cell table:formula="of:=(['erdos-renyi norm'.H10]-['erdos-renyi norm'.I$3])^2" office:value-type="float" office:value="0.178929" calcext:value-type="float">
            <text:p>0,178929</text:p>
          </table:table-cell>
          <table:table-cell office:value-type="float" office:value="0.47" calcext:value-type="float">
            <text:p>0,47</text:p>
          </table:table-cell>
          <table:table-cell table:formula="of:=(['erdos-renyi norm'.J10]-['erdos-renyi norm'.K$3])^2" office:value-type="float" office:value="0.00700011111111111" calcext:value-type="float">
            <text:p>0,0070001111</text:p>
          </table:table-cell>
          <table:table-cell office:value-type="float" office:value="0" calcext:value-type="float">
            <text:p>0</text:p>
          </table:table-cell>
          <table:table-cell table:formula="of:=(['erdos-renyi norm'.L10]-['erdos-renyi norm'.M$3])^2" office:value-type="float" office:value="0.131769" calcext:value-type="float">
            <text:p>0,131769</text:p>
          </table:table-cell>
          <table:table-cell office:value-type="float" office:value="0" calcext:value-type="float">
            <text:p>0</text:p>
          </table:table-cell>
          <table:table-cell table:formula="of:=(['erdos-renyi norm'.N10]-['erdos-renyi norm'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'erdos-renyi norm'.P10]-['erdos-renyi norm'.Q$3])^2" office:value-type="float" office:value="0.0530534444444444" calcext:value-type="float">
            <text:p>0,0530534444</text:p>
          </table:table-cell>
          <table:table-cell office:value-type="float" office:value="0.45" calcext:value-type="float">
            <text:p>0,45</text:p>
          </table:table-cell>
          <table:table-cell table:formula="of:=(['erdos-renyi norm'.R10]-['erdos-renyi norm'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'erdos-renyi norm'.T10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(['erdos-renyi norm'.B11]-['erdos-renyi norm'.C$3])^2" office:value-type="float" office:value="0.00108899999999999" calcext:value-type="float">
            <text:p>0,001089</text:p>
          </table:table-cell>
          <table:table-cell office:value-type="float" office:value="0.49" calcext:value-type="float">
            <text:p>0,49</text:p>
          </table:table-cell>
          <table:table-cell table:formula="of:=(['erdos-renyi norm'.D11]-['erdos-renyi norm'.E$3])^2" office:value-type="float" office:value="0.0000284444444444435" calcext:value-type="float">
            <text:p>2,84444444444435E-05</text:p>
          </table:table-cell>
          <table:table-cell office:value-type="float" office:value="0.49" calcext:value-type="float">
            <text:p>0,49</text:p>
          </table:table-cell>
          <table:table-cell table:formula="of:=(['erdos-renyi norm'.F11]-['erdos-renyi norm'.G$3])^2" office:value-type="float" office:value="0.00380277777777778" calcext:value-type="float">
            <text:p>0,0038027778</text:p>
          </table:table-cell>
          <table:table-cell office:value-type="float" office:value="0.55" calcext:value-type="float">
            <text:p>0,55</text:p>
          </table:table-cell>
          <table:table-cell table:formula="of:=(['erdos-renyi norm'.H11]-['erdos-renyi norm'.I$3])^2" office:value-type="float" office:value="0.016129" calcext:value-type="float">
            <text:p>0,016129</text:p>
          </table:table-cell>
          <table:table-cell office:value-type="float" office:value="0.47" calcext:value-type="float">
            <text:p>0,47</text:p>
          </table:table-cell>
          <table:table-cell table:formula="of:=(['erdos-renyi norm'.J11]-['erdos-renyi norm'.K$3])^2" office:value-type="float" office:value="0.00700011111111111" calcext:value-type="float">
            <text:p>0,0070001111</text:p>
          </table:table-cell>
          <table:table-cell office:value-type="float" office:value="0.56" calcext:value-type="float">
            <text:p>0,56</text:p>
          </table:table-cell>
          <table:table-cell table:formula="of:=(['erdos-renyi norm'.L11]-['erdos-renyi norm'.M$3])^2" office:value-type="float" office:value="0.038809" calcext:value-type="float">
            <text:p>0,038809</text:p>
          </table:table-cell>
          <table:table-cell office:value-type="float" office:value="0" calcext:value-type="float">
            <text:p>0</text:p>
          </table:table-cell>
          <table:table-cell table:formula="of:=(['erdos-renyi norm'.N11]-['erdos-renyi norm'.O$3])^2" office:value-type="float" office:value="0.130080444444444" calcext:value-type="float">
            <text:p>0,1300804444</text:p>
          </table:table-cell>
          <table:table-cell office:value-type="float" office:value="0.51" calcext:value-type="float">
            <text:p>0,51</text:p>
          </table:table-cell>
          <table:table-cell table:formula="of:=(['erdos-renyi norm'.P11]-['erdos-renyi norm'.Q$3])^2" office:value-type="float" office:value="0.0782134444444445" calcext:value-type="float">
            <text:p>0,0782134444</text:p>
          </table:table-cell>
          <table:table-cell office:value-type="float" office:value="0" calcext:value-type="float">
            <text:p>0</text:p>
          </table:table-cell>
          <table:table-cell table:formula="of:=(['erdos-renyi norm'.R11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11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table:formula="of:=(['erdos-renyi norm'.B12]-['erdos-renyi norm'.C$3])^2" office:value-type="float" office:value="0.000729000000000007" calcext:value-type="float">
            <text:p>0,000729</text:p>
          </table:table-cell>
          <table:table-cell office:value-type="float" office:value="0.5" calcext:value-type="float">
            <text:p>0,5</text:p>
          </table:table-cell>
          <table:table-cell table:formula="of:=(['erdos-renyi norm'.D12]-['erdos-renyi norm'.E$3])^2" office:value-type="float" office:value="0.0000217777777777787" calcext:value-type="float">
            <text:p>2,17777777777787E-05</text:p>
          </table:table-cell>
          <table:table-cell office:value-type="float" office:value="0.51" calcext:value-type="float">
            <text:p>0,51</text:p>
          </table:table-cell>
          <table:table-cell table:formula="of:=(['erdos-renyi norm'.F12]-['erdos-renyi norm'.G$3])^2" office:value-type="float" office:value="0.00666944444444444" calcext:value-type="float">
            <text:p>0,0066694444</text:p>
          </table:table-cell>
          <table:table-cell office:value-type="float" office:value="0.47" calcext:value-type="float">
            <text:p>0,47</text:p>
          </table:table-cell>
          <table:table-cell table:formula="of:=(['erdos-renyi norm'.H12]-['erdos-renyi norm'.I$3])^2" office:value-type="float" office:value="0.002209" calcext:value-type="float">
            <text:p>0,002209</text:p>
          </table:table-cell>
          <table:table-cell office:value-type="float" office:value="0.51" calcext:value-type="float">
            <text:p>0,51</text:p>
          </table:table-cell>
          <table:table-cell table:formula="of:=(['erdos-renyi norm'.J12]-['erdos-renyi norm'.K$3])^2" office:value-type="float" office:value="0.0152934444444444" calcext:value-type="float">
            <text:p>0,0152934444</text:p>
          </table:table-cell>
          <table:table-cell office:value-type="float" office:value="0.55" calcext:value-type="float">
            <text:p>0,55</text:p>
          </table:table-cell>
          <table:table-cell table:formula="of:=(['erdos-renyi norm'.L12]-['erdos-renyi norm'.M$3])^2" office:value-type="float" office:value="0.034969" calcext:value-type="float">
            <text:p>0,034969</text:p>
          </table:table-cell>
          <table:table-cell office:value-type="float" office:value="0" calcext:value-type="float">
            <text:p>0</text:p>
          </table:table-cell>
          <table:table-cell table:formula="of:=(['erdos-renyi norm'.N12]-['erdos-renyi norm'.O$3])^2" office:value-type="float" office:value="0.130080444444444" calcext:value-type="float">
            <text:p>0,1300804444</text:p>
          </table:table-cell>
          <table:table-cell office:value-type="float" office:value="0.46" calcext:value-type="float">
            <text:p>0,46</text:p>
          </table:table-cell>
          <table:table-cell table:formula="of:=(['erdos-renyi norm'.P12]-['erdos-renyi norm'.Q$3])^2" office:value-type="float" office:value="0.0527467777777778" calcext:value-type="float">
            <text:p>0,0527467778</text:p>
          </table:table-cell>
          <table:table-cell office:value-type="float" office:value="0.47" calcext:value-type="float">
            <text:p>0,47</text:p>
          </table:table-cell>
          <table:table-cell table:formula="of:=(['erdos-renyi norm'.R12]-['erdos-renyi norm'.S$3])^2" office:value-type="float" office:value="0.061009" calcext:value-type="float">
            <text:p>0,061009</text:p>
          </table:table-cell>
          <table:table-cell office:value-type="float" office:value="0" calcext:value-type="float">
            <text:p>0</text:p>
          </table:table-cell>
          <table:table-cell table:formula="of:=(['erdos-renyi norm'.T12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table:formula="of:=(['erdos-renyi norm'.B13]-['erdos-renyi norm'.C$3])^2" office:value-type="float" office:value="0.00136900000000001" calcext:value-type="float">
            <text:p>0,001369</text:p>
          </table:table-cell>
          <table:table-cell office:value-type="float" office:value="0.48" calcext:value-type="float">
            <text:p>0,48</text:p>
          </table:table-cell>
          <table:table-cell table:formula="of:=(['erdos-renyi norm'.D13]-['erdos-renyi norm'.E$3])^2" office:value-type="float" office:value="0.000235111111111109" calcext:value-type="float">
            <text:p>0,0002351111</text:p>
          </table:table-cell>
          <table:table-cell office:value-type="float" office:value="0.59" calcext:value-type="float">
            <text:p>0,59</text:p>
          </table:table-cell>
          <table:table-cell table:formula="of:=(['erdos-renyi norm'.F13]-['erdos-renyi norm'.G$3])^2" office:value-type="float" office:value="0.0261361111111111" calcext:value-type="float">
            <text:p>0,0261361111</text:p>
          </table:table-cell>
          <table:table-cell office:value-type="float" office:value="0.42" calcext:value-type="float">
            <text:p>0,42</text:p>
          </table:table-cell>
          <table:table-cell table:formula="of:=(['erdos-renyi norm'.H13]-['erdos-renyi norm'.I$3])^2" office:value-type="float" office:value="0.00000900000000000035" calcext:value-type="float">
            <text:p>0,000009</text:p>
          </table:table-cell>
          <table:table-cell office:value-type="float" office:value="0.47" calcext:value-type="float">
            <text:p>0,47</text:p>
          </table:table-cell>
          <table:table-cell table:formula="of:=(['erdos-renyi norm'.J13]-['erdos-renyi norm'.K$3])^2" office:value-type="float" office:value="0.00700011111111111" calcext:value-type="float">
            <text:p>0,0070001111</text:p>
          </table:table-cell>
          <table:table-cell office:value-type="float" office:value="0.54" calcext:value-type="float">
            <text:p>0,54</text:p>
          </table:table-cell>
          <table:table-cell table:formula="of:=(['erdos-renyi norm'.L13]-['erdos-renyi norm'.M$3])^2" office:value-type="float" office:value="0.031329" calcext:value-type="float">
            <text:p>0,031329</text:p>
          </table:table-cell>
          <table:table-cell office:value-type="float" office:value="0" calcext:value-type="float">
            <text:p>0</text:p>
          </table:table-cell>
          <table:table-cell table:formula="of:=(['erdos-renyi norm'.N13]-['erdos-renyi norm'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'erdos-renyi norm'.P13]-['erdos-renyi norm'.Q$3])^2" office:value-type="float" office:value="0.0530534444444444" calcext:value-type="float">
            <text:p>0,0530534444</text:p>
          </table:table-cell>
          <table:table-cell office:value-type="float" office:value="0.44" calcext:value-type="float">
            <text:p>0,44</text:p>
          </table:table-cell>
          <table:table-cell table:formula="of:=(['erdos-renyi norm'.R13]-['erdos-renyi norm'.S$3])^2" office:value-type="float" office:value="0.047089" calcext:value-type="float">
            <text:p>0,047089</text:p>
          </table:table-cell>
          <table:table-cell office:value-type="float" office:value="0" calcext:value-type="float">
            <text:p>0</text:p>
          </table:table-cell>
          <table:table-cell table:formula="of:=(['erdos-renyi norm'.T13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" calcext:value-type="float">
            <text:p>0,56</text:p>
          </table:table-cell>
          <table:table-cell table:formula="of:=(['erdos-renyi norm'.B14]-['erdos-renyi norm'.C$3])^2" office:value-type="float" office:value="0.000729000000000007" calcext:value-type="float">
            <text:p>0,000729</text:p>
          </table:table-cell>
          <table:table-cell office:value-type="float" office:value="0.53" calcext:value-type="float">
            <text:p>0,53</text:p>
          </table:table-cell>
          <table:table-cell table:formula="of:=(['erdos-renyi norm'.D14]-['erdos-renyi norm'.E$3])^2" office:value-type="float" office:value="0.00120177777777779" calcext:value-type="float">
            <text:p>0,0012017778</text:p>
          </table:table-cell>
          <table:table-cell office:value-type="float" office:value="0.47" calcext:value-type="float">
            <text:p>0,47</text:p>
          </table:table-cell>
          <table:table-cell table:formula="of:=(['erdos-renyi norm'.F14]-['erdos-renyi norm'.G$3])^2" office:value-type="float" office:value="0.00173611111111111" calcext:value-type="float">
            <text:p>0,0017361111</text:p>
          </table:table-cell>
          <table:table-cell office:value-type="float" office:value="0" calcext:value-type="float">
            <text:p>0</text:p>
          </table:table-cell>
          <table:table-cell table:formula="of:=(['erdos-renyi norm'.H14]-['erdos-renyi norm'.I$3])^2" office:value-type="float" office:value="0.178929" calcext:value-type="float">
            <text:p>0,178929</text:p>
          </table:table-cell>
          <table:table-cell office:value-type="float" office:value="0" calcext:value-type="float">
            <text:p>0</text:p>
          </table:table-cell>
          <table:table-cell table:formula="of:=(['erdos-renyi norm'.J14]-['erdos-renyi norm'.K$3])^2" office:value-type="float" office:value="0.149253444444444" calcext:value-type="float">
            <text:p>0,1492534444</text:p>
          </table:table-cell>
          <table:table-cell office:value-type="float" office:value="0.61" calcext:value-type="float">
            <text:p>0,61</text:p>
          </table:table-cell>
          <table:table-cell table:formula="of:=(['erdos-renyi norm'.L14]-['erdos-renyi norm'.M$3])^2" office:value-type="float" office:value="0.0610089999999999" calcext:value-type="float">
            <text:p>0,061009</text:p>
          </table:table-cell>
          <table:table-cell office:value-type="float" office:value="0.5" calcext:value-type="float">
            <text:p>0,5</text:p>
          </table:table-cell>
          <table:table-cell table:formula="of:=(['erdos-renyi norm'.N14]-['erdos-renyi norm'.O$3])^2" office:value-type="float" office:value="0.0194137777777778" calcext:value-type="float">
            <text:p>0,0194137778</text:p>
          </table:table-cell>
          <table:table-cell office:value-type="float" office:value="0.38" calcext:value-type="float">
            <text:p>0,38</text:p>
          </table:table-cell>
          <table:table-cell table:formula="of:=(['erdos-renyi norm'.P14]-['erdos-renyi norm'.Q$3])^2" office:value-type="float" office:value="0.0224001111111111" calcext:value-type="float">
            <text:p>0,0224001111</text:p>
          </table:table-cell>
          <table:table-cell office:value-type="float" office:value="0" calcext:value-type="float">
            <text:p>0</text:p>
          </table:table-cell>
          <table:table-cell table:formula="of:=(['erdos-renyi norm'.R14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14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,54</text:p>
          </table:table-cell>
          <table:table-cell table:formula="of:=(['erdos-renyi norm'.B15]-['erdos-renyi norm'.C$3])^2" office:value-type="float" office:value="0.0000490000000000016" calcext:value-type="float">
            <text:p>0,000049</text:p>
          </table:table-cell>
          <table:table-cell office:value-type="float" office:value="0.5" calcext:value-type="float">
            <text:p>0,5</text:p>
          </table:table-cell>
          <table:table-cell table:formula="of:=(['erdos-renyi norm'.D15]-['erdos-renyi norm'.E$3])^2" office:value-type="float" office:value="0.0000217777777777787" calcext:value-type="float">
            <text:p>2,17777777777787E-05</text:p>
          </table:table-cell>
          <table:table-cell office:value-type="float" office:value="0.55" calcext:value-type="float">
            <text:p>0,55</text:p>
          </table:table-cell>
          <table:table-cell table:formula="of:=(['erdos-renyi norm'.F15]-['erdos-renyi norm'.G$3])^2" office:value-type="float" office:value="0.0148027777777778" calcext:value-type="float">
            <text:p>0,0148027778</text:p>
          </table:table-cell>
          <table:table-cell office:value-type="float" office:value="0.53" calcext:value-type="float">
            <text:p>0,53</text:p>
          </table:table-cell>
          <table:table-cell table:formula="of:=(['erdos-renyi norm'.H15]-['erdos-renyi norm'.I$3])^2" office:value-type="float" office:value="0.011449" calcext:value-type="float">
            <text:p>0,011449</text:p>
          </table:table-cell>
          <table:table-cell office:value-type="float" office:value="0.47" calcext:value-type="float">
            <text:p>0,47</text:p>
          </table:table-cell>
          <table:table-cell table:formula="of:=(['erdos-renyi norm'.J15]-['erdos-renyi norm'.K$3])^2" office:value-type="float" office:value="0.00700011111111111" calcext:value-type="float">
            <text:p>0,0070001111</text:p>
          </table:table-cell>
          <table:table-cell office:value-type="float" office:value="0" calcext:value-type="float">
            <text:p>0</text:p>
          </table:table-cell>
          <table:table-cell table:formula="of:=(['erdos-renyi norm'.L15]-['erdos-renyi norm'.M$3])^2" office:value-type="float" office:value="0.131769" calcext:value-type="float">
            <text:p>0,131769</text:p>
          </table:table-cell>
          <table:table-cell office:value-type="float" office:value="0" calcext:value-type="float">
            <text:p>0</text:p>
          </table:table-cell>
          <table:table-cell table:formula="of:=(['erdos-renyi norm'.N15]-['erdos-renyi norm'.O$3])^2" office:value-type="float" office:value="0.130080444444444" calcext:value-type="float">
            <text:p>0,1300804444</text:p>
          </table:table-cell>
          <table:table-cell office:value-type="float" office:value="0.44" calcext:value-type="float">
            <text:p>0,44</text:p>
          </table:table-cell>
          <table:table-cell table:formula="of:=(['erdos-renyi norm'.P15]-['erdos-renyi norm'.Q$3])^2" office:value-type="float" office:value="0.0439601111111111" calcext:value-type="float">
            <text:p>0,0439601111</text:p>
          </table:table-cell>
          <table:table-cell office:value-type="float" office:value="0" calcext:value-type="float">
            <text:p>0</text:p>
          </table:table-cell>
          <table:table-cell table:formula="of:=(['erdos-renyi norm'.R15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15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table:formula="of:=(['erdos-renyi norm'.B16]-['erdos-renyi norm'.C$3])^2" office:value-type="float" office:value="0.00448900000000002" calcext:value-type="float">
            <text:p>0,004489</text:p>
          </table:table-cell>
          <table:table-cell office:value-type="float" office:value="0.48" calcext:value-type="float">
            <text:p>0,48</text:p>
          </table:table-cell>
          <table:table-cell table:formula="of:=(['erdos-renyi norm'.D16]-['erdos-renyi norm'.E$3])^2" office:value-type="float" office:value="0.000235111111111109" calcext:value-type="float">
            <text:p>0,0002351111</text:p>
          </table:table-cell>
          <table:table-cell office:value-type="float" office:value="0.54" calcext:value-type="float">
            <text:p>0,54</text:p>
          </table:table-cell>
          <table:table-cell table:formula="of:=(['erdos-renyi norm'.F16]-['erdos-renyi norm'.G$3])^2" office:value-type="float" office:value="0.0124694444444444" calcext:value-type="float">
            <text:p>0,0124694444</text:p>
          </table:table-cell>
          <table:table-cell office:value-type="float" office:value="0.53" calcext:value-type="float">
            <text:p>0,53</text:p>
          </table:table-cell>
          <table:table-cell table:formula="of:=(['erdos-renyi norm'.H16]-['erdos-renyi norm'.I$3])^2" office:value-type="float" office:value="0.011449" calcext:value-type="float">
            <text:p>0,011449</text:p>
          </table:table-cell>
          <table:table-cell office:value-type="float" office:value="0" calcext:value-type="float">
            <text:p>0</text:p>
          </table:table-cell>
          <table:table-cell table:formula="of:=(['erdos-renyi norm'.J16]-['erdos-renyi norm'.K$3])^2" office:value-type="float" office:value="0.149253444444444" calcext:value-type="float">
            <text:p>0,1492534444</text:p>
          </table:table-cell>
          <table:table-cell office:value-type="float" office:value="0.52" calcext:value-type="float">
            <text:p>0,52</text:p>
          </table:table-cell>
          <table:table-cell table:formula="of:=(['erdos-renyi norm'.L16]-['erdos-renyi norm'.M$3])^2" office:value-type="float" office:value="0.024649" calcext:value-type="float">
            <text:p>0,024649</text:p>
          </table:table-cell>
          <table:table-cell office:value-type="float" office:value="0.47" calcext:value-type="float">
            <text:p>0,47</text:p>
          </table:table-cell>
          <table:table-cell table:formula="of:=(['erdos-renyi norm'.N16]-['erdos-renyi norm'.O$3])^2" office:value-type="float" office:value="0.0119537777777778" calcext:value-type="float">
            <text:p>0,0119537778</text:p>
          </table:table-cell>
          <table:table-cell office:value-type="float" office:value="0" calcext:value-type="float">
            <text:p>0</text:p>
          </table:table-cell>
          <table:table-cell table:formula="of:=(['erdos-renyi norm'.P16]-['erdos-renyi norm'.Q$3])^2" office:value-type="float" office:value="0.0530534444444444" calcext:value-type="float">
            <text:p>0,0530534444</text:p>
          </table:table-cell>
          <table:table-cell office:value-type="float" office:value="0.46" calcext:value-type="float">
            <text:p>0,46</text:p>
          </table:table-cell>
          <table:table-cell table:formula="of:=(['erdos-renyi norm'.R16]-['erdos-renyi norm'.S$3])^2" office:value-type="float" office:value="0.056169" calcext:value-type="float">
            <text:p>0,056169</text:p>
          </table:table-cell>
          <table:table-cell office:value-type="float" office:value="0" calcext:value-type="float">
            <text:p>0</text:p>
          </table:table-cell>
          <table:table-cell table:formula="of:=(['erdos-renyi norm'.T16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" calcext:value-type="float">
            <text:p>0,54</text:p>
          </table:table-cell>
          <table:table-cell table:formula="of:=(['erdos-renyi norm'.B17]-['erdos-renyi norm'.C$3])^2" office:value-type="float" office:value="0.0000490000000000016" calcext:value-type="float">
            <text:p>0,000049</text:p>
          </table:table-cell>
          <table:table-cell office:value-type="float" office:value="0.45" calcext:value-type="float">
            <text:p>0,45</text:p>
          </table:table-cell>
          <table:table-cell table:formula="of:=(['erdos-renyi norm'.D17]-['erdos-renyi norm'.E$3])^2" office:value-type="float" office:value="0.0020551111111111" calcext:value-type="float">
            <text:p>0,0020551111</text:p>
          </table:table-cell>
          <table:table-cell office:value-type="float" office:value="0.46" calcext:value-type="float">
            <text:p>0,46</text:p>
          </table:table-cell>
          <table:table-cell table:formula="of:=(['erdos-renyi norm'.F17]-['erdos-renyi norm'.G$3])^2" office:value-type="float" office:value="0.00100277777777778" calcext:value-type="float">
            <text:p>0,0010027778</text:p>
          </table:table-cell>
          <table:table-cell office:value-type="float" office:value="0.55" calcext:value-type="float">
            <text:p>0,55</text:p>
          </table:table-cell>
          <table:table-cell table:formula="of:=(['erdos-renyi norm'.H17]-['erdos-renyi norm'.I$3])^2" office:value-type="float" office:value="0.016129" calcext:value-type="float">
            <text:p>0,016129</text:p>
          </table:table-cell>
          <table:table-cell office:value-type="float" office:value="0.5" calcext:value-type="float">
            <text:p>0,5</text:p>
          </table:table-cell>
          <table:table-cell table:formula="of:=(['erdos-renyi norm'.J17]-['erdos-renyi norm'.K$3])^2" office:value-type="float" office:value="0.0129201111111111" calcext:value-type="float">
            <text:p>0,0129201111</text:p>
          </table:table-cell>
          <table:table-cell office:value-type="float" office:value="0.54" calcext:value-type="float">
            <text:p>0,54</text:p>
          </table:table-cell>
          <table:table-cell table:formula="of:=(['erdos-renyi norm'.L17]-['erdos-renyi norm'.M$3])^2" office:value-type="float" office:value="0.031329" calcext:value-type="float">
            <text:p>0,031329</text:p>
          </table:table-cell>
          <table:table-cell office:value-type="float" office:value="0.55" calcext:value-type="float">
            <text:p>0,55</text:p>
          </table:table-cell>
          <table:table-cell table:formula="of:=(['erdos-renyi norm'.N17]-['erdos-renyi norm'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'erdos-renyi norm'.P17]-['erdos-renyi norm'.Q$3])^2" office:value-type="float" office:value="0.0530534444444444" calcext:value-type="float">
            <text:p>0,0530534444</text:p>
          </table:table-cell>
          <table:table-cell office:value-type="float" office:value="0.48" calcext:value-type="float">
            <text:p>0,48</text:p>
          </table:table-cell>
          <table:table-cell table:formula="of:=(['erdos-renyi norm'.R17]-['erdos-renyi norm'.S$3])^2" office:value-type="float" office:value="0.066049" calcext:value-type="float">
            <text:p>0,066049</text:p>
          </table:table-cell>
          <table:table-cell office:value-type="float" office:value="0" calcext:value-type="float">
            <text:p>0</text:p>
          </table:table-cell>
          <table:table-cell table:formula="of:=(['erdos-renyi norm'.T17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" calcext:value-type="float">
            <text:p>0,53</text:p>
          </table:table-cell>
          <table:table-cell table:formula="of:=(['erdos-renyi norm'.B18]-['erdos-renyi norm'.C$3])^2" office:value-type="float" office:value="0.00000899999999999935" calcext:value-type="float">
            <text:p>0,000009</text:p>
          </table:table-cell>
          <table:table-cell office:value-type="float" office:value="0.53" calcext:value-type="float">
            <text:p>0,53</text:p>
          </table:table-cell>
          <table:table-cell table:formula="of:=(['erdos-renyi norm'.D18]-['erdos-renyi norm'.E$3])^2" office:value-type="float" office:value="0.00120177777777779" calcext:value-type="float">
            <text:p>0,0012017778</text:p>
          </table:table-cell>
          <table:table-cell office:value-type="float" office:value="0.52" calcext:value-type="float">
            <text:p>0,52</text:p>
          </table:table-cell>
          <table:table-cell table:formula="of:=(['erdos-renyi norm'.F18]-['erdos-renyi norm'.G$3])^2" office:value-type="float" office:value="0.00840277777777778" calcext:value-type="float">
            <text:p>0,0084027778</text:p>
          </table:table-cell>
          <table:table-cell office:value-type="float" office:value="0.49" calcext:value-type="float">
            <text:p>0,49</text:p>
          </table:table-cell>
          <table:table-cell table:formula="of:=(['erdos-renyi norm'.H18]-['erdos-renyi norm'.I$3])^2" office:value-type="float" office:value="0.00448899999999999" calcext:value-type="float">
            <text:p>0,004489</text:p>
          </table:table-cell>
          <table:table-cell office:value-type="float" office:value="0.5" calcext:value-type="float">
            <text:p>0,5</text:p>
          </table:table-cell>
          <table:table-cell table:formula="of:=(['erdos-renyi norm'.J18]-['erdos-renyi norm'.K$3])^2" office:value-type="float" office:value="0.0129201111111111" calcext:value-type="float">
            <text:p>0,0129201111</text:p>
          </table:table-cell>
          <table:table-cell office:value-type="float" office:value="0.52" calcext:value-type="float">
            <text:p>0,52</text:p>
          </table:table-cell>
          <table:table-cell table:formula="of:=(['erdos-renyi norm'.L18]-['erdos-renyi norm'.M$3])^2" office:value-type="float" office:value="0.024649" calcext:value-type="float">
            <text:p>0,024649</text:p>
          </table:table-cell>
          <table:table-cell office:value-type="float" office:value="0.55" calcext:value-type="float">
            <text:p>0,55</text:p>
          </table:table-cell>
          <table:table-cell table:formula="of:=(['erdos-renyi norm'.N18]-['erdos-renyi norm'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'erdos-renyi norm'.P18]-['erdos-renyi norm'.Q$3])^2" office:value-type="float" office:value="0.0530534444444444" calcext:value-type="float">
            <text:p>0,0530534444</text:p>
          </table:table-cell>
          <table:table-cell office:value-type="float" office:value="0.45" calcext:value-type="float">
            <text:p>0,45</text:p>
          </table:table-cell>
          <table:table-cell table:formula="of:=(['erdos-renyi norm'.R18]-['erdos-renyi norm'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'erdos-renyi norm'.T18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formula="of:=(['erdos-renyi norm'.B19]-['erdos-renyi norm'.C$3])^2" office:value-type="float" office:value="0.00448900000000002" calcext:value-type="float">
            <text:p>0,004489</text:p>
          </table:table-cell>
          <table:table-cell office:value-type="float" office:value="0.53" calcext:value-type="float">
            <text:p>0,53</text:p>
          </table:table-cell>
          <table:table-cell table:formula="of:=(['erdos-renyi norm'.D19]-['erdos-renyi norm'.E$3])^2" office:value-type="float" office:value="0.00120177777777779" calcext:value-type="float">
            <text:p>0,0012017778</text:p>
          </table:table-cell>
          <table:table-cell office:value-type="float" office:value="0.51" calcext:value-type="float">
            <text:p>0,51</text:p>
          </table:table-cell>
          <table:table-cell table:formula="of:=(['erdos-renyi norm'.F19]-['erdos-renyi norm'.G$3])^2" office:value-type="float" office:value="0.00666944444444444" calcext:value-type="float">
            <text:p>0,0066694444</text:p>
          </table:table-cell>
          <table:table-cell office:value-type="float" office:value="0.53" calcext:value-type="float">
            <text:p>0,53</text:p>
          </table:table-cell>
          <table:table-cell table:formula="of:=(['erdos-renyi norm'.H19]-['erdos-renyi norm'.I$3])^2" office:value-type="float" office:value="0.011449" calcext:value-type="float">
            <text:p>0,011449</text:p>
          </table:table-cell>
          <table:table-cell office:value-type="float" office:value="0.53" calcext:value-type="float">
            <text:p>0,53</text:p>
          </table:table-cell>
          <table:table-cell table:formula="of:=(['erdos-renyi norm'.J19]-['erdos-renyi norm'.K$3])^2" office:value-type="float" office:value="0.0206401111111111" calcext:value-type="float">
            <text:p>0,0206401111</text:p>
          </table:table-cell>
          <table:table-cell office:value-type="float" office:value="0.58" calcext:value-type="float">
            <text:p>0,58</text:p>
          </table:table-cell>
          <table:table-cell table:formula="of:=(['erdos-renyi norm'.L19]-['erdos-renyi norm'.M$3])^2" office:value-type="float" office:value="0.0470889999999999" calcext:value-type="float">
            <text:p>0,047089</text:p>
          </table:table-cell>
          <table:table-cell office:value-type="float" office:value="0.51" calcext:value-type="float">
            <text:p>0,51</text:p>
          </table:table-cell>
          <table:table-cell table:formula="of:=(['erdos-renyi norm'.N19]-['erdos-renyi norm'.O$3])^2" office:value-type="float" office:value="0.0223004444444444" calcext:value-type="float">
            <text:p>0,0223004444</text:p>
          </table:table-cell>
          <table:table-cell office:value-type="float" office:value="0.37" calcext:value-type="float">
            <text:p>0,37</text:p>
          </table:table-cell>
          <table:table-cell table:formula="of:=(['erdos-renyi norm'.P19]-['erdos-renyi norm'.Q$3])^2" office:value-type="float" office:value="0.0195067777777778" calcext:value-type="float">
            <text:p>0,0195067778</text:p>
          </table:table-cell>
          <table:table-cell office:value-type="float" office:value="0.47" calcext:value-type="float">
            <text:p>0,47</text:p>
          </table:table-cell>
          <table:table-cell table:formula="of:=(['erdos-renyi norm'.R19]-['erdos-renyi norm'.S$3])^2" office:value-type="float" office:value="0.061009" calcext:value-type="float">
            <text:p>0,061009</text:p>
          </table:table-cell>
          <table:table-cell office:value-type="float" office:value="0" calcext:value-type="float">
            <text:p>0</text:p>
          </table:table-cell>
          <table:table-cell table:formula="of:=(['erdos-renyi norm'.T19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,49</text:p>
          </table:table-cell>
          <table:table-cell table:formula="of:=(['erdos-renyi norm'.B20]-['erdos-renyi norm'.C$3])^2" office:value-type="float" office:value="0.00184899999999999" calcext:value-type="float">
            <text:p>0,001849</text:p>
          </table:table-cell>
          <table:table-cell office:value-type="float" office:value="0.5" calcext:value-type="float">
            <text:p>0,5</text:p>
          </table:table-cell>
          <table:table-cell table:formula="of:=(['erdos-renyi norm'.D20]-['erdos-renyi norm'.E$3])^2" office:value-type="float" office:value="0.0000217777777777787" calcext:value-type="float">
            <text:p>2,17777777777787E-05</text:p>
          </table:table-cell>
          <table:table-cell office:value-type="float" office:value="0" calcext:value-type="float">
            <text:p>0</text:p>
          </table:table-cell>
          <table:table-cell table:formula="of:=(['erdos-renyi norm'.F20]-['erdos-renyi norm'.G$3])^2" office:value-type="float" office:value="0.183469444444444" calcext:value-type="float">
            <text:p>0,1834694444</text:p>
          </table:table-cell>
          <table:table-cell office:value-type="float" office:value="0.41" calcext:value-type="float">
            <text:p>0,41</text:p>
          </table:table-cell>
          <table:table-cell table:formula="of:=(['erdos-renyi norm'.H20]-['erdos-renyi norm'.I$3])^2" office:value-type="float" office:value="0.000169" calcext:value-type="float">
            <text:p>0,000169</text:p>
          </table:table-cell>
          <table:table-cell office:value-type="float" office:value="0" calcext:value-type="float">
            <text:p>0</text:p>
          </table:table-cell>
          <table:table-cell table:formula="of:=(['erdos-renyi norm'.J20]-['erdos-renyi norm'.K$3])^2" office:value-type="float" office:value="0.149253444444444" calcext:value-type="float">
            <text:p>0,1492534444</text:p>
          </table:table-cell>
          <table:table-cell office:value-type="float" office:value="0.52" calcext:value-type="float">
            <text:p>0,52</text:p>
          </table:table-cell>
          <table:table-cell table:formula="of:=(['erdos-renyi norm'.L20]-['erdos-renyi norm'.M$3])^2" office:value-type="float" office:value="0.024649" calcext:value-type="float">
            <text:p>0,024649</text:p>
          </table:table-cell>
          <table:table-cell office:value-type="float" office:value="0" calcext:value-type="float">
            <text:p>0</text:p>
          </table:table-cell>
          <table:table-cell table:formula="of:=(['erdos-renyi norm'.N20]-['erdos-renyi norm'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'erdos-renyi norm'.P20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20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0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" calcext:value-type="float">
            <text:p>0,57</text:p>
          </table:table-cell>
          <table:table-cell table:formula="of:=(['erdos-renyi norm'.B21]-['erdos-renyi norm'.C$3])^2" office:value-type="float" office:value="0.00136900000000001" calcext:value-type="float">
            <text:p>0,001369</text:p>
          </table:table-cell>
          <table:table-cell office:value-type="float" office:value="0.57" calcext:value-type="float">
            <text:p>0,57</text:p>
          </table:table-cell>
          <table:table-cell table:formula="of:=(['erdos-renyi norm'.D21]-['erdos-renyi norm'.E$3])^2" office:value-type="float" office:value="0.00557511111111114" calcext:value-type="float">
            <text:p>0,0055751111</text:p>
          </table:table-cell>
          <table:table-cell office:value-type="float" office:value="0.47" calcext:value-type="float">
            <text:p>0,47</text:p>
          </table:table-cell>
          <table:table-cell table:formula="of:=(['erdos-renyi norm'.F21]-['erdos-renyi norm'.G$3])^2" office:value-type="float" office:value="0.00173611111111111" calcext:value-type="float">
            <text:p>0,0017361111</text:p>
          </table:table-cell>
          <table:table-cell office:value-type="float" office:value="0" calcext:value-type="float">
            <text:p>0</text:p>
          </table:table-cell>
          <table:table-cell table:formula="of:=(['erdos-renyi norm'.H21]-['erdos-renyi norm'.I$3])^2" office:value-type="float" office:value="0.178929" calcext:value-type="float">
            <text:p>0,178929</text:p>
          </table:table-cell>
          <table:table-cell office:value-type="float" office:value="0.49" calcext:value-type="float">
            <text:p>0,49</text:p>
          </table:table-cell>
          <table:table-cell table:formula="of:=(['erdos-renyi norm'.J21]-['erdos-renyi norm'.K$3])^2" office:value-type="float" office:value="0.0107467777777778" calcext:value-type="float">
            <text:p>0,0107467778</text:p>
          </table:table-cell>
          <table:table-cell office:value-type="float" office:value="0" calcext:value-type="float">
            <text:p>0</text:p>
          </table:table-cell>
          <table:table-cell table:formula="of:=(['erdos-renyi norm'.L21]-['erdos-renyi norm'.M$3])^2" office:value-type="float" office:value="0.131769" calcext:value-type="float">
            <text:p>0,131769</text:p>
          </table:table-cell>
          <table:table-cell office:value-type="float" office:value="0.54" calcext:value-type="float">
            <text:p>0,54</text:p>
          </table:table-cell>
          <table:table-cell table:formula="of:=(['erdos-renyi norm'.N21]-['erdos-renyi norm'.O$3])^2" office:value-type="float" office:value="0.0321604444444444" calcext:value-type="float">
            <text:p>0,0321604444</text:p>
          </table:table-cell>
          <table:table-cell office:value-type="float" office:value="0.46" calcext:value-type="float">
            <text:p>0,46</text:p>
          </table:table-cell>
          <table:table-cell table:formula="of:=(['erdos-renyi norm'.P21]-['erdos-renyi norm'.Q$3])^2" office:value-type="float" office:value="0.0527467777777778" calcext:value-type="float">
            <text:p>0,0527467778</text:p>
          </table:table-cell>
          <table:table-cell office:value-type="float" office:value="0" calcext:value-type="float">
            <text:p>0</text:p>
          </table:table-cell>
          <table:table-cell table:formula="of:=(['erdos-renyi norm'.R21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1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" calcext:value-type="float">
            <text:p>0,54</text:p>
          </table:table-cell>
          <table:table-cell table:formula="of:=(['erdos-renyi norm'.B22]-['erdos-renyi norm'.C$3])^2" office:value-type="float" office:value="0.0000490000000000016" calcext:value-type="float">
            <text:p>0,000049</text:p>
          </table:table-cell>
          <table:table-cell office:value-type="float" office:value="0.57" calcext:value-type="float">
            <text:p>0,57</text:p>
          </table:table-cell>
          <table:table-cell table:formula="of:=(['erdos-renyi norm'.D22]-['erdos-renyi norm'.E$3])^2" office:value-type="float" office:value="0.00557511111111114" calcext:value-type="float">
            <text:p>0,0055751111</text:p>
          </table:table-cell>
          <table:table-cell office:value-type="float" office:value="0.54" calcext:value-type="float">
            <text:p>0,54</text:p>
          </table:table-cell>
          <table:table-cell table:formula="of:=(['erdos-renyi norm'.F22]-['erdos-renyi norm'.G$3])^2" office:value-type="float" office:value="0.0124694444444444" calcext:value-type="float">
            <text:p>0,0124694444</text:p>
          </table:table-cell>
          <table:table-cell office:value-type="float" office:value="0.54" calcext:value-type="float">
            <text:p>0,54</text:p>
          </table:table-cell>
          <table:table-cell table:formula="of:=(['erdos-renyi norm'.H22]-['erdos-renyi norm'.I$3])^2" office:value-type="float" office:value="0.013689" calcext:value-type="float">
            <text:p>0,013689</text:p>
          </table:table-cell>
          <table:table-cell office:value-type="float" office:value="0.49" calcext:value-type="float">
            <text:p>0,49</text:p>
          </table:table-cell>
          <table:table-cell table:formula="of:=(['erdos-renyi norm'.J22]-['erdos-renyi norm'.K$3])^2" office:value-type="float" office:value="0.0107467777777778" calcext:value-type="float">
            <text:p>0,0107467778</text:p>
          </table:table-cell>
          <table:table-cell office:value-type="float" office:value="0" calcext:value-type="float">
            <text:p>0</text:p>
          </table:table-cell>
          <table:table-cell table:formula="of:=(['erdos-renyi norm'.L22]-['erdos-renyi norm'.M$3])^2" office:value-type="float" office:value="0.131769" calcext:value-type="float">
            <text:p>0,131769</text:p>
          </table:table-cell>
          <table:table-cell office:value-type="float" office:value="0.51" calcext:value-type="float">
            <text:p>0,51</text:p>
          </table:table-cell>
          <table:table-cell table:formula="of:=(['erdos-renyi norm'.N22]-['erdos-renyi norm'.O$3])^2" office:value-type="float" office:value="0.0223004444444444" calcext:value-type="float">
            <text:p>0,0223004444</text:p>
          </table:table-cell>
          <table:table-cell office:value-type="float" office:value="0.5" calcext:value-type="float">
            <text:p>0,5</text:p>
          </table:table-cell>
          <table:table-cell table:formula="of:=(['erdos-renyi norm'.P22]-['erdos-renyi norm'.Q$3])^2" office:value-type="float" office:value="0.0727201111111111" calcext:value-type="float">
            <text:p>0,0727201111</text:p>
          </table:table-cell>
          <table:table-cell office:value-type="float" office:value="0.45" calcext:value-type="float">
            <text:p>0,45</text:p>
          </table:table-cell>
          <table:table-cell table:formula="of:=(['erdos-renyi norm'.R22]-['erdos-renyi norm'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'erdos-renyi norm'.T22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" calcext:value-type="float">
            <text:p>0,56</text:p>
          </table:table-cell>
          <table:table-cell table:formula="of:=(['erdos-renyi norm'.B23]-['erdos-renyi norm'.C$3])^2" office:value-type="float" office:value="0.000729000000000007" calcext:value-type="float">
            <text:p>0,000729</text:p>
          </table:table-cell>
          <table:table-cell office:value-type="float" office:value="0.45" calcext:value-type="float">
            <text:p>0,45</text:p>
          </table:table-cell>
          <table:table-cell table:formula="of:=(['erdos-renyi norm'.D23]-['erdos-renyi norm'.E$3])^2" office:value-type="float" office:value="0.0020551111111111" calcext:value-type="float">
            <text:p>0,0020551111</text:p>
          </table:table-cell>
          <table:table-cell office:value-type="float" office:value="0" calcext:value-type="float">
            <text:p>0</text:p>
          </table:table-cell>
          <table:table-cell table:formula="of:=(['erdos-renyi norm'.F23]-['erdos-renyi norm'.G$3])^2" office:value-type="float" office:value="0.183469444444444" calcext:value-type="float">
            <text:p>0,1834694444</text:p>
          </table:table-cell>
          <table:table-cell office:value-type="float" office:value="0.49" calcext:value-type="float">
            <text:p>0,49</text:p>
          </table:table-cell>
          <table:table-cell table:formula="of:=(['erdos-renyi norm'.H23]-['erdos-renyi norm'.I$3])^2" office:value-type="float" office:value="0.00448899999999999" calcext:value-type="float">
            <text:p>0,004489</text:p>
          </table:table-cell>
          <table:table-cell office:value-type="float" office:value="0" calcext:value-type="float">
            <text:p>0</text:p>
          </table:table-cell>
          <table:table-cell table:formula="of:=(['erdos-renyi norm'.J23]-['erdos-renyi norm'.K$3])^2" office:value-type="float" office:value="0.149253444444444" calcext:value-type="float">
            <text:p>0,1492534444</text:p>
          </table:table-cell>
          <table:table-cell office:value-type="float" office:value="0" calcext:value-type="float">
            <text:p>0</text:p>
          </table:table-cell>
          <table:table-cell table:formula="of:=(['erdos-renyi norm'.L23]-['erdos-renyi norm'.M$3])^2" office:value-type="float" office:value="0.131769" calcext:value-type="float">
            <text:p>0,131769</text:p>
          </table:table-cell>
          <table:table-cell office:value-type="float" office:value="0.52" calcext:value-type="float">
            <text:p>0,52</text:p>
          </table:table-cell>
          <table:table-cell table:formula="of:=(['erdos-renyi norm'.N23]-['erdos-renyi norm'.O$3])^2" office:value-type="float" office:value="0.0253871111111111" calcext:value-type="float">
            <text:p>0,0253871111</text:p>
          </table:table-cell>
          <table:table-cell office:value-type="float" office:value="0.46" calcext:value-type="float">
            <text:p>0,46</text:p>
          </table:table-cell>
          <table:table-cell table:formula="of:=(['erdos-renyi norm'.P23]-['erdos-renyi norm'.Q$3])^2" office:value-type="float" office:value="0.0527467777777778" calcext:value-type="float">
            <text:p>0,0527467778</text:p>
          </table:table-cell>
          <table:table-cell office:value-type="float" office:value="0.51" calcext:value-type="float">
            <text:p>0,51</text:p>
          </table:table-cell>
          <table:table-cell table:formula="of:=(['erdos-renyi norm'.R23]-['erdos-renyi norm'.S$3])^2" office:value-type="float" office:value="0.082369" calcext:value-type="float">
            <text:p>0,082369</text:p>
          </table:table-cell>
          <table:table-cell office:value-type="float" office:value="0" calcext:value-type="float">
            <text:p>0</text:p>
          </table:table-cell>
          <table:table-cell table:formula="of:=(['erdos-renyi norm'.T23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" calcext:value-type="float">
            <text:p>0,48</text:p>
          </table:table-cell>
          <table:table-cell table:formula="of:=(['erdos-renyi norm'.B24]-['erdos-renyi norm'.C$3])^2" office:value-type="float" office:value="0.00280899999999999" calcext:value-type="float">
            <text:p>0,002809</text:p>
          </table:table-cell>
          <table:table-cell office:value-type="float" office:value="0.47" calcext:value-type="float">
            <text:p>0,47</text:p>
          </table:table-cell>
          <table:table-cell table:formula="of:=(['erdos-renyi norm'.D24]-['erdos-renyi norm'.E$3])^2" office:value-type="float" office:value="0.000641777777777771" calcext:value-type="float">
            <text:p>0,0006417778</text:p>
          </table:table-cell>
          <table:table-cell office:value-type="float" office:value="0.49" calcext:value-type="float">
            <text:p>0,49</text:p>
          </table:table-cell>
          <table:table-cell table:formula="of:=(['erdos-renyi norm'.F24]-['erdos-renyi norm'.G$3])^2" office:value-type="float" office:value="0.00380277777777778" calcext:value-type="float">
            <text:p>0,0038027778</text:p>
          </table:table-cell>
          <table:table-cell office:value-type="float" office:value="0.45" calcext:value-type="float">
            <text:p>0,45</text:p>
          </table:table-cell>
          <table:table-cell table:formula="of:=(['erdos-renyi norm'.H24]-['erdos-renyi norm'.I$3])^2" office:value-type="float" office:value="0.000728999999999998" calcext:value-type="float">
            <text:p>0,000729</text:p>
          </table:table-cell>
          <table:table-cell office:value-type="float" office:value="0" calcext:value-type="float">
            <text:p>0</text:p>
          </table:table-cell>
          <table:table-cell table:formula="of:=(['erdos-renyi norm'.J24]-['erdos-renyi norm'.K$3])^2" office:value-type="float" office:value="0.149253444444444" calcext:value-type="float">
            <text:p>0,1492534444</text:p>
          </table:table-cell>
          <table:table-cell office:value-type="float" office:value="0.53" calcext:value-type="float">
            <text:p>0,53</text:p>
          </table:table-cell>
          <table:table-cell table:formula="of:=(['erdos-renyi norm'.L24]-['erdos-renyi norm'.M$3])^2" office:value-type="float" office:value="0.027889" calcext:value-type="float">
            <text:p>0,027889</text:p>
          </table:table-cell>
          <table:table-cell office:value-type="float" office:value="0.5" calcext:value-type="float">
            <text:p>0,5</text:p>
          </table:table-cell>
          <table:table-cell table:formula="of:=(['erdos-renyi norm'.N24]-['erdos-renyi norm'.O$3])^2" office:value-type="float" office:value="0.0194137777777778" calcext:value-type="float">
            <text:p>0,0194137778</text:p>
          </table:table-cell>
          <table:table-cell office:value-type="float" office:value="0" calcext:value-type="float">
            <text:p>0</text:p>
          </table:table-cell>
          <table:table-cell table:formula="of:=(['erdos-renyi norm'.P24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24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4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,49</text:p>
          </table:table-cell>
          <table:table-cell table:formula="of:=(['erdos-renyi norm'.B25]-['erdos-renyi norm'.C$3])^2" office:value-type="float" office:value="0.00184899999999999" calcext:value-type="float">
            <text:p>0,001849</text:p>
          </table:table-cell>
          <table:table-cell office:value-type="float" office:value="0.47" calcext:value-type="float">
            <text:p>0,47</text:p>
          </table:table-cell>
          <table:table-cell table:formula="of:=(['erdos-renyi norm'.D25]-['erdos-renyi norm'.E$3])^2" office:value-type="float" office:value="0.000641777777777771" calcext:value-type="float">
            <text:p>0,0006417778</text:p>
          </table:table-cell>
          <table:table-cell office:value-type="float" office:value="0" calcext:value-type="float">
            <text:p>0</text:p>
          </table:table-cell>
          <table:table-cell table:formula="of:=(['erdos-renyi norm'.F25]-['erdos-renyi norm'.G$3])^2" office:value-type="float" office:value="0.183469444444444" calcext:value-type="float">
            <text:p>0,1834694444</text:p>
          </table:table-cell>
          <table:table-cell office:value-type="float" office:value="0.55" calcext:value-type="float">
            <text:p>0,55</text:p>
          </table:table-cell>
          <table:table-cell table:formula="of:=(['erdos-renyi norm'.H25]-['erdos-renyi norm'.I$3])^2" office:value-type="float" office:value="0.016129" calcext:value-type="float">
            <text:p>0,016129</text:p>
          </table:table-cell>
          <table:table-cell office:value-type="float" office:value="0.55" calcext:value-type="float">
            <text:p>0,55</text:p>
          </table:table-cell>
          <table:table-cell table:formula="of:=(['erdos-renyi norm'.J25]-['erdos-renyi norm'.K$3])^2" office:value-type="float" office:value="0.0267867777777778" calcext:value-type="float">
            <text:p>0,0267867778</text:p>
          </table:table-cell>
          <table:table-cell office:value-type="float" office:value="0" calcext:value-type="float">
            <text:p>0</text:p>
          </table:table-cell>
          <table:table-cell table:formula="of:=(['erdos-renyi norm'.L25]-['erdos-renyi norm'.M$3])^2" office:value-type="float" office:value="0.131769" calcext:value-type="float">
            <text:p>0,131769</text:p>
          </table:table-cell>
          <table:table-cell office:value-type="float" office:value="0.6" calcext:value-type="float">
            <text:p>0,6</text:p>
          </table:table-cell>
          <table:table-cell table:formula="of:=(['erdos-renyi norm'.N25]-['erdos-renyi norm'.O$3])^2" office:value-type="float" office:value="0.0572804444444445" calcext:value-type="float">
            <text:p>0,0572804444</text:p>
          </table:table-cell>
          <table:table-cell office:value-type="float" office:value="0" calcext:value-type="float">
            <text:p>0</text:p>
          </table:table-cell>
          <table:table-cell table:formula="of:=(['erdos-renyi norm'.P25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25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5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7" calcext:value-type="float">
            <text:p>0,57</text:p>
          </table:table-cell>
          <table:table-cell table:formula="of:=(['erdos-renyi norm'.B26]-['erdos-renyi norm'.C$3])^2" office:value-type="float" office:value="0.00136900000000001" calcext:value-type="float">
            <text:p>0,001369</text:p>
          </table:table-cell>
          <table:table-cell office:value-type="float" office:value="0.53" calcext:value-type="float">
            <text:p>0,53</text:p>
          </table:table-cell>
          <table:table-cell table:formula="of:=(['erdos-renyi norm'.D26]-['erdos-renyi norm'.E$3])^2" office:value-type="float" office:value="0.00120177777777779" calcext:value-type="float">
            <text:p>0,0012017778</text:p>
          </table:table-cell>
          <table:table-cell office:value-type="float" office:value="0.57" calcext:value-type="float">
            <text:p>0,57</text:p>
          </table:table-cell>
          <table:table-cell table:formula="of:=(['erdos-renyi norm'.F26]-['erdos-renyi norm'.G$3])^2" office:value-type="float" office:value="0.0200694444444445" calcext:value-type="float">
            <text:p>0,0200694444</text:p>
          </table:table-cell>
          <table:table-cell office:value-type="float" office:value="0.41" calcext:value-type="float">
            <text:p>0,41</text:p>
          </table:table-cell>
          <table:table-cell table:formula="of:=(['erdos-renyi norm'.H26]-['erdos-renyi norm'.I$3])^2" office:value-type="float" office:value="0.000169" calcext:value-type="float">
            <text:p>0,000169</text:p>
          </table:table-cell>
          <table:table-cell office:value-type="float" office:value="0.54" calcext:value-type="float">
            <text:p>0,54</text:p>
          </table:table-cell>
          <table:table-cell table:formula="of:=(['erdos-renyi norm'.J26]-['erdos-renyi norm'.K$3])^2" office:value-type="float" office:value="0.0236134444444444" calcext:value-type="float">
            <text:p>0,0236134444</text:p>
          </table:table-cell>
          <table:table-cell office:value-type="float" office:value="0.53" calcext:value-type="float">
            <text:p>0,53</text:p>
          </table:table-cell>
          <table:table-cell table:formula="of:=(['erdos-renyi norm'.L26]-['erdos-renyi norm'.M$3])^2" office:value-type="float" office:value="0.027889" calcext:value-type="float">
            <text:p>0,027889</text:p>
          </table:table-cell>
          <table:table-cell office:value-type="float" office:value="0.46" calcext:value-type="float">
            <text:p>0,46</text:p>
          </table:table-cell>
          <table:table-cell table:formula="of:=(['erdos-renyi norm'.N26]-['erdos-renyi norm'.O$3])^2" office:value-type="float" office:value="0.00986711111111111" calcext:value-type="float">
            <text:p>0,0098671111</text:p>
          </table:table-cell>
          <table:table-cell office:value-type="float" office:value="0" calcext:value-type="float">
            <text:p>0</text:p>
          </table:table-cell>
          <table:table-cell table:formula="of:=(['erdos-renyi norm'.P26]-['erdos-renyi norm'.Q$3])^2" office:value-type="float" office:value="0.0530534444444444" calcext:value-type="float">
            <text:p>0,0530534444</text:p>
          </table:table-cell>
          <table:table-cell office:value-type="float" office:value="0.5" calcext:value-type="float">
            <text:p>0,5</text:p>
          </table:table-cell>
          <table:table-cell table:formula="of:=(['erdos-renyi norm'.R26]-['erdos-renyi norm'.S$3])^2" office:value-type="float" office:value="0.076729" calcext:value-type="float">
            <text:p>0,076729</text:p>
          </table:table-cell>
          <table:table-cell office:value-type="float" office:value="0" calcext:value-type="float">
            <text:p>0</text:p>
          </table:table-cell>
          <table:table-cell table:formula="of:=(['erdos-renyi norm'.T26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" calcext:value-type="float">
            <text:p>0,42</text:p>
          </table:table-cell>
          <table:table-cell table:formula="of:=(['erdos-renyi norm'.B27]-['erdos-renyi norm'.C$3])^2" office:value-type="float" office:value="0.012769" calcext:value-type="float">
            <text:p>0,012769</text:p>
          </table:table-cell>
          <table:table-cell office:value-type="float" office:value="0.51" calcext:value-type="float">
            <text:p>0,51</text:p>
          </table:table-cell>
          <table:table-cell table:formula="of:=(['erdos-renyi norm'.D27]-['erdos-renyi norm'.E$3])^2" office:value-type="float" office:value="0.000215111111111114" calcext:value-type="float">
            <text:p>0,0002151111</text:p>
          </table:table-cell>
          <table:table-cell office:value-type="float" office:value="0" calcext:value-type="float">
            <text:p>0</text:p>
          </table:table-cell>
          <table:table-cell table:formula="of:=(['erdos-renyi norm'.F27]-['erdos-renyi norm'.G$3])^2" office:value-type="float" office:value="0.183469444444444" calcext:value-type="float">
            <text:p>0,1834694444</text:p>
          </table:table-cell>
          <table:table-cell office:value-type="float" office:value="0.51" calcext:value-type="float">
            <text:p>0,51</text:p>
          </table:table-cell>
          <table:table-cell table:formula="of:=(['erdos-renyi norm'.H27]-['erdos-renyi norm'.I$3])^2" office:value-type="float" office:value="0.00756899999999999" calcext:value-type="float">
            <text:p>0,007569</text:p>
          </table:table-cell>
          <table:table-cell office:value-type="float" office:value="0" calcext:value-type="float">
            <text:p>0</text:p>
          </table:table-cell>
          <table:table-cell table:formula="of:=(['erdos-renyi norm'.J27]-['erdos-renyi norm'.K$3])^2" office:value-type="float" office:value="0.149253444444444" calcext:value-type="float">
            <text:p>0,1492534444</text:p>
          </table:table-cell>
          <table:table-cell office:value-type="float" office:value="0.46" calcext:value-type="float">
            <text:p>0,46</text:p>
          </table:table-cell>
          <table:table-cell table:formula="of:=(['erdos-renyi norm'.L27]-['erdos-renyi norm'.M$3])^2" office:value-type="float" office:value="0.00940899999999999" calcext:value-type="float">
            <text:p>0,009409</text:p>
          </table:table-cell>
          <table:table-cell office:value-type="float" office:value="0.41" calcext:value-type="float">
            <text:p>0,41</text:p>
          </table:table-cell>
          <table:table-cell table:formula="of:=(['erdos-renyi norm'.N27]-['erdos-renyi norm'.O$3])^2" office:value-type="float" office:value="0.00243377777777778" calcext:value-type="float">
            <text:p>0,0024337778</text:p>
          </table:table-cell>
          <table:table-cell office:value-type="float" office:value="0.49" calcext:value-type="float">
            <text:p>0,49</text:p>
          </table:table-cell>
          <table:table-cell table:formula="of:=(['erdos-renyi norm'.P27]-['erdos-renyi norm'.Q$3])^2" office:value-type="float" office:value="0.0674267777777778" calcext:value-type="float">
            <text:p>0,0674267778</text:p>
          </table:table-cell>
          <table:table-cell office:value-type="float" office:value="0.53" calcext:value-type="float">
            <text:p>0,53</text:p>
          </table:table-cell>
          <table:table-cell table:formula="of:=(['erdos-renyi norm'.R27]-['erdos-renyi norm'.S$3])^2" office:value-type="float" office:value="0.094249" calcext:value-type="float">
            <text:p>0,094249</text:p>
          </table:table-cell>
          <table:table-cell office:value-type="float" office:value="0" calcext:value-type="float">
            <text:p>0</text:p>
          </table:table-cell>
          <table:table-cell table:formula="of:=(['erdos-renyi norm'.T27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table:formula="of:=(['erdos-renyi norm'.B28]-['erdos-renyi norm'.C$3])^2" office:value-type="float" office:value="0.00108899999999999" calcext:value-type="float">
            <text:p>0,001089</text:p>
          </table:table-cell>
          <table:table-cell office:value-type="float" office:value="0.53" calcext:value-type="float">
            <text:p>0,53</text:p>
          </table:table-cell>
          <table:table-cell table:formula="of:=(['erdos-renyi norm'.D28]-['erdos-renyi norm'.E$3])^2" office:value-type="float" office:value="0.00120177777777779" calcext:value-type="float">
            <text:p>0,0012017778</text:p>
          </table:table-cell>
          <table:table-cell office:value-type="float" office:value="0.51" calcext:value-type="float">
            <text:p>0,51</text:p>
          </table:table-cell>
          <table:table-cell table:formula="of:=(['erdos-renyi norm'.F28]-['erdos-renyi norm'.G$3])^2" office:value-type="float" office:value="0.00666944444444444" calcext:value-type="float">
            <text:p>0,0066694444</text:p>
          </table:table-cell>
          <table:table-cell office:value-type="float" office:value="0.42" calcext:value-type="float">
            <text:p>0,42</text:p>
          </table:table-cell>
          <table:table-cell table:formula="of:=(['erdos-renyi norm'.H28]-['erdos-renyi norm'.I$3])^2" office:value-type="float" office:value="0.00000900000000000035" calcext:value-type="float">
            <text:p>0,000009</text:p>
          </table:table-cell>
          <table:table-cell office:value-type="float" office:value="0.46" calcext:value-type="float">
            <text:p>0,46</text:p>
          </table:table-cell>
          <table:table-cell table:formula="of:=(['erdos-renyi norm'.J28]-['erdos-renyi norm'.K$3])^2" office:value-type="float" office:value="0.00542677777777778" calcext:value-type="float">
            <text:p>0,0054267778</text:p>
          </table:table-cell>
          <table:table-cell office:value-type="float" office:value="0.44" calcext:value-type="float">
            <text:p>0,44</text:p>
          </table:table-cell>
          <table:table-cell table:formula="of:=(['erdos-renyi norm'.L28]-['erdos-renyi norm'.M$3])^2" office:value-type="float" office:value="0.00592899999999998" calcext:value-type="float">
            <text:p>0,005929</text:p>
          </table:table-cell>
          <table:table-cell office:value-type="float" office:value="0.51" calcext:value-type="float">
            <text:p>0,51</text:p>
          </table:table-cell>
          <table:table-cell table:formula="of:=(['erdos-renyi norm'.N28]-['erdos-renyi norm'.O$3])^2" office:value-type="float" office:value="0.0223004444444444" calcext:value-type="float">
            <text:p>0,0223004444</text:p>
          </table:table-cell>
          <table:table-cell office:value-type="float" office:value="0.48" calcext:value-type="float">
            <text:p>0,48</text:p>
          </table:table-cell>
          <table:table-cell table:formula="of:=(['erdos-renyi norm'.P28]-['erdos-renyi norm'.Q$3])^2" office:value-type="float" office:value="0.0623334444444445" calcext:value-type="float">
            <text:p>0,0623334444</text:p>
          </table:table-cell>
          <table:table-cell office:value-type="float" office:value="0" calcext:value-type="float">
            <text:p>0</text:p>
          </table:table-cell>
          <table:table-cell table:formula="of:=(['erdos-renyi norm'.R28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8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" calcext:value-type="float">
            <text:p>0,53</text:p>
          </table:table-cell>
          <table:table-cell table:formula="of:=(['erdos-renyi norm'.B29]-['erdos-renyi norm'.C$3])^2" office:value-type="float" office:value="0.00000899999999999935" calcext:value-type="float">
            <text:p>0,000009</text:p>
          </table:table-cell>
          <table:table-cell office:value-type="float" office:value="0.56" calcext:value-type="float">
            <text:p>0,56</text:p>
          </table:table-cell>
          <table:table-cell table:formula="of:=(['erdos-renyi norm'.D29]-['erdos-renyi norm'.E$3])^2" office:value-type="float" office:value="0.0041817777777778" calcext:value-type="float">
            <text:p>0,0041817778</text:p>
          </table:table-cell>
          <table:table-cell office:value-type="float" office:value="0.48" calcext:value-type="float">
            <text:p>0,48</text:p>
          </table:table-cell>
          <table:table-cell table:formula="of:=(['erdos-renyi norm'.F29]-['erdos-renyi norm'.G$3])^2" office:value-type="float" office:value="0.00266944444444444" calcext:value-type="float">
            <text:p>0,0026694444</text:p>
          </table:table-cell>
          <table:table-cell office:value-type="float" office:value="0.44" calcext:value-type="float">
            <text:p>0,44</text:p>
          </table:table-cell>
          <table:table-cell table:formula="of:=(['erdos-renyi norm'.H29]-['erdos-renyi norm'.I$3])^2" office:value-type="float" office:value="0.000288999999999999" calcext:value-type="float">
            <text:p>0,000289</text:p>
          </table:table-cell>
          <table:table-cell office:value-type="float" office:value="0" calcext:value-type="float">
            <text:p>0</text:p>
          </table:table-cell>
          <table:table-cell table:formula="of:=(['erdos-renyi norm'.J29]-['erdos-renyi norm'.K$3])^2" office:value-type="float" office:value="0.149253444444444" calcext:value-type="float">
            <text:p>0,1492534444</text:p>
          </table:table-cell>
          <table:table-cell office:value-type="float" office:value="0" calcext:value-type="float">
            <text:p>0</text:p>
          </table:table-cell>
          <table:table-cell table:formula="of:=(['erdos-renyi norm'.L29]-['erdos-renyi norm'.M$3])^2" office:value-type="float" office:value="0.131769" calcext:value-type="float">
            <text:p>0,131769</text:p>
          </table:table-cell>
          <table:table-cell office:value-type="float" office:value="0.63" calcext:value-type="float">
            <text:p>0,63</text:p>
          </table:table-cell>
          <table:table-cell table:formula="of:=(['erdos-renyi norm'.N29]-['erdos-renyi norm'.O$3])^2" office:value-type="float" office:value="0.0725404444444444" calcext:value-type="float">
            <text:p>0,0725404444</text:p>
          </table:table-cell>
          <table:table-cell office:value-type="float" office:value="0" calcext:value-type="float">
            <text:p>0</text:p>
          </table:table-cell>
          <table:table-cell table:formula="of:=(['erdos-renyi norm'.P29]-['erdos-renyi norm'.Q$3])^2" office:value-type="float" office:value="0.0530534444444444" calcext:value-type="float">
            <text:p>0,0530534444</text:p>
          </table:table-cell>
          <table:table-cell office:value-type="float" office:value="0.43" calcext:value-type="float">
            <text:p>0,43</text:p>
          </table:table-cell>
          <table:table-cell table:formula="of:=(['erdos-renyi norm'.R29]-['erdos-renyi norm'.S$3])^2" office:value-type="float" office:value="0.042849" calcext:value-type="float">
            <text:p>0,042849</text:p>
          </table:table-cell>
          <table:table-cell office:value-type="float" office:value="0" calcext:value-type="float">
            <text:p>0</text:p>
          </table:table-cell>
          <table:table-cell table:formula="of:=(['erdos-renyi norm'.T29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,49</text:p>
          </table:table-cell>
          <table:table-cell table:formula="of:=(['erdos-renyi norm'.B30]-['erdos-renyi norm'.C$3])^2" office:value-type="float" office:value="0.00184899999999999" calcext:value-type="float">
            <text:p>0,001849</text:p>
          </table:table-cell>
          <table:table-cell office:value-type="float" office:value="0.43" calcext:value-type="float">
            <text:p>0,43</text:p>
          </table:table-cell>
          <table:table-cell table:formula="of:=(['erdos-renyi norm'.D30]-['erdos-renyi norm'.E$3])^2" office:value-type="float" office:value="0.00426844444444443" calcext:value-type="float">
            <text:p>0,0042684444</text:p>
          </table:table-cell>
          <table:table-cell office:value-type="float" office:value="0.44" calcext:value-type="float">
            <text:p>0,44</text:p>
          </table:table-cell>
          <table:table-cell table:formula="of:=(['erdos-renyi norm'.F30]-['erdos-renyi norm'.G$3])^2" office:value-type="float" office:value="0.000136111111111111" calcext:value-type="float">
            <text:p>0,0001361111</text:p>
          </table:table-cell>
          <table:table-cell office:value-type="float" office:value="0.47" calcext:value-type="float">
            <text:p>0,47</text:p>
          </table:table-cell>
          <table:table-cell table:formula="of:=(['erdos-renyi norm'.H30]-['erdos-renyi norm'.I$3])^2" office:value-type="float" office:value="0.002209" calcext:value-type="float">
            <text:p>0,002209</text:p>
          </table:table-cell>
          <table:table-cell office:value-type="float" office:value="0.44" calcext:value-type="float">
            <text:p>0,44</text:p>
          </table:table-cell>
          <table:table-cell table:formula="of:=(['erdos-renyi norm'.J30]-['erdos-renyi norm'.K$3])^2" office:value-type="float" office:value="0.00288011111111111" calcext:value-type="float">
            <text:p>0,0028801111</text:p>
          </table:table-cell>
          <table:table-cell office:value-type="float" office:value="0.44" calcext:value-type="float">
            <text:p>0,44</text:p>
          </table:table-cell>
          <table:table-cell table:formula="of:=(['erdos-renyi norm'.L30]-['erdos-renyi norm'.M$3])^2" office:value-type="float" office:value="0.00592899999999998" calcext:value-type="float">
            <text:p>0,005929</text:p>
          </table:table-cell>
          <table:table-cell office:value-type="float" office:value="0" calcext:value-type="float">
            <text:p>0</text:p>
          </table:table-cell>
          <table:table-cell table:formula="of:=(['erdos-renyi norm'.N30]-['erdos-renyi norm'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'erdos-renyi norm'.P30]-['erdos-renyi norm'.Q$3])^2" office:value-type="float" office:value="0.0530534444444444" calcext:value-type="float">
            <text:p>0,0530534444</text:p>
          </table:table-cell>
          <table:table-cell office:value-type="float" office:value="0.57" calcext:value-type="float">
            <text:p>0,57</text:p>
          </table:table-cell>
          <table:table-cell table:formula="of:=(['erdos-renyi norm'.R30]-['erdos-renyi norm'.S$3])^2" office:value-type="float" office:value="0.120409" calcext:value-type="float">
            <text:p>0,120409</text:p>
          </table:table-cell>
          <table:table-cell office:value-type="float" office:value="0" calcext:value-type="float">
            <text:p>0</text:p>
          </table:table-cell>
          <table:table-cell table:formula="of:=(['erdos-renyi norm'.T30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" calcext:value-type="float">
            <text:p>0,52</text:p>
          </table:table-cell>
          <table:table-cell table:formula="of:=(['erdos-renyi norm'.B31]-['erdos-renyi norm'.C$3])^2" office:value-type="float" office:value="0.000168999999999997" calcext:value-type="float">
            <text:p>0,000169</text:p>
          </table:table-cell>
          <table:table-cell office:value-type="float" office:value="0.54" calcext:value-type="float">
            <text:p>0,54</text:p>
          </table:table-cell>
          <table:table-cell table:formula="of:=(['erdos-renyi norm'.D31]-['erdos-renyi norm'.E$3])^2" office:value-type="float" office:value="0.00199511111111112" calcext:value-type="float">
            <text:p>0,0019951111</text:p>
          </table:table-cell>
          <table:table-cell office:value-type="float" office:value="0.58" calcext:value-type="float">
            <text:p>0,58</text:p>
          </table:table-cell>
          <table:table-cell table:formula="of:=(['erdos-renyi norm'.F31]-['erdos-renyi norm'.G$3])^2" office:value-type="float" office:value="0.0230027777777778" calcext:value-type="float">
            <text:p>0,0230027778</text:p>
          </table:table-cell>
          <table:table-cell office:value-type="float" office:value="0.49" calcext:value-type="float">
            <text:p>0,49</text:p>
          </table:table-cell>
          <table:table-cell table:formula="of:=(['erdos-renyi norm'.H31]-['erdos-renyi norm'.I$3])^2" office:value-type="float" office:value="0.00448899999999999" calcext:value-type="float">
            <text:p>0,004489</text:p>
          </table:table-cell>
          <table:table-cell office:value-type="float" office:value="0.49" calcext:value-type="float">
            <text:p>0,49</text:p>
          </table:table-cell>
          <table:table-cell table:formula="of:=(['erdos-renyi norm'.J31]-['erdos-renyi norm'.K$3])^2" office:value-type="float" office:value="0.0107467777777778" calcext:value-type="float">
            <text:p>0,0107467778</text:p>
          </table:table-cell>
          <table:table-cell office:value-type="float" office:value="0.48" calcext:value-type="float">
            <text:p>0,48</text:p>
          </table:table-cell>
          <table:table-cell table:formula="of:=(['erdos-renyi norm'.L31]-['erdos-renyi norm'.M$3])^2" office:value-type="float" office:value="0.013689" calcext:value-type="float">
            <text:p>0,013689</text:p>
          </table:table-cell>
          <table:table-cell office:value-type="float" office:value="0.53" calcext:value-type="float">
            <text:p>0,53</text:p>
          </table:table-cell>
          <table:table-cell table:formula="of:=(['erdos-renyi norm'.N31]-['erdos-renyi norm'.O$3])^2" office:value-type="float" office:value="0.0286737777777778" calcext:value-type="float">
            <text:p>0,0286737778</text:p>
          </table:table-cell>
          <table:table-cell office:value-type="float" office:value="0" calcext:value-type="float">
            <text:p>0</text:p>
          </table:table-cell>
          <table:table-cell table:formula="of:=(['erdos-renyi norm'.P31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31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31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table:formula="of:=(['erdos-renyi norm'.B32]-['erdos-renyi norm'.C$3])^2" office:value-type="float" office:value="0.00108899999999999" calcext:value-type="float">
            <text:p>0,001089</text:p>
          </table:table-cell>
          <table:table-cell office:value-type="float" office:value="0.48" calcext:value-type="float">
            <text:p>0,48</text:p>
          </table:table-cell>
          <table:table-cell table:formula="of:=(['erdos-renyi norm'.D32]-['erdos-renyi norm'.E$3])^2" office:value-type="float" office:value="0.000235111111111109" calcext:value-type="float">
            <text:p>0,0002351111</text:p>
          </table:table-cell>
          <table:table-cell office:value-type="float" office:value="0.5" calcext:value-type="float">
            <text:p>0,5</text:p>
          </table:table-cell>
          <table:table-cell table:formula="of:=(['erdos-renyi norm'.F32]-['erdos-renyi norm'.G$3])^2" office:value-type="float" office:value="0.00513611111111111" calcext:value-type="float">
            <text:p>0,0051361111</text:p>
          </table:table-cell>
          <table:table-cell office:value-type="float" office:value="0.44" calcext:value-type="float">
            <text:p>0,44</text:p>
          </table:table-cell>
          <table:table-cell table:formula="of:=(['erdos-renyi norm'.H32]-['erdos-renyi norm'.I$3])^2" office:value-type="float" office:value="0.000288999999999999" calcext:value-type="float">
            <text:p>0,000289</text:p>
          </table:table-cell>
          <table:table-cell office:value-type="float" office:value="0.55" calcext:value-type="float">
            <text:p>0,55</text:p>
          </table:table-cell>
          <table:table-cell table:formula="of:=(['erdos-renyi norm'.J32]-['erdos-renyi norm'.K$3])^2" office:value-type="float" office:value="0.0267867777777778" calcext:value-type="float">
            <text:p>0,0267867778</text:p>
          </table:table-cell>
          <table:table-cell office:value-type="float" office:value="0" calcext:value-type="float">
            <text:p>0</text:p>
          </table:table-cell>
          <table:table-cell table:formula="of:=(['erdos-renyi norm'.L32]-['erdos-renyi norm'.M$3])^2" office:value-type="float" office:value="0.131769" calcext:value-type="float">
            <text:p>0,131769</text:p>
          </table:table-cell>
          <table:table-cell office:value-type="float" office:value="0.47" calcext:value-type="float">
            <text:p>0,47</text:p>
          </table:table-cell>
          <table:table-cell table:formula="of:=(['erdos-renyi norm'.N32]-['erdos-renyi norm'.O$3])^2" office:value-type="float" office:value="0.0119537777777778" calcext:value-type="float">
            <text:p>0,0119537778</text:p>
          </table:table-cell>
          <table:table-cell office:value-type="float" office:value="0.51" calcext:value-type="float">
            <text:p>0,51</text:p>
          </table:table-cell>
          <table:table-cell table:formula="of:=(['erdos-renyi norm'.P32]-['erdos-renyi norm'.Q$3])^2" office:value-type="float" office:value="0.0782134444444445" calcext:value-type="float">
            <text:p>0,0782134444</text:p>
          </table:table-cell>
          <table:table-cell office:value-type="float" office:value="0.48" calcext:value-type="float">
            <text:p>0,48</text:p>
          </table:table-cell>
          <table:table-cell table:formula="of:=(['erdos-renyi norm'.R32]-['erdos-renyi norm'.S$3])^2" office:value-type="float" office:value="0.066049" calcext:value-type="float">
            <text:p>0,066049</text:p>
          </table:table-cell>
          <table:table-cell office:value-type="float" office:value="0" calcext:value-type="float">
            <text:p>0</text:p>
          </table:table-cell>
          <table:table-cell table:formula="of:=(['erdos-renyi norm'.T32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" calcext:value-type="float">
            <text:p>0,53</text:p>
          </table:table-cell>
          <table:table-cell table:formula="of:=(['erdos-renyi norm'.B33]-['erdos-renyi norm'.C$3])^2" office:value-type="float" office:value="0.00000899999999999935" calcext:value-type="float">
            <text:p>0,000009</text:p>
          </table:table-cell>
          <table:table-cell office:value-type="float" office:value="0.54" calcext:value-type="float">
            <text:p>0,54</text:p>
          </table:table-cell>
          <table:table-cell table:formula="of:=(['erdos-renyi norm'.D33]-['erdos-renyi norm'.E$3])^2" office:value-type="float" office:value="0.00199511111111112" calcext:value-type="float">
            <text:p>0,0019951111</text:p>
          </table:table-cell>
          <table:table-cell office:value-type="float" office:value="0.61" calcext:value-type="float">
            <text:p>0,61</text:p>
          </table:table-cell>
          <table:table-cell table:formula="of:=(['erdos-renyi norm'.F33]-['erdos-renyi norm'.G$3])^2" office:value-type="float" office:value="0.0330027777777778" calcext:value-type="float">
            <text:p>0,0330027778</text:p>
          </table:table-cell>
          <table:table-cell office:value-type="float" office:value="0.5" calcext:value-type="float">
            <text:p>0,5</text:p>
          </table:table-cell>
          <table:table-cell table:formula="of:=(['erdos-renyi norm'.H33]-['erdos-renyi norm'.I$3])^2" office:value-type="float" office:value="0.00592899999999999" calcext:value-type="float">
            <text:p>0,005929</text:p>
          </table:table-cell>
          <table:table-cell office:value-type="float" office:value="0.53" calcext:value-type="float">
            <text:p>0,53</text:p>
          </table:table-cell>
          <table:table-cell table:formula="of:=(['erdos-renyi norm'.J33]-['erdos-renyi norm'.K$3])^2" office:value-type="float" office:value="0.0206401111111111" calcext:value-type="float">
            <text:p>0,0206401111</text:p>
          </table:table-cell>
          <table:table-cell office:value-type="float" office:value="0.46" calcext:value-type="float">
            <text:p>0,46</text:p>
          </table:table-cell>
          <table:table-cell table:formula="of:=(['erdos-renyi norm'.L33]-['erdos-renyi norm'.M$3])^2" office:value-type="float" office:value="0.00940899999999999" calcext:value-type="float">
            <text:p>0,009409</text:p>
          </table:table-cell>
          <table:table-cell office:value-type="float" office:value="0.53" calcext:value-type="float">
            <text:p>0,53</text:p>
          </table:table-cell>
          <table:table-cell table:formula="of:=(['erdos-renyi norm'.N33]-['erdos-renyi norm'.O$3])^2" office:value-type="float" office:value="0.0286737777777778" calcext:value-type="float">
            <text:p>0,0286737778</text:p>
          </table:table-cell>
          <table:table-cell office:value-type="float" office:value="0" calcext:value-type="float">
            <text:p>0</text:p>
          </table:table-cell>
          <table:table-cell table:formula="of:=(['erdos-renyi norm'.P33]-['erdos-renyi norm'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'erdos-renyi norm'.R33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33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3" calcext:value-type="float">
            <text:p>0,53</text:p>
          </table:table-cell>
          <table:table-cell table:formula="of:=(['erdos-renyi norm'.B34]-['erdos-renyi norm'.C$3])^2" office:value-type="float" office:value="0.00000899999999999935" calcext:value-type="float">
            <text:p>0,000009</text:p>
          </table:table-cell>
          <table:table-cell office:value-type="float" office:value="0.57" calcext:value-type="float">
            <text:p>0,57</text:p>
          </table:table-cell>
          <table:table-cell table:formula="of:=(['erdos-renyi norm'.D34]-['erdos-renyi norm'.E$3])^2" office:value-type="float" office:value="0.00557511111111114" calcext:value-type="float">
            <text:p>0,0055751111</text:p>
          </table:table-cell>
          <table:table-cell office:value-type="float" office:value="0.48" calcext:value-type="float">
            <text:p>0,48</text:p>
          </table:table-cell>
          <table:table-cell table:formula="of:=(['erdos-renyi norm'.F34]-['erdos-renyi norm'.G$3])^2" office:value-type="float" office:value="0.00266944444444444" calcext:value-type="float">
            <text:p>0,0026694444</text:p>
          </table:table-cell>
          <table:table-cell office:value-type="float" office:value="0.48" calcext:value-type="float">
            <text:p>0,48</text:p>
          </table:table-cell>
          <table:table-cell table:formula="of:=(['erdos-renyi norm'.H34]-['erdos-renyi norm'.I$3])^2" office:value-type="float" office:value="0.00324899999999999" calcext:value-type="float">
            <text:p>0,003249</text:p>
          </table:table-cell>
          <table:table-cell office:value-type="float" office:value="0.46" calcext:value-type="float">
            <text:p>0,46</text:p>
          </table:table-cell>
          <table:table-cell table:formula="of:=(['erdos-renyi norm'.J34]-['erdos-renyi norm'.K$3])^2" office:value-type="float" office:value="0.00542677777777778" calcext:value-type="float">
            <text:p>0,0054267778</text:p>
          </table:table-cell>
          <table:table-cell office:value-type="float" office:value="0" calcext:value-type="float">
            <text:p>0</text:p>
          </table:table-cell>
          <table:table-cell table:formula="of:=(['erdos-renyi norm'.L34]-['erdos-renyi norm'.M$3])^2" office:value-type="float" office:value="0.131769" calcext:value-type="float">
            <text:p>0,131769</text:p>
          </table:table-cell>
          <table:table-cell office:value-type="float" office:value="0.56" calcext:value-type="float">
            <text:p>0,56</text:p>
          </table:table-cell>
          <table:table-cell table:formula="of:=(['erdos-renyi norm'.N34]-['erdos-renyi norm'.O$3])^2" office:value-type="float" office:value="0.0397337777777778" calcext:value-type="float">
            <text:p>0,0397337778</text:p>
          </table:table-cell>
          <table:table-cell office:value-type="float" office:value="0.47" calcext:value-type="float">
            <text:p>0,47</text:p>
          </table:table-cell>
          <table:table-cell table:formula="of:=(['erdos-renyi norm'.P34]-['erdos-renyi norm'.Q$3])^2" office:value-type="float" office:value="0.0574401111111111" calcext:value-type="float">
            <text:p>0,0574401111</text:p>
          </table:table-cell>
          <table:table-cell office:value-type="float" office:value="0" calcext:value-type="float">
            <text:p>0</text:p>
          </table:table-cell>
          <table:table-cell table:formula="of:=(['erdos-renyi norm'.R34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34]-['erdos-renyi 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,53</text:p>
          </table:table-cell>
          <table:table-cell table:formula="of:=(['erdos-renyi norm'.B35]-['erdos-renyi norm'.C$3])^2" office:value-type="float" office:value="0.00000899999999999935" calcext:value-type="float">
            <text:p>0,000009</text:p>
          </table:table-cell>
          <table:table-cell office:value-type="float" office:value="0.53" calcext:value-type="float">
            <text:p>0,53</text:p>
          </table:table-cell>
          <table:table-cell table:formula="of:=(['erdos-renyi norm'.D35]-['erdos-renyi norm'.E$3])^2" office:value-type="float" office:value="0.00120177777777779" calcext:value-type="float">
            <text:p>0,0012017778</text:p>
          </table:table-cell>
          <table:table-cell office:value-type="float" office:value="0.52" calcext:value-type="float">
            <text:p>0,52</text:p>
          </table:table-cell>
          <table:table-cell table:formula="of:=(['erdos-renyi norm'.F35]-['erdos-renyi norm'.G$3])^2" office:value-type="float" office:value="0.00840277777777778" calcext:value-type="float">
            <text:p>0,0084027778</text:p>
          </table:table-cell>
          <table:table-cell office:value-type="float" office:value="0.48" calcext:value-type="float">
            <text:p>0,48</text:p>
          </table:table-cell>
          <table:table-cell table:formula="of:=(['erdos-renyi norm'.H34]-['erdos-renyi norm'.I$3])^2" office:value-type="float" office:value="0.00324899999999999" calcext:value-type="float">
            <text:p>0,003249</text:p>
          </table:table-cell>
          <table:table-cell office:value-type="float" office:value="0.5" calcext:value-type="float">
            <text:p>0,5</text:p>
          </table:table-cell>
          <table:table-cell table:formula="of:=(['erdos-renyi norm'.J35]-['erdos-renyi norm'.K$3])^2" office:value-type="float" office:value="0.0129201111111111" calcext:value-type="float">
            <text:p>0,0129201111</text:p>
          </table:table-cell>
          <table:table-cell office:value-type="float" office:value="0.58" calcext:value-type="float">
            <text:p>0,58</text:p>
          </table:table-cell>
          <table:table-cell table:formula="of:=(['erdos-renyi norm'.L35]-['erdos-renyi norm'.M$3])^2" office:value-type="float" office:value="0.0470889999999999" calcext:value-type="float">
            <text:p>0,047089</text:p>
          </table:table-cell>
          <table:table-cell office:value-type="float" office:value="0" calcext:value-type="float">
            <text:p>0</text:p>
          </table:table-cell>
          <table:table-cell table:formula="of:=(['erdos-renyi norm'.N35]-['erdos-renyi norm'.O$3])^2" office:value-type="float" office:value="0.130080444444444" calcext:value-type="float">
            <text:p>0,1300804444</text:p>
          </table:table-cell>
          <table:table-cell office:value-type="float" office:value="0.48" calcext:value-type="float">
            <text:p>0,48</text:p>
          </table:table-cell>
          <table:table-cell table:formula="of:=(['erdos-renyi norm'.P35]-['erdos-renyi norm'.Q$3])^2" office:value-type="float" office:value="0.0623334444444445" calcext:value-type="float">
            <text:p>0,0623334444</text:p>
          </table:table-cell>
          <table:table-cell office:value-type="float" office:value="0" calcext:value-type="float">
            <text:p>0</text:p>
          </table:table-cell>
          <table:table-cell table:formula="of:=(['erdos-renyi norm'.R24]-['erdos-renyi norm'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'erdos-renyi norm'.T24]-['erdos-renyi norm'.U$3])^2" office:value-type="float" office:value="0" calcext:value-type="float">
            <text:p>0</text:p>
          </table:table-cell>
        </table:table-row>
      </table:table>
      <table:table table:name="erdos-renyi meta-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1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2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3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4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5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6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7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8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9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1.00)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'erdos-renyi meta-norm'.B6:.B35])/30" office:value-type="float" office:value="0.516666666666667" calcext:value-type="float">
            <text:p>0,516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D6:.D35])/30" office:value-type="float" office:value="0.482666666666667" calcext:value-type="float">
            <text:p>0,482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F6:.F35])/30" office:value-type="float" office:value="0.436333333333333" calcext:value-type="float">
            <text:p>0,436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H6:.H35])/30" office:value-type="float" office:value="0.392" calcext:value-type="float">
            <text:p>0,392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J6:.J35])/30" office:value-type="float" office:value="0.388666666666667" calcext:value-type="float">
            <text:p>0,38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L6:.L35])/30" office:value-type="float" office:value="0.360333333333333" calcext:value-type="float">
            <text:p>0,3603333333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N6:.N35])/30" office:value-type="float" office:value="0.278666666666667" calcext:value-type="float">
            <text:p>0,27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P6:.P35])/30" office:value-type="float" office:value="0.178666666666667" calcext:value-type="float">
            <text:p>0,17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R6:.R35])/30" office:value-type="float" office:value="0.149" calcext:value-type="float">
            <text:p>0,149</text:p>
          </table:table-cell>
          <table:table-cell office:value-type="string" calcext:value-type="string">
            <text:p>avg criminal:</text:p>
          </table:table-cell>
          <table:table-cell table:style-name="ce1" table:formula="of:=SUM(['erdos-renyi meta-norm'.T6:.T35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'erdos-renyi meta-norm'.C6:.C35])/30)" office:value-type="float" office:value="0.053437398472938" calcext:value-type="float">
            <text:p>0,0534373985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E6:.E35])/30)" office:value-type="float" office:value="0.102824553920204" calcext:value-type="float">
            <text:p>0,1028245539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G6:.G35])/30)" office:value-type="float" office:value="0.1776604126479" calcext:value-type="float">
            <text:p>0,1776604126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I6:.I35])/30)" office:value-type="float" office:value="0.200384630149121" calcext:value-type="float">
            <text:p>0,2003846301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K6:.K35])/30)" office:value-type="float" office:value="0.217220829776725" calcext:value-type="float">
            <text:p>0,2172208298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M6:.M35])/30)" office:value-type="float" office:value="0.237774169235339" calcext:value-type="float">
            <text:p>0,2377741692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O6:.O35])/30)" office:value-type="float" office:value="0.245611255623371" calcext:value-type="float">
            <text:p>0,2456112556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Q6:.Q35])/30)" office:value-type="float" office:value="0.236808408259129" calcext:value-type="float">
            <text:p>0,2368084083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S6:.S35])/30)" office:value-type="float" office:value="0.163224793868252" calcext:value-type="float">
            <text:p>0,1632247939</text:p>
          </table:table-cell>
          <table:table-cell office:value-type="string" calcext:value-type="string">
            <text:p>standard dev:</text:p>
          </table:table-cell>
          <table:table-cell table:style-name="ce1" table:formula="of:=SQRT(SUM(['erdos-renyi meta-norm'.U6:.U35])/3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6]-['erdos-renyi meta-norm'.C$3])^2" office:value-type="float" office:value="0.000711111111111108" calcext:value-type="float">
            <text:p>0,000711111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D6]-['erdos-renyi meta-norm'.E$3])^2" office:value-type="float" office:value="0.0000537777777777781" calcext:value-type="float">
            <text:p>5,37777777777781E-05</text:p>
          </table:table-cell>
          <table:table-cell office:value-type="float" office:value="0.38" calcext:value-type="float">
            <text:p>0,38</text:p>
          </table:table-cell>
          <table:table-cell table:formula="of:=(['erdos-renyi meta-norm'.F6]-['erdos-renyi meta-norm'.G$3])^2" office:value-type="float" office:value="0.00317344444444446" calcext:value-type="float">
            <text:p>0,00317344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H6]-['erdos-renyi meta-norm'.I$3])^2" office:value-type="float" office:value="0.00608399999999999" calcext:value-type="float">
            <text:p>0,00608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J6]-['erdos-renyi meta-norm'.K$3])^2" office:value-type="float" office:value="0.00661511111111111" calcext:value-type="float">
            <text:p>0,0066151111</text:p>
          </table:table-cell>
          <table:table-cell office:value-type="float" office:value="0.57" calcext:value-type="float">
            <text:p>0,57</text:p>
          </table:table-cell>
          <table:table-cell table:formula="of:=(['erdos-renyi meta-norm'.L6]-['erdos-renyi meta-norm'.M$3])^2" office:value-type="float" office:value="0.0439601111111111" calcext:value-type="float">
            <text:p>0,0439601111</text:p>
          </table:table-cell>
          <table:table-cell office:value-type="float" office:value="0" calcext:value-type="float">
            <text:p>0</text:p>
          </table:table-cell>
          <table:table-cell table:formula="of:=(['erdos-renyi meta-norm'.N6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6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6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6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table:formula="of:=(['erdos-renyi meta-norm'.B7]-['erdos-renyi meta-norm'.C$3])^2" office:value-type="float" office:value="0.00017777777777778" calcext:value-type="float">
            <text:p>0,0001777778</text:p>
          </table:table-cell>
          <table:table-cell office:value-type="float" office:value="0.55" calcext:value-type="float">
            <text:p>0,55</text:p>
          </table:table-cell>
          <table:table-cell table:formula="of:=(['erdos-renyi meta-norm'.D7]-['erdos-renyi meta-norm'.E$3])^2" office:value-type="float" office:value="0.00453377777777779" calcext:value-type="float">
            <text:p>0,0045337778</text:p>
          </table:table-cell>
          <table:table-cell office:value-type="float" office:value="0.54" calcext:value-type="float">
            <text:p>0,54</text:p>
          </table:table-cell>
          <table:table-cell table:formula="of:=(['erdos-renyi meta-norm'.F7]-['erdos-renyi meta-norm'.G$3])^2" office:value-type="float" office:value="0.0107467777777778" calcext:value-type="float">
            <text:p>0,0107467778</text:p>
          </table:table-cell>
          <table:table-cell office:value-type="float" office:value="0.5" calcext:value-type="float">
            <text:p>0,5</text:p>
          </table:table-cell>
          <table:table-cell table:formula="of:=(['erdos-renyi meta-norm'.H7]-['erdos-renyi meta-norm'.I$3])^2" office:value-type="float" office:value="0.011664" calcext:value-type="float">
            <text:p>0,011664</text:p>
          </table:table-cell>
          <table:table-cell office:value-type="float" office:value="0.51" calcext:value-type="float">
            <text:p>0,51</text:p>
          </table:table-cell>
          <table:table-cell table:formula="of:=(['erdos-renyi meta-norm'.J7]-['erdos-renyi meta-norm'.K$3])^2" office:value-type="float" office:value="0.0147217777777778" calcext:value-type="float">
            <text:p>0,0147217778</text:p>
          </table:table-cell>
          <table:table-cell office:value-type="float" office:value="0" calcext:value-type="float">
            <text:p>0</text:p>
          </table:table-cell>
          <table:table-cell table:formula="of:=(['erdos-renyi meta-norm'.L7]-['erdos-renyi meta-norm'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N7]-['erdos-renyi meta-norm'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'erdos-renyi meta-norm'.P7]-['erdos-renyi meta-norm'.Q$3])^2" office:value-type="float" office:value="0.0319217777777778" calcext:value-type="float">
            <text:p>0,0319217778</text:p>
          </table:table-cell>
          <table:table-cell office:value-type="float" office:value="0.33" calcext:value-type="float">
            <text:p>0,33</text:p>
          </table:table-cell>
          <table:table-cell table:formula="of:=(['erdos-renyi meta-norm'.R7]-['erdos-renyi meta-norm'.S$3])^2" office:value-type="float" office:value="0.032761" calcext:value-type="float">
            <text:p>0,032761</text:p>
          </table:table-cell>
          <table:table-cell office:value-type="float" office:value="0" calcext:value-type="float">
            <text:p>0</text:p>
          </table:table-cell>
          <table:table-cell table:formula="of:=(['erdos-renyi meta-norm'.T7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,52</text:p>
          </table:table-cell>
          <table:table-cell table:formula="of:=(['erdos-renyi meta-norm'.B8]-['erdos-renyi meta-norm'.C$3])^2" office:value-type="float" office:value="0.0000111111111111116" calcext:value-type="float">
            <text:p>1,11111111111116E-05</text:p>
          </table:table-cell>
          <table:table-cell office:value-type="float" office:value="0.53" calcext:value-type="float">
            <text:p>0,53</text:p>
          </table:table-cell>
          <table:table-cell table:formula="of:=(['erdos-renyi meta-norm'.D8]-['erdos-renyi meta-norm'.E$3])^2" office:value-type="float" office:value="0.00224044444444445" calcext:value-type="float">
            <text:p>0,0022404444</text:p>
          </table:table-cell>
          <table:table-cell office:value-type="float" office:value="0.53" calcext:value-type="float">
            <text:p>0,53</text:p>
          </table:table-cell>
          <table:table-cell table:formula="of:=(['erdos-renyi meta-norm'.F8]-['erdos-renyi meta-norm'.G$3])^2" office:value-type="float" office:value="0.00877344444444443" calcext:value-type="float">
            <text:p>0,0087734444</text:p>
          </table:table-cell>
          <table:table-cell office:value-type="float" office:value="0.45" calcext:value-type="float">
            <text:p>0,45</text:p>
          </table:table-cell>
          <table:table-cell table:formula="of:=(['erdos-renyi meta-norm'.H8]-['erdos-renyi meta-norm'.I$3])^2" office:value-type="float" office:value="0.00336399999999999" calcext:value-type="float">
            <text:p>0,00336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J8]-['erdos-renyi meta-norm'.K$3])^2" office:value-type="float" office:value="0.0172484444444444" calcext:value-type="float">
            <text:p>0,0172484444</text:p>
          </table:table-cell>
          <table:table-cell office:value-type="float" office:value="0.5" calcext:value-type="float">
            <text:p>0,5</text:p>
          </table:table-cell>
          <table:table-cell table:formula="of:=(['erdos-renyi meta-norm'.L8]-['erdos-renyi meta-norm'.M$3])^2" office:value-type="float" office:value="0.0195067777777778" calcext:value-type="float">
            <text:p>0,0195067778</text:p>
          </table:table-cell>
          <table:table-cell office:value-type="float" office:value="0" calcext:value-type="float">
            <text:p>0</text:p>
          </table:table-cell>
          <table:table-cell table:formula="of:=(['erdos-renyi meta-norm'.N8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8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8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8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table:formula="of:=(['erdos-renyi meta-norm'.B9]-['erdos-renyi meta-norm'.C$3])^2" office:value-type="float" office:value="0.00587777777777777" calcext:value-type="float">
            <text:p>0,0058777778</text:p>
          </table:table-cell>
          <table:table-cell office:value-type="float" office:value="0.51" calcext:value-type="float">
            <text:p>0,51</text:p>
          </table:table-cell>
          <table:table-cell table:formula="of:=(['erdos-renyi meta-norm'.D9]-['erdos-renyi meta-norm'.E$3])^2" office:value-type="float" office:value="0.000747111111111113" calcext:value-type="float">
            <text:p>0,0007471111</text:p>
          </table:table-cell>
          <table:table-cell office:value-type="float" office:value="0.55" calcext:value-type="float">
            <text:p>0,55</text:p>
          </table:table-cell>
          <table:table-cell table:formula="of:=(['erdos-renyi meta-norm'.F9]-['erdos-renyi meta-norm'.G$3])^2" office:value-type="float" office:value="0.0129201111111111" calcext:value-type="float">
            <text:p>0,0129201111</text:p>
          </table:table-cell>
          <table:table-cell office:value-type="float" office:value="0" calcext:value-type="float">
            <text:p>0</text:p>
          </table:table-cell>
          <table:table-cell table:formula="of:=(['erdos-renyi meta-norm'.H9]-['erdos-renyi meta-norm'.I$3])^2" office:value-type="float" office:value="0.153664" calcext:value-type="float">
            <text:p>0,15366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J9]-['erdos-renyi meta-norm'.K$3])^2" office:value-type="float" office:value="0.00661511111111111" calcext:value-type="float">
            <text:p>0,0066151111</text:p>
          </table:table-cell>
          <table:table-cell office:value-type="float" office:value="0.53" calcext:value-type="float">
            <text:p>0,53</text:p>
          </table:table-cell>
          <table:table-cell table:formula="of:=(['erdos-renyi meta-norm'.L9]-['erdos-renyi meta-norm'.M$3])^2" office:value-type="float" office:value="0.0287867777777778" calcext:value-type="float">
            <text:p>0,0287867778</text:p>
          </table:table-cell>
          <table:table-cell office:value-type="float" office:value="0" calcext:value-type="float">
            <text:p>0</text:p>
          </table:table-cell>
          <table:table-cell table:formula="of:=(['erdos-renyi meta-norm'.N9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9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9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9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table:formula="of:=(['erdos-renyi meta-norm'.B10]-['erdos-renyi meta-norm'.C$3])^2" office:value-type="float" office:value="0.000544444444444449" calcext:value-type="float">
            <text:p>0,0005444444</text:p>
          </table:table-cell>
          <table:table-cell office:value-type="float" office:value="0.56" calcext:value-type="float">
            <text:p>0,56</text:p>
          </table:table-cell>
          <table:table-cell table:formula="of:=(['erdos-renyi meta-norm'.D10]-['erdos-renyi meta-norm'.E$3])^2" office:value-type="float" office:value="0.00598044444444446" calcext:value-type="float">
            <text:p>0,00598044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F10]-['erdos-renyi meta-norm'.G$3])^2" office:value-type="float" office:value="0.00113344444444444" calcext:value-type="float">
            <text:p>0,00113344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H10]-['erdos-renyi meta-norm'.I$3])^2" office:value-type="float" office:value="0.00608399999999999" calcext:value-type="float">
            <text:p>0,00608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J10]-['erdos-renyi meta-norm'.K$3])^2" office:value-type="float" office:value="0.0172484444444444" calcext:value-type="float">
            <text:p>0,017248444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L10]-['erdos-renyi meta-norm'.M$3])^2" office:value-type="float" office:value="0.0254934444444444" calcext:value-type="float">
            <text:p>0,0254934444</text:p>
          </table:table-cell>
          <table:table-cell office:value-type="float" office:value="0.45" calcext:value-type="float">
            <text:p>0,45</text:p>
          </table:table-cell>
          <table:table-cell table:formula="of:=(['erdos-renyi meta-norm'.N10]-['erdos-renyi meta-norm'.O$3])^2" office:value-type="float" office:value="0.0293551111111111" calcext:value-type="float">
            <text:p>0,0293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10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0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0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(['erdos-renyi meta-norm'.B11]-['erdos-renyi meta-norm'.C$3])^2" office:value-type="float" office:value="0.00694444444444447" calcext:value-type="float">
            <text:p>0,0069444444</text:p>
          </table:table-cell>
          <table:table-cell office:value-type="float" office:value="0.54" calcext:value-type="float">
            <text:p>0,54</text:p>
          </table:table-cell>
          <table:table-cell table:formula="of:=(['erdos-renyi meta-norm'.D11]-['erdos-renyi meta-norm'.E$3])^2" office:value-type="float" office:value="0.00328711111111112" calcext:value-type="float">
            <text:p>0,0032871111</text:p>
          </table:table-cell>
          <table:table-cell office:value-type="float" office:value="0.51" calcext:value-type="float">
            <text:p>0,51</text:p>
          </table:table-cell>
          <table:table-cell table:formula="of:=(['erdos-renyi meta-norm'.F11]-['erdos-renyi meta-norm'.G$3])^2" office:value-type="float" office:value="0.00542677777777776" calcext:value-type="float">
            <text:p>0,0054267778</text:p>
          </table:table-cell>
          <table:table-cell office:value-type="float" office:value="0.53" calcext:value-type="float">
            <text:p>0,53</text:p>
          </table:table-cell>
          <table:table-cell table:formula="of:=(['erdos-renyi meta-norm'.H11]-['erdos-renyi meta-norm'.I$3])^2" office:value-type="float" office:value="0.019044" calcext:value-type="float">
            <text:p>0,019044</text:p>
          </table:table-cell>
          <table:table-cell office:value-type="float" office:value="0" calcext:value-type="float">
            <text:p>0</text:p>
          </table:table-cell>
          <table:table-cell table:formula="of:=(['erdos-renyi meta-norm'.J11]-['erdos-renyi meta-norm'.K$3])^2" office:value-type="float" office:value="0.151061777777778" calcext:value-type="float">
            <text:p>0,1510617778</text:p>
          </table:table-cell>
          <table:table-cell office:value-type="float" office:value="0.56" calcext:value-type="float">
            <text:p>0,56</text:p>
          </table:table-cell>
          <table:table-cell table:formula="of:=(['erdos-renyi meta-norm'.L11]-['erdos-renyi meta-norm'.M$3])^2" office:value-type="float" office:value="0.0398667777777778" calcext:value-type="float">
            <text:p>0,0398667778</text:p>
          </table:table-cell>
          <table:table-cell office:value-type="float" office:value="0.44" calcext:value-type="float">
            <text:p>0,44</text:p>
          </table:table-cell>
          <table:table-cell table:formula="of:=(['erdos-renyi meta-norm'.N11]-['erdos-renyi meta-norm'.O$3])^2" office:value-type="float" office:value="0.0260284444444444" calcext:value-type="float">
            <text:p>0,0260284444</text:p>
          </table:table-cell>
          <table:table-cell office:value-type="float" office:value="0" calcext:value-type="float">
            <text:p>0</text:p>
          </table:table-cell>
          <table:table-cell table:formula="of:=(['erdos-renyi meta-norm'.P11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1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1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" calcext:value-type="float">
            <text:p>0,44</text:p>
          </table:table-cell>
          <table:table-cell table:formula="of:=(['erdos-renyi meta-norm'.B12]-['erdos-renyi meta-norm'.C$3])^2" office:value-type="float" office:value="0.00587777777777777" calcext:value-type="float">
            <text:p>0,0058777778</text:p>
          </table:table-cell>
          <table:table-cell office:value-type="float" office:value="0.47" calcext:value-type="float">
            <text:p>0,47</text:p>
          </table:table-cell>
          <table:table-cell table:formula="of:=(['erdos-renyi meta-norm'.D12]-['erdos-renyi meta-norm'.E$3])^2" office:value-type="float" office:value="0.000160444444444443" calcext:value-type="float">
            <text:p>0,0001604444</text:p>
          </table:table-cell>
          <table:table-cell office:value-type="float" office:value="0.49" calcext:value-type="float">
            <text:p>0,49</text:p>
          </table:table-cell>
          <table:table-cell table:formula="of:=(['erdos-renyi meta-norm'.F12]-['erdos-renyi meta-norm'.G$3])^2" office:value-type="float" office:value="0.0028801111111111" calcext:value-type="float">
            <text:p>0,0028801111</text:p>
          </table:table-cell>
          <table:table-cell office:value-type="float" office:value="0.58" calcext:value-type="float">
            <text:p>0,58</text:p>
          </table:table-cell>
          <table:table-cell table:formula="of:=(['erdos-renyi meta-norm'.H12]-['erdos-renyi meta-norm'.I$3])^2" office:value-type="float" office:value="0.035344" calcext:value-type="float">
            <text:p>0,035344</text:p>
          </table:table-cell>
          <table:table-cell office:value-type="float" office:value="0.53" calcext:value-type="float">
            <text:p>0,53</text:p>
          </table:table-cell>
          <table:table-cell table:formula="of:=(['erdos-renyi meta-norm'.J12]-['erdos-renyi meta-norm'.K$3])^2" office:value-type="float" office:value="0.0199751111111111" calcext:value-type="float">
            <text:p>0,0199751111</text:p>
          </table:table-cell>
          <table:table-cell office:value-type="float" office:value="0.51" calcext:value-type="float">
            <text:p>0,51</text:p>
          </table:table-cell>
          <table:table-cell table:formula="of:=(['erdos-renyi meta-norm'.L12]-['erdos-renyi meta-norm'.M$3])^2" office:value-type="float" office:value="0.0224001111111111" calcext:value-type="float">
            <text:p>0,0224001111</text:p>
          </table:table-cell>
          <table:table-cell office:value-type="float" office:value="0.46" calcext:value-type="float">
            <text:p>0,46</text:p>
          </table:table-cell>
          <table:table-cell table:formula="of:=(['erdos-renyi meta-norm'.N12]-['erdos-renyi meta-norm'.O$3])^2" office:value-type="float" office:value="0.0328817777777778" calcext:value-type="float">
            <text:p>0,0328817778</text:p>
          </table:table-cell>
          <table:table-cell office:value-type="float" office:value="0" calcext:value-type="float">
            <text:p>0</text:p>
          </table:table-cell>
          <table:table-cell table:formula="of:=(['erdos-renyi meta-norm'.P12]-['erdos-renyi meta-norm'.Q$3])^2" office:value-type="float" office:value="0.0319217777777778" calcext:value-type="float">
            <text:p>0,0319217778</text:p>
          </table:table-cell>
          <table:table-cell office:value-type="float" office:value="0.35" calcext:value-type="float">
            <text:p>0,35</text:p>
          </table:table-cell>
          <table:table-cell table:formula="of:=(['erdos-renyi meta-norm'.R12]-['erdos-renyi meta-norm'.S$3])^2" office:value-type="float" office:value="0.040401" calcext:value-type="float">
            <text:p>0,040401</text:p>
          </table:table-cell>
          <table:table-cell office:value-type="float" office:value="0" calcext:value-type="float">
            <text:p>0</text:p>
          </table:table-cell>
          <table:table-cell table:formula="of:=(['erdos-renyi meta-norm'.T12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table:formula="of:=(['erdos-renyi meta-norm'.B13]-['erdos-renyi meta-norm'.C$3])^2" office:value-type="float" office:value="0.00284444444444446" calcext:value-type="float">
            <text:p>0,0028444444</text:p>
          </table:table-cell>
          <table:table-cell office:value-type="float" office:value="0.5" calcext:value-type="float">
            <text:p>0,5</text:p>
          </table:table-cell>
          <table:table-cell table:formula="of:=(['erdos-renyi meta-norm'.D13]-['erdos-renyi meta-norm'.E$3])^2" office:value-type="float" office:value="0.000300444444444446" calcext:value-type="float">
            <text:p>0,0003004444</text:p>
          </table:table-cell>
          <table:table-cell office:value-type="float" office:value="0.54" calcext:value-type="float">
            <text:p>0,54</text:p>
          </table:table-cell>
          <table:table-cell table:formula="of:=(['erdos-renyi meta-norm'.F13]-['erdos-renyi meta-norm'.G$3])^2" office:value-type="float" office:value="0.0107467777777778" calcext:value-type="float">
            <text:p>0,0107467778</text:p>
          </table:table-cell>
          <table:table-cell office:value-type="float" office:value="0.42" calcext:value-type="float">
            <text:p>0,42</text:p>
          </table:table-cell>
          <table:table-cell table:formula="of:=(['erdos-renyi meta-norm'.H13]-['erdos-renyi meta-norm'.I$3])^2" office:value-type="float" office:value="0.000783999999999995" calcext:value-type="float">
            <text:p>0,00078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J13]-['erdos-renyi meta-norm'.K$3])^2" office:value-type="float" office:value="0.0172484444444444" calcext:value-type="float">
            <text:p>0,0172484444</text:p>
          </table:table-cell>
          <table:table-cell office:value-type="float" office:value="0.5" calcext:value-type="float">
            <text:p>0,5</text:p>
          </table:table-cell>
          <table:table-cell table:formula="of:=(['erdos-renyi meta-norm'.L13]-['erdos-renyi meta-norm'.M$3])^2" office:value-type="float" office:value="0.0195067777777778" calcext:value-type="float">
            <text:p>0,0195067778</text:p>
          </table:table-cell>
          <table:table-cell office:value-type="float" office:value="0.57" calcext:value-type="float">
            <text:p>0,57</text:p>
          </table:table-cell>
          <table:table-cell table:formula="of:=(['erdos-renyi meta-norm'.N13]-['erdos-renyi meta-norm'.O$3])^2" office:value-type="float" office:value="0.0848751111111111" calcext:value-type="float">
            <text:p>0,084875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P13]-['erdos-renyi meta-norm'.Q$3])^2" office:value-type="float" office:value="0.0908017777777778" calcext:value-type="float">
            <text:p>0,09080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3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3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,51</text:p>
          </table:table-cell>
          <table:table-cell table:formula="of:=(['erdos-renyi meta-norm'.B14]-['erdos-renyi meta-norm'.C$3])^2" office:value-type="float" office:value="0.0000444444444444435" calcext:value-type="float">
            <text:p>4,44444444444435E-05</text:p>
          </table:table-cell>
          <table:table-cell office:value-type="float" office:value="0.6" calcext:value-type="float">
            <text:p>0,6</text:p>
          </table:table-cell>
          <table:table-cell table:formula="of:=(['erdos-renyi meta-norm'.D14]-['erdos-renyi meta-norm'.E$3])^2" office:value-type="float" office:value="0.0137671111111111" calcext:value-type="float">
            <text:p>0,0137671111</text:p>
          </table:table-cell>
          <table:table-cell office:value-type="float" office:value="0.6" calcext:value-type="float">
            <text:p>0,6</text:p>
          </table:table-cell>
          <table:table-cell table:formula="of:=(['erdos-renyi meta-norm'.F14]-['erdos-renyi meta-norm'.G$3])^2" office:value-type="float" office:value="0.0267867777777778" calcext:value-type="float">
            <text:p>0,0267867778</text:p>
          </table:table-cell>
          <table:table-cell office:value-type="float" office:value="0.47" calcext:value-type="float">
            <text:p>0,47</text:p>
          </table:table-cell>
          <table:table-cell table:formula="of:=(['erdos-renyi meta-norm'.H14]-['erdos-renyi meta-norm'.I$3])^2" office:value-type="float" office:value="0.00608399999999999" calcext:value-type="float">
            <text:p>0,006084</text:p>
          </table:table-cell>
          <table:table-cell office:value-type="float" office:value="0" calcext:value-type="float">
            <text:p>0</text:p>
          </table:table-cell>
          <table:table-cell table:formula="of:=(['erdos-renyi meta-norm'.J14]-['erdos-renyi meta-norm'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'erdos-renyi meta-norm'.L14]-['erdos-renyi meta-norm'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'erdos-renyi meta-norm'.N14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14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4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4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,37</text:p>
          </table:table-cell>
          <table:table-cell table:formula="of:=(['erdos-renyi meta-norm'.B15]-['erdos-renyi meta-norm'.C$3])^2" office:value-type="float" office:value="0.0215111111111111" calcext:value-type="float">
            <text:p>0,0215111111</text:p>
          </table:table-cell>
          <table:table-cell office:value-type="float" office:value="0.43" calcext:value-type="float">
            <text:p>0,43</text:p>
          </table:table-cell>
          <table:table-cell table:formula="of:=(['erdos-renyi meta-norm'.D15]-['erdos-renyi meta-norm'.E$3])^2" office:value-type="float" office:value="0.00277377777777777" calcext:value-type="float">
            <text:p>0,0027737778</text:p>
          </table:table-cell>
          <table:table-cell office:value-type="float" office:value="0" calcext:value-type="float">
            <text:p>0</text:p>
          </table:table-cell>
          <table:table-cell table:formula="of:=(['erdos-renyi meta-norm'.F15]-['erdos-renyi meta-norm'.G$3])^2" office:value-type="float" office:value="0.190386777777778" calcext:value-type="float">
            <text:p>0,1903867778</text:p>
          </table:table-cell>
          <table:table-cell office:value-type="float" office:value="0.47" calcext:value-type="float">
            <text:p>0,47</text:p>
          </table:table-cell>
          <table:table-cell table:formula="of:=(['erdos-renyi meta-norm'.H15]-['erdos-renyi meta-norm'.I$3])^2" office:value-type="float" office:value="0.00608399999999999" calcext:value-type="float">
            <text:p>0,006084</text:p>
          </table:table-cell>
          <table:table-cell office:value-type="float" office:value="0" calcext:value-type="float">
            <text:p>0</text:p>
          </table:table-cell>
          <table:table-cell table:formula="of:=(['erdos-renyi meta-norm'.J15]-['erdos-renyi meta-norm'.K$3])^2" office:value-type="float" office:value="0.151061777777778" calcext:value-type="float">
            <text:p>0,1510617778</text:p>
          </table:table-cell>
          <table:table-cell office:value-type="float" office:value="0.51" calcext:value-type="float">
            <text:p>0,51</text:p>
          </table:table-cell>
          <table:table-cell table:formula="of:=(['erdos-renyi meta-norm'.L15]-['erdos-renyi meta-norm'.M$3])^2" office:value-type="float" office:value="0.0224001111111111" calcext:value-type="float">
            <text:p>0,0224001111</text:p>
          </table:table-cell>
          <table:table-cell office:value-type="float" office:value="0" calcext:value-type="float">
            <text:p>0</text:p>
          </table:table-cell>
          <table:table-cell table:formula="of:=(['erdos-renyi meta-norm'.N15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15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5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5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,52</text:p>
          </table:table-cell>
          <table:table-cell table:formula="of:=(['erdos-renyi meta-norm'.B16]-['erdos-renyi meta-norm'.C$3])^2" office:value-type="float" office:value="0.0000111111111111116" calcext:value-type="float">
            <text:p>1,11111111111116E-05</text:p>
          </table:table-cell>
          <table:table-cell office:value-type="float" office:value="0.48" calcext:value-type="float">
            <text:p>0,48</text:p>
          </table:table-cell>
          <table:table-cell table:formula="of:=(['erdos-renyi meta-norm'.D16]-['erdos-renyi meta-norm'.E$3])^2" office:value-type="float" office:value="0.00000711111111111103" calcext:value-type="float">
            <text:p>7,11111111111103E-06</text:p>
          </table:table-cell>
          <table:table-cell office:value-type="float" office:value="0.57" calcext:value-type="float">
            <text:p>0,57</text:p>
          </table:table-cell>
          <table:table-cell table:formula="of:=(['erdos-renyi meta-norm'.F16]-['erdos-renyi meta-norm'.G$3])^2" office:value-type="float" office:value="0.0178667777777778" calcext:value-type="float">
            <text:p>0,0178667778</text:p>
          </table:table-cell>
          <table:table-cell office:value-type="float" office:value="0.54" calcext:value-type="float">
            <text:p>0,54</text:p>
          </table:table-cell>
          <table:table-cell table:formula="of:=(['erdos-renyi meta-norm'.H16]-['erdos-renyi meta-norm'.I$3])^2" office:value-type="float" office:value="0.021904" calcext:value-type="float">
            <text:p>0,021904</text:p>
          </table:table-cell>
          <table:table-cell office:value-type="float" office:value="0.5" calcext:value-type="float">
            <text:p>0,5</text:p>
          </table:table-cell>
          <table:table-cell table:formula="of:=(['erdos-renyi meta-norm'.J16]-['erdos-renyi meta-norm'.K$3])^2" office:value-type="float" office:value="0.0123951111111111" calcext:value-type="float">
            <text:p>0,0123951111</text:p>
          </table:table-cell>
          <table:table-cell office:value-type="float" office:value="0.45" calcext:value-type="float">
            <text:p>0,45</text:p>
          </table:table-cell>
          <table:table-cell table:formula="of:=(['erdos-renyi meta-norm'.L16]-['erdos-renyi meta-norm'.M$3])^2" office:value-type="float" office:value="0.00804011111111111" calcext:value-type="float">
            <text:p>0,0080401111</text:p>
          </table:table-cell>
          <table:table-cell office:value-type="float" office:value="0.56" calcext:value-type="float">
            <text:p>0,56</text:p>
          </table:table-cell>
          <table:table-cell table:formula="of:=(['erdos-renyi meta-norm'.N16]-['erdos-renyi meta-norm'.O$3])^2" office:value-type="float" office:value="0.0791484444444445" calcext:value-type="float">
            <text:p>0,0791484444</text:p>
          </table:table-cell>
          <table:table-cell office:value-type="float" office:value="0" calcext:value-type="float">
            <text:p>0</text:p>
          </table:table-cell>
          <table:table-cell table:formula="of:=(['erdos-renyi meta-norm'.P16]-['erdos-renyi meta-norm'.Q$3])^2" office:value-type="float" office:value="0.0319217777777778" calcext:value-type="float">
            <text:p>0,0319217778</text:p>
          </table:table-cell>
          <table:table-cell office:value-type="float" office:value="0.27" calcext:value-type="float">
            <text:p>0,27</text:p>
          </table:table-cell>
          <table:table-cell table:formula="of:=(['erdos-renyi meta-norm'.R16]-['erdos-renyi meta-norm'.S$3])^2" office:value-type="float" office:value="0.014641" calcext:value-type="float">
            <text:p>0,014641</text:p>
          </table:table-cell>
          <table:table-cell office:value-type="float" office:value="0" calcext:value-type="float">
            <text:p>0</text:p>
          </table:table-cell>
          <table:table-cell table:formula="of:=(['erdos-renyi meta-norm'.T16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17]-['erdos-renyi meta-norm'.C$3])^2" office:value-type="float" office:value="0.000711111111111108" calcext:value-type="float">
            <text:p>0,0007111111</text:p>
          </table:table-cell>
          <table:table-cell office:value-type="float" office:value="0.61" calcext:value-type="float">
            <text:p>0,61</text:p>
          </table:table-cell>
          <table:table-cell table:formula="of:=(['erdos-renyi meta-norm'.D17]-['erdos-renyi meta-norm'.E$3])^2" office:value-type="float" office:value="0.0162137777777778" calcext:value-type="float">
            <text:p>0,0162137778</text:p>
          </table:table-cell>
          <table:table-cell office:value-type="float" office:value="0.53" calcext:value-type="float">
            <text:p>0,53</text:p>
          </table:table-cell>
          <table:table-cell table:formula="of:=(['erdos-renyi meta-norm'.F17]-['erdos-renyi meta-norm'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'erdos-renyi meta-norm'.H17]-['erdos-renyi meta-norm'.I$3])^2" office:value-type="float" office:value="0.153664" calcext:value-type="float">
            <text:p>0,153664</text:p>
          </table:table-cell>
          <table:table-cell office:value-type="float" office:value="0.58" calcext:value-type="float">
            <text:p>0,58</text:p>
          </table:table-cell>
          <table:table-cell table:formula="of:=(['erdos-renyi meta-norm'.J17]-['erdos-renyi meta-norm'.K$3])^2" office:value-type="float" office:value="0.0366084444444444" calcext:value-type="float">
            <text:p>0,036608444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L17]-['erdos-renyi meta-norm'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'erdos-renyi meta-norm'.N17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17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17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17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18]-['erdos-renyi meta-norm'.C$3])^2" office:value-type="float" office:value="0.000711111111111108" calcext:value-type="float">
            <text:p>0,0007111111</text:p>
          </table:table-cell>
          <table:table-cell office:value-type="float" office:value="0.55" calcext:value-type="float">
            <text:p>0,55</text:p>
          </table:table-cell>
          <table:table-cell table:formula="of:=(['erdos-renyi meta-norm'.D18]-['erdos-renyi meta-norm'.E$3])^2" office:value-type="float" office:value="0.00453377777777779" calcext:value-type="float">
            <text:p>0,0045337778</text:p>
          </table:table-cell>
          <table:table-cell office:value-type="float" office:value="0.5" calcext:value-type="float">
            <text:p>0,5</text:p>
          </table:table-cell>
          <table:table-cell table:formula="of:=(['erdos-renyi meta-norm'.F18]-['erdos-renyi meta-norm'.G$3])^2" office:value-type="float" office:value="0.00405344444444443" calcext:value-type="float">
            <text:p>0,0040534444</text:p>
          </table:table-cell>
          <table:table-cell office:value-type="float" office:value="0.48" calcext:value-type="float">
            <text:p>0,48</text:p>
          </table:table-cell>
          <table:table-cell table:formula="of:=(['erdos-renyi meta-norm'.H18]-['erdos-renyi meta-norm'.I$3])^2" office:value-type="float" office:value="0.00774399999999999" calcext:value-type="float">
            <text:p>0,0077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J18]-['erdos-renyi meta-norm'.K$3])^2" office:value-type="float" office:value="0.00661511111111111" calcext:value-type="float">
            <text:p>0,0066151111</text:p>
          </table:table-cell>
          <table:table-cell office:value-type="float" office:value="0.51" calcext:value-type="float">
            <text:p>0,51</text:p>
          </table:table-cell>
          <table:table-cell table:formula="of:=(['erdos-renyi meta-norm'.L18]-['erdos-renyi meta-norm'.M$3])^2" office:value-type="float" office:value="0.0224001111111111" calcext:value-type="float">
            <text:p>0,022400111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N18]-['erdos-renyi meta-norm'.O$3])^2" office:value-type="float" office:value="0.0446617777777778" calcext:value-type="float">
            <text:p>0,0446617778</text:p>
          </table:table-cell>
          <table:table-cell office:value-type="float" office:value="0.51" calcext:value-type="float">
            <text:p>0,51</text:p>
          </table:table-cell>
          <table:table-cell table:formula="of:=(['erdos-renyi meta-norm'.P18]-['erdos-renyi meta-norm'.Q$3])^2" office:value-type="float" office:value="0.109781777777778" calcext:value-type="float">
            <text:p>0,1097817778</text:p>
          </table:table-cell>
          <table:table-cell office:value-type="float" office:value="0.32" calcext:value-type="float">
            <text:p>0,32</text:p>
          </table:table-cell>
          <table:table-cell table:formula="of:=(['erdos-renyi meta-norm'.R18]-['erdos-renyi meta-norm'.S$3])^2" office:value-type="float" office:value="0.029241" calcext:value-type="float">
            <text:p>0,029241</text:p>
          </table:table-cell>
          <table:table-cell office:value-type="float" office:value="0" calcext:value-type="float">
            <text:p>0</text:p>
          </table:table-cell>
          <table:table-cell table:formula="of:=(['erdos-renyi meta-norm'.T18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19]-['erdos-renyi meta-norm'.C$3])^2" office:value-type="float" office:value="0.000711111111111108" calcext:value-type="float">
            <text:p>0,000711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D19]-['erdos-renyi meta-norm'.E$3])^2" office:value-type="float" office:value="0.00000711111111111103" calcext:value-type="float">
            <text:p>7,11111111111103E-06</text:p>
          </table:table-cell>
          <table:table-cell office:value-type="float" office:value="0" calcext:value-type="float">
            <text:p>0</text:p>
          </table:table-cell>
          <table:table-cell table:formula="of:=(['erdos-renyi meta-norm'.F19]-['erdos-renyi meta-norm'.G$3])^2" office:value-type="float" office:value="0.190386777777778" calcext:value-type="float">
            <text:p>0,1903867778</text:p>
          </table:table-cell>
          <table:table-cell office:value-type="float" office:value="0" calcext:value-type="float">
            <text:p>0</text:p>
          </table:table-cell>
          <table:table-cell table:formula="of:=(['erdos-renyi meta-norm'.H19]-['erdos-renyi meta-norm'.I$3])^2" office:value-type="float" office:value="0.153664" calcext:value-type="float">
            <text:p>0,153664</text:p>
          </table:table-cell>
          <table:table-cell office:value-type="float" office:value="0" calcext:value-type="float">
            <text:p>0</text:p>
          </table:table-cell>
          <table:table-cell table:formula="of:=(['erdos-renyi meta-norm'.J19]-['erdos-renyi meta-norm'.K$3])^2" office:value-type="float" office:value="0.151061777777778" calcext:value-type="float">
            <text:p>0,1510617778</text:p>
          </table:table-cell>
          <table:table-cell office:value-type="float" office:value="0.47" calcext:value-type="float">
            <text:p>0,47</text:p>
          </table:table-cell>
          <table:table-cell table:formula="of:=(['erdos-renyi meta-norm'.L19]-['erdos-renyi meta-norm'.M$3])^2" office:value-type="float" office:value="0.0120267777777778" calcext:value-type="float">
            <text:p>0,0120267778</text:p>
          </table:table-cell>
          <table:table-cell office:value-type="float" office:value="0.48" calcext:value-type="float">
            <text:p>0,48</text:p>
          </table:table-cell>
          <table:table-cell table:formula="of:=(['erdos-renyi meta-norm'.N19]-['erdos-renyi meta-norm'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'erdos-renyi meta-norm'.P19]-['erdos-renyi meta-norm'.Q$3])^2" office:value-type="float" office:value="0.0319217777777778" calcext:value-type="float">
            <text:p>0,0319217778</text:p>
          </table:table-cell>
          <table:table-cell office:value-type="float" office:value="0.33" calcext:value-type="float">
            <text:p>0,33</text:p>
          </table:table-cell>
          <table:table-cell table:formula="of:=(['erdos-renyi meta-norm'.R19]-['erdos-renyi meta-norm'.S$3])^2" office:value-type="float" office:value="0.032761" calcext:value-type="float">
            <text:p>0,032761</text:p>
          </table:table-cell>
          <table:table-cell office:value-type="float" office:value="0" calcext:value-type="float">
            <text:p>0</text:p>
          </table:table-cell>
          <table:table-cell table:formula="of:=(['erdos-renyi meta-norm'.T19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,55</text:p>
          </table:table-cell>
          <table:table-cell table:formula="of:=(['erdos-renyi meta-norm'.B20]-['erdos-renyi meta-norm'.C$3])^2" office:value-type="float" office:value="0.00111111111111112" calcext:value-type="float">
            <text:p>0,0011111111</text:p>
          </table:table-cell>
          <table:table-cell office:value-type="float" office:value="0.39" calcext:value-type="float">
            <text:p>0,39</text:p>
          </table:table-cell>
          <table:table-cell table:formula="of:=(['erdos-renyi meta-norm'.D20]-['erdos-renyi meta-norm'.E$3])^2" office:value-type="float" office:value="0.0085871111111111" calcext:value-type="float">
            <text:p>0,0085871111</text:p>
          </table:table-cell>
          <table:table-cell office:value-type="float" office:value="0.47" calcext:value-type="float">
            <text:p>0,47</text:p>
          </table:table-cell>
          <table:table-cell table:formula="of:=(['erdos-renyi meta-norm'.F20]-['erdos-renyi meta-norm'.G$3])^2" office:value-type="float" office:value="0.00113344444444444" calcext:value-type="float">
            <text:p>0,0011334444</text:p>
          </table:table-cell>
          <table:table-cell office:value-type="float" office:value="0.51" calcext:value-type="float">
            <text:p>0,51</text:p>
          </table:table-cell>
          <table:table-cell table:formula="of:=(['erdos-renyi meta-norm'.H20]-['erdos-renyi meta-norm'.I$3])^2" office:value-type="float" office:value="0.013924" calcext:value-type="float">
            <text:p>0,013924</text:p>
          </table:table-cell>
          <table:table-cell office:value-type="float" office:value="0.44" calcext:value-type="float">
            <text:p>0,44</text:p>
          </table:table-cell>
          <table:table-cell table:formula="of:=(['erdos-renyi meta-norm'.J20]-['erdos-renyi meta-norm'.K$3])^2" office:value-type="float" office:value="0.00263511111111111" calcext:value-type="float">
            <text:p>0,0026351111</text:p>
          </table:table-cell>
          <table:table-cell office:value-type="float" office:value="0.5" calcext:value-type="float">
            <text:p>0,5</text:p>
          </table:table-cell>
          <table:table-cell table:formula="of:=(['erdos-renyi meta-norm'.L20]-['erdos-renyi meta-norm'.M$3])^2" office:value-type="float" office:value="0.0195067777777778" calcext:value-type="float">
            <text:p>0,0195067778</text:p>
          </table:table-cell>
          <table:table-cell office:value-type="float" office:value="0" calcext:value-type="float">
            <text:p>0</text:p>
          </table:table-cell>
          <table:table-cell table:formula="of:=(['erdos-renyi meta-norm'.N20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20]-['erdos-renyi meta-norm'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'erdos-renyi meta-norm'.R20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0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21]-['erdos-renyi meta-norm'.C$3])^2" office:value-type="float" office:value="0.000711111111111108" calcext:value-type="float">
            <text:p>0,000711111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D21]-['erdos-renyi meta-norm'.E$3])^2" office:value-type="float" office:value="0.0000537777777777781" calcext:value-type="float">
            <text:p>5,37777777777781E-05</text:p>
          </table:table-cell>
          <table:table-cell office:value-type="float" office:value="0.49" calcext:value-type="float">
            <text:p>0,49</text:p>
          </table:table-cell>
          <table:table-cell table:formula="of:=(['erdos-renyi meta-norm'.F21]-['erdos-renyi meta-norm'.G$3])^2" office:value-type="float" office:value="0.0028801111111111" calcext:value-type="float">
            <text:p>0,002880111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H21]-['erdos-renyi meta-norm'.I$3])^2" office:value-type="float" office:value="0.00960399999999998" calcext:value-type="float">
            <text:p>0,009604</text:p>
          </table:table-cell>
          <table:table-cell office:value-type="float" office:value="0.44" calcext:value-type="float">
            <text:p>0,44</text:p>
          </table:table-cell>
          <table:table-cell table:formula="of:=(['erdos-renyi meta-norm'.J21]-['erdos-renyi meta-norm'.K$3])^2" office:value-type="float" office:value="0.00263511111111111" calcext:value-type="float">
            <text:p>0,0026351111</text:p>
          </table:table-cell>
          <table:table-cell office:value-type="float" office:value="0.51" calcext:value-type="float">
            <text:p>0,51</text:p>
          </table:table-cell>
          <table:table-cell table:formula="of:=(['erdos-renyi meta-norm'.L21]-['erdos-renyi meta-norm'.M$3])^2" office:value-type="float" office:value="0.0224001111111111" calcext:value-type="float">
            <text:p>0,0224001111</text:p>
          </table:table-cell>
          <table:table-cell office:value-type="float" office:value="0.43" calcext:value-type="float">
            <text:p>0,43</text:p>
          </table:table-cell>
          <table:table-cell table:formula="of:=(['erdos-renyi meta-norm'.N21]-['erdos-renyi meta-norm'.O$3])^2" office:value-type="float" office:value="0.0229017777777778" calcext:value-type="float">
            <text:p>0,0229017778</text:p>
          </table:table-cell>
          <table:table-cell office:value-type="float" office:value="0.47" calcext:value-type="float">
            <text:p>0,47</text:p>
          </table:table-cell>
          <table:table-cell table:formula="of:=(['erdos-renyi meta-norm'.P21]-['erdos-renyi meta-norm'.Q$3])^2" office:value-type="float" office:value="0.0848751111111111" calcext:value-type="float">
            <text:p>0,0848751111</text:p>
          </table:table-cell>
          <table:table-cell office:value-type="float" office:value="0" calcext:value-type="float">
            <text:p>0</text:p>
          </table:table-cell>
          <table:table-cell table:formula="of:=(['erdos-renyi meta-norm'.R21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1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" calcext:value-type="float">
            <text:p>0,59</text:p>
          </table:table-cell>
          <table:table-cell table:formula="of:=(['erdos-renyi meta-norm'.B22]-['erdos-renyi meta-norm'.C$3])^2" office:value-type="float" office:value="0.00537777777777778" calcext:value-type="float">
            <text:p>0,0053777778</text:p>
          </table:table-cell>
          <table:table-cell office:value-type="float" office:value="0.54" calcext:value-type="float">
            <text:p>0,54</text:p>
          </table:table-cell>
          <table:table-cell table:formula="of:=(['erdos-renyi meta-norm'.D22]-['erdos-renyi meta-norm'.E$3])^2" office:value-type="float" office:value="0.00328711111111112" calcext:value-type="float">
            <text:p>0,0032871111</text:p>
          </table:table-cell>
          <table:table-cell office:value-type="float" office:value="0.45" calcext:value-type="float">
            <text:p>0,45</text:p>
          </table:table-cell>
          <table:table-cell table:formula="of:=(['erdos-renyi meta-norm'.F22]-['erdos-renyi meta-norm'.G$3])^2" office:value-type="float" office:value="0.000186777777777775" calcext:value-type="float">
            <text:p>0,0001867778</text:p>
          </table:table-cell>
          <table:table-cell office:value-type="float" office:value="0.52" calcext:value-type="float">
            <text:p>0,52</text:p>
          </table:table-cell>
          <table:table-cell table:formula="of:=(['erdos-renyi meta-norm'.H22]-['erdos-renyi meta-norm'.I$3])^2" office:value-type="float" office:value="0.016384" calcext:value-type="float">
            <text:p>0,01638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J22]-['erdos-renyi meta-norm'.K$3])^2" office:value-type="float" office:value="0.0172484444444444" calcext:value-type="float">
            <text:p>0,0172484444</text:p>
          </table:table-cell>
          <table:table-cell office:value-type="float" office:value="0" calcext:value-type="float">
            <text:p>0</text:p>
          </table:table-cell>
          <table:table-cell table:formula="of:=(['erdos-renyi meta-norm'.L22]-['erdos-renyi meta-norm'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'erdos-renyi meta-norm'.N22]-['erdos-renyi meta-norm'.O$3])^2" office:value-type="float" office:value="0.0776551111111111" calcext:value-type="float">
            <text:p>0,0776551111</text:p>
          </table:table-cell>
          <table:table-cell office:value-type="float" office:value="0.58" calcext:value-type="float">
            <text:p>0,58</text:p>
          </table:table-cell>
          <table:table-cell table:formula="of:=(['erdos-renyi meta-norm'.P22]-['erdos-renyi meta-norm'.Q$3])^2" office:value-type="float" office:value="0.161068444444444" calcext:value-type="float">
            <text:p>0,1610684444</text:p>
          </table:table-cell>
          <table:table-cell office:value-type="float" office:value="0.31" calcext:value-type="float">
            <text:p>0,31</text:p>
          </table:table-cell>
          <table:table-cell table:formula="of:=(['erdos-renyi meta-norm'.R22]-['erdos-renyi meta-norm'.S$3])^2" office:value-type="float" office:value="0.025921" calcext:value-type="float">
            <text:p>0,025921</text:p>
          </table:table-cell>
          <table:table-cell office:value-type="float" office:value="0" calcext:value-type="float">
            <text:p>0</text:p>
          </table:table-cell>
          <table:table-cell table:formula="of:=(['erdos-renyi meta-norm'.T22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,45</text:p>
          </table:table-cell>
          <table:table-cell table:formula="of:=(['erdos-renyi meta-norm'.B23]-['erdos-renyi meta-norm'.C$3])^2" office:value-type="float" office:value="0.00444444444444444" calcext:value-type="float">
            <text:p>0,0044444444</text:p>
          </table:table-cell>
          <table:table-cell office:value-type="float" office:value="0.43" calcext:value-type="float">
            <text:p>0,43</text:p>
          </table:table-cell>
          <table:table-cell table:formula="of:=(['erdos-renyi meta-norm'.D23]-['erdos-renyi meta-norm'.E$3])^2" office:value-type="float" office:value="0.00277377777777777" calcext:value-type="float">
            <text:p>0,0027737778</text:p>
          </table:table-cell>
          <table:table-cell office:value-type="float" office:value="0.46" calcext:value-type="float">
            <text:p>0,46</text:p>
          </table:table-cell>
          <table:table-cell table:formula="of:=(['erdos-renyi meta-norm'.F23]-['erdos-renyi meta-norm'.G$3])^2" office:value-type="float" office:value="0.000560111111111106" calcext:value-type="float">
            <text:p>0,0005601111</text:p>
          </table:table-cell>
          <table:table-cell office:value-type="float" office:value="0.54" calcext:value-type="float">
            <text:p>0,54</text:p>
          </table:table-cell>
          <table:table-cell table:formula="of:=(['erdos-renyi meta-norm'.H23]-['erdos-renyi meta-norm'.I$3])^2" office:value-type="float" office:value="0.021904" calcext:value-type="float">
            <text:p>0,02190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J23]-['erdos-renyi meta-norm'.K$3])^2" office:value-type="float" office:value="0.0172484444444444" calcext:value-type="float">
            <text:p>0,017248444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L23]-['erdos-renyi meta-norm'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'erdos-renyi meta-norm'.N23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23]-['erdos-renyi meta-norm'.Q$3])^2" office:value-type="float" office:value="0.0319217777777778" calcext:value-type="float">
            <text:p>0,0319217778</text:p>
          </table:table-cell>
          <table:table-cell office:value-type="float" office:value="0.36" calcext:value-type="float">
            <text:p>0,36</text:p>
          </table:table-cell>
          <table:table-cell table:formula="of:=(['erdos-renyi meta-norm'.R23]-['erdos-renyi meta-norm'.S$3])^2" office:value-type="float" office:value="0.044521" calcext:value-type="float">
            <text:p>0,044521</text:p>
          </table:table-cell>
          <table:table-cell office:value-type="float" office:value="0" calcext:value-type="float">
            <text:p>0</text:p>
          </table:table-cell>
          <table:table-cell table:formula="of:=(['erdos-renyi meta-norm'.T23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" calcext:value-type="float">
            <text:p>0,52</text:p>
          </table:table-cell>
          <table:table-cell table:formula="of:=(['erdos-renyi meta-norm'.B24]-['erdos-renyi meta-norm'.C$3])^2" office:value-type="float" office:value="0.0000111111111111116" calcext:value-type="float">
            <text:p>1,11111111111116E-05</text:p>
          </table:table-cell>
          <table:table-cell office:value-type="float" office:value="0.48" calcext:value-type="float">
            <text:p>0,48</text:p>
          </table:table-cell>
          <table:table-cell table:formula="of:=(['erdos-renyi meta-norm'.D24]-['erdos-renyi meta-norm'.E$3])^2" office:value-type="float" office:value="0.00000711111111111103" calcext:value-type="float">
            <text:p>7,11111111111103E-06</text:p>
          </table:table-cell>
          <table:table-cell office:value-type="float" office:value="0.48" calcext:value-type="float">
            <text:p>0,48</text:p>
          </table:table-cell>
          <table:table-cell table:formula="of:=(['erdos-renyi meta-norm'.F24]-['erdos-renyi meta-norm'.G$3])^2" office:value-type="float" office:value="0.00190677777777777" calcext:value-type="float">
            <text:p>0,0019067778</text:p>
          </table:table-cell>
          <table:table-cell office:value-type="float" office:value="0.41" calcext:value-type="float">
            <text:p>0,41</text:p>
          </table:table-cell>
          <table:table-cell table:formula="of:=(['erdos-renyi meta-norm'.H24]-['erdos-renyi meta-norm'.I$3])^2" office:value-type="float" office:value="0.000323999999999999" calcext:value-type="float">
            <text:p>0,000324</text:p>
          </table:table-cell>
          <table:table-cell office:value-type="float" office:value="0.46" calcext:value-type="float">
            <text:p>0,46</text:p>
          </table:table-cell>
          <table:table-cell table:formula="of:=(['erdos-renyi meta-norm'.J24]-['erdos-renyi meta-norm'.K$3])^2" office:value-type="float" office:value="0.00508844444444444" calcext:value-type="float">
            <text:p>0,0050884444</text:p>
          </table:table-cell>
          <table:table-cell office:value-type="float" office:value="0" calcext:value-type="float">
            <text:p>0</text:p>
          </table:table-cell>
          <table:table-cell table:formula="of:=(['erdos-renyi meta-norm'.L24]-['erdos-renyi meta-norm'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N24]-['erdos-renyi meta-norm'.O$3])^2" office:value-type="float" office:value="0.0405351111111111" calcext:value-type="float">
            <text:p>0,0405351111</text:p>
          </table:table-cell>
          <table:table-cell office:value-type="float" office:value="0.43" calcext:value-type="float">
            <text:p>0,43</text:p>
          </table:table-cell>
          <table:table-cell table:formula="of:=(['erdos-renyi meta-norm'.P24]-['erdos-renyi meta-norm'.Q$3])^2" office:value-type="float" office:value="0.0631684444444445" calcext:value-type="float">
            <text:p>0,0631684444</text:p>
          </table:table-cell>
          <table:table-cell office:value-type="float" office:value="0" calcext:value-type="float">
            <text:p>0</text:p>
          </table:table-cell>
          <table:table-cell table:formula="of:=(['erdos-renyi meta-norm'.R24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4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,48</text:p>
          </table:table-cell>
          <table:table-cell table:formula="of:=(['erdos-renyi meta-norm'.B25]-['erdos-renyi meta-norm'.C$3])^2" office:value-type="float" office:value="0.00134444444444444" calcext:value-type="float">
            <text:p>0,0013444444</text:p>
          </table:table-cell>
          <table:table-cell office:value-type="float" office:value="0.49" calcext:value-type="float">
            <text:p>0,49</text:p>
          </table:table-cell>
          <table:table-cell table:formula="of:=(['erdos-renyi meta-norm'.D25]-['erdos-renyi meta-norm'.E$3])^2" office:value-type="float" office:value="0.0000537777777777781" calcext:value-type="float">
            <text:p>5,37777777777781E-05</text:p>
          </table:table-cell>
          <table:table-cell office:value-type="float" office:value="0.58" calcext:value-type="float">
            <text:p>0,58</text:p>
          </table:table-cell>
          <table:table-cell table:formula="of:=(['erdos-renyi meta-norm'.F25]-['erdos-renyi meta-norm'.G$3])^2" office:value-type="float" office:value="0.0206401111111111" calcext:value-type="float">
            <text:p>0,0206401111</text:p>
          </table:table-cell>
          <table:table-cell office:value-type="float" office:value="0" calcext:value-type="float">
            <text:p>0</text:p>
          </table:table-cell>
          <table:table-cell table:formula="of:=(['erdos-renyi meta-norm'.H25]-['erdos-renyi meta-norm'.I$3])^2" office:value-type="float" office:value="0.153664" calcext:value-type="float">
            <text:p>0,153664</text:p>
          </table:table-cell>
          <table:table-cell office:value-type="float" office:value="0.5" calcext:value-type="float">
            <text:p>0,5</text:p>
          </table:table-cell>
          <table:table-cell table:formula="of:=(['erdos-renyi meta-norm'.J25]-['erdos-renyi meta-norm'.K$3])^2" office:value-type="float" office:value="0.0123951111111111" calcext:value-type="float">
            <text:p>0,012395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L25]-['erdos-renyi meta-norm'.M$3])^2" office:value-type="float" office:value="0.0143201111111111" calcext:value-type="float">
            <text:p>0,0143201111</text:p>
          </table:table-cell>
          <table:table-cell office:value-type="float" office:value="0" calcext:value-type="float">
            <text:p>0</text:p>
          </table:table-cell>
          <table:table-cell table:formula="of:=(['erdos-renyi meta-norm'.N25]-['erdos-renyi meta-norm'.O$3])^2" office:value-type="float" office:value="0.0776551111111111" calcext:value-type="float">
            <text:p>0,0776551111</text:p>
          </table:table-cell>
          <table:table-cell office:value-type="float" office:value="0.49" calcext:value-type="float">
            <text:p>0,49</text:p>
          </table:table-cell>
          <table:table-cell table:formula="of:=(['erdos-renyi meta-norm'.P25]-['erdos-renyi meta-norm'.Q$3])^2" office:value-type="float" office:value="0.0969284444444445" calcext:value-type="float">
            <text:p>0,0969284444</text:p>
          </table:table-cell>
          <table:table-cell office:value-type="float" office:value="0" calcext:value-type="float">
            <text:p>0</text:p>
          </table:table-cell>
          <table:table-cell table:formula="of:=(['erdos-renyi meta-norm'.R25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5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,61</text:p>
          </table:table-cell>
          <table:table-cell table:formula="of:=(['erdos-renyi meta-norm'.B26]-['erdos-renyi meta-norm'.C$3])^2" office:value-type="float" office:value="0.00871111111111112" calcext:value-type="float">
            <text:p>0,0087111111</text:p>
          </table:table-cell>
          <table:table-cell office:value-type="float" office:value="0" calcext:value-type="float">
            <text:p>0</text:p>
          </table:table-cell>
          <table:table-cell table:formula="of:=(['erdos-renyi meta-norm'.D26]-['erdos-renyi meta-norm'.E$3])^2" office:value-type="float" office:value="0.232967111111111" calcext:value-type="float">
            <text:p>0,2329671111</text:p>
          </table:table-cell>
          <table:table-cell office:value-type="float" office:value="0.4" calcext:value-type="float">
            <text:p>0,4</text:p>
          </table:table-cell>
          <table:table-cell table:formula="of:=(['erdos-renyi meta-norm'.F26]-['erdos-renyi meta-norm'.G$3])^2" office:value-type="float" office:value="0.00132011111111112" calcext:value-type="float">
            <text:p>0,0013201111</text:p>
          </table:table-cell>
          <table:table-cell office:value-type="float" office:value="0.55" calcext:value-type="float">
            <text:p>0,55</text:p>
          </table:table-cell>
          <table:table-cell table:formula="of:=(['erdos-renyi meta-norm'.H26]-['erdos-renyi meta-norm'.I$3])^2" office:value-type="float" office:value="0.024964" calcext:value-type="float">
            <text:p>0,024964</text:p>
          </table:table-cell>
          <table:table-cell office:value-type="float" office:value="0.6" calcext:value-type="float">
            <text:p>0,6</text:p>
          </table:table-cell>
          <table:table-cell table:formula="of:=(['erdos-renyi meta-norm'.J26]-['erdos-renyi meta-norm'.K$3])^2" office:value-type="float" office:value="0.0446617777777778" calcext:value-type="float">
            <text:p>0,0446617778</text:p>
          </table:table-cell>
          <table:table-cell office:value-type="float" office:value="0.52" calcext:value-type="float">
            <text:p>0,52</text:p>
          </table:table-cell>
          <table:table-cell table:formula="of:=(['erdos-renyi meta-norm'.L26]-['erdos-renyi meta-norm'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'erdos-renyi meta-norm'.N26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26]-['erdos-renyi meta-norm'.Q$3])^2" office:value-type="float" office:value="0.0319217777777778" calcext:value-type="float">
            <text:p>0,0319217778</text:p>
          </table:table-cell>
          <table:table-cell office:value-type="float" office:value="0.27" calcext:value-type="float">
            <text:p>0,27</text:p>
          </table:table-cell>
          <table:table-cell table:formula="of:=(['erdos-renyi meta-norm'.R26]-['erdos-renyi meta-norm'.S$3])^2" office:value-type="float" office:value="0.014641" calcext:value-type="float">
            <text:p>0,014641</text:p>
          </table:table-cell>
          <table:table-cell office:value-type="float" office:value="0" calcext:value-type="float">
            <text:p>0</text:p>
          </table:table-cell>
          <table:table-cell table:formula="of:=(['erdos-renyi meta-norm'.T26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" calcext:value-type="float">
            <text:p>0,52</text:p>
          </table:table-cell>
          <table:table-cell table:formula="of:=(['erdos-renyi meta-norm'.B27]-['erdos-renyi meta-norm'.C$3])^2" office:value-type="float" office:value="0.0000111111111111116" calcext:value-type="float">
            <text:p>1,11111111111116E-05</text:p>
          </table:table-cell>
          <table:table-cell office:value-type="float" office:value="0.49" calcext:value-type="float">
            <text:p>0,49</text:p>
          </table:table-cell>
          <table:table-cell table:formula="of:=(['erdos-renyi meta-norm'.D27]-['erdos-renyi meta-norm'.E$3])^2" office:value-type="float" office:value="0.0000537777777777781" calcext:value-type="float">
            <text:p>5,37777777777781E-05</text:p>
          </table:table-cell>
          <table:table-cell office:value-type="float" office:value="0.48" calcext:value-type="float">
            <text:p>0,48</text:p>
          </table:table-cell>
          <table:table-cell table:formula="of:=(['erdos-renyi meta-norm'.F27]-['erdos-renyi meta-norm'.G$3])^2" office:value-type="float" office:value="0.00190677777777777" calcext:value-type="float">
            <text:p>0,0019067778</text:p>
          </table:table-cell>
          <table:table-cell office:value-type="float" office:value="0.41" calcext:value-type="float">
            <text:p>0,41</text:p>
          </table:table-cell>
          <table:table-cell table:formula="of:=(['erdos-renyi meta-norm'.H27]-['erdos-renyi meta-norm'.I$3])^2" office:value-type="float" office:value="0.000323999999999999" calcext:value-type="float">
            <text:p>0,000324</text:p>
          </table:table-cell>
          <table:table-cell office:value-type="float" office:value="0" calcext:value-type="float">
            <text:p>0</text:p>
          </table:table-cell>
          <table:table-cell table:formula="of:=(['erdos-renyi meta-norm'.J27]-['erdos-renyi meta-norm'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'erdos-renyi meta-norm'.L27]-['erdos-renyi meta-norm'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'erdos-renyi meta-norm'.N27]-['erdos-renyi meta-norm'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'erdos-renyi meta-norm'.P27]-['erdos-renyi meta-norm'.Q$3])^2" office:value-type="float" office:value="0.0319217777777778" calcext:value-type="float">
            <text:p>0,0319217778</text:p>
          </table:table-cell>
          <table:table-cell office:value-type="float" office:value="0.37" calcext:value-type="float">
            <text:p>0,37</text:p>
          </table:table-cell>
          <table:table-cell table:formula="of:=(['erdos-renyi meta-norm'.R27]-['erdos-renyi meta-norm'.S$3])^2" office:value-type="float" office:value="0.048841" calcext:value-type="float">
            <text:p>0,048841</text:p>
          </table:table-cell>
          <table:table-cell office:value-type="float" office:value="0" calcext:value-type="float">
            <text:p>0</text:p>
          </table:table-cell>
          <table:table-cell table:formula="of:=(['erdos-renyi meta-norm'.T27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4" calcext:value-type="float">
            <text:p>0,54</text:p>
          </table:table-cell>
          <table:table-cell table:formula="of:=(['erdos-renyi meta-norm'.B28]-['erdos-renyi meta-norm'.C$3])^2" office:value-type="float" office:value="0.000544444444444449" calcext:value-type="float">
            <text:p>0,0005444444</text:p>
          </table:table-cell>
          <table:table-cell office:value-type="float" office:value="0.42" calcext:value-type="float">
            <text:p>0,42</text:p>
          </table:table-cell>
          <table:table-cell table:formula="of:=(['erdos-renyi meta-norm'.D28]-['erdos-renyi meta-norm'.E$3])^2" office:value-type="float" office:value="0.00392711111111111" calcext:value-type="float">
            <text:p>0,0039271111</text:p>
          </table:table-cell>
          <table:table-cell office:value-type="float" office:value="0" calcext:value-type="float">
            <text:p>0</text:p>
          </table:table-cell>
          <table:table-cell table:formula="of:=(['erdos-renyi meta-norm'.F28]-['erdos-renyi meta-norm'.G$3])^2" office:value-type="float" office:value="0.190386777777778" calcext:value-type="float">
            <text:p>0,1903867778</text:p>
          </table:table-cell>
          <table:table-cell office:value-type="float" office:value="0.46" calcext:value-type="float">
            <text:p>0,46</text:p>
          </table:table-cell>
          <table:table-cell table:formula="of:=(['erdos-renyi meta-norm'.H28]-['erdos-renyi meta-norm'.I$3])^2" office:value-type="float" office:value="0.00462399999999999" calcext:value-type="float">
            <text:p>0,004624</text:p>
          </table:table-cell>
          <table:table-cell office:value-type="float" office:value="0.53" calcext:value-type="float">
            <text:p>0,53</text:p>
          </table:table-cell>
          <table:table-cell table:formula="of:=(['erdos-renyi meta-norm'.J28]-['erdos-renyi meta-norm'.K$3])^2" office:value-type="float" office:value="0.0199751111111111" calcext:value-type="float">
            <text:p>0,0199751111</text:p>
          </table:table-cell>
          <table:table-cell office:value-type="float" office:value="0.44" calcext:value-type="float">
            <text:p>0,44</text:p>
          </table:table-cell>
          <table:table-cell table:formula="of:=(['erdos-renyi meta-norm'.L28]-['erdos-renyi meta-norm'.M$3])^2" office:value-type="float" office:value="0.00634677777777778" calcext:value-type="float">
            <text:p>0,0063467778</text:p>
          </table:table-cell>
          <table:table-cell office:value-type="float" office:value="0.46" calcext:value-type="float">
            <text:p>0,46</text:p>
          </table:table-cell>
          <table:table-cell table:formula="of:=(['erdos-renyi meta-norm'.N28]-['erdos-renyi meta-norm'.O$3])^2" office:value-type="float" office:value="0.0328817777777778" calcext:value-type="float">
            <text:p>0,0328817778</text:p>
          </table:table-cell>
          <table:table-cell office:value-type="float" office:value="0.48" calcext:value-type="float">
            <text:p>0,48</text:p>
          </table:table-cell>
          <table:table-cell table:formula="of:=(['erdos-renyi meta-norm'.P28]-['erdos-renyi meta-norm'.Q$3])^2" office:value-type="float" office:value="0.0908017777777778" calcext:value-type="float">
            <text:p>0,0908017778</text:p>
          </table:table-cell>
          <table:table-cell office:value-type="float" office:value="0.25" calcext:value-type="float">
            <text:p>0,25</text:p>
          </table:table-cell>
          <table:table-cell table:formula="of:=(['erdos-renyi meta-norm'.R28]-['erdos-renyi meta-norm'.S$3])^2" office:value-type="float" office:value="0.010201" calcext:value-type="float">
            <text:p>0,010201</text:p>
          </table:table-cell>
          <table:table-cell office:value-type="float" office:value="0" calcext:value-type="float">
            <text:p>0</text:p>
          </table:table-cell>
          <table:table-cell table:formula="of:=(['erdos-renyi meta-norm'.T28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" calcext:value-type="float">
            <text:p>0,49</text:p>
          </table:table-cell>
          <table:table-cell table:formula="of:=(['erdos-renyi meta-norm'.B29]-['erdos-renyi meta-norm'.C$3])^2" office:value-type="float" office:value="0.000711111111111108" calcext:value-type="float">
            <text:p>0,0007111111</text:p>
          </table:table-cell>
          <table:table-cell office:value-type="float" office:value="0.53" calcext:value-type="float">
            <text:p>0,53</text:p>
          </table:table-cell>
          <table:table-cell table:formula="of:=(['erdos-renyi meta-norm'.D29]-['erdos-renyi meta-norm'.E$3])^2" office:value-type="float" office:value="0.00224044444444445" calcext:value-type="float">
            <text:p>0,0022404444</text:p>
          </table:table-cell>
          <table:table-cell office:value-type="float" office:value="0.56" calcext:value-type="float">
            <text:p>0,56</text:p>
          </table:table-cell>
          <table:table-cell table:formula="of:=(['erdos-renyi meta-norm'.F29]-['erdos-renyi meta-norm'.G$3])^2" office:value-type="float" office:value="0.0152934444444444" calcext:value-type="float">
            <text:p>0,0152934444</text:p>
          </table:table-cell>
          <table:table-cell office:value-type="float" office:value="0.54" calcext:value-type="float">
            <text:p>0,54</text:p>
          </table:table-cell>
          <table:table-cell table:formula="of:=(['erdos-renyi meta-norm'.H29]-['erdos-renyi meta-norm'.I$3])^2" office:value-type="float" office:value="0.021904" calcext:value-type="float">
            <text:p>0,021904</text:p>
          </table:table-cell>
          <table:table-cell office:value-type="float" office:value="0.55" calcext:value-type="float">
            <text:p>0,55</text:p>
          </table:table-cell>
          <table:table-cell table:formula="of:=(['erdos-renyi meta-norm'.J29]-['erdos-renyi meta-norm'.K$3])^2" office:value-type="float" office:value="0.0260284444444444" calcext:value-type="float">
            <text:p>0,0260284444</text:p>
          </table:table-cell>
          <table:table-cell office:value-type="float" office:value="0" calcext:value-type="float">
            <text:p>0</text:p>
          </table:table-cell>
          <table:table-cell table:formula="of:=(['erdos-renyi meta-norm'.L29]-['erdos-renyi meta-norm'.M$3])^2" office:value-type="float" office:value="0.129840111111111" calcext:value-type="float">
            <text:p>0,1298401111</text:p>
          </table:table-cell>
          <table:table-cell office:value-type="float" office:value="0.51" calcext:value-type="float">
            <text:p>0,51</text:p>
          </table:table-cell>
          <table:table-cell table:formula="of:=(['erdos-renyi meta-norm'.N29]-['erdos-renyi meta-norm'.O$3])^2" office:value-type="float" office:value="0.0535151111111111" calcext:value-type="float">
            <text:p>0,0535151111</text:p>
          </table:table-cell>
          <table:table-cell office:value-type="float" office:value="0.52" calcext:value-type="float">
            <text:p>0,52</text:p>
          </table:table-cell>
          <table:table-cell table:formula="of:=(['erdos-renyi meta-norm'.P29]-['erdos-renyi meta-norm'.Q$3])^2" office:value-type="float" office:value="0.116508444444444" calcext:value-type="float">
            <text:p>0,1165084444</text:p>
          </table:table-cell>
          <table:table-cell office:value-type="float" office:value="0" calcext:value-type="float">
            <text:p>0</text:p>
          </table:table-cell>
          <table:table-cell table:formula="of:=(['erdos-renyi meta-norm'.R29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9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,47</text:p>
          </table:table-cell>
          <table:table-cell table:formula="of:=(['erdos-renyi meta-norm'.B30]-['erdos-renyi meta-norm'.C$3])^2" office:value-type="float" office:value="0.00217777777777777" calcext:value-type="float">
            <text:p>0,0021777778</text:p>
          </table:table-cell>
          <table:table-cell office:value-type="float" office:value="0.5" calcext:value-type="float">
            <text:p>0,5</text:p>
          </table:table-cell>
          <table:table-cell table:formula="of:=(['erdos-renyi meta-norm'.D30]-['erdos-renyi meta-norm'.E$3])^2" office:value-type="float" office:value="0.000300444444444446" calcext:value-type="float">
            <text:p>0,0003004444</text:p>
          </table:table-cell>
          <table:table-cell office:value-type="float" office:value="0" calcext:value-type="float">
            <text:p>0</text:p>
          </table:table-cell>
          <table:table-cell table:formula="of:=(['erdos-renyi meta-norm'.F30]-['erdos-renyi meta-norm'.G$3])^2" office:value-type="float" office:value="0.190386777777778" calcext:value-type="float">
            <text:p>0,1903867778</text:p>
          </table:table-cell>
          <table:table-cell office:value-type="float" office:value="0.5" calcext:value-type="float">
            <text:p>0,5</text:p>
          </table:table-cell>
          <table:table-cell table:formula="of:=(['erdos-renyi meta-norm'.H30]-['erdos-renyi meta-norm'.I$3])^2" office:value-type="float" office:value="0.011664" calcext:value-type="float">
            <text:p>0,011664</text:p>
          </table:table-cell>
          <table:table-cell office:value-type="float" office:value="0" calcext:value-type="float">
            <text:p>0</text:p>
          </table:table-cell>
          <table:table-cell table:formula="of:=(['erdos-renyi meta-norm'.J30]-['erdos-renyi meta-norm'.K$3])^2" office:value-type="float" office:value="0.151061777777778" calcext:value-type="float">
            <text:p>0,1510617778</text:p>
          </table:table-cell>
          <table:table-cell office:value-type="float" office:value="0.56" calcext:value-type="float">
            <text:p>0,56</text:p>
          </table:table-cell>
          <table:table-cell table:formula="of:=(['erdos-renyi meta-norm'.L30]-['erdos-renyi meta-norm'.M$3])^2" office:value-type="float" office:value="0.0398667777777778" calcext:value-type="float">
            <text:p>0,0398667778</text:p>
          </table:table-cell>
          <table:table-cell office:value-type="float" office:value="0" calcext:value-type="float">
            <text:p>0</text:p>
          </table:table-cell>
          <table:table-cell table:formula="of:=(['erdos-renyi meta-norm'.N30]-['erdos-renyi meta-norm'.O$3])^2" office:value-type="float" office:value="0.0776551111111111" calcext:value-type="float">
            <text:p>0,0776551111</text:p>
          </table:table-cell>
          <table:table-cell office:value-type="float" office:value="0.42" calcext:value-type="float">
            <text:p>0,42</text:p>
          </table:table-cell>
          <table:table-cell table:formula="of:=(['erdos-renyi meta-norm'.P30]-['erdos-renyi meta-norm'.Q$3])^2" office:value-type="float" office:value="0.0582417777777778" calcext:value-type="float">
            <text:p>0,0582417778</text:p>
          </table:table-cell>
          <table:table-cell office:value-type="float" office:value="0.42" calcext:value-type="float">
            <text:p>0,42</text:p>
          </table:table-cell>
          <table:table-cell table:formula="of:=(['erdos-renyi meta-norm'.R30]-['erdos-renyi meta-norm'.S$3])^2" office:value-type="float" office:value="0.073441" calcext:value-type="float">
            <text:p>0,073441</text:p>
          </table:table-cell>
          <table:table-cell office:value-type="float" office:value="0" calcext:value-type="float">
            <text:p>0</text:p>
          </table:table-cell>
          <table:table-cell table:formula="of:=(['erdos-renyi meta-norm'.T30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table:formula="of:=(['erdos-renyi meta-norm'.B31]-['erdos-renyi meta-norm'.C$3])^2" office:value-type="float" office:value="0.000277777777777776" calcext:value-type="float">
            <text:p>0,0002777778</text:p>
          </table:table-cell>
          <table:table-cell office:value-type="float" office:value="0.41" calcext:value-type="float">
            <text:p>0,41</text:p>
          </table:table-cell>
          <table:table-cell table:formula="of:=(['erdos-renyi meta-norm'.D31]-['erdos-renyi meta-norm'.E$3])^2" office:value-type="float" office:value="0.00528044444444444" calcext:value-type="float">
            <text:p>0,00528044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F31]-['erdos-renyi meta-norm'.G$3])^2" office:value-type="float" office:value="0.00113344444444444" calcext:value-type="float">
            <text:p>0,0011334444</text:p>
          </table:table-cell>
          <table:table-cell office:value-type="float" office:value="0.56" calcext:value-type="float">
            <text:p>0,56</text:p>
          </table:table-cell>
          <table:table-cell table:formula="of:=(['erdos-renyi meta-norm'.H31]-['erdos-renyi meta-norm'.I$3])^2" office:value-type="float" office:value="0.028224" calcext:value-type="float">
            <text:p>0,028224</text:p>
          </table:table-cell>
          <table:table-cell office:value-type="float" office:value="0.48" calcext:value-type="float">
            <text:p>0,48</text:p>
          </table:table-cell>
          <table:table-cell table:formula="of:=(['erdos-renyi meta-norm'.J31]-['erdos-renyi meta-norm'.K$3])^2" office:value-type="float" office:value="0.00834177777777777" calcext:value-type="float">
            <text:p>0,0083417778</text:p>
          </table:table-cell>
          <table:table-cell office:value-type="float" office:value="0" calcext:value-type="float">
            <text:p>0</text:p>
          </table:table-cell>
          <table:table-cell table:formula="of:=(['erdos-renyi meta-norm'.L31]-['erdos-renyi meta-norm'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'erdos-renyi meta-norm'.N31]-['erdos-renyi meta-norm'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'erdos-renyi meta-norm'.P31]-['erdos-renyi meta-norm'.Q$3])^2" office:value-type="float" office:value="0.0319217777777778" calcext:value-type="float">
            <text:p>0,0319217778</text:p>
          </table:table-cell>
          <table:table-cell office:value-type="float" office:value="0.21" calcext:value-type="float">
            <text:p>0,21</text:p>
          </table:table-cell>
          <table:table-cell table:formula="of:=(['erdos-renyi meta-norm'.R31]-['erdos-renyi meta-norm'.S$3])^2" office:value-type="float" office:value="0.003721" calcext:value-type="float">
            <text:p>0,003721</text:p>
          </table:table-cell>
          <table:table-cell office:value-type="float" office:value="0" calcext:value-type="float">
            <text:p>0</text:p>
          </table:table-cell>
          <table:table-cell table:formula="of:=(['erdos-renyi meta-norm'.T31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" calcext:value-type="float">
            <text:p>0,56</text:p>
          </table:table-cell>
          <table:table-cell table:formula="of:=(['erdos-renyi meta-norm'.B32]-['erdos-renyi meta-norm'.C$3])^2" office:value-type="float" office:value="0.00187777777777779" calcext:value-type="float">
            <text:p>0,0018777778</text:p>
          </table:table-cell>
          <table:table-cell office:value-type="float" office:value="0.51" calcext:value-type="float">
            <text:p>0,51</text:p>
          </table:table-cell>
          <table:table-cell table:formula="of:=(['erdos-renyi meta-norm'.D32]-['erdos-renyi meta-norm'.E$3])^2" office:value-type="float" office:value="0.000747111111111113" calcext:value-type="float">
            <text:p>0,0007471111</text:p>
          </table:table-cell>
          <table:table-cell office:value-type="float" office:value="0.53" calcext:value-type="float">
            <text:p>0,53</text:p>
          </table:table-cell>
          <table:table-cell table:formula="of:=(['erdos-renyi meta-norm'.F32]-['erdos-renyi meta-norm'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'erdos-renyi meta-norm'.H32]-['erdos-renyi meta-norm'.I$3])^2" office:value-type="float" office:value="0.153664" calcext:value-type="float">
            <text:p>0,153664</text:p>
          </table:table-cell>
          <table:table-cell office:value-type="float" office:value="0.53" calcext:value-type="float">
            <text:p>0,53</text:p>
          </table:table-cell>
          <table:table-cell table:formula="of:=(['erdos-renyi meta-norm'.J32]-['erdos-renyi meta-norm'.K$3])^2" office:value-type="float" office:value="0.0199751111111111" calcext:value-type="float">
            <text:p>0,0199751111</text:p>
          </table:table-cell>
          <table:table-cell office:value-type="float" office:value="0.55" calcext:value-type="float">
            <text:p>0,55</text:p>
          </table:table-cell>
          <table:table-cell table:formula="of:=(['erdos-renyi meta-norm'.L32]-['erdos-renyi meta-norm'.M$3])^2" office:value-type="float" office:value="0.0359734444444445" calcext:value-type="float">
            <text:p>0,0359734444</text:p>
          </table:table-cell>
          <table:table-cell office:value-type="float" office:value="0.57" calcext:value-type="float">
            <text:p>0,57</text:p>
          </table:table-cell>
          <table:table-cell table:formula="of:=(['erdos-renyi meta-norm'.N32]-['erdos-renyi meta-norm'.O$3])^2" office:value-type="float" office:value="0.0848751111111111" calcext:value-type="float">
            <text:p>0,0848751111</text:p>
          </table:table-cell>
          <table:table-cell office:value-type="float" office:value="0.42" calcext:value-type="float">
            <text:p>0,42</text:p>
          </table:table-cell>
          <table:table-cell table:formula="of:=(['erdos-renyi meta-norm'.P32]-['erdos-renyi meta-norm'.Q$3])^2" office:value-type="float" office:value="0.0582417777777778" calcext:value-type="float">
            <text:p>0,0582417778</text:p>
          </table:table-cell>
          <table:table-cell office:value-type="float" office:value="0" calcext:value-type="float">
            <text:p>0</text:p>
          </table:table-cell>
          <table:table-cell table:formula="of:=(['erdos-renyi meta-norm'.R32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32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,56</text:p>
          </table:table-cell>
          <table:table-cell table:formula="of:=(['erdos-renyi meta-norm'.B33]-['erdos-renyi meta-norm'.C$3])^2" office:value-type="float" office:value="0.00187777777777779" calcext:value-type="float">
            <text:p>0,0018777778</text:p>
          </table:table-cell>
          <table:table-cell office:value-type="float" office:value="0.51" calcext:value-type="float">
            <text:p>0,51</text:p>
          </table:table-cell>
          <table:table-cell table:formula="of:=(['erdos-renyi meta-norm'.D33]-['erdos-renyi meta-norm'.E$3])^2" office:value-type="float" office:value="0.000747111111111113" calcext:value-type="float">
            <text:p>0,0007471111</text:p>
          </table:table-cell>
          <table:table-cell office:value-type="float" office:value="0.53" calcext:value-type="float">
            <text:p>0,53</text:p>
          </table:table-cell>
          <table:table-cell table:formula="of:=(['erdos-renyi meta-norm'.F33]-['erdos-renyi meta-norm'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'erdos-renyi meta-norm'.H33]-['erdos-renyi meta-norm'.I$3])^2" office:value-type="float" office:value="0.153664" calcext:value-type="float">
            <text:p>0,153664</text:p>
          </table:table-cell>
          <table:table-cell office:value-type="float" office:value="0.53" calcext:value-type="float">
            <text:p>0,53</text:p>
          </table:table-cell>
          <table:table-cell table:formula="of:=(['erdos-renyi meta-norm'.J33]-['erdos-renyi meta-norm'.K$3])^2" office:value-type="float" office:value="0.0199751111111111" calcext:value-type="float">
            <text:p>0,0199751111</text:p>
          </table:table-cell>
          <table:table-cell office:value-type="float" office:value="0" calcext:value-type="float">
            <text:p>0</text:p>
          </table:table-cell>
          <table:table-cell table:formula="of:=(['erdos-renyi meta-norm'.L33]-['erdos-renyi meta-norm'.M$3])^2" office:value-type="float" office:value="0.129840111111111" calcext:value-type="float">
            <text:p>0,1298401111</text:p>
          </table:table-cell>
          <table:table-cell office:value-type="float" office:value="0.5" calcext:value-type="float">
            <text:p>0,5</text:p>
          </table:table-cell>
          <table:table-cell table:formula="of:=(['erdos-renyi meta-norm'.N33]-['erdos-renyi meta-norm'.O$3])^2" office:value-type="float" office:value="0.0489884444444444" calcext:value-type="float">
            <text:p>0,0489884444</text:p>
          </table:table-cell>
          <table:table-cell office:value-type="float" office:value="0" calcext:value-type="float">
            <text:p>0</text:p>
          </table:table-cell>
          <table:table-cell table:formula="of:=(['erdos-renyi meta-norm'.P33]-['erdos-renyi meta-norm'.Q$3])^2" office:value-type="float" office:value="0.0319217777777778" calcext:value-type="float">
            <text:p>0,0319217778</text:p>
          </table:table-cell>
          <table:table-cell office:value-type="float" office:value="0.34" calcext:value-type="float">
            <text:p>0,34</text:p>
          </table:table-cell>
          <table:table-cell table:formula="of:=(['erdos-renyi meta-norm'.R33]-['erdos-renyi meta-norm'.S$3])^2" office:value-type="float" office:value="0.036481" calcext:value-type="float">
            <text:p>0,036481</text:p>
          </table:table-cell>
          <table:table-cell office:value-type="float" office:value="0" calcext:value-type="float">
            <text:p>0</text:p>
          </table:table-cell>
          <table:table-cell table:formula="of:=(['erdos-renyi meta-norm'.T33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" calcext:value-type="float">
            <text:p>0,57</text:p>
          </table:table-cell>
          <table:table-cell table:formula="of:=(['erdos-renyi meta-norm'.B34]-['erdos-renyi meta-norm'.C$3])^2" office:value-type="float" office:value="0.00284444444444446" calcext:value-type="float">
            <text:p>0,002844444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D34]-['erdos-renyi meta-norm'.E$3])^2" office:value-type="float" office:value="0.000160444444444443" calcext:value-type="float">
            <text:p>0,0001604444</text:p>
          </table:table-cell>
          <table:table-cell office:value-type="float" office:value="0.46" calcext:value-type="float">
            <text:p>0,46</text:p>
          </table:table-cell>
          <table:table-cell table:formula="of:=(['erdos-renyi meta-norm'.F34]-['erdos-renyi meta-norm'.G$3])^2" office:value-type="float" office:value="0.000560111111111106" calcext:value-type="float">
            <text:p>0,0005601111</text:p>
          </table:table-cell>
          <table:table-cell office:value-type="float" office:value="0.44" calcext:value-type="float">
            <text:p>0,44</text:p>
          </table:table-cell>
          <table:table-cell table:formula="of:=(['erdos-renyi meta-norm'.H34]-['erdos-renyi meta-norm'.I$3])^2" office:value-type="float" office:value="0.00230399999999999" calcext:value-type="float">
            <text:p>0,002304</text:p>
          </table:table-cell>
          <table:table-cell office:value-type="float" office:value="0.47" calcext:value-type="float">
            <text:p>0,47</text:p>
          </table:table-cell>
          <table:table-cell table:formula="of:=(['erdos-renyi meta-norm'.J34]-['erdos-renyi meta-norm'.K$3])^2" office:value-type="float" office:value="0.00661511111111111" calcext:value-type="float">
            <text:p>0,0066151111</text:p>
          </table:table-cell>
          <table:table-cell office:value-type="float" office:value="0.58" calcext:value-type="float">
            <text:p>0,58</text:p>
          </table:table-cell>
          <table:table-cell table:formula="of:=(['erdos-renyi meta-norm'.L34]-['erdos-renyi meta-norm'.M$3])^2" office:value-type="float" office:value="0.0482534444444444" calcext:value-type="float">
            <text:p>0,0482534444</text:p>
          </table:table-cell>
          <table:table-cell office:value-type="float" office:value="0.5" calcext:value-type="float">
            <text:p>0,5</text:p>
          </table:table-cell>
          <table:table-cell table:formula="of:=(['erdos-renyi meta-norm'.N34]-['erdos-renyi meta-norm'.O$3])^2" office:value-type="float" office:value="0.0489884444444444" calcext:value-type="float">
            <text:p>0,0489884444</text:p>
          </table:table-cell>
          <table:table-cell office:value-type="float" office:value="0" calcext:value-type="float">
            <text:p>0</text:p>
          </table:table-cell>
          <table:table-cell table:formula="of:=(['erdos-renyi meta-norm'.P34]-['erdos-renyi meta-norm'.Q$3])^2" office:value-type="float" office:value="0.0319217777777778" calcext:value-type="float">
            <text:p>0,0319217778</text:p>
          </table:table-cell>
          <table:table-cell office:value-type="float" office:value="0.34" calcext:value-type="float">
            <text:p>0,34</text:p>
          </table:table-cell>
          <table:table-cell table:formula="of:=(['erdos-renyi meta-norm'.R34]-['erdos-renyi meta-norm'.S$3])^2" office:value-type="float" office:value="0.036481" calcext:value-type="float">
            <text:p>0,036481</text:p>
          </table:table-cell>
          <table:table-cell office:value-type="float" office:value="0" calcext:value-type="float">
            <text:p>0</text:p>
          </table:table-cell>
          <table:table-cell table:formula="of:=(['erdos-renyi meta-norm'.T34]-['erdos-renyi meta-norm'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table:formula="of:=(['erdos-renyi meta-norm'.B35]-['erdos-renyi meta-norm'.C$3])^2" office:value-type="float" office:value="0.00694444444444447" calcext:value-type="float">
            <text:p>0,0069444444</text:p>
          </table:table-cell>
          <table:table-cell office:value-type="float" office:value="0.52" calcext:value-type="float">
            <text:p>0,52</text:p>
          </table:table-cell>
          <table:table-cell table:formula="of:=(['erdos-renyi meta-norm'.D35]-['erdos-renyi meta-norm'.E$3])^2" office:value-type="float" office:value="0.00139377777777778" calcext:value-type="float">
            <text:p>0,0013937778</text:p>
          </table:table-cell>
          <table:table-cell office:value-type="float" office:value="0.52" calcext:value-type="float">
            <text:p>0,52</text:p>
          </table:table-cell>
          <table:table-cell table:formula="of:=(['erdos-renyi meta-norm'.F35]-['erdos-renyi meta-norm'.G$3])^2" office:value-type="float" office:value="0.00700011111111109" calcext:value-type="float">
            <text:p>0,0070001111</text:p>
          </table:table-cell>
          <table:table-cell office:value-type="float" office:value="0.45" calcext:value-type="float">
            <text:p>0,45</text:p>
          </table:table-cell>
          <table:table-cell table:formula="of:=(['erdos-renyi meta-norm'.H34]-['erdos-renyi meta-norm'.I$3])^2" office:value-type="float" office:value="0.00230399999999999" calcext:value-type="float">
            <text:p>0,002304</text:p>
          </table:table-cell>
          <table:table-cell office:value-type="float" office:value="0" calcext:value-type="float">
            <text:p>0</text:p>
          </table:table-cell>
          <table:table-cell table:formula="of:=(['erdos-renyi meta-norm'.J35]-['erdos-renyi meta-norm'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'erdos-renyi meta-norm'.L35]-['erdos-renyi meta-norm'.M$3])^2" office:value-type="float" office:value="0.129840111111111" calcext:value-type="float">
            <text:p>0,1298401111</text:p>
          </table:table-cell>
          <table:table-cell office:value-type="float" office:value="0.5" calcext:value-type="float">
            <text:p>0,5</text:p>
          </table:table-cell>
          <table:table-cell table:formula="of:=(['erdos-renyi meta-norm'.N35]-['erdos-renyi meta-norm'.O$3])^2" office:value-type="float" office:value="0.0489884444444444" calcext:value-type="float">
            <text:p>0,0489884444</text:p>
          </table:table-cell>
          <table:table-cell office:value-type="float" office:value="0.56" calcext:value-type="float">
            <text:p>0,56</text:p>
          </table:table-cell>
          <table:table-cell table:formula="of:=(['erdos-renyi meta-norm'.P35]-['erdos-renyi meta-norm'.Q$3])^2" office:value-type="float" office:value="0.145415111111111" calcext:value-type="float">
            <text:p>0,1454151111</text:p>
          </table:table-cell>
          <table:table-cell office:value-type="float" office:value="0" calcext:value-type="float">
            <text:p>0</text:p>
          </table:table-cell>
          <table:table-cell table:formula="of:=(['erdos-renyi meta-norm'.R24]-['erdos-renyi meta-norm'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'erdos-renyi meta-norm'.T24]-['erdos-renyi meta-norm'.U$3])^2" office:value-type="float" office:value="0" calcext:value-type="float">
            <text:p>0</text:p>
          </table:table-cell>
        </table:table-row>
      </table:table>
      <table:table table:name="Watts-Strogatz nor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05" table:default-cell-style-name="ce2"/>
        <table:table-row table:style-name="ro2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avg criminal:</text:p>
          </table:table-cell>
          <table:table-cell table:style-name="ce3" table:formula="of:=SUM([.B8:.B37])/30" office:value-type="float" office:value="0.485" calcext:value-type="float">
            <text:p>0.485</text:p>
          </table:table-cell>
          <table:table-cell office:value-type="string" calcext:value-type="string">
            <text:p>avg criminal:</text:p>
          </table:table-cell>
          <table:table-cell table:style-name="ce3" table:formula="of:=SUM([.D8:.D37])/30" office:value-type="float" office:value="0.475" calcext:value-type="float">
            <text:p>0.475</text:p>
          </table:table-cell>
          <table:table-cell office:value-type="string" calcext:value-type="string">
            <text:p>avg criminal:</text:p>
          </table:table-cell>
          <table:table-cell table:style-name="ce3" table:formula="of:=SUM([.F8:.F37])/30" office:value-type="float" office:value="0.402666666666667" calcext:value-type="float">
            <text:p>0.402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H8:.H37])/30" office:value-type="float" office:value="0.418333333333333" calcext:value-type="float">
            <text:p>0.418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J8:.J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V8:.V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X8:.X37])/30" office:value-type="float" office:value="0.527333333333333" calcext:value-type="float">
            <text:p>0.527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Z8:.Z37])/30" office:value-type="float" office:value="0.496" calcext:value-type="float">
            <text:p>0.496</text:p>
          </table:table-cell>
          <table:table-cell office:value-type="string" calcext:value-type="string">
            <text:p>avg criminal:</text:p>
          </table:table-cell>
          <table:table-cell table:style-name="ce3" table:formula="of:=SUM([.AB8:.AB37])/30" office:value-type="float" office:value="0.44" calcext:value-type="float">
            <text:p>0.44</text:p>
          </table:table-cell>
          <table:table-cell office:value-type="string" calcext:value-type="string">
            <text:p>avg criminal:</text:p>
          </table:table-cell>
          <table:table-cell table:style-name="ce3" table:formula="of:=SUM([.AD8:.AD37])/30" office:value-type="float" office:value="0.356666666666667" calcext:value-type="float">
            <text:p>0.356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F8:.AF37])/30" office:value-type="float" office:value="0.348" calcext:value-type="float">
            <text:p>0.348</text:p>
          </table:table-cell>
          <table:table-cell office:value-type="string" calcext:value-type="string">
            <text:p>avg criminal:</text:p>
          </table:table-cell>
          <table:table-cell table:style-name="ce3" table:formula="of:=SUM([.AH8:.AH37])/30" office:value-type="float" office:value="0.183666666666667" calcext:value-type="float">
            <text:p>0.183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J8:.AJ37])/30" office:value-type="float" office:value="0.165" calcext:value-type="float">
            <text:p>0.165</text:p>
          </table:table-cell>
          <table:table-cell office:value-type="string" calcext:value-type="string">
            <text:p>avg criminal:</text:p>
          </table:table-cell>
          <table:table-cell table:style-name="ce3" table:formula="of:=SUM([.AL8:.AL37])/30" office:value-type="float" office:value="0.0786666666666667" calcext:value-type="float">
            <text:p>0.078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N8:.AN37])/30" office:value-type="float" office:value="0.0103333333333333" calcext:value-type="float">
            <text:p>0.010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AP8:.A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AR8:.AR37])/30" office:value-type="float" office:value="0.505666666666667" calcext:value-type="float">
            <text:p>0.505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T8:.AT37])/30" office:value-type="float" office:value="0.515333333333333" calcext:value-type="float">
            <text:p>0.515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AV8:.AV37])/30" office:value-type="float" office:value="0.442666666666667" calcext:value-type="float">
            <text:p>0.442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X8:.AX37])/30" office:value-type="float" office:value="0.425666666666667" calcext:value-type="float">
            <text:p>0.425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AZ8:.AZ37])/30" office:value-type="float" office:value="0.270666666666667" calcext:value-type="float">
            <text:p>0.270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BB8:.BB37])/30" office:value-type="float" office:value="0.238" calcext:value-type="float">
            <text:p>0.238</text:p>
          </table:table-cell>
          <table:table-cell office:value-type="string" calcext:value-type="string">
            <text:p>avg criminal:</text:p>
          </table:table-cell>
          <table:table-cell table:style-name="ce3" table:formula="of:=SUM([.BD8:.BD37])/30" office:value-type="float" office:value="0.143666666666667" calcext:value-type="float">
            <text:p>0.143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BF8:.BF37])/30" office:value-type="float" office:value="0.0716666666666667" calcext:value-type="float">
            <text:p>0.071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BH8:.BH37])/30" office:value-type="float" office:value="0.002" calcext:value-type="float">
            <text:p>0.002</text:p>
          </table:table-cell>
          <table:table-cell office:value-type="string" calcext:value-type="string">
            <text:p>avg criminal:</text:p>
          </table:table-cell>
          <table:table-cell table:style-name="ce3" table:formula="of:=SUM([.BJ8:.BJ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.BL8:.BL37])/30" office:value-type="float" office:value="0.522333333333333" calcext:value-type="float">
            <text:p>0.522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BN8:.BN37])/30" office:value-type="float" office:value="0.476666666666667" calcext:value-type="float">
            <text:p>0.476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BP8:.BP37])/30" office:value-type="float" office:value="0.510333333333333" calcext:value-type="float">
            <text:p>0.510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BR8:.BR37])/30" office:value-type="float" office:value="0.398666666666667" calcext:value-type="float">
            <text:p>0.3986666667</text:p>
          </table:table-cell>
          <table:table-cell office:value-type="string" calcext:value-type="string">
            <text:p>avg criminal:</text:p>
          </table:table-cell>
          <table:table-cell table:style-name="ce3" table:formula="of:=SUM([.BT8:.BT37])/30" office:value-type="float" office:value="0.324" calcext:value-type="float">
            <text:p>0.324</text:p>
          </table:table-cell>
          <table:table-cell office:value-type="string" calcext:value-type="string">
            <text:p>avg criminal:</text:p>
          </table:table-cell>
          <table:table-cell table:style-name="ce3" table:formula="of:=SUM([.BV8:.BV37])/30" office:value-type="float" office:value="0.160333333333333" calcext:value-type="float">
            <text:p>0.160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BX8:.BX37])/30" office:value-type="float" office:value="0.105333333333333" calcext:value-type="float">
            <text:p>0.105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BZ8:.BZ37])/30" office:value-type="float" office:value="0.0383333333333333" calcext:value-type="float">
            <text:p>0.0383333333</text:p>
          </table:table-cell>
          <table:table-cell office:value-type="string" calcext:value-type="string">
            <text:p>avg criminal:</text:p>
          </table:table-cell>
          <table:table-cell table:style-name="ce3" table:formula="of:=SUM([.CB8:.CB37])/30" office:value-type="float" office:value="0.003" calcext:value-type="float">
            <text:p>0.003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standard dev:</text:p>
          </table:table-cell>
          <table:table-cell table:style-name="ce3" table:formula="of:=SQRT(SUM([.C8:.C37])/30)" office:value-type="float" office:value="0.140184402365836" calcext:value-type="float">
            <text:p>0.1401844024</text:p>
          </table:table-cell>
          <table:table-cell office:value-type="string" calcext:value-type="string">
            <text:p>standard dev:</text:p>
          </table:table-cell>
          <table:table-cell table:style-name="ce3" table:formula="of:=SQRT(SUM([.E8:.E37])/30)" office:value-type="float" office:value="0.133435377617782" calcext:value-type="float">
            <text:p>0.1334353776</text:p>
          </table:table-cell>
          <table:table-cell office:value-type="string" calcext:value-type="string">
            <text:p>standard dev:</text:p>
          </table:table-cell>
          <table:table-cell table:style-name="ce3" table:formula="of:=SQRT(SUM([.G8:.G37])/30)" office:value-type="float" office:value="0.2061380335816" calcext:value-type="float">
            <text:p>0.2061380336</text:p>
          </table:table-cell>
          <table:table-cell office:value-type="string" calcext:value-type="string">
            <text:p>standard dev:</text:p>
          </table:table-cell>
          <table:table-cell table:style-name="ce3" table:formula="of:=SQRT(SUM([.I8:.I37])/30)" office:value-type="float" office:value="0.201936458653046" calcext:value-type="float">
            <text:p>0.2019364587</text:p>
          </table:table-cell>
          <table:table-cell office:value-type="string" calcext:value-type="string">
            <text:p>standard dev:</text:p>
          </table:table-cell>
          <table:table-cell table:style-name="ce3" table:formula="of:=SQRT(SUM([.K8:.K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W8:.W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Y8:.Y37])/30)" office:value-type="float" office:value="0.0350174559644504" calcext:value-type="float">
            <text:p>0.035017456</text:p>
          </table:table-cell>
          <table:table-cell office:value-type="string" calcext:value-type="string">
            <text:p>standard dev:</text:p>
          </table:table-cell>
          <table:table-cell table:style-name="ce3" table:formula="of:=SQRT(SUM([.AA8:.AA37])/30)" office:value-type="float" office:value="0.0514198405287298" calcext:value-type="float">
            <text:p>0.0514198405</text:p>
          </table:table-cell>
          <table:table-cell office:value-type="string" calcext:value-type="string">
            <text:p>standard dev:</text:p>
          </table:table-cell>
          <table:table-cell table:style-name="ce3" table:formula="of:=SQRT(SUM([.AC8:.AC37])/30)" office:value-type="float" office:value="0.179369265297412" calcext:value-type="float">
            <text:p>0.1793692653</text:p>
          </table:table-cell>
          <table:table-cell office:value-type="string" calcext:value-type="string">
            <text:p>standard dev:</text:p>
          </table:table-cell>
          <table:table-cell table:style-name="ce3" table:formula="of:=SQRT(SUM([.AE8:.AE37])/30)" office:value-type="float" office:value="0.237730005585234" calcext:value-type="float">
            <text:p>0.2377300056</text:p>
          </table:table-cell>
          <table:table-cell office:value-type="string" calcext:value-type="string">
            <text:p>standard dev:</text:p>
          </table:table-cell>
          <table:table-cell table:style-name="ce3" table:formula="of:=SQRT(SUM([.AG8:.AG37])/30)" office:value-type="float" office:value="0.213703844919396" calcext:value-type="float">
            <text:p>0.2137038449</text:p>
          </table:table-cell>
          <table:table-cell office:value-type="string" calcext:value-type="string">
            <text:p>standard dev:</text:p>
          </table:table-cell>
          <table:table-cell table:style-name="ce3" table:formula="of:=SQRT(SUM([.AI8:.AI37])/30)" office:value-type="float" office:value="0.173156640710722" calcext:value-type="float">
            <text:p>0.1731566407</text:p>
          </table:table-cell>
          <table:table-cell office:value-type="string" calcext:value-type="string">
            <text:p>standard dev:</text:p>
          </table:table-cell>
          <table:table-cell table:style-name="ce3" table:formula="of:=SQRT(SUM([.AK8:.AK37])/30)" office:value-type="float" office:value="0.112449988883948" calcext:value-type="float">
            <text:p>0.1124499889</text:p>
          </table:table-cell>
          <table:table-cell office:value-type="string" calcext:value-type="string">
            <text:p>standard dev:</text:p>
          </table:table-cell>
          <table:table-cell table:style-name="ce3" table:formula="of:=SQRT(SUM([.AM8:.AM37])/30)" office:value-type="float" office:value="0.0734725950421123" calcext:value-type="float">
            <text:p>0.073472595</text:p>
          </table:table-cell>
          <table:table-cell office:value-type="string" calcext:value-type="string">
            <text:p>standard dev:</text:p>
          </table:table-cell>
          <table:table-cell table:style-name="ce3" table:formula="of:=SQRT(SUM([.AO8:.AO37])/30)" office:value-type="float" office:value="0.0213671606807165" calcext:value-type="float">
            <text:p>0.0213671607</text:p>
          </table:table-cell>
          <table:table-cell office:value-type="string" calcext:value-type="string">
            <text:p>standard dev:</text:p>
          </table:table-cell>
          <table:table-cell table:style-name="ce3" table:formula="of:=SQRT(SUM([.AQ8:.A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AS8:.AS37])/30)" office:value-type="float" office:value="0.042165019730683" calcext:value-type="float">
            <text:p>0.0421650197</text:p>
          </table:table-cell>
          <table:table-cell office:value-type="string" calcext:value-type="string">
            <text:p>standard dev:</text:p>
          </table:table-cell>
          <table:table-cell table:style-name="ce3" table:formula="of:=SQRT(SUM([.AU8:.AU37])/30)" office:value-type="float" office:value="0.109840288095438" calcext:value-type="float">
            <text:p>0.1098402881</text:p>
          </table:table-cell>
          <table:table-cell office:value-type="string" calcext:value-type="string">
            <text:p>standard dev:</text:p>
          </table:table-cell>
          <table:table-cell table:style-name="ce3" table:formula="of:=SQRT(SUM([.AW8:.AW37])/30)" office:value-type="float" office:value="0.203108071944196" calcext:value-type="float">
            <text:p>0.2031080719</text:p>
          </table:table-cell>
          <table:table-cell office:value-type="string" calcext:value-type="string">
            <text:p>standard dev:</text:p>
          </table:table-cell>
          <table:table-cell table:style-name="ce3" table:formula="of:=SQRT(SUM([.AY8:.AY37])/30)" office:value-type="float" office:value="0.172871500125254" calcext:value-type="float">
            <text:p>0.1728715001</text:p>
          </table:table-cell>
          <table:table-cell office:value-type="string" calcext:value-type="string">
            <text:p>standard dev:</text:p>
          </table:table-cell>
          <table:table-cell table:style-name="ce3" table:formula="of:=SQRT(SUM([.BA8:.BA37])/30)" office:value-type="float" office:value="0.223993055447906" calcext:value-type="float">
            <text:p>0.2239930554</text:p>
          </table:table-cell>
          <table:table-cell office:value-type="string" calcext:value-type="string">
            <text:p>standard dev:</text:p>
          </table:table-cell>
          <table:table-cell table:style-name="ce3" table:formula="of:=SQRT(SUM([.BC8:.BC37])/30)" office:value-type="float" office:value="0.183237550736742" calcext:value-type="float">
            <text:p>0.1832375507</text:p>
          </table:table-cell>
          <table:table-cell office:value-type="string" calcext:value-type="string">
            <text:p>standard dev:</text:p>
          </table:table-cell>
          <table:table-cell table:style-name="ce3" table:formula="of:=SQRT(SUM([.BE8:.BE37])/30)" office:value-type="float" office:value="0.106972997631282" calcext:value-type="float">
            <text:p>0.1069729976</text:p>
          </table:table-cell>
          <table:table-cell office:value-type="string" calcext:value-type="string">
            <text:p>standard dev:</text:p>
          </table:table-cell>
          <table:table-cell table:style-name="ce3" table:formula="of:=SQRT(SUM([.BG8:.BG37])/30)" office:value-type="float" office:value="0.0592780641459291" calcext:value-type="float">
            <text:p>0.0592780641</text:p>
          </table:table-cell>
          <table:table-cell office:value-type="string" calcext:value-type="string">
            <text:p>standard dev:</text:p>
          </table:table-cell>
          <table:table-cell table:style-name="ce3" table:formula="of:=SQRT(SUM([.BI8:.BI37])/30)" office:value-type="float" office:value="0.00541602560309064" calcext:value-type="float">
            <text:p>0.0054160256</text:p>
          </table:table-cell>
          <table:table-cell office:value-type="string" calcext:value-type="string">
            <text:p>standard dev:</text:p>
          </table:table-cell>
          <table:table-cell table:style-name="ce3" table:formula="of:=SQRT(SUM([.BK8:.BK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.BM8:.BM37])/30)" office:value-type="float" office:value="0.051221740176088" calcext:value-type="float">
            <text:p>0.0512217402</text:p>
          </table:table-cell>
          <table:table-cell office:value-type="string" calcext:value-type="string">
            <text:p>standard dev:</text:p>
          </table:table-cell>
          <table:table-cell table:style-name="ce3" table:formula="of:=SQRT(SUM([.BO8:.BO37])/30)" office:value-type="float" office:value="0.13521176806115" calcext:value-type="float">
            <text:p>0.1352117681</text:p>
          </table:table-cell>
          <table:table-cell office:value-type="string" calcext:value-type="string">
            <text:p>standard dev:</text:p>
          </table:table-cell>
          <table:table-cell table:style-name="ce3" table:formula="of:=SQRT(SUM([.BQ8:.BQ37])/30)" office:value-type="float" office:value="0.103391918876133" calcext:value-type="float">
            <text:p>0.1033919189</text:p>
          </table:table-cell>
          <table:table-cell office:value-type="string" calcext:value-type="string">
            <text:p>standard dev:</text:p>
          </table:table-cell>
          <table:table-cell table:style-name="ce3" table:formula="of:=SQRT(SUM([.BS8:.BS37])/30)" office:value-type="float" office:value="0.22364754016582" calcext:value-type="float">
            <text:p>0.2236475402</text:p>
          </table:table-cell>
          <table:table-cell office:value-type="string" calcext:value-type="string">
            <text:p>standard dev:</text:p>
          </table:table-cell>
          <table:table-cell table:style-name="ce3" table:formula="of:=SQRT(SUM([.BU8:.BU37])/30)" office:value-type="float" office:value="0.216111082547842" calcext:value-type="float">
            <text:p>0.2161110825</text:p>
          </table:table-cell>
          <table:table-cell office:value-type="string" calcext:value-type="string">
            <text:p>standard dev:</text:p>
          </table:table-cell>
          <table:table-cell table:style-name="ce3" table:formula="of:=SQRT(SUM([.BW8:.BW37])/30)" office:value-type="float" office:value="0.152893935640219" calcext:value-type="float">
            <text:p>0.1528939356</text:p>
          </table:table-cell>
          <table:table-cell office:value-type="string" calcext:value-type="string">
            <text:p>standard dev:</text:p>
          </table:table-cell>
          <table:table-cell table:style-name="ce3" table:formula="of:=SQRT(SUM([.BY8:.BY37])/30)" office:value-type="float" office:value="0.0873206097601757" calcext:value-type="float">
            <text:p>0.0873206098</text:p>
          </table:table-cell>
          <table:table-cell office:value-type="string" calcext:value-type="string">
            <text:p>standard dev:</text:p>
          </table:table-cell>
          <table:table-cell table:style-name="ce3" table:formula="of:=SQRT(SUM([.CA8:.CA37])/30)" office:value-type="float" office:value="0.0383912605795758" calcext:value-type="float">
            <text:p>0.0383912606</text:p>
          </table:table-cell>
          <table:table-cell office:value-type="string" calcext:value-type="string">
            <text:p>standard dev:</text:p>
          </table:table-cell>
          <table:table-cell table:style-name="ce3" table:formula="of:=SQRT(SUM([.CC8:.CC37])/30)" office:value-type="float" office:value="0.00822597511950204" calcext:value-type="float">
            <text:p>0.0082259751</text:p>
          </table:table-cell>
          <table:table-cell table:number-columns-repeated="943"/>
        </table:table-row>
        <table:table-row table:style-name="ro2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([.B8]-[.C$5])^2" office:value-type="float" office:value="0.00562499999999999" calcext:value-type="float">
            <text:p>0.005625</text:p>
          </table:table-cell>
          <table:table-cell office:value-type="float" office:value="0.52" calcext:value-type="float">
            <text:p>0.52</text:p>
          </table:table-cell>
          <table:table-cell table:formula="of:=([.D8]-[.E$5])^2" office:value-type="float" office:value="0.00202499999999999" calcext:value-type="float">
            <text:p>0.002025</text:p>
          </table:table-cell>
          <table:table-cell office:value-type="float" office:value="0.5" calcext:value-type="float">
            <text:p>0.5</text:p>
          </table:table-cell>
          <table:table-cell table:formula="of:=([.F8]-[.G$5])^2" office:value-type="float" office:value="0.00947377777777776" calcext:value-type="float">
            <text:p>0.0094737778</text:p>
          </table:table-cell>
          <table:table-cell office:value-type="float" office:value="0.55" calcext:value-type="float">
            <text:p>0.55</text:p>
          </table:table-cell>
          <table:table-cell table:formula="of:=([.H8]-[.I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.J8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8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8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8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8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8]-[.U$5])^2" office:value-type="float" office:value="0" calcext:value-type="float">
            <text:p>0</text:p>
          </table:table-cell>
          <table:table-cell/>
          <table:table-cell table:formula="of:=([.V8]-[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X8]-[.Y$5])^2" office:value-type="float" office:value="0.00000711111111111132" calcext:value-type="float">
            <text:p>7.11111111111132E-06</text:p>
          </table:table-cell>
          <table:table-cell office:value-type="float" office:value="0.39" calcext:value-type="float">
            <text:p>0.39</text:p>
          </table:table-cell>
          <table:table-cell table:formula="of:=([.Z8]-[.AA$5])^2" office:value-type="float" office:value="0.011236" calcext:value-type="float">
            <text:p>0.011236</text:p>
          </table:table-cell>
          <table:table-cell office:value-type="float" office:value="0.54" calcext:value-type="float">
            <text:p>0.54</text:p>
          </table:table-cell>
          <table:table-cell table:formula="of:=([.AB8]-[.AC$5])^2"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table:formula="of:=([.AD8]-[.AE$5])^2" office:value-type="float" office:value="0.0128444444444444" calcext:value-type="float">
            <text:p>0.0128444444</text:p>
          </table:table-cell>
          <table:table-cell office:value-type="float" office:value="0.49" calcext:value-type="float">
            <text:p>0.49</text:p>
          </table:table-cell>
          <table:table-cell table:formula="of:=([.AF8]-[.AG$5])^2" office:value-type="float" office:value="0.020164" calcext:value-type="float">
            <text:p>0.020164</text:p>
          </table:table-cell>
          <table:table-cell office:value-type="float" office:value="0.26" calcext:value-type="float">
            <text:p>0.26</text:p>
          </table:table-cell>
          <table:table-cell table:formula="of:=([.AH8]-[.AI$5])^2" office:value-type="float" office:value="0.00582677777777777" calcext:value-type="float">
            <text:p>0.0058267778</text:p>
          </table:table-cell>
          <table:table-cell office:value-type="float" office:value="0.22" calcext:value-type="float">
            <text:p>0.22</text:p>
          </table:table-cell>
          <table:table-cell table:formula="of:=([.AJ8]-[.AK$5])^2" office:value-type="float" office:value="0.003025" calcext:value-type="float">
            <text:p>0.003025</text:p>
          </table:table-cell>
          <table:table-cell office:value-type="float" office:value="0" calcext:value-type="float">
            <text:p>0</text:p>
          </table:table-cell>
          <table:table-cell table:formula="of:=([.AL8]-[.AM$5])^2" office:value-type="float" office:value="0.00618844444444445" calcext:value-type="float">
            <text:p>0.0061884444</text:p>
          </table:table-cell>
          <table:table-cell office:value-type="float" office:value="0.09" calcext:value-type="float">
            <text:p>0.09</text:p>
          </table:table-cell>
          <table:table-cell table:formula="of:=([.AN8]-[.AO$5])^2" office:value-type="float" office:value="0.00634677777777778" calcext:value-type="float">
            <text:p>0.0063467778</text:p>
          </table:table-cell>
          <table:table-cell/>
          <table:table-cell table:formula="of:=([.AP8]-[.AQ$5])^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([.AR8]-[.AS$5])^2" office:value-type="float" office:value="0.00915211111111109" calcext:value-type="float">
            <text:p>0.0091521111</text:p>
          </table:table-cell>
          <table:table-cell office:value-type="float" office:value="0.51" calcext:value-type="float">
            <text:p>0.51</text:p>
          </table:table-cell>
          <table:table-cell table:formula="of:=([.AT8]-[.AU$5])^2" office:value-type="float" office:value="0.0000284444444444441" calcext:value-type="float">
            <text:p>2.84444444444441E-05</text:p>
          </table:table-cell>
          <table:table-cell office:value-type="float" office:value="0.5" calcext:value-type="float">
            <text:p>0.5</text:p>
          </table:table-cell>
          <table:table-cell table:formula="of:=([.AV8]-[.AW$5])^2" office:value-type="float" office:value="0.0032871111111111" calcext:value-type="float">
            <text:p>0.0032871111</text:p>
          </table:table-cell>
          <table:table-cell office:value-type="float" office:value="0.45" calcext:value-type="float">
            <text:p>0.45</text:p>
          </table:table-cell>
          <table:table-cell table:formula="of:=([.AX8]-[.AY$5])^2" office:value-type="float" office:value="0.000592111111111113" calcext:value-type="float">
            <text:p>0.0005921111</text:p>
          </table:table-cell>
          <table:table-cell office:value-type="float" office:value="0" calcext:value-type="float">
            <text:p>0</text:p>
          </table:table-cell>
          <table:table-cell table:formula="of:=([.AZ8]-[.BA$5])^2" office:value-type="float" office:value="0.0732604444444444" calcext:value-type="float">
            <text:p>0.0732604444</text:p>
          </table:table-cell>
          <table:table-cell office:value-type="float" office:value="0.35" calcext:value-type="float">
            <text:p>0.35</text:p>
          </table:table-cell>
          <table:table-cell table:formula="of:=([.BB8]-[.BC$5])^2" office:value-type="float" office:value="0.012544" calcext:value-type="float">
            <text:p>0.012544</text:p>
          </table:table-cell>
          <table:table-cell office:value-type="float" office:value="0.25" calcext:value-type="float">
            <text:p>0.25</text:p>
          </table:table-cell>
          <table:table-cell table:formula="of:=([.BD8]-[.BE$5])^2" office:value-type="float" office:value="0.0113067777777778" calcext:value-type="float">
            <text:p>0.0113067778</text:p>
          </table:table-cell>
          <table:table-cell office:value-type="float" office:value="0" calcext:value-type="float">
            <text:p>0</text:p>
          </table:table-cell>
          <table:table-cell table:formula="of:=([.BF8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8]-[.BI$5])^2" office:value-type="float" office:value="0.000004" calcext:value-type="float">
            <text:p>0.000004</text:p>
          </table:table-cell>
          <table:table-cell/>
          <table:table-cell table:formula="of:=([.BJ8]-[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.BL8]-[.BM$5])^2" office:value-type="float" office:value="0.00104544444444444" calcext:value-type="float">
            <text:p>0.0010454444</text:p>
          </table:table-cell>
          <table:table-cell office:value-type="float" office:value="0.53" calcext:value-type="float">
            <text:p>0.53</text:p>
          </table:table-cell>
          <table:table-cell table:formula="of:=([.BN8]-[.BO$5])^2" office:value-type="float" office:value="0.00284444444444443" calcext:value-type="float">
            <text:p>0.0028444444</text:p>
          </table:table-cell>
          <table:table-cell office:value-type="float" office:value="0.57" calcext:value-type="float">
            <text:p>0.57</text:p>
          </table:table-cell>
          <table:table-cell table:formula="of:=([.BP8]-[.BQ$5])^2" office:value-type="float" office:value="0.00356011111111111" calcext:value-type="float">
            <text:p>0.0035601111</text:p>
          </table:table-cell>
          <table:table-cell office:value-type="float" office:value="0.49" calcext:value-type="float">
            <text:p>0.49</text:p>
          </table:table-cell>
          <table:table-cell table:formula="of:=([.BR8]-[.BS$5])^2" office:value-type="float" office:value="0.00834177777777778" calcext:value-type="float">
            <text:p>0.0083417778</text:p>
          </table:table-cell>
          <table:table-cell office:value-type="float" office:value="0" calcext:value-type="float">
            <text:p>0</text:p>
          </table:table-cell>
          <table:table-cell table:formula="of:=([.BT8]-[.BU$5])^2" office:value-type="float" office:value="0.104976" calcext:value-type="float">
            <text:p>0.104976</text:p>
          </table:table-cell>
          <table:table-cell office:value-type="float" office:value="0" calcext:value-type="float">
            <text:p>0</text:p>
          </table:table-cell>
          <table:table-cell table:formula="of:=([.BV8]-[.BW$5])^2" office:value-type="float" office:value="0.0257067777777778" calcext:value-type="float">
            <text:p>0.0257067778</text:p>
          </table:table-cell>
          <table:table-cell office:value-type="float" office:value="0.17" calcext:value-type="float">
            <text:p>0.17</text:p>
          </table:table-cell>
          <table:table-cell table:formula="of:=([.BX8]-[.BY$5])^2" office:value-type="float" office:value="0.00418177777777778" calcext:value-type="float">
            <text:p>0.0041817778</text:p>
          </table:table-cell>
          <table:table-cell office:value-type="float" office:value="0.06" calcext:value-type="float">
            <text:p>0.06</text:p>
          </table:table-cell>
          <table:table-cell table:formula="of:=([.BZ8]-[.CA$5])^2" office:value-type="float" office:value="0.000469444444444444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.CB8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([.B9]-[.C$5])^2" office:value-type="float" office:value="0.00722500000000002" calcext:value-type="float">
            <text:p>0.007225</text:p>
          </table:table-cell>
          <table:table-cell office:value-type="float" office:value="0.58" calcext:value-type="float">
            <text:p>0.58</text:p>
          </table:table-cell>
          <table:table-cell table:formula="of:=([.D9]-[.E$5])^2" office:value-type="float" office:value="0.011025" calcext:value-type="float">
            <text:p>0.011025</text:p>
          </table:table-cell>
          <table:table-cell office:value-type="float" office:value="0.51" calcext:value-type="float">
            <text:p>0.51</text:p>
          </table:table-cell>
          <table:table-cell table:formula="of:=([.F9]-[.G$5])^2" office:value-type="float" office:value="0.0115204444444444" calcext:value-type="float">
            <text:p>0.0115204444</text:p>
          </table:table-cell>
          <table:table-cell office:value-type="float" office:value="0.61" calcext:value-type="float">
            <text:p>0.61</text:p>
          </table:table-cell>
          <table:table-cell table:formula="of:=([.H9]-[.I$5])^2" office:value-type="float" office:value="0.0367361111111111" calcext:value-type="float">
            <text:p>0.0367361111</text:p>
          </table:table-cell>
          <table:table-cell office:value-type="float" office:value="0" calcext:value-type="float">
            <text:p>0</text:p>
          </table:table-cell>
          <table:table-cell table:formula="of:=([.J9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9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9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9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9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9]-[.U$5])^2" office:value-type="float" office:value="0" calcext:value-type="float">
            <text:p>0</text:p>
          </table:table-cell>
          <table:table-cell/>
          <table:table-cell table:formula="of:=([.V9]-[.W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X9]-[.Y$5])^2" office:value-type="float" office:value="0.00051377777777778" calcext:value-type="float">
            <text:p>0.0005137778</text:p>
          </table:table-cell>
          <table:table-cell office:value-type="float" office:value="0.49" calcext:value-type="float">
            <text:p>0.49</text:p>
          </table:table-cell>
          <table:table-cell table:formula="of:=([.Z9]-[.AA$5])^2" office:value-type="float" office:value="0.0000360000000000014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 table:formula="of:=([.AB9]-[.AC$5])^2" office:value-type="float" office:value="0.1936" calcext:value-type="float">
            <text:p>0.1936</text:p>
          </table:table-cell>
          <table:table-cell office:value-type="float" office:value="0" calcext:value-type="float">
            <text:p>0</text:p>
          </table:table-cell>
          <table:table-cell table:formula="of:=([.AD9]-[.AE$5])^2" office:value-type="float" office:value="0.127211111111111" calcext:value-type="float">
            <text:p>0.1272111111</text:p>
          </table:table-cell>
          <table:table-cell office:value-type="float" office:value="0.43" calcext:value-type="float">
            <text:p>0.43</text:p>
          </table:table-cell>
          <table:table-cell table:formula="of:=([.AF9]-[.AG$5])^2" office:value-type="float" office:value="0.00672399999999999" calcext:value-type="float">
            <text:p>0.006724</text:p>
          </table:table-cell>
          <table:table-cell office:value-type="float" office:value="0.37" calcext:value-type="float">
            <text:p>0.37</text:p>
          </table:table-cell>
          <table:table-cell table:formula="of:=([.AH9]-[.AI$5])^2" office:value-type="float" office:value="0.0347201111111111" calcext:value-type="float">
            <text:p>0.0347201111</text:p>
          </table:table-cell>
          <table:table-cell office:value-type="float" office:value="0.16" calcext:value-type="float">
            <text:p>0.16</text:p>
          </table:table-cell>
          <table:table-cell table:formula="of:=([.AJ9]-[.AK$5])^2" office:value-type="float" office:value="0.0000249999999999998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table:formula="of:=([.AL9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9]-[.AO$5])^2" office:value-type="float" office:value="0.000106777777777778" calcext:value-type="float">
            <text:p>0.0001067778</text:p>
          </table:table-cell>
          <table:table-cell/>
          <table:table-cell table:formula="of:=([.AP9]-[.AQ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.AR9]-[.AS$5])^2" office:value-type="float" office:value="0.000658777777777775" calcext:value-type="float">
            <text:p>0.0006587778</text:p>
          </table:table-cell>
          <table:table-cell office:value-type="float" office:value="0.47" calcext:value-type="float">
            <text:p>0.47</text:p>
          </table:table-cell>
          <table:table-cell table:formula="of:=([.AT9]-[.AU$5])^2" office:value-type="float" office:value="0.00205511111111111" calcext:value-type="float">
            <text:p>0.0020551111</text:p>
          </table:table-cell>
          <table:table-cell office:value-type="float" office:value="0.54" calcext:value-type="float">
            <text:p>0.54</text:p>
          </table:table-cell>
          <table:table-cell table:formula="of:=([.AV9]-[.AW$5])^2" office:value-type="float" office:value="0.00947377777777776" calcext:value-type="float">
            <text:p>0.0094737778</text:p>
          </table:table-cell>
          <table:table-cell office:value-type="float" office:value="0.6" calcext:value-type="float">
            <text:p>0.6</text:p>
          </table:table-cell>
          <table:table-cell table:formula="of:=([.AX9]-[.AY$5])^2" office:value-type="float" office:value="0.0303921111111111" calcext:value-type="float">
            <text:p>0.0303921111</text:p>
          </table:table-cell>
          <table:table-cell office:value-type="float" office:value="0" calcext:value-type="float">
            <text:p>0</text:p>
          </table:table-cell>
          <table:table-cell table:formula="of:=([.AZ9]-[.BA$5])^2" office:value-type="float" office:value="0.0732604444444444" calcext:value-type="float">
            <text:p>0.0732604444</text:p>
          </table:table-cell>
          <table:table-cell office:value-type="float" office:value="0.33" calcext:value-type="float">
            <text:p>0.33</text:p>
          </table:table-cell>
          <table:table-cell table:formula="of:=([.BB9]-[.BC$5])^2" office:value-type="float" office:value="0.00846399999999999" calcext:value-type="float">
            <text:p>0.008464</text:p>
          </table:table-cell>
          <table:table-cell office:value-type="float" office:value="0.25" calcext:value-type="float">
            <text:p>0.25</text:p>
          </table:table-cell>
          <table:table-cell table:formula="of:=([.BD9]-[.BE$5])^2" office:value-type="float" office:value="0.0113067777777778" calcext:value-type="float">
            <text:p>0.0113067778</text:p>
          </table:table-cell>
          <table:table-cell office:value-type="float" office:value="0.12" calcext:value-type="float">
            <text:p>0.12</text:p>
          </table:table-cell>
          <table:table-cell table:formula="of:=([.BF9]-[.BG$5])^2" office:value-type="float" office:value="0.00233611111111111" calcext:value-type="float">
            <text:p>0.0023361111</text:p>
          </table:table-cell>
          <table:table-cell office:value-type="float" office:value="0" calcext:value-type="float">
            <text:p>0</text:p>
          </table:table-cell>
          <table:table-cell table:formula="of:=([.BH9]-[.BI$5])^2" office:value-type="float" office:value="0.000004" calcext:value-type="float">
            <text:p>0.000004</text:p>
          </table:table-cell>
          <table:table-cell/>
          <table:table-cell table:formula="of:=([.BJ9]-[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BL9]-[.BM$5])^2" office:value-type="float" office:value="0.00015211111111111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.BN9]-[.BO$5])^2" office:value-type="float" office:value="0.000544444444444439" calcext:value-type="float">
            <text:p>0.0005444444</text:p>
          </table:table-cell>
          <table:table-cell office:value-type="float" office:value="0.48" calcext:value-type="float">
            <text:p>0.48</text:p>
          </table:table-cell>
          <table:table-cell table:formula="of:=([.BP9]-[.BQ$5])^2" office:value-type="float" office:value="0.000920111111111117" calcext:value-type="float">
            <text:p>0.0009201111</text:p>
          </table:table-cell>
          <table:table-cell office:value-type="float" office:value="0" calcext:value-type="float">
            <text:p>0</text:p>
          </table:table-cell>
          <table:table-cell table:formula="of:=([.BR9]-[.BS$5])^2" office:value-type="float" office:value="0.158935111111111" calcext:value-type="float">
            <text:p>0.1589351111</text:p>
          </table:table-cell>
          <table:table-cell office:value-type="float" office:value="0.47" calcext:value-type="float">
            <text:p>0.47</text:p>
          </table:table-cell>
          <table:table-cell table:formula="of:=([.BT9]-[.BU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.BV9]-[.BW$5])^2" office:value-type="float" office:value="0.0257067777777778" calcext:value-type="float">
            <text:p>0.0257067778</text:p>
          </table:table-cell>
          <table:table-cell office:value-type="float" office:value="0.17" calcext:value-type="float">
            <text:p>0.17</text:p>
          </table:table-cell>
          <table:table-cell table:formula="of:=([.BX9]-[.BY$5])^2" office:value-type="float" office:value="0.00418177777777778" calcext:value-type="float">
            <text:p>0.0041817778</text:p>
          </table:table-cell>
          <table:table-cell office:value-type="float" office:value="0.05" calcext:value-type="float">
            <text:p>0.05</text:p>
          </table:table-cell>
          <table:table-cell table:formula="of:=([.BZ9]-[.CA$5])^2" office:value-type="float" office:value="0.000136111111111111" calcext:value-type="float">
            <text:p>0.0001361111</text:p>
          </table:table-cell>
          <table:table-cell office:value-type="float" office:value="0.02" calcext:value-type="float">
            <text:p>0.02</text:p>
          </table:table-cell>
          <table:table-cell table:formula="of:=([.CB9]-[.CC$5])^2" office:value-type="float" office:value="0.000289" calcext:value-type="float">
            <text:p>0.000289</text:p>
          </table:table-cell>
          <table:table-cell table:number-columns-repeated="94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table:formula="of:=([.B10]-[.C$5])^2" office:value-type="float" office:value="0.00122499999999999" calcext:value-type="float">
            <text:p>0.001225</text:p>
          </table:table-cell>
          <table:table-cell office:value-type="float" office:value="0.5" calcext:value-type="float">
            <text:p>0.5</text:p>
          </table:table-cell>
          <table:table-cell table:formula="of:=([.D10]-[.E$5])^2" office:value-type="float" office:value="0.000624999999999993" calcext:value-type="float">
            <text:p>0.000625</text:p>
          </table:table-cell>
          <table:table-cell office:value-type="float" office:value="0.47" calcext:value-type="float">
            <text:p>0.47</text:p>
          </table:table-cell>
          <table:table-cell table:formula="of:=([.F10]-[.G$5])^2" office:value-type="float" office:value="0.00453377777777777" calcext:value-type="float">
            <text:p>0.0045337778</text:p>
          </table:table-cell>
          <table:table-cell office:value-type="float" office:value="0.57" calcext:value-type="float">
            <text:p>0.57</text:p>
          </table:table-cell>
          <table:table-cell table:formula="of:=([.H10]-[.I$5])^2" office:value-type="float" office:value="0.0230027777777778" calcext:value-type="float">
            <text:p>0.0230027778</text:p>
          </table:table-cell>
          <table:table-cell office:value-type="float" office:value="0" calcext:value-type="float">
            <text:p>0</text:p>
          </table:table-cell>
          <table:table-cell table:formula="of:=([.J10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0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0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0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0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0]-[.U$5])^2" office:value-type="float" office:value="0" calcext:value-type="float">
            <text:p>0</text:p>
          </table:table-cell>
          <table:table-cell/>
          <table:table-cell table:formula="of:=([.V10]-[.W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.X10]-[.Y$5])^2" office:value-type="float" office:value="0.00106711111111112" calcext:value-type="float">
            <text:p>0.0010671111</text:p>
          </table:table-cell>
          <table:table-cell office:value-type="float" office:value="0.56" calcext:value-type="float">
            <text:p>0.56</text:p>
          </table:table-cell>
          <table:table-cell table:formula="of:=([.Z10]-[.AA$5])^2" office:value-type="float" office:value="0.00409599999999999" calcext:value-type="float">
            <text:p>0.004096</text:p>
          </table:table-cell>
          <table:table-cell office:value-type="float" office:value="0.61" calcext:value-type="float">
            <text:p>0.61</text:p>
          </table:table-cell>
          <table:table-cell table:formula="of:=([.AB10]-[.AC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.AD10]-[.AE$5])^2" office:value-type="float" office:value="0.127211111111111" calcext:value-type="float">
            <text:p>0.1272111111</text:p>
          </table:table-cell>
          <table:table-cell office:value-type="float" office:value="0.54" calcext:value-type="float">
            <text:p>0.54</text:p>
          </table:table-cell>
          <table:table-cell table:formula="of:=([.AF10]-[.AG$5])^2" office:value-type="float" office:value="0.036864" calcext:value-type="float">
            <text:p>0.036864</text:p>
          </table:table-cell>
          <table:table-cell office:value-type="float" office:value="0.37" calcext:value-type="float">
            <text:p>0.37</text:p>
          </table:table-cell>
          <table:table-cell table:formula="of:=([.AH10]-[.AI$5])^2" office:value-type="float" office:value="0.0347201111111111" calcext:value-type="float">
            <text:p>0.0347201111</text:p>
          </table:table-cell>
          <table:table-cell office:value-type="float" office:value="0" calcext:value-type="float">
            <text:p>0</text:p>
          </table:table-cell>
          <table:table-cell table:formula="of:=([.AJ10]-[.AK$5])^2" office:value-type="float" office:value="0.027225" calcext:value-type="float">
            <text:p>0.027225</text:p>
          </table:table-cell>
          <table:table-cell office:value-type="float" office:value="0" calcext:value-type="float">
            <text:p>0</text:p>
          </table:table-cell>
          <table:table-cell table:formula="of:=([.AL10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10]-[.AO$5])^2" office:value-type="float" office:value="0.000106777777777778" calcext:value-type="float">
            <text:p>0.0001067778</text:p>
          </table:table-cell>
          <table:table-cell/>
          <table:table-cell table:formula="of:=([.AP10]-[.AQ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AR10]-[.AS$5])^2" office:value-type="float" office:value="0.000205444444444447" calcext:value-type="float">
            <text:p>0.0002054444</text:p>
          </table:table-cell>
          <table:table-cell office:value-type="float" office:value="0.5" calcext:value-type="float">
            <text:p>0.5</text:p>
          </table:table-cell>
          <table:table-cell table:formula="of:=([.AT10]-[.AU$5])^2" office:value-type="float" office:value="0.00023511111111111" calcext:value-type="float">
            <text:p>0.0002351111</text:p>
          </table:table-cell>
          <table:table-cell office:value-type="float" office:value="0.41" calcext:value-type="float">
            <text:p>0.41</text:p>
          </table:table-cell>
          <table:table-cell table:formula="of:=([.AV10]-[.AW$5])^2" office:value-type="float" office:value="0.00106711111111112" calcext:value-type="float">
            <text:p>0.0010671111</text:p>
          </table:table-cell>
          <table:table-cell office:value-type="float" office:value="0.52" calcext:value-type="float">
            <text:p>0.52</text:p>
          </table:table-cell>
          <table:table-cell table:formula="of:=([.AX10]-[.AY$5])^2" office:value-type="float" office:value="0.00889877777777779" calcext:value-type="float">
            <text:p>0.0088987778</text:p>
          </table:table-cell>
          <table:table-cell office:value-type="float" office:value="0.57" calcext:value-type="float">
            <text:p>0.57</text:p>
          </table:table-cell>
          <table:table-cell table:formula="of:=([.AZ10]-[.BA$5])^2" office:value-type="float" office:value="0.0896004444444445" calcext:value-type="float">
            <text:p>0.0896004444</text:p>
          </table:table-cell>
          <table:table-cell office:value-type="float" office:value="0.37" calcext:value-type="float">
            <text:p>0.37</text:p>
          </table:table-cell>
          <table:table-cell table:formula="of:=([.BB10]-[.BC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.BD10]-[.BE$5])^2" office:value-type="float" office:value="0.0206401111111111" calcext:value-type="float">
            <text:p>0.0206401111</text:p>
          </table:table-cell>
          <table:table-cell office:value-type="float" office:value="0.07" calcext:value-type="float">
            <text:p>0.07</text:p>
          </table:table-cell>
          <table:table-cell table:formula="of:=([.BF10]-[.BG$5])^2" office:value-type="float" office:value="0.00000277777777777781" calcext:value-type="float">
            <text:p>2.77777777777781E-06</text:p>
          </table:table-cell>
          <table:table-cell office:value-type="float" office:value="0.01" calcext:value-type="float">
            <text:p>0.01</text:p>
          </table:table-cell>
          <table:table-cell table:formula="of:=([.BH10]-[.BI$5])^2" office:value-type="float" office:value="0.000064" calcext:value-type="float">
            <text:p>0.000064</text:p>
          </table:table-cell>
          <table:table-cell/>
          <table:table-cell table:formula="of:=([.BJ10]-[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BL10]-[.BM$5])^2" office:value-type="float" office:value="0.0000587777777777785" calcext:value-type="float">
            <text:p>5.87777777777785E-05</text:p>
          </table:table-cell>
          <table:table-cell office:value-type="float" office:value="0.45" calcext:value-type="float">
            <text:p>0.45</text:p>
          </table:table-cell>
          <table:table-cell table:formula="of:=([.BN10]-[.BO$5])^2" office:value-type="float" office:value="0.000711111111111117" calcext:value-type="float">
            <text:p>0.0007111111</text:p>
          </table:table-cell>
          <table:table-cell office:value-type="float" office:value="0.52" calcext:value-type="float">
            <text:p>0.52</text:p>
          </table:table-cell>
          <table:table-cell table:formula="of:=([.BP10]-[.BQ$5])^2" office:value-type="float" office:value="0.0000934444444444432" calcext:value-type="float">
            <text:p>9.34444444444432E-05</text:p>
          </table:table-cell>
          <table:table-cell office:value-type="float" office:value="0" calcext:value-type="float">
            <text:p>0</text:p>
          </table:table-cell>
          <table:table-cell table:formula="of:=([.BR10]-[.BS$5])^2" office:value-type="float" office:value="0.158935111111111" calcext:value-type="float">
            <text:p>0.1589351111</text:p>
          </table:table-cell>
          <table:table-cell office:value-type="float" office:value="0.57" calcext:value-type="float">
            <text:p>0.57</text:p>
          </table:table-cell>
          <table:table-cell table:formula="of:=([.BT10]-[.BU$5])^2" office:value-type="float" office:value="0.0605160000000001" calcext:value-type="float">
            <text:p>0.060516</text:p>
          </table:table-cell>
          <table:table-cell office:value-type="float" office:value="0.28" calcext:value-type="float">
            <text:p>0.28</text:p>
          </table:table-cell>
          <table:table-cell table:formula="of:=([.BV10]-[.BW$5])^2" office:value-type="float" office:value="0.0143201111111111" calcext:value-type="float">
            <text:p>0.0143201111</text:p>
          </table:table-cell>
          <table:table-cell office:value-type="float" office:value="0.18" calcext:value-type="float">
            <text:p>0.18</text:p>
          </table:table-cell>
          <table:table-cell table:formula="of:=([.BX10]-[.BY$5])^2" office:value-type="float" office:value="0.00557511111111111" calcext:value-type="float">
            <text:p>0.0055751111</text:p>
          </table:table-cell>
          <table:table-cell office:value-type="float" office:value="0.06" calcext:value-type="float">
            <text:p>0.06</text:p>
          </table:table-cell>
          <table:table-cell table:formula="of:=([.BZ10]-[.CA$5])^2" office:value-type="float" office:value="0.000469444444444444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.CB10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table:formula="of:=([.B11]-[.C$5])^2" office:value-type="float" office:value="0.0000250000000000017" calcext:value-type="float">
            <text:p>0.000025</text:p>
          </table:table-cell>
          <table:table-cell office:value-type="float" office:value="0.38" calcext:value-type="float">
            <text:p>0.38</text:p>
          </table:table-cell>
          <table:table-cell table:formula="of:=([.D11]-[.E$5])^2" office:value-type="float" office:value="0.00902500000000003" calcext:value-type="float">
            <text:p>0.009025</text:p>
          </table:table-cell>
          <table:table-cell office:value-type="float" office:value="0" calcext:value-type="float">
            <text:p>0</text:p>
          </table:table-cell>
          <table:table-cell table:formula="of:=([.F11]-[.G$5])^2" office:value-type="float" office:value="0.162140444444445" calcext:value-type="float">
            <text:p>0.1621404444</text:p>
          </table:table-cell>
          <table:table-cell office:value-type="float" office:value="0.52" calcext:value-type="float">
            <text:p>0.52</text:p>
          </table:table-cell>
          <table:table-cell table:formula="of:=([.H11]-[.I$5])^2" office:value-type="float" office:value="0.0103361111111111" calcext:value-type="float">
            <text:p>0.0103361111</text:p>
          </table:table-cell>
          <table:table-cell office:value-type="float" office:value="0" calcext:value-type="float">
            <text:p>0</text:p>
          </table:table-cell>
          <table:table-cell table:formula="of:=([.J11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1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1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1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1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1]-[.U$5])^2" office:value-type="float" office:value="0" calcext:value-type="float">
            <text:p>0</text:p>
          </table:table-cell>
          <table:table-cell/>
          <table:table-cell table:formula="of:=([.V11]-[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X11]-[.Y$5])^2" office:value-type="float" office:value="0.00000711111111111132" calcext:value-type="float">
            <text:p>7.11111111111132E-06</text:p>
          </table:table-cell>
          <table:table-cell office:value-type="float" office:value="0.55" calcext:value-type="float">
            <text:p>0.55</text:p>
          </table:table-cell>
          <table:table-cell table:formula="of:=([.Z11]-[.AA$5])^2" office:value-type="float" office:value="0.00291599999999999" calcext:value-type="float">
            <text:p>0.002916</text:p>
          </table:table-cell>
          <table:table-cell office:value-type="float" office:value="0.44" calcext:value-type="float">
            <text:p>0.44</text:p>
          </table:table-cell>
          <table:table-cell table:formula="of:=([.AB11]-[.AC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.AD11]-[.AE$5])^2" office:value-type="float" office:value="0.00694444444444444" calcext:value-type="float">
            <text:p>0.0069444444</text:p>
          </table:table-cell>
          <table:table-cell office:value-type="float" office:value="0.5" calcext:value-type="float">
            <text:p>0.5</text:p>
          </table:table-cell>
          <table:table-cell table:formula="of:=([.AF11]-[.AG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.AH11]-[.AI$5])^2" office:value-type="float" office:value="0.0337334444444445" calcext:value-type="float">
            <text:p>0.0337334444</text:p>
          </table:table-cell>
          <table:table-cell office:value-type="float" office:value="0.21" calcext:value-type="float">
            <text:p>0.21</text:p>
          </table:table-cell>
          <table:table-cell table:formula="of:=([.AJ11]-[.AK$5])^2" office:value-type="float" office:value="0.002025" calcext:value-type="float">
            <text:p>0.002025</text:p>
          </table:table-cell>
          <table:table-cell office:value-type="float" office:value="0.14" calcext:value-type="float">
            <text:p>0.14</text:p>
          </table:table-cell>
          <table:table-cell table:formula="of:=([.AL11]-[.AM$5])^2" office:value-type="float" office:value="0.00376177777777778" calcext:value-type="float">
            <text:p>0.0037617778</text:p>
          </table:table-cell>
          <table:table-cell office:value-type="float" office:value="0" calcext:value-type="float">
            <text:p>0</text:p>
          </table:table-cell>
          <table:table-cell table:formula="of:=([.AN11]-[.AO$5])^2" office:value-type="float" office:value="0.000106777777777778" calcext:value-type="float">
            <text:p>0.0001067778</text:p>
          </table:table-cell>
          <table:table-cell/>
          <table:table-cell table:formula="of:=([.AP11]-[.AQ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.AR11]-[.AS$5])^2" office:value-type="float" office:value="0.0041387777777778" calcext:value-type="float">
            <text:p>0.0041387778</text:p>
          </table:table-cell>
          <table:table-cell office:value-type="float" office:value="0.5" calcext:value-type="float">
            <text:p>0.5</text:p>
          </table:table-cell>
          <table:table-cell table:formula="of:=([.AT11]-[.AU$5])^2" office:value-type="float" office:value="0.00023511111111111" calcext:value-type="float">
            <text:p>0.0002351111</text:p>
          </table:table-cell>
          <table:table-cell office:value-type="float" office:value="0" calcext:value-type="float">
            <text:p>0</text:p>
          </table:table-cell>
          <table:table-cell table:formula="of:=([.AV11]-[.AW$5])^2" office:value-type="float" office:value="0.195953777777778" calcext:value-type="float">
            <text:p>0.1959537778</text:p>
          </table:table-cell>
          <table:table-cell office:value-type="float" office:value="0.45" calcext:value-type="float">
            <text:p>0.45</text:p>
          </table:table-cell>
          <table:table-cell table:formula="of:=([.AX11]-[.AY$5])^2" office:value-type="float" office:value="0.000592111111111113" calcext:value-type="float">
            <text:p>0.0005921111</text:p>
          </table:table-cell>
          <table:table-cell office:value-type="float" office:value="0.49" calcext:value-type="float">
            <text:p>0.49</text:p>
          </table:table-cell>
          <table:table-cell table:formula="of:=([.AZ11]-[.BA$5])^2" office:value-type="float" office:value="0.0481071111111111" calcext:value-type="float">
            <text:p>0.0481071111</text:p>
          </table:table-cell>
          <table:table-cell office:value-type="float" office:value="0" calcext:value-type="float">
            <text:p>0</text:p>
          </table:table-cell>
          <table:table-cell table:formula="of:=([.BB11]-[.BC$5])^2" office:value-type="float" office:value="0.056644" calcext:value-type="float">
            <text:p>0.056644</text:p>
          </table:table-cell>
          <table:table-cell office:value-type="float" office:value="0.23" calcext:value-type="float">
            <text:p>0.23</text:p>
          </table:table-cell>
          <table:table-cell table:formula="of:=([.BD11]-[.BE$5])^2" office:value-type="float" office:value="0.00745344444444444" calcext:value-type="float">
            <text:p>0.0074534444</text:p>
          </table:table-cell>
          <table:table-cell office:value-type="float" office:value="0.21" calcext:value-type="float">
            <text:p>0.21</text:p>
          </table:table-cell>
          <table:table-cell table:formula="of:=([.BF11]-[.BG$5])^2" office:value-type="float" office:value="0.0191361111111111" calcext:value-type="float">
            <text:p>0.0191361111</text:p>
          </table:table-cell>
          <table:table-cell office:value-type="float" office:value="0" calcext:value-type="float">
            <text:p>0</text:p>
          </table:table-cell>
          <table:table-cell table:formula="of:=([.BH11]-[.BI$5])^2" office:value-type="float" office:value="0.000004" calcext:value-type="float">
            <text:p>0.000004</text:p>
          </table:table-cell>
          <table:table-cell/>
          <table:table-cell table:formula="of:=([.BJ11]-[.BK$5])^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([.BL11]-[.BM$5])^2" office:value-type="float" office:value="0.0162987777777778" calcext:value-type="float">
            <text:p>0.0162987778</text:p>
          </table:table-cell>
          <table:table-cell office:value-type="float" office:value="0.48" calcext:value-type="float">
            <text:p>0.48</text:p>
          </table:table-cell>
          <table:table-cell table:formula="of:=([.BN11]-[.BO$5])^2" office:value-type="float" office:value="0.0000111111111111101" calcext:value-type="float">
            <text:p>1.11111111111101E-05</text:p>
          </table:table-cell>
          <table:table-cell office:value-type="float" office:value="0.55" calcext:value-type="float">
            <text:p>0.55</text:p>
          </table:table-cell>
          <table:table-cell table:formula="of:=([.BP11]-[.BQ$5])^2" office:value-type="float" office:value="0.00157344444444444" calcext:value-type="float">
            <text:p>0.0015734444</text:p>
          </table:table-cell>
          <table:table-cell office:value-type="float" office:value="0.5" calcext:value-type="float">
            <text:p>0.5</text:p>
          </table:table-cell>
          <table:table-cell table:formula="of:=([.BR11]-[.BS$5])^2" office:value-type="float" office:value="0.0102684444444444" calcext:value-type="float">
            <text:p>0.0102684444</text:p>
          </table:table-cell>
          <table:table-cell office:value-type="float" office:value="0.41" calcext:value-type="float">
            <text:p>0.41</text:p>
          </table:table-cell>
          <table:table-cell table:formula="of:=([.BT11]-[.BU$5])^2" office:value-type="float" office:value="0.00739600000000001" calcext:value-type="float">
            <text:p>0.007396</text:p>
          </table:table-cell>
          <table:table-cell office:value-type="float" office:value="0" calcext:value-type="float">
            <text:p>0</text:p>
          </table:table-cell>
          <table:table-cell table:formula="of:=([.BV11]-[.BW$5])^2" office:value-type="float" office:value="0.0257067777777778" calcext:value-type="float">
            <text:p>0.0257067778</text:p>
          </table:table-cell>
          <table:table-cell office:value-type="float" office:value="0.15" calcext:value-type="float">
            <text:p>0.15</text:p>
          </table:table-cell>
          <table:table-cell table:formula="of:=([.BX11]-[.BY$5])^2" office:value-type="float" office:value="0.00199511111111111" calcext:value-type="float">
            <text:p>0.0019951111</text:p>
          </table:table-cell>
          <table:table-cell office:value-type="float" office:value="0" calcext:value-type="float">
            <text:p>0</text:p>
          </table:table-cell>
          <table:table-cell table:formula="of:=([.BZ11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1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formula="of:=([.B12]-[.C$5])^2" office:value-type="float" office:value="0.00302499999999999" calcext:value-type="float">
            <text:p>0.003025</text:p>
          </table:table-cell>
          <table:table-cell office:value-type="float" office:value="0.52" calcext:value-type="float">
            <text:p>0.52</text:p>
          </table:table-cell>
          <table:table-cell table:formula="of:=([.D12]-[.E$5])^2" office:value-type="float" office:value="0.00202499999999999" calcext:value-type="float">
            <text:p>0.002025</text:p>
          </table:table-cell>
          <table:table-cell office:value-type="float" office:value="0.42" calcext:value-type="float">
            <text:p>0.42</text:p>
          </table:table-cell>
          <table:table-cell table:formula="of:=([.F12]-[.G$5])^2" office:value-type="float" office:value="0.000300444444444442" calcext:value-type="float">
            <text:p>0.0003004444</text:p>
          </table:table-cell>
          <table:table-cell office:value-type="float" office:value="0.47" calcext:value-type="float">
            <text:p>0.47</text:p>
          </table:table-cell>
          <table:table-cell table:formula="of:=([.H12]-[.I$5])^2" office:value-type="float" office:value="0.00266944444444445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.J12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2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2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2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2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2]-[.U$5])^2" office:value-type="float" office:value="0" calcext:value-type="float">
            <text:p>0</text:p>
          </table:table-cell>
          <table:table-cell/>
          <table:table-cell table:formula="of:=([.V12]-[.W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.X12]-[.Y$5])^2" office:value-type="float" office:value="0.00106711111111112" calcext:value-type="float">
            <text:p>0.0010671111</text:p>
          </table:table-cell>
          <table:table-cell office:value-type="float" office:value="0.49" calcext:value-type="float">
            <text:p>0.49</text:p>
          </table:table-cell>
          <table:table-cell table:formula="of:=([.Z12]-[.AA$5])^2" office:value-type="float" office:value="0.0000360000000000014" calcext:value-type="float">
            <text:p>0.000036</text:p>
          </table:table-cell>
          <table:table-cell office:value-type="float" office:value="0.44" calcext:value-type="float">
            <text:p>0.44</text:p>
          </table:table-cell>
          <table:table-cell table:formula="of:=([.AB12]-[.AC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AD12]-[.AE$5])^2" office:value-type="float" office:value="0.127211111111111" calcext:value-type="float">
            <text:p>0.1272111111</text:p>
          </table:table-cell>
          <table:table-cell office:value-type="float" office:value="0.44" calcext:value-type="float">
            <text:p>0.44</text:p>
          </table:table-cell>
          <table:table-cell table:formula="of:=([.AF12]-[.AG$5])^2" office:value-type="float" office:value="0.00846399999999999" calcext:value-type="float">
            <text:p>0.008464</text:p>
          </table:table-cell>
          <table:table-cell office:value-type="float" office:value="0" calcext:value-type="float">
            <text:p>0</text:p>
          </table:table-cell>
          <table:table-cell table:formula="of:=([.AH12]-[.AI$5])^2" office:value-type="float" office:value="0.0337334444444445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.AJ12]-[.AK$5])^2" office:value-type="float" office:value="0.027225" calcext:value-type="float">
            <text:p>0.027225</text:p>
          </table:table-cell>
          <table:table-cell office:value-type="float" office:value="0.13" calcext:value-type="float">
            <text:p>0.13</text:p>
          </table:table-cell>
          <table:table-cell table:formula="of:=([.AL12]-[.AM$5])^2" office:value-type="float" office:value="0.00263511111111111" calcext:value-type="float">
            <text:p>0.0026351111</text:p>
          </table:table-cell>
          <table:table-cell office:value-type="float" office:value="0.05" calcext:value-type="float">
            <text:p>0.05</text:p>
          </table:table-cell>
          <table:table-cell table:formula="of:=([.AN12]-[.AO$5])^2" office:value-type="float" office:value="0.00157344444444444" calcext:value-type="float">
            <text:p>0.0015734444</text:p>
          </table:table-cell>
          <table:table-cell/>
          <table:table-cell table:formula="of:=([.AP12]-[.AQ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.AR12]-[.AS$5])^2" office:value-type="float" office:value="0.00711211111111112" calcext:value-type="float">
            <text:p>0.0071121111</text:p>
          </table:table-cell>
          <table:table-cell office:value-type="float" office:value="0.48" calcext:value-type="float">
            <text:p>0.48</text:p>
          </table:table-cell>
          <table:table-cell table:formula="of:=([.AT12]-[.AU$5])^2" office:value-type="float" office:value="0.00124844444444444" calcext:value-type="float">
            <text:p>0.0012484444</text:p>
          </table:table-cell>
          <table:table-cell office:value-type="float" office:value="0.6" calcext:value-type="float">
            <text:p>0.6</text:p>
          </table:table-cell>
          <table:table-cell table:formula="of:=([.AV12]-[.AW$5])^2" office:value-type="float" office:value="0.0247537777777778" calcext:value-type="float">
            <text:p>0.0247537778</text:p>
          </table:table-cell>
          <table:table-cell office:value-type="float" office:value="0.57" calcext:value-type="float">
            <text:p>0.57</text:p>
          </table:table-cell>
          <table:table-cell table:formula="of:=([.AX12]-[.AY$5])^2" office:value-type="float" office:value="0.0208321111111111" calcext:value-type="float">
            <text:p>0.0208321111</text:p>
          </table:table-cell>
          <table:table-cell office:value-type="float" office:value="0" calcext:value-type="float">
            <text:p>0</text:p>
          </table:table-cell>
          <table:table-cell table:formula="of:=([.AZ12]-[.BA$5])^2" office:value-type="float" office:value="0.0732604444444444" calcext:value-type="float">
            <text:p>0.0732604444</text:p>
          </table:table-cell>
          <table:table-cell office:value-type="float" office:value="0" calcext:value-type="float">
            <text:p>0</text:p>
          </table:table-cell>
          <table:table-cell table:formula="of:=([.BB12]-[.BC$5])^2" office:value-type="float" office:value="0.056644" calcext:value-type="float">
            <text:p>0.056644</text:p>
          </table:table-cell>
          <table:table-cell office:value-type="float" office:value="0.21" calcext:value-type="float">
            <text:p>0.21</text:p>
          </table:table-cell>
          <table:table-cell table:formula="of:=([.BD12]-[.BE$5])^2" office:value-type="float" office:value="0.00440011111111111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.BF12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12]-[.BI$5])^2" office:value-type="float" office:value="0.000004" calcext:value-type="float">
            <text:p>0.000004</text:p>
          </table:table-cell>
          <table:table-cell/>
          <table:table-cell table:formula="of:=([.BJ12]-[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BL12]-[.BM$5])^2" office:value-type="float" office:value="0.00000544444444444428" calcext:value-type="float">
            <text:p>5.44444444444428E-06</text:p>
          </table:table-cell>
          <table:table-cell office:value-type="float" office:value="0.51" calcext:value-type="float">
            <text:p>0.51</text:p>
          </table:table-cell>
          <table:table-cell table:formula="of:=([.BN12]-[.BO$5])^2" office:value-type="float" office:value="0.0011111111111111" calcext:value-type="float">
            <text:p>0.0011111111</text:p>
          </table:table-cell>
          <table:table-cell office:value-type="float" office:value="0.48" calcext:value-type="float">
            <text:p>0.48</text:p>
          </table:table-cell>
          <table:table-cell table:formula="of:=([.BP12]-[.BQ$5])^2" office:value-type="float" office:value="0.000920111111111117" calcext:value-type="float">
            <text:p>0.0009201111</text:p>
          </table:table-cell>
          <table:table-cell office:value-type="float" office:value="0.58" calcext:value-type="float">
            <text:p>0.58</text:p>
          </table:table-cell>
          <table:table-cell table:formula="of:=([.BR12]-[.BS$5])^2" office:value-type="float" office:value="0.0328817777777778" calcext:value-type="float">
            <text:p>0.0328817778</text:p>
          </table:table-cell>
          <table:table-cell office:value-type="float" office:value="0.42" calcext:value-type="float">
            <text:p>0.42</text:p>
          </table:table-cell>
          <table:table-cell table:formula="of:=([.BT12]-[.BU$5])^2"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([.BV12]-[.BW$5])^2" office:value-type="float" office:value="0.0257067777777778" calcext:value-type="float">
            <text:p>0.0257067778</text:p>
          </table:table-cell>
          <table:table-cell office:value-type="float" office:value="0" calcext:value-type="float">
            <text:p>0</text:p>
          </table:table-cell>
          <table:table-cell table:formula="of:=([.BX12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12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2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52" calcext:value-type="float">
            <text:p>0.52</text:p>
          </table:table-cell>
          <table:table-cell table:formula="of:=([.B13]-[.C$5])^2" office:value-type="float" office:value="0.00122499999999999" calcext:value-type="float">
            <text:p>0.001225</text:p>
          </table:table-cell>
          <table:table-cell office:value-type="float" office:value="0.5" calcext:value-type="float">
            <text:p>0.5</text:p>
          </table:table-cell>
          <table:table-cell table:formula="of:=([.D13]-[.E$5])^2" office:value-type="float" office:value="0.000624999999999993" calcext:value-type="float">
            <text:p>0.000625</text:p>
          </table:table-cell>
          <table:table-cell office:value-type="float" office:value="0.54" calcext:value-type="float">
            <text:p>0.54</text:p>
          </table:table-cell>
          <table:table-cell table:formula="of:=([.F13]-[.G$5])^2" office:value-type="float" office:value="0.0188604444444444" calcext:value-type="float">
            <text:p>0.0188604444</text:p>
          </table:table-cell>
          <table:table-cell office:value-type="float" office:value="0.5" calcext:value-type="float">
            <text:p>0.5</text:p>
          </table:table-cell>
          <table:table-cell table:formula="of:=([.H13]-[.I$5])^2" office:value-type="float" office:value="0.00666944444444444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.J13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3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3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3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3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3]-[.U$5])^2" office:value-type="float" office:value="0" calcext:value-type="float">
            <text:p>0</text:p>
          </table:table-cell>
          <table:table-cell/>
          <table:table-cell table:formula="of:=([.V13]-[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X13]-[.Y$5])^2" office:value-type="float" office:value="0.0000537777777777773" calcext:value-type="float">
            <text:p>5.37777777777773E-05</text:p>
          </table:table-cell>
          <table:table-cell office:value-type="float" office:value="0.43" calcext:value-type="float">
            <text:p>0.43</text:p>
          </table:table-cell>
          <table:table-cell table:formula="of:=([.Z13]-[.AA$5])^2" office:value-type="float" office:value="0.00435600000000002" calcext:value-type="float">
            <text:p>0.004356</text:p>
          </table:table-cell>
          <table:table-cell office:value-type="float" office:value="0.44" calcext:value-type="float">
            <text:p>0.44</text:p>
          </table:table-cell>
          <table:table-cell table:formula="of:=([.AB13]-[.AC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AD13]-[.AE$5])^2" office:value-type="float" office:value="0.00871111111111111" calcext:value-type="float">
            <text:p>0.0087111111</text:p>
          </table:table-cell>
          <table:table-cell office:value-type="float" office:value="0" calcext:value-type="float">
            <text:p>0</text:p>
          </table:table-cell>
          <table:table-cell table:formula="of:=([.AF13]-[.AG$5])^2" office:value-type="float" office:value="0.121104" calcext:value-type="float">
            <text:p>0.121104</text:p>
          </table:table-cell>
          <table:table-cell office:value-type="float" office:value="0.37" calcext:value-type="float">
            <text:p>0.37</text:p>
          </table:table-cell>
          <table:table-cell table:formula="of:=([.AH13]-[.AI$5])^2" office:value-type="float" office:value="0.0347201111111111" calcext:value-type="float">
            <text:p>0.0347201111</text:p>
          </table:table-cell>
          <table:table-cell office:value-type="float" office:value="0.29" calcext:value-type="float">
            <text:p>0.29</text:p>
          </table:table-cell>
          <table:table-cell table:formula="of:=([.AJ13]-[.AK$5])^2" office:value-type="float" office:value="0.015625" calcext:value-type="float">
            <text:p>0.015625</text:p>
          </table:table-cell>
          <table:table-cell office:value-type="float" office:value="0.12" calcext:value-type="float">
            <text:p>0.12</text:p>
          </table:table-cell>
          <table:table-cell table:formula="of:=([.AL13]-[.AM$5])^2" office:value-type="float" office:value="0.00170844444444444" calcext:value-type="float">
            <text:p>0.0017084444</text:p>
          </table:table-cell>
          <table:table-cell office:value-type="float" office:value="0" calcext:value-type="float">
            <text:p>0</text:p>
          </table:table-cell>
          <table:table-cell table:formula="of:=([.AN13]-[.AO$5])^2" office:value-type="float" office:value="0.000106777777777778" calcext:value-type="float">
            <text:p>0.0001067778</text:p>
          </table:table-cell>
          <table:table-cell/>
          <table:table-cell table:formula="of:=([.AP13]-[.AQ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.AR13]-[.AS$5])^2" office:value-type="float" office:value="0.0012721111111111" calcext:value-type="float">
            <text:p>0.0012721111</text:p>
          </table:table-cell>
          <table:table-cell office:value-type="float" office:value="0.59" calcext:value-type="float">
            <text:p>0.59</text:p>
          </table:table-cell>
          <table:table-cell table:formula="of:=([.AT13]-[.AU$5])^2" office:value-type="float" office:value="0.00557511111111111" calcext:value-type="float">
            <text:p>0.0055751111</text:p>
          </table:table-cell>
          <table:table-cell office:value-type="float" office:value="0.48" calcext:value-type="float">
            <text:p>0.48</text:p>
          </table:table-cell>
          <table:table-cell table:formula="of:=([.AV13]-[.AW$5])^2" office:value-type="float" office:value="0.00139377777777777" calcext:value-type="float">
            <text:p>0.0013937778</text:p>
          </table:table-cell>
          <table:table-cell office:value-type="float" office:value="0.55" calcext:value-type="float">
            <text:p>0.55</text:p>
          </table:table-cell>
          <table:table-cell table:formula="of:=([.AX13]-[.AY$5])^2" office:value-type="float" office:value="0.0154587777777778" calcext:value-type="float">
            <text:p>0.0154587778</text:p>
          </table:table-cell>
          <table:table-cell office:value-type="float" office:value="0" calcext:value-type="float">
            <text:p>0</text:p>
          </table:table-cell>
          <table:table-cell table:formula="of:=([.AZ13]-[.BA$5])^2" office:value-type="float" office:value="0.0732604444444444" calcext:value-type="float">
            <text:p>0.0732604444</text:p>
          </table:table-cell>
          <table:table-cell office:value-type="float" office:value="0.34" calcext:value-type="float">
            <text:p>0.34</text:p>
          </table:table-cell>
          <table:table-cell table:formula="of:=([.BB13]-[.BC$5])^2" office:value-type="float" office:value="0.010404" calcext:value-type="float">
            <text:p>0.010404</text:p>
          </table:table-cell>
          <table:table-cell office:value-type="float" office:value="0.23" calcext:value-type="float">
            <text:p>0.23</text:p>
          </table:table-cell>
          <table:table-cell table:formula="of:=([.BD13]-[.BE$5])^2" office:value-type="float" office:value="0.00745344444444444" calcext:value-type="float">
            <text:p>0.0074534444</text:p>
          </table:table-cell>
          <table:table-cell office:value-type="float" office:value="0" calcext:value-type="float">
            <text:p>0</text:p>
          </table:table-cell>
          <table:table-cell table:formula="of:=([.BF13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13]-[.BI$5])^2" office:value-type="float" office:value="0.000004" calcext:value-type="float">
            <text:p>0.000004</text:p>
          </table:table-cell>
          <table:table-cell/>
          <table:table-cell table:formula="of:=([.BJ13]-[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BL13]-[.BM$5])^2" office:value-type="float" office:value="0.000312111111111113" calcext:value-type="float">
            <text:p>0.0003121111</text:p>
          </table:table-cell>
          <table:table-cell office:value-type="float" office:value="0" calcext:value-type="float">
            <text:p>0</text:p>
          </table:table-cell>
          <table:table-cell table:formula="of:=([.BN13]-[.BO$5])^2" office:value-type="float" office:value="0.227211111111111" calcext:value-type="float">
            <text:p>0.2272111111</text:p>
          </table:table-cell>
          <table:table-cell office:value-type="float" office:value="0.58" calcext:value-type="float">
            <text:p>0.58</text:p>
          </table:table-cell>
          <table:table-cell table:formula="of:=([.BP13]-[.BQ$5])^2" office:value-type="float" office:value="0.00485344444444443" calcext:value-type="float">
            <text:p>0.0048534444</text:p>
          </table:table-cell>
          <table:table-cell office:value-type="float" office:value="0.54" calcext:value-type="float">
            <text:p>0.54</text:p>
          </table:table-cell>
          <table:table-cell table:formula="of:=([.BR13]-[.BS$5])^2" office:value-type="float" office:value="0.0199751111111111" calcext:value-type="float">
            <text:p>0.0199751111</text:p>
          </table:table-cell>
          <table:table-cell office:value-type="float" office:value="0.49" calcext:value-type="float">
            <text:p>0.49</text:p>
          </table:table-cell>
          <table:table-cell table:formula="of:=([.BT13]-[.BU$5])^2" office:value-type="float" office:value="0.027556" calcext:value-type="float">
            <text:p>0.027556</text:p>
          </table:table-cell>
          <table:table-cell office:value-type="float" office:value="0.28" calcext:value-type="float">
            <text:p>0.28</text:p>
          </table:table-cell>
          <table:table-cell table:formula="of:=([.BV13]-[.BW$5])^2" office:value-type="float" office:value="0.0143201111111111" calcext:value-type="float">
            <text:p>0.0143201111</text:p>
          </table:table-cell>
          <table:table-cell office:value-type="float" office:value="0" calcext:value-type="float">
            <text:p>0</text:p>
          </table:table-cell>
          <table:table-cell table:formula="of:=([.BX13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13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3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.53</text:p>
          </table:table-cell>
          <table:table-cell table:formula="of:=([.B14]-[.C$5])^2" office:value-type="float" office:value="0.00202499999999999" calcext:value-type="float">
            <text:p>0.002025</text:p>
          </table:table-cell>
          <table:table-cell office:value-type="float" office:value="0.54" calcext:value-type="float">
            <text:p>0.54</text:p>
          </table:table-cell>
          <table:table-cell table:formula="of:=([.D14]-[.E$5])^2" office:value-type="float" office:value="0.00422499999999999" calcext:value-type="float">
            <text:p>0.004225</text:p>
          </table:table-cell>
          <table:table-cell office:value-type="float" office:value="0" calcext:value-type="float">
            <text:p>0</text:p>
          </table:table-cell>
          <table:table-cell table:formula="of:=([.F14]-[.G$5])^2" office:value-type="float" office:value="0.162140444444445" calcext:value-type="float">
            <text:p>0.1621404444</text:p>
          </table:table-cell>
          <table:table-cell office:value-type="float" office:value="0.56" calcext:value-type="float">
            <text:p>0.56</text:p>
          </table:table-cell>
          <table:table-cell table:formula="of:=([.H14]-[.I$5])^2" office:value-type="float" office:value="0.0200694444444445" calcext:value-type="float">
            <text:p>0.0200694444</text:p>
          </table:table-cell>
          <table:table-cell office:value-type="float" office:value="0" calcext:value-type="float">
            <text:p>0</text:p>
          </table:table-cell>
          <table:table-cell table:formula="of:=([.J14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4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4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4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4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4]-[.U$5])^2" office:value-type="float" office:value="0" calcext:value-type="float">
            <text:p>0</text:p>
          </table:table-cell>
          <table:table-cell/>
          <table:table-cell table:formula="of:=([.V14]-[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X14]-[.Y$5])^2" office:value-type="float" office:value="0.0000537777777777773" calcext:value-type="float">
            <text:p>5.37777777777773E-05</text:p>
          </table:table-cell>
          <table:table-cell office:value-type="float" office:value="0.52" calcext:value-type="float">
            <text:p>0.52</text:p>
          </table:table-cell>
          <table:table-cell table:formula="of:=([.Z14]-[.AA$5])^2" office:value-type="float" office:value="0.000575999999999996" calcext:value-type="float">
            <text:p>0.000576</text:p>
          </table:table-cell>
          <table:table-cell office:value-type="float" office:value="0.54" calcext:value-type="float">
            <text:p>0.54</text:p>
          </table:table-cell>
          <table:table-cell table:formula="of:=([.AB14]-[.AC$5])^2"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table:formula="of:=([.AD14]-[.AE$5])^2" office:value-type="float" office:value="0.0177777777777778" calcext:value-type="float">
            <text:p>0.0177777778</text:p>
          </table:table-cell>
          <table:table-cell office:value-type="float" office:value="0.5" calcext:value-type="float">
            <text:p>0.5</text:p>
          </table:table-cell>
          <table:table-cell table:formula="of:=([.AF14]-[.AG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.AH14]-[.AI$5])^2" office:value-type="float" office:value="0.0337334444444445" calcext:value-type="float">
            <text:p>0.0337334444</text:p>
          </table:table-cell>
          <table:table-cell office:value-type="float" office:value="0.21" calcext:value-type="float">
            <text:p>0.21</text:p>
          </table:table-cell>
          <table:table-cell table:formula="of:=([.AJ14]-[.AK$5])^2" office:value-type="float" office:value="0.002025" calcext:value-type="float">
            <text:p>0.002025</text:p>
          </table:table-cell>
          <table:table-cell office:value-type="float" office:value="0.17" calcext:value-type="float">
            <text:p>0.17</text:p>
          </table:table-cell>
          <table:table-cell table:formula="of:=([.AL14]-[.AM$5])^2" office:value-type="float" office:value="0.00834177777777778" calcext:value-type="float">
            <text:p>0.0083417778</text:p>
          </table:table-cell>
          <table:table-cell office:value-type="float" office:value="0" calcext:value-type="float">
            <text:p>0</text:p>
          </table:table-cell>
          <table:table-cell table:formula="of:=([.AN14]-[.AO$5])^2" office:value-type="float" office:value="0.000106777777777778" calcext:value-type="float">
            <text:p>0.0001067778</text:p>
          </table:table-cell>
          <table:table-cell/>
          <table:table-cell table:formula="of:=([.AP14]-[.AQ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AR14]-[.AS$5])^2" office:value-type="float" office:value="0.00117877777777778" calcext:value-type="float">
            <text:p>0.0011787778</text:p>
          </table:table-cell>
          <table:table-cell office:value-type="float" office:value="0.43" calcext:value-type="float">
            <text:p>0.43</text:p>
          </table:table-cell>
          <table:table-cell table:formula="of:=([.AT14]-[.AU$5])^2" office:value-type="float" office:value="0.00728177777777777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.AV14]-[.AW$5])^2" office:value-type="float" office:value="0.195953777777778" calcext:value-type="float">
            <text:p>0.1959537778</text:p>
          </table:table-cell>
          <table:table-cell office:value-type="float" office:value="0.46" calcext:value-type="float">
            <text:p>0.46</text:p>
          </table:table-cell>
          <table:table-cell table:formula="of:=([.AX14]-[.AY$5])^2" office:value-type="float" office:value="0.00117877777777778" calcext:value-type="float">
            <text:p>0.0011787778</text:p>
          </table:table-cell>
          <table:table-cell office:value-type="float" office:value="0.44" calcext:value-type="float">
            <text:p>0.44</text:p>
          </table:table-cell>
          <table:table-cell table:formula="of:=([.AZ14]-[.BA$5])^2" office:value-type="float" office:value="0.0286737777777778" calcext:value-type="float">
            <text:p>0.0286737778</text:p>
          </table:table-cell>
          <table:table-cell office:value-type="float" office:value="0" calcext:value-type="float">
            <text:p>0</text:p>
          </table:table-cell>
          <table:table-cell table:formula="of:=([.BB14]-[.BC$5])^2" office:value-type="float" office:value="0.056644" calcext:value-type="float">
            <text:p>0.056644</text:p>
          </table:table-cell>
          <table:table-cell office:value-type="float" office:value="0.32" calcext:value-type="float">
            <text:p>0.32</text:p>
          </table:table-cell>
          <table:table-cell table:formula="of:=([.BD14]-[.BE$5])^2" office:value-type="float" office:value="0.0310934444444444" calcext:value-type="float">
            <text:p>0.0310934444</text:p>
          </table:table-cell>
          <table:table-cell office:value-type="float" office:value="0" calcext:value-type="float">
            <text:p>0</text:p>
          </table:table-cell>
          <table:table-cell table:formula="of:=([.BF14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14]-[.BI$5])^2" office:value-type="float" office:value="0.000004" calcext:value-type="float">
            <text:p>0.000004</text:p>
          </table:table-cell>
          <table:table-cell/>
          <table:table-cell table:formula="of:=([.BJ14]-[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BL14]-[.BM$5])^2" office:value-type="float" office:value="0.00015211111111111" calcext:value-type="float">
            <text:p>0.0001521111</text:p>
          </table:table-cell>
          <table:table-cell office:value-type="float" office:value="0.51" calcext:value-type="float">
            <text:p>0.51</text:p>
          </table:table-cell>
          <table:table-cell table:formula="of:=([.BN14]-[.BO$5])^2" office:value-type="float" office:value="0.0011111111111111" calcext:value-type="float">
            <text:p>0.0011111111</text:p>
          </table:table-cell>
          <table:table-cell office:value-type="float" office:value="0.51" calcext:value-type="float">
            <text:p>0.51</text:p>
          </table:table-cell>
          <table:table-cell table:formula="of:=([.BP14]-[.BQ$5])^2" office:value-type="float" office:value="0.000000111111111111161" calcext:value-type="float">
            <text:p>1.11111111111161E-07</text:p>
          </table:table-cell>
          <table:table-cell office:value-type="float" office:value="0.61" calcext:value-type="float">
            <text:p>0.61</text:p>
          </table:table-cell>
          <table:table-cell table:formula="of:=([.BR14]-[.BS$5])^2" office:value-type="float" office:value="0.0446617777777778" calcext:value-type="float">
            <text:p>0.0446617778</text:p>
          </table:table-cell>
          <table:table-cell office:value-type="float" office:value="0.49" calcext:value-type="float">
            <text:p>0.49</text:p>
          </table:table-cell>
          <table:table-cell table:formula="of:=([.BT14]-[.BU$5])^2" office:value-type="float" office:value="0.027556" calcext:value-type="float">
            <text:p>0.027556</text:p>
          </table:table-cell>
          <table:table-cell office:value-type="float" office:value="0" calcext:value-type="float">
            <text:p>0</text:p>
          </table:table-cell>
          <table:table-cell table:formula="of:=([.BV14]-[.BW$5])^2" office:value-type="float" office:value="0.0257067777777778" calcext:value-type="float">
            <text:p>0.0257067778</text:p>
          </table:table-cell>
          <table:table-cell office:value-type="float" office:value="0.17" calcext:value-type="float">
            <text:p>0.17</text:p>
          </table:table-cell>
          <table:table-cell table:formula="of:=([.BX14]-[.BY$5])^2" office:value-type="float" office:value="0.00418177777777778" calcext:value-type="float">
            <text:p>0.0041817778</text:p>
          </table:table-cell>
          <table:table-cell office:value-type="float" office:value="0.06" calcext:value-type="float">
            <text:p>0.06</text:p>
          </table:table-cell>
          <table:table-cell table:formula="of:=([.BZ14]-[.CA$5])^2" office:value-type="float" office:value="0.000469444444444444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.CB14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table:formula="of:=([.B15]-[.C$5])^2" office:value-type="float" office:value="0.0000249999999999984" calcext:value-type="float">
            <text:p>0.000025</text:p>
          </table:table-cell>
          <table:table-cell office:value-type="float" office:value="0.51" calcext:value-type="float">
            <text:p>0.51</text:p>
          </table:table-cell>
          <table:table-cell table:formula="of:=([.D15]-[.E$5])^2" office:value-type="float" office:value="0.00122499999999999" calcext:value-type="float">
            <text:p>0.001225</text:p>
          </table:table-cell>
          <table:table-cell office:value-type="float" office:value="0.56" calcext:value-type="float">
            <text:p>0.56</text:p>
          </table:table-cell>
          <table:table-cell table:formula="of:=([.F15]-[.G$5])^2" office:value-type="float" office:value="0.0247537777777778" calcext:value-type="float">
            <text:p>0.0247537778</text:p>
          </table:table-cell>
          <table:table-cell office:value-type="float" office:value="0.41" calcext:value-type="float">
            <text:p>0.41</text:p>
          </table:table-cell>
          <table:table-cell table:formula="of:=([.H15]-[.I$5])^2" office:value-type="float" office:value="0.000069444444444444" calcext:value-type="float">
            <text:p>6.9444444444444E-05</text:p>
          </table:table-cell>
          <table:table-cell office:value-type="float" office:value="0" calcext:value-type="float">
            <text:p>0</text:p>
          </table:table-cell>
          <table:table-cell table:formula="of:=([.J15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5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5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5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5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5]-[.U$5])^2" office:value-type="float" office:value="0" calcext:value-type="float">
            <text:p>0</text:p>
          </table:table-cell>
          <table:table-cell/>
          <table:table-cell table:formula="of:=([.V15]-[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X15]-[.Y$5])^2" office:value-type="float" office:value="0.00000711111111111132" calcext:value-type="float">
            <text:p>7.11111111111132E-06</text:p>
          </table:table-cell>
          <table:table-cell office:value-type="float" office:value="0.6" calcext:value-type="float">
            <text:p>0.6</text:p>
          </table:table-cell>
          <table:table-cell table:formula="of:=([.Z15]-[.AA$5])^2" office:value-type="float" office:value="0.010816" calcext:value-type="float">
            <text:p>0.010816</text:p>
          </table:table-cell>
          <table:table-cell office:value-type="float" office:value="0.52" calcext:value-type="float">
            <text:p>0.52</text:p>
          </table:table-cell>
          <table:table-cell table:formula="of:=([.AB15]-[.AC$5])^2" office:value-type="float" office:value="0.00640000000000003" calcext:value-type="float">
            <text:p>0.0064</text:p>
          </table:table-cell>
          <table:table-cell office:value-type="float" office:value="0.5" calcext:value-type="float">
            <text:p>0.5</text:p>
          </table:table-cell>
          <table:table-cell table:formula="of:=([.AD15]-[.AE$5])^2" office:value-type="float" office:value="0.0205444444444444" calcext:value-type="float">
            <text:p>0.0205444444</text:p>
          </table:table-cell>
          <table:table-cell office:value-type="float" office:value="0.55" calcext:value-type="float">
            <text:p>0.55</text:p>
          </table:table-cell>
          <table:table-cell table:formula="of:=([.AF15]-[.AG$5])^2" office:value-type="float" office:value="0.040804" calcext:value-type="float">
            <text:p>0.040804</text:p>
          </table:table-cell>
          <table:table-cell office:value-type="float" office:value="0.33" calcext:value-type="float">
            <text:p>0.33</text:p>
          </table:table-cell>
          <table:table-cell table:formula="of:=([.AH15]-[.AI$5])^2" office:value-type="float" office:value="0.0214134444444444" calcext:value-type="float">
            <text:p>0.0214134444</text:p>
          </table:table-cell>
          <table:table-cell office:value-type="float" office:value="0.22" calcext:value-type="float">
            <text:p>0.22</text:p>
          </table:table-cell>
          <table:table-cell table:formula="of:=([.AJ15]-[.AK$5])^2" office:value-type="float" office:value="0.003025" calcext:value-type="float">
            <text:p>0.003025</text:p>
          </table:table-cell>
          <table:table-cell office:value-type="float" office:value="0.16" calcext:value-type="float">
            <text:p>0.16</text:p>
          </table:table-cell>
          <table:table-cell table:formula="of:=([.AL15]-[.AM$5])^2" office:value-type="float" office:value="0.00661511111111111" calcext:value-type="float">
            <text:p>0.0066151111</text:p>
          </table:table-cell>
          <table:table-cell office:value-type="float" office:value="0" calcext:value-type="float">
            <text:p>0</text:p>
          </table:table-cell>
          <table:table-cell table:formula="of:=([.AN15]-[.AO$5])^2" office:value-type="float" office:value="0.000106777777777778" calcext:value-type="float">
            <text:p>0.0001067778</text:p>
          </table:table-cell>
          <table:table-cell/>
          <table:table-cell table:formula="of:=([.AP15]-[.AQ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.AR15]-[.AS$5])^2" office:value-type="float" office:value="0.0000321111111111103" calcext:value-type="float">
            <text:p>3.21111111111103E-05</text:p>
          </table:table-cell>
          <table:table-cell office:value-type="float" office:value="0.47" calcext:value-type="float">
            <text:p>0.47</text:p>
          </table:table-cell>
          <table:table-cell table:formula="of:=([.AT15]-[.AU$5])^2" office:value-type="float" office:value="0.00205511111111111" calcext:value-type="float">
            <text:p>0.0020551111</text:p>
          </table:table-cell>
          <table:table-cell office:value-type="float" office:value="0.55" calcext:value-type="float">
            <text:p>0.55</text:p>
          </table:table-cell>
          <table:table-cell table:formula="of:=([.AV15]-[.AW$5])^2" office:value-type="float" office:value="0.0115204444444444" calcext:value-type="float">
            <text:p>0.0115204444</text:p>
          </table:table-cell>
          <table:table-cell office:value-type="float" office:value="0.4" calcext:value-type="float">
            <text:p>0.4</text:p>
          </table:table-cell>
          <table:table-cell table:formula="of:=([.AX15]-[.AY$5])^2" office:value-type="float" office:value="0.000658777777777775" calcext:value-type="float">
            <text:p>0.0006587778</text:p>
          </table:table-cell>
          <table:table-cell office:value-type="float" office:value="0.46" calcext:value-type="float">
            <text:p>0.46</text:p>
          </table:table-cell>
          <table:table-cell table:formula="of:=([.AZ15]-[.BA$5])^2" office:value-type="float" office:value="0.0358471111111111" calcext:value-type="float">
            <text:p>0.0358471111</text:p>
          </table:table-cell>
          <table:table-cell office:value-type="float" office:value="0" calcext:value-type="float">
            <text:p>0</text:p>
          </table:table-cell>
          <table:table-cell table:formula="of:=([.BB15]-[.BC$5])^2" office:value-type="float" office:value="0.056644" calcext:value-type="float">
            <text:p>0.056644</text:p>
          </table:table-cell>
          <table:table-cell office:value-type="float" office:value="0.17" calcext:value-type="float">
            <text:p>0.17</text:p>
          </table:table-cell>
          <table:table-cell table:formula="of:=([.BD15]-[.BE$5])^2" office:value-type="float" office:value="0.000693444444444444" calcext:value-type="float">
            <text:p>0.0006934444</text:p>
          </table:table-cell>
          <table:table-cell office:value-type="float" office:value="0.11" calcext:value-type="float">
            <text:p>0.11</text:p>
          </table:table-cell>
          <table:table-cell table:formula="of:=([.BF15]-[.BG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BH15]-[.BI$5])^2" office:value-type="float" office:value="0.000004" calcext:value-type="float">
            <text:p>0.000004</text:p>
          </table:table-cell>
          <table:table-cell/>
          <table:table-cell table:formula="of:=([.BJ15]-[.BK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.BL15]-[.BM$5])^2" office:value-type="float" office:value="0.00677877777777777" calcext:value-type="float">
            <text:p>0.0067787778</text:p>
          </table:table-cell>
          <table:table-cell office:value-type="float" office:value="0.5" calcext:value-type="float">
            <text:p>0.5</text:p>
          </table:table-cell>
          <table:table-cell table:formula="of:=([.BN15]-[.BO$5])^2" office:value-type="float" office:value="0.000544444444444439" calcext:value-type="float">
            <text:p>0.0005444444</text:p>
          </table:table-cell>
          <table:table-cell office:value-type="float" office:value="0.52" calcext:value-type="float">
            <text:p>0.52</text:p>
          </table:table-cell>
          <table:table-cell table:formula="of:=([.BP15]-[.BQ$5])^2" office:value-type="float" office:value="0.0000934444444444432" calcext:value-type="float">
            <text:p>9.34444444444432E-05</text:p>
          </table:table-cell>
          <table:table-cell office:value-type="float" office:value="0.5" calcext:value-type="float">
            <text:p>0.5</text:p>
          </table:table-cell>
          <table:table-cell table:formula="of:=([.BR15]-[.BS$5])^2" office:value-type="float" office:value="0.0102684444444444" calcext:value-type="float">
            <text:p>0.0102684444</text:p>
          </table:table-cell>
          <table:table-cell office:value-type="float" office:value="0.49" calcext:value-type="float">
            <text:p>0.49</text:p>
          </table:table-cell>
          <table:table-cell table:formula="of:=([.BT15]-[.BU$5])^2" office:value-type="float" office:value="0.027556" calcext:value-type="float">
            <text:p>0.027556</text:p>
          </table:table-cell>
          <table:table-cell office:value-type="float" office:value="0.29" calcext:value-type="float">
            <text:p>0.29</text:p>
          </table:table-cell>
          <table:table-cell table:formula="of:=([.BV15]-[.BW$5])^2" office:value-type="float" office:value="0.0168134444444444" calcext:value-type="float">
            <text:p>0.0168134444</text:p>
          </table:table-cell>
          <table:table-cell office:value-type="float" office:value="0.2" calcext:value-type="float">
            <text:p>0.2</text:p>
          </table:table-cell>
          <table:table-cell table:formula="of:=([.BX15]-[.BY$5])^2" office:value-type="float" office:value="0.00896177777777777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.BZ15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5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table:formula="of:=([.B16]-[.C$5])^2" office:value-type="float" office:value="0.00302499999999999" calcext:value-type="float">
            <text:p>0.003025</text:p>
          </table:table-cell>
          <table:table-cell office:value-type="float" office:value="0.49" calcext:value-type="float">
            <text:p>0.49</text:p>
          </table:table-cell>
          <table:table-cell table:formula="of:=([.D16]-[.E$5])^2" office:value-type="float" office:value="0.000224999999999995" calcext:value-type="float">
            <text:p>0.000225</text:p>
          </table:table-cell>
          <table:table-cell office:value-type="float" office:value="0.59" calcext:value-type="float">
            <text:p>0.59</text:p>
          </table:table-cell>
          <table:table-cell table:formula="of:=([.F16]-[.G$5])^2" office:value-type="float" office:value="0.0350937777777777" calcext:value-type="float">
            <text:p>0.0350937778</text:p>
          </table:table-cell>
          <table:table-cell office:value-type="float" office:value="0.48" calcext:value-type="float">
            <text:p>0.48</text:p>
          </table:table-cell>
          <table:table-cell table:formula="of:=([.H16]-[.I$5])^2" office:value-type="float" office:value="0.00380277777777778" calcext:value-type="float">
            <text:p>0.0038027778</text:p>
          </table:table-cell>
          <table:table-cell office:value-type="float" office:value="0" calcext:value-type="float">
            <text:p>0</text:p>
          </table:table-cell>
          <table:table-cell table:formula="of:=([.J16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6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6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6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6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6]-[.U$5])^2" office:value-type="float" office:value="0" calcext:value-type="float">
            <text:p>0</text:p>
          </table:table-cell>
          <table:table-cell/>
          <table:table-cell table:formula="of:=([.V16]-[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X16]-[.Y$5])^2" office:value-type="float" office:value="0.000300444444444444" calcext:value-type="float">
            <text:p>0.0003004444</text:p>
          </table:table-cell>
          <table:table-cell office:value-type="float" office:value="0.46" calcext:value-type="float">
            <text:p>0.46</text:p>
          </table:table-cell>
          <table:table-cell table:formula="of:=([.Z16]-[.AA$5])^2" office:value-type="float" office:value="0.00129600000000001" calcext:value-type="float">
            <text:p>0.001296</text:p>
          </table:table-cell>
          <table:table-cell office:value-type="float" office:value="0.5" calcext:value-type="float">
            <text:p>0.5</text:p>
          </table:table-cell>
          <table:table-cell table:formula="of:=([.AB16]-[.AC$5])^2" office:value-type="float" office:value="0.00360000000000002" calcext:value-type="float">
            <text:p>0.0036</text:p>
          </table:table-cell>
          <table:table-cell office:value-type="float" office:value="0.49" calcext:value-type="float">
            <text:p>0.49</text:p>
          </table:table-cell>
          <table:table-cell table:formula="of:=([.AD16]-[.AE$5])^2" office:value-type="float" office:value="0.0177777777777778" calcext:value-type="float">
            <text:p>0.0177777778</text:p>
          </table:table-cell>
          <table:table-cell office:value-type="float" office:value="0.54" calcext:value-type="float">
            <text:p>0.54</text:p>
          </table:table-cell>
          <table:table-cell table:formula="of:=([.AF16]-[.AG$5])^2" office:value-type="float" office:value="0.036864" calcext:value-type="float">
            <text:p>0.036864</text:p>
          </table:table-cell>
          <table:table-cell office:value-type="float" office:value="0.34" calcext:value-type="float">
            <text:p>0.34</text:p>
          </table:table-cell>
          <table:table-cell table:formula="of:=([.AH16]-[.AI$5])^2" office:value-type="float" office:value="0.0244401111111111" calcext:value-type="float">
            <text:p>0.0244401111</text:p>
          </table:table-cell>
          <table:table-cell office:value-type="float" office:value="0.26" calcext:value-type="float">
            <text:p>0.26</text:p>
          </table:table-cell>
          <table:table-cell table:formula="of:=([.AJ16]-[.AK$5])^2" office:value-type="float" office:value="0.00902500000000001" calcext:value-type="float">
            <text:p>0.009025</text:p>
          </table:table-cell>
          <table:table-cell office:value-type="float" office:value="0" calcext:value-type="float">
            <text:p>0</text:p>
          </table:table-cell>
          <table:table-cell table:formula="of:=([.AL16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16]-[.AO$5])^2" office:value-type="float" office:value="0.000106777777777778" calcext:value-type="float">
            <text:p>0.0001067778</text:p>
          </table:table-cell>
          <table:table-cell/>
          <table:table-cell table:formula="of:=([.AP16]-[.AQ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AR16]-[.AS$5])^2" office:value-type="float" office:value="0.000205444444444447" calcext:value-type="float">
            <text:p>0.0002054444</text:p>
          </table:table-cell>
          <table:table-cell office:value-type="float" office:value="0.6" calcext:value-type="float">
            <text:p>0.6</text:p>
          </table:table-cell>
          <table:table-cell table:formula="of:=([.AT16]-[.AU$5])^2" office:value-type="float" office:value="0.00716844444444446" calcext:value-type="float">
            <text:p>0.0071684444</text:p>
          </table:table-cell>
          <table:table-cell office:value-type="float" office:value="0" calcext:value-type="float">
            <text:p>0</text:p>
          </table:table-cell>
          <table:table-cell table:formula="of:=([.AV16]-[.AW$5])^2" office:value-type="float" office:value="0.195953777777778" calcext:value-type="float">
            <text:p>0.1959537778</text:p>
          </table:table-cell>
          <table:table-cell office:value-type="float" office:value="0.52" calcext:value-type="float">
            <text:p>0.52</text:p>
          </table:table-cell>
          <table:table-cell table:formula="of:=([.AX16]-[.AY$5])^2" office:value-type="float" office:value="0.00889877777777779" calcext:value-type="float">
            <text:p>0.0088987778</text:p>
          </table:table-cell>
          <table:table-cell office:value-type="float" office:value="0" calcext:value-type="float">
            <text:p>0</text:p>
          </table:table-cell>
          <table:table-cell table:formula="of:=([.AZ16]-[.BA$5])^2" office:value-type="float" office:value="0.0732604444444444" calcext:value-type="float">
            <text:p>0.0732604444</text:p>
          </table:table-cell>
          <table:table-cell office:value-type="float" office:value="0" calcext:value-type="float">
            <text:p>0</text:p>
          </table:table-cell>
          <table:table-cell table:formula="of:=([.BB16]-[.BC$5])^2" office:value-type="float" office:value="0.056644" calcext:value-type="float">
            <text:p>0.056644</text:p>
          </table:table-cell>
          <table:table-cell office:value-type="float" office:value="0.23" calcext:value-type="float">
            <text:p>0.23</text:p>
          </table:table-cell>
          <table:table-cell table:formula="of:=([.BD16]-[.BE$5])^2" office:value-type="float" office:value="0.00745344444444444" calcext:value-type="float">
            <text:p>0.0074534444</text:p>
          </table:table-cell>
          <table:table-cell office:value-type="float" office:value="0.07" calcext:value-type="float">
            <text:p>0.07</text:p>
          </table:table-cell>
          <table:table-cell table:formula="of:=([.BF16]-[.BG$5])^2" office:value-type="float" office:value="0.00000277777777777781" calcext:value-type="float">
            <text:p>2.77777777777781E-06</text:p>
          </table:table-cell>
          <table:table-cell office:value-type="float" office:value="0" calcext:value-type="float">
            <text:p>0</text:p>
          </table:table-cell>
          <table:table-cell table:formula="of:=([.BH16]-[.BI$5])^2" office:value-type="float" office:value="0.000004" calcext:value-type="float">
            <text:p>0.000004</text:p>
          </table:table-cell>
          <table:table-cell/>
          <table:table-cell table:formula="of:=([.BJ16]-[.BK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.BL16]-[.BM$5])^2" office:value-type="float" office:value="0.00141877777777778" calcext:value-type="float">
            <text:p>0.0014187778</text:p>
          </table:table-cell>
          <table:table-cell office:value-type="float" office:value="0" calcext:value-type="float">
            <text:p>0</text:p>
          </table:table-cell>
          <table:table-cell table:formula="of:=([.BN16]-[.BO$5])^2" office:value-type="float" office:value="0.227211111111111" calcext:value-type="float">
            <text:p>0.2272111111</text:p>
          </table:table-cell>
          <table:table-cell office:value-type="float" office:value="0" calcext:value-type="float">
            <text:p>0</text:p>
          </table:table-cell>
          <table:table-cell table:formula="of:=([.BP16]-[.BQ$5])^2" office:value-type="float" office:value="0.260440111111111" calcext:value-type="float">
            <text:p>0.2604401111</text:p>
          </table:table-cell>
          <table:table-cell office:value-type="float" office:value="0.5" calcext:value-type="float">
            <text:p>0.5</text:p>
          </table:table-cell>
          <table:table-cell table:formula="of:=([.BR16]-[.BS$5])^2" office:value-type="float" office:value="0.0102684444444444" calcext:value-type="float">
            <text:p>0.0102684444</text:p>
          </table:table-cell>
          <table:table-cell office:value-type="float" office:value="0" calcext:value-type="float">
            <text:p>0</text:p>
          </table:table-cell>
          <table:table-cell table:formula="of:=([.BT16]-[.BU$5])^2" office:value-type="float" office:value="0.104976" calcext:value-type="float">
            <text:p>0.104976</text:p>
          </table:table-cell>
          <table:table-cell office:value-type="float" office:value="0.36" calcext:value-type="float">
            <text:p>0.36</text:p>
          </table:table-cell>
          <table:table-cell table:formula="of:=([.BV16]-[.BW$5])^2" office:value-type="float" office:value="0.0398667777777778" calcext:value-type="float">
            <text:p>0.0398667778</text:p>
          </table:table-cell>
          <table:table-cell office:value-type="float" office:value="0.24" calcext:value-type="float">
            <text:p>0.24</text:p>
          </table:table-cell>
          <table:table-cell table:formula="of:=([.BX16]-[.BY$5])^2" office:value-type="float" office:value="0.0181351111111111" calcext:value-type="float">
            <text:p>0.0181351111</text:p>
          </table:table-cell>
          <table:table-cell office:value-type="float" office:value="0" calcext:value-type="float">
            <text:p>0</text:p>
          </table:table-cell>
          <table:table-cell table:formula="of:=([.BZ16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6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.43</text:p>
          </table:table-cell>
          <table:table-cell table:formula="of:=([.B17]-[.C$5])^2" office:value-type="float" office:value="0.00302500000000002" calcext:value-type="float">
            <text:p>0.003025</text:p>
          </table:table-cell>
          <table:table-cell office:value-type="float" office:value="0" calcext:value-type="float">
            <text:p>0</text:p>
          </table:table-cell>
          <table:table-cell table:formula="of:=([.D17]-[.E$5])^2" office:value-type="float" office:value="0.225625" calcext:value-type="float">
            <text:p>0.225625</text:p>
          </table:table-cell>
          <table:table-cell office:value-type="float" office:value="0.42" calcext:value-type="float">
            <text:p>0.42</text:p>
          </table:table-cell>
          <table:table-cell table:formula="of:=([.F17]-[.G$5])^2" office:value-type="float" office:value="0.000300444444444442" calcext:value-type="float">
            <text:p>0.0003004444</text:p>
          </table:table-cell>
          <table:table-cell office:value-type="float" office:value="0" calcext:value-type="float">
            <text:p>0</text:p>
          </table:table-cell>
          <table:table-cell table:formula="of:=([.H17]-[.I$5])^2" office:value-type="float" office:value="0.175002777777778" calcext:value-type="float">
            <text:p>0.1750027778</text:p>
          </table:table-cell>
          <table:table-cell office:value-type="float" office:value="0" calcext:value-type="float">
            <text:p>0</text:p>
          </table:table-cell>
          <table:table-cell table:formula="of:=([.J17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7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7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7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7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7]-[.U$5])^2" office:value-type="float" office:value="0" calcext:value-type="float">
            <text:p>0</text:p>
          </table:table-cell>
          <table:table-cell/>
          <table:table-cell table:formula="of:=([.V17]-[.W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X17]-[.Y$5])^2" office:value-type="float" office:value="0.00051377777777778" calcext:value-type="float">
            <text:p>0.0005137778</text:p>
          </table:table-cell>
          <table:table-cell office:value-type="float" office:value="0.47" calcext:value-type="float">
            <text:p>0.47</text:p>
          </table:table-cell>
          <table:table-cell table:formula="of:=([.Z17]-[.AA$5])^2" office:value-type="float" office:value="0.000676000000000004" calcext:value-type="float">
            <text:p>0.000676</text:p>
          </table:table-cell>
          <table:table-cell office:value-type="float" office:value="0.43" calcext:value-type="float">
            <text:p>0.43</text:p>
          </table:table-cell>
          <table:table-cell table:formula="of:=([.AB17]-[.AC$5])^2" office:value-type="float" office:value="0.0000999999999999968" calcext:value-type="float">
            <text:p>0.0001</text:p>
          </table:table-cell>
          <table:table-cell office:value-type="float" office:value="0.43" calcext:value-type="float">
            <text:p>0.43</text:p>
          </table:table-cell>
          <table:table-cell table:formula="of:=([.AD17]-[.AE$5])^2" office:value-type="float" office:value="0.00537777777777777" calcext:value-type="float">
            <text:p>0.0053777778</text:p>
          </table:table-cell>
          <table:table-cell office:value-type="float" office:value="0" calcext:value-type="float">
            <text:p>0</text:p>
          </table:table-cell>
          <table:table-cell table:formula="of:=([.AF17]-[.AG$5])^2" office:value-type="float" office:value="0.121104" calcext:value-type="float">
            <text:p>0.121104</text:p>
          </table:table-cell>
          <table:table-cell office:value-type="float" office:value="0" calcext:value-type="float">
            <text:p>0</text:p>
          </table:table-cell>
          <table:table-cell table:formula="of:=([.AH17]-[.AI$5])^2" office:value-type="float" office:value="0.0337334444444445" calcext:value-type="float">
            <text:p>0.0337334444</text:p>
          </table:table-cell>
          <table:table-cell office:value-type="float" office:value="0.21" calcext:value-type="float">
            <text:p>0.21</text:p>
          </table:table-cell>
          <table:table-cell table:formula="of:=([.AJ17]-[.AK$5])^2" office:value-type="float" office:value="0.002025" calcext:value-type="float">
            <text:p>0.002025</text:p>
          </table:table-cell>
          <table:table-cell office:value-type="float" office:value="0.17" calcext:value-type="float">
            <text:p>0.17</text:p>
          </table:table-cell>
          <table:table-cell table:formula="of:=([.AL17]-[.AM$5])^2" office:value-type="float" office:value="0.00834177777777778" calcext:value-type="float">
            <text:p>0.0083417778</text:p>
          </table:table-cell>
          <table:table-cell office:value-type="float" office:value="0" calcext:value-type="float">
            <text:p>0</text:p>
          </table:table-cell>
          <table:table-cell table:formula="of:=([.AN17]-[.AO$5])^2" office:value-type="float" office:value="0.000106777777777778" calcext:value-type="float">
            <text:p>0.0001067778</text:p>
          </table:table-cell>
          <table:table-cell/>
          <table:table-cell table:formula="of:=([.AP17]-[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R17]-[.AS$5])^2" office:value-type="float" office:value="0.0000187777777777785" calcext:value-type="float">
            <text:p>1.87777777777785E-05</text:p>
          </table:table-cell>
          <table:table-cell office:value-type="float" office:value="0.64" calcext:value-type="float">
            <text:p>0.64</text:p>
          </table:table-cell>
          <table:table-cell table:formula="of:=([.AT17]-[.AU$5])^2" office:value-type="float" office:value="0.0155417777777778" calcext:value-type="float">
            <text:p>0.0155417778</text:p>
          </table:table-cell>
          <table:table-cell office:value-type="float" office:value="0.53" calcext:value-type="float">
            <text:p>0.53</text:p>
          </table:table-cell>
          <table:table-cell table:formula="of:=([.AV17]-[.AW$5])^2" office:value-type="float" office:value="0.0076271111111111" calcext:value-type="float">
            <text:p>0.0076271111</text:p>
          </table:table-cell>
          <table:table-cell office:value-type="float" office:value="0.5" calcext:value-type="float">
            <text:p>0.5</text:p>
          </table:table-cell>
          <table:table-cell table:formula="of:=([.AX17]-[.AY$5])^2" office:value-type="float" office:value="0.00552544444444445" calcext:value-type="float">
            <text:p>0.0055254444</text:p>
          </table:table-cell>
          <table:table-cell office:value-type="float" office:value="0.44" calcext:value-type="float">
            <text:p>0.44</text:p>
          </table:table-cell>
          <table:table-cell table:formula="of:=([.AZ17]-[.BA$5])^2" office:value-type="float" office:value="0.0286737777777778" calcext:value-type="float">
            <text:p>0.0286737778</text:p>
          </table:table-cell>
          <table:table-cell office:value-type="float" office:value="0.38" calcext:value-type="float">
            <text:p>0.38</text:p>
          </table:table-cell>
          <table:table-cell table:formula="of:=([.BB17]-[.BC$5])^2" office:value-type="float" office:value="0.020164" calcext:value-type="float">
            <text:p>0.020164</text:p>
          </table:table-cell>
          <table:table-cell office:value-type="float" office:value="0" calcext:value-type="float">
            <text:p>0</text:p>
          </table:table-cell>
          <table:table-cell table:formula="of:=([.BD17]-[.BE$5])^2" office:value-type="float" office:value="0.0206401111111111" calcext:value-type="float">
            <text:p>0.0206401111</text:p>
          </table:table-cell>
          <table:table-cell office:value-type="float" office:value="0.09" calcext:value-type="float">
            <text:p>0.09</text:p>
          </table:table-cell>
          <table:table-cell table:formula="of:=([.BF17]-[.BG$5])^2" office:value-type="float" office:value="0.00033611111111111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.BH17]-[.BI$5])^2" office:value-type="float" office:value="0.000004" calcext:value-type="float">
            <text:p>0.000004</text:p>
          </table:table-cell>
          <table:table-cell/>
          <table:table-cell table:formula="of:=([.BJ17]-[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BL17]-[.BM$5])^2" office:value-type="float" office:value="0.000312111111111113" calcext:value-type="float">
            <text:p>0.0003121111</text:p>
          </table:table-cell>
          <table:table-cell office:value-type="float" office:value="0.44" calcext:value-type="float">
            <text:p>0.44</text:p>
          </table:table-cell>
          <table:table-cell table:formula="of:=([.BN17]-[.BO$5])^2" office:value-type="float" office:value="0.00134444444444445" calcext:value-type="float">
            <text:p>0.0013444444</text:p>
          </table:table-cell>
          <table:table-cell office:value-type="float" office:value="0.58" calcext:value-type="float">
            <text:p>0.58</text:p>
          </table:table-cell>
          <table:table-cell table:formula="of:=([.BP17]-[.BQ$5])^2" office:value-type="float" office:value="0.00485344444444443" calcext:value-type="float">
            <text:p>0.0048534444</text:p>
          </table:table-cell>
          <table:table-cell office:value-type="float" office:value="0" calcext:value-type="float">
            <text:p>0</text:p>
          </table:table-cell>
          <table:table-cell table:formula="of:=([.BR17]-[.BS$5])^2" office:value-type="float" office:value="0.158935111111111" calcext:value-type="float">
            <text:p>0.1589351111</text:p>
          </table:table-cell>
          <table:table-cell office:value-type="float" office:value="0" calcext:value-type="float">
            <text:p>0</text:p>
          </table:table-cell>
          <table:table-cell table:formula="of:=([.BT17]-[.BU$5])^2" office:value-type="float" office:value="0.104976" calcext:value-type="float">
            <text:p>0.104976</text:p>
          </table:table-cell>
          <table:table-cell office:value-type="float" office:value="0.33" calcext:value-type="float">
            <text:p>0.33</text:p>
          </table:table-cell>
          <table:table-cell table:formula="of:=([.BV17]-[.BW$5])^2" office:value-type="float" office:value="0.0287867777777778" calcext:value-type="float">
            <text:p>0.0287867778</text:p>
          </table:table-cell>
          <table:table-cell office:value-type="float" office:value="0" calcext:value-type="float">
            <text:p>0</text:p>
          </table:table-cell>
          <table:table-cell table:formula="of:=([.BX17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17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17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49" calcext:value-type="float">
            <text:p>0.49</text:p>
          </table:table-cell>
          <table:table-cell table:formula="of:=([.B18]-[.C$5])^2" office:value-type="float" office:value="0.0000249999999999984" calcext:value-type="float">
            <text:p>0.000025</text:p>
          </table:table-cell>
          <table:table-cell office:value-type="float" office:value="0.47" calcext:value-type="float">
            <text:p>0.47</text:p>
          </table:table-cell>
          <table:table-cell table:formula="of:=([.D18]-[.E$5])^2" office:value-type="float" office:value="0.0000250000000000011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table:formula="of:=([.F18]-[.G$5])^2" office:value-type="float" office:value="0.162140444444445" calcext:value-type="float">
            <text:p>0.1621404444</text:p>
          </table:table-cell>
          <table:table-cell office:value-type="float" office:value="0" calcext:value-type="float">
            <text:p>0</text:p>
          </table:table-cell>
          <table:table-cell table:formula="of:=([.H18]-[.I$5])^2" office:value-type="float" office:value="0.175002777777778" calcext:value-type="float">
            <text:p>0.1750027778</text:p>
          </table:table-cell>
          <table:table-cell office:value-type="float" office:value="0" calcext:value-type="float">
            <text:p>0</text:p>
          </table:table-cell>
          <table:table-cell table:formula="of:=([.J18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8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8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8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8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8]-[.U$5])^2" office:value-type="float" office:value="0" calcext:value-type="float">
            <text:p>0</text:p>
          </table:table-cell>
          <table:table-cell/>
          <table:table-cell table:formula="of:=([.V18]-[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X18]-[.Y$5])^2" office:value-type="float" office:value="0.000300444444444444" calcext:value-type="float">
            <text:p>0.0003004444</text:p>
          </table:table-cell>
          <table:table-cell office:value-type="float" office:value="0.47" calcext:value-type="float">
            <text:p>0.47</text:p>
          </table:table-cell>
          <table:table-cell table:formula="of:=([.Z18]-[.AA$5])^2" office:value-type="float" office:value="0.000676000000000004" calcext:value-type="float">
            <text:p>0.000676</text:p>
          </table:table-cell>
          <table:table-cell office:value-type="float" office:value="0.49" calcext:value-type="float">
            <text:p>0.49</text:p>
          </table:table-cell>
          <table:table-cell table:formula="of:=([.AB18]-[.AC$5])^2" office:value-type="float" office:value="0.00250000000000002" calcext:value-type="float">
            <text:p>0.0025</text:p>
          </table:table-cell>
          <table:table-cell office:value-type="float" office:value="0.52" calcext:value-type="float">
            <text:p>0.52</text:p>
          </table:table-cell>
          <table:table-cell table:formula="of:=([.AD18]-[.AE$5])^2" office:value-type="float" office:value="0.0266777777777778" calcext:value-type="float">
            <text:p>0.0266777778</text:p>
          </table:table-cell>
          <table:table-cell office:value-type="float" office:value="0.5" calcext:value-type="float">
            <text:p>0.5</text:p>
          </table:table-cell>
          <table:table-cell table:formula="of:=([.AF18]-[.AG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.AH18]-[.AI$5])^2" office:value-type="float" office:value="0.0337334444444445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.AJ18]-[.AK$5])^2" office:value-type="float" office:value="0.027225" calcext:value-type="float">
            <text:p>0.027225</text:p>
          </table:table-cell>
          <table:table-cell office:value-type="float" office:value="0" calcext:value-type="float">
            <text:p>0</text:p>
          </table:table-cell>
          <table:table-cell table:formula="of:=([.AL18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18]-[.AO$5])^2" office:value-type="float" office:value="0.000106777777777778" calcext:value-type="float">
            <text:p>0.0001067778</text:p>
          </table:table-cell>
          <table:table-cell/>
          <table:table-cell table:formula="of:=([.AP18]-[.AQ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AR18]-[.AS$5])^2" office:value-type="float" office:value="0.00309877777777777" calcext:value-type="float">
            <text:p>0.0030987778</text:p>
          </table:table-cell>
          <table:table-cell office:value-type="float" office:value="0.46" calcext:value-type="float">
            <text:p>0.46</text:p>
          </table:table-cell>
          <table:table-cell table:formula="of:=([.AT18]-[.AU$5])^2" office:value-type="float" office:value="0.00306177777777777" calcext:value-type="float">
            <text:p>0.0030617778</text:p>
          </table:table-cell>
          <table:table-cell office:value-type="float" office:value="0" calcext:value-type="float">
            <text:p>0</text:p>
          </table:table-cell>
          <table:table-cell table:formula="of:=([.AV18]-[.AW$5])^2" office:value-type="float" office:value="0.195953777777778" calcext:value-type="float">
            <text:p>0.1959537778</text:p>
          </table:table-cell>
          <table:table-cell office:value-type="float" office:value="0.46" calcext:value-type="float">
            <text:p>0.46</text:p>
          </table:table-cell>
          <table:table-cell table:formula="of:=([.AX18]-[.AY$5])^2" office:value-type="float" office:value="0.00117877777777778" calcext:value-type="float">
            <text:p>0.0011787778</text:p>
          </table:table-cell>
          <table:table-cell office:value-type="float" office:value="0" calcext:value-type="float">
            <text:p>0</text:p>
          </table:table-cell>
          <table:table-cell table:formula="of:=([.AZ18]-[.BA$5])^2" office:value-type="float" office:value="0.0732604444444444" calcext:value-type="float">
            <text:p>0.0732604444</text:p>
          </table:table-cell>
          <table:table-cell office:value-type="float" office:value="0" calcext:value-type="float">
            <text:p>0</text:p>
          </table:table-cell>
          <table:table-cell table:formula="of:=([.BB18]-[.BC$5])^2" office:value-type="float" office:value="0.056644" calcext:value-type="float">
            <text:p>0.056644</text:p>
          </table:table-cell>
          <table:table-cell office:value-type="float" office:value="0" calcext:value-type="float">
            <text:p>0</text:p>
          </table:table-cell>
          <table:table-cell table:formula="of:=([.BD18]-[.BE$5])^2" office:value-type="float" office:value="0.0206401111111111" calcext:value-type="float">
            <text:p>0.0206401111</text:p>
          </table:table-cell>
          <table:table-cell office:value-type="float" office:value="0.17" calcext:value-type="float">
            <text:p>0.17</text:p>
          </table:table-cell>
          <table:table-cell table:formula="of:=([.BF18]-[.BG$5])^2" office:value-type="float" office:value="0.00966944444444444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.BH18]-[.BI$5])^2" office:value-type="float" office:value="0.000004" calcext:value-type="float">
            <text:p>0.000004</text:p>
          </table:table-cell>
          <table:table-cell/>
          <table:table-cell table:formula="of:=([.BJ18]-[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BL18]-[.BM$5])^2" office:value-type="float" office:value="0.00523211111111111" calcext:value-type="float">
            <text:p>0.0052321111</text:p>
          </table:table-cell>
          <table:table-cell office:value-type="float" office:value="0.43" calcext:value-type="float">
            <text:p>0.43</text:p>
          </table:table-cell>
          <table:table-cell table:formula="of:=([.BN18]-[.BO$5])^2" office:value-type="float" office:value="0.00217777777777779" calcext:value-type="float">
            <text:p>0.0021777778</text:p>
          </table:table-cell>
          <table:table-cell office:value-type="float" office:value="0.52" calcext:value-type="float">
            <text:p>0.52</text:p>
          </table:table-cell>
          <table:table-cell table:formula="of:=([.BP18]-[.BQ$5])^2" office:value-type="float" office:value="0.0000934444444444432" calcext:value-type="float">
            <text:p>9.34444444444432E-05</text:p>
          </table:table-cell>
          <table:table-cell office:value-type="float" office:value="0.5" calcext:value-type="float">
            <text:p>0.5</text:p>
          </table:table-cell>
          <table:table-cell table:formula="of:=([.BR18]-[.BS$5])^2" office:value-type="float" office:value="0.0102684444444444" calcext:value-type="float">
            <text:p>0.0102684444</text:p>
          </table:table-cell>
          <table:table-cell office:value-type="float" office:value="0" calcext:value-type="float">
            <text:p>0</text:p>
          </table:table-cell>
          <table:table-cell table:formula="of:=([.BT18]-[.BU$5])^2" office:value-type="float" office:value="0.104976" calcext:value-type="float">
            <text:p>0.104976</text:p>
          </table:table-cell>
          <table:table-cell office:value-type="float" office:value="0.33" calcext:value-type="float">
            <text:p>0.33</text:p>
          </table:table-cell>
          <table:table-cell table:formula="of:=([.BV18]-[.BW$5])^2" office:value-type="float" office:value="0.0287867777777778" calcext:value-type="float">
            <text:p>0.0287867778</text:p>
          </table:table-cell>
          <table:table-cell office:value-type="float" office:value="0" calcext:value-type="float">
            <text:p>0</text:p>
          </table:table-cell>
          <table:table-cell table:formula="of:=([.BX18]-[.BY$5])^2" office:value-type="float" office:value="0.0110951111111111" calcext:value-type="float">
            <text:p>0.0110951111</text:p>
          </table:table-cell>
          <table:table-cell office:value-type="float" office:value="0.07" calcext:value-type="float">
            <text:p>0.07</text:p>
          </table:table-cell>
          <table:table-cell table:formula="of:=([.BZ18]-[.CA$5])^2" office:value-type="float" office:value="0.00100277777777778" calcext:value-type="float">
            <text:p>0.0010027778</text:p>
          </table:table-cell>
          <table:table-cell office:value-type="float" office:value="0" calcext:value-type="float">
            <text:p>0</text:p>
          </table:table-cell>
          <table:table-cell table:formula="of:=([.CB18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1" calcext:value-type="float">
            <text:p>0.61</text:p>
          </table:table-cell>
          <table:table-cell table:formula="of:=([.B19]-[.C$5])^2" office:value-type="float" office:value="0.015625" calcext:value-type="float">
            <text:p>0.015625</text:p>
          </table:table-cell>
          <table:table-cell office:value-type="float" office:value="0.49" calcext:value-type="float">
            <text:p>0.49</text:p>
          </table:table-cell>
          <table:table-cell table:formula="of:=([.D19]-[.E$5])^2" office:value-type="float" office:value="0.000224999999999995" calcext:value-type="float">
            <text:p>0.000225</text:p>
          </table:table-cell>
          <table:table-cell office:value-type="float" office:value="0.52" calcext:value-type="float">
            <text:p>0.52</text:p>
          </table:table-cell>
          <table:table-cell table:formula="of:=([.F19]-[.G$5])^2" office:value-type="float" office:value="0.0137671111111111" calcext:value-type="float">
            <text:p>0.0137671111</text:p>
          </table:table-cell>
          <table:table-cell office:value-type="float" office:value="0.59" calcext:value-type="float">
            <text:p>0.59</text:p>
          </table:table-cell>
          <table:table-cell table:formula="of:=([.H19]-[.I$5])^2" office:value-type="float" office:value="0.0294694444444444" calcext:value-type="float">
            <text:p>0.0294694444</text:p>
          </table:table-cell>
          <table:table-cell office:value-type="float" office:value="0" calcext:value-type="float">
            <text:p>0</text:p>
          </table:table-cell>
          <table:table-cell table:formula="of:=([.J19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19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19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19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9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19]-[.U$5])^2" office:value-type="float" office:value="0" calcext:value-type="float">
            <text:p>0</text:p>
          </table:table-cell>
          <table:table-cell/>
          <table:table-cell table:formula="of:=([.V19]-[.W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X19]-[.Y$5])^2" office:value-type="float" office:value="0.00051377777777778" calcext:value-type="float">
            <text:p>0.0005137778</text:p>
          </table:table-cell>
          <table:table-cell office:value-type="float" office:value="0.46" calcext:value-type="float">
            <text:p>0.46</text:p>
          </table:table-cell>
          <table:table-cell table:formula="of:=([.Z19]-[.AA$5])^2" office:value-type="float" office:value="0.00129600000000001" calcext:value-type="float">
            <text:p>0.001296</text:p>
          </table:table-cell>
          <table:table-cell office:value-type="float" office:value="0.53" calcext:value-type="float">
            <text:p>0.53</text:p>
          </table:table-cell>
          <table:table-cell table:formula="of:=([.AB19]-[.AC$5])^2" office:value-type="float" office:value="0.00810000000000003" calcext:value-type="float">
            <text:p>0.0081</text:p>
          </table:table-cell>
          <table:table-cell office:value-type="float" office:value="0.45" calcext:value-type="float">
            <text:p>0.45</text:p>
          </table:table-cell>
          <table:table-cell table:formula="of:=([.AD19]-[.AE$5])^2" office:value-type="float" office:value="0.00871111111111111" calcext:value-type="float">
            <text:p>0.0087111111</text:p>
          </table:table-cell>
          <table:table-cell office:value-type="float" office:value="0.47" calcext:value-type="float">
            <text:p>0.47</text:p>
          </table:table-cell>
          <table:table-cell table:formula="of:=([.AF19]-[.AG$5])^2" office:value-type="float" office:value="0.014884" calcext:value-type="float">
            <text:p>0.014884</text:p>
          </table:table-cell>
          <table:table-cell office:value-type="float" office:value="0.34" calcext:value-type="float">
            <text:p>0.34</text:p>
          </table:table-cell>
          <table:table-cell table:formula="of:=([.AH19]-[.AI$5])^2" office:value-type="float" office:value="0.0244401111111111" calcext:value-type="float">
            <text:p>0.0244401111</text:p>
          </table:table-cell>
          <table:table-cell office:value-type="float" office:value="0.22" calcext:value-type="float">
            <text:p>0.22</text:p>
          </table:table-cell>
          <table:table-cell table:formula="of:=([.AJ19]-[.AK$5])^2" office:value-type="float" office:value="0.003025" calcext:value-type="float">
            <text:p>0.003025</text:p>
          </table:table-cell>
          <table:table-cell office:value-type="float" office:value="0" calcext:value-type="float">
            <text:p>0</text:p>
          </table:table-cell>
          <table:table-cell table:formula="of:=([.AL19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19]-[.AO$5])^2" office:value-type="float" office:value="0.000106777777777778" calcext:value-type="float">
            <text:p>0.0001067778</text:p>
          </table:table-cell>
          <table:table-cell/>
          <table:table-cell table:formula="of:=([.AP19]-[.AQ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AR19]-[.AS$5])^2" office:value-type="float" office:value="0.00117877777777778" calcext:value-type="float">
            <text:p>0.0011787778</text:p>
          </table:table-cell>
          <table:table-cell office:value-type="float" office:value="0.55" calcext:value-type="float">
            <text:p>0.55</text:p>
          </table:table-cell>
          <table:table-cell table:formula="of:=([.AT19]-[.AU$5])^2" office:value-type="float" office:value="0.00120177777777778" calcext:value-type="float">
            <text:p>0.0012017778</text:p>
          </table:table-cell>
          <table:table-cell office:value-type="float" office:value="0.46" calcext:value-type="float">
            <text:p>0.46</text:p>
          </table:table-cell>
          <table:table-cell table:formula="of:=([.AV19]-[.AW$5])^2" office:value-type="float" office:value="0.000300444444444442" calcext:value-type="float">
            <text:p>0.0003004444</text:p>
          </table:table-cell>
          <table:table-cell office:value-type="float" office:value="0.48" calcext:value-type="float">
            <text:p>0.48</text:p>
          </table:table-cell>
          <table:table-cell table:formula="of:=([.AX19]-[.AY$5])^2" office:value-type="float" office:value="0.00295211111111111" calcext:value-type="float">
            <text:p>0.0029521111</text:p>
          </table:table-cell>
          <table:table-cell office:value-type="float" office:value="0.48" calcext:value-type="float">
            <text:p>0.48</text:p>
          </table:table-cell>
          <table:table-cell table:formula="of:=([.AZ19]-[.BA$5])^2" office:value-type="float" office:value="0.0438204444444444" calcext:value-type="float">
            <text:p>0.0438204444</text:p>
          </table:table-cell>
          <table:table-cell office:value-type="float" office:value="0.35" calcext:value-type="float">
            <text:p>0.35</text:p>
          </table:table-cell>
          <table:table-cell table:formula="of:=([.BB19]-[.BC$5])^2" office:value-type="float" office:value="0.012544" calcext:value-type="float">
            <text:p>0.012544</text:p>
          </table:table-cell>
          <table:table-cell office:value-type="float" office:value="0.17" calcext:value-type="float">
            <text:p>0.17</text:p>
          </table:table-cell>
          <table:table-cell table:formula="of:=([.BD19]-[.BE$5])^2" office:value-type="float" office:value="0.000693444444444444" calcext:value-type="float">
            <text:p>0.0006934444</text:p>
          </table:table-cell>
          <table:table-cell office:value-type="float" office:value="0.1" calcext:value-type="float">
            <text:p>0.1</text:p>
          </table:table-cell>
          <table:table-cell table:formula="of:=([.BF19]-[.BG$5])^2" office:value-type="float" office:value="0.000802777777777777" calcext:value-type="float">
            <text:p>0.0008027778</text:p>
          </table:table-cell>
          <table:table-cell office:value-type="float" office:value="0" calcext:value-type="float">
            <text:p>0</text:p>
          </table:table-cell>
          <table:table-cell table:formula="of:=([.BH19]-[.BI$5])^2" office:value-type="float" office:value="0.000004" calcext:value-type="float">
            <text:p>0.000004</text:p>
          </table:table-cell>
          <table:table-cell/>
          <table:table-cell table:formula="of:=([.BJ19]-[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BL19]-[.BM$5])^2" office:value-type="float" office:value="0.000765444444444448" calcext:value-type="float">
            <text:p>0.0007654444</text:p>
          </table:table-cell>
          <table:table-cell office:value-type="float" office:value="0.46" calcext:value-type="float">
            <text:p>0.46</text:p>
          </table:table-cell>
          <table:table-cell table:formula="of:=([.BN19]-[.BO$5])^2" office:value-type="float" office:value="0.000277777777777781" calcext:value-type="float">
            <text:p>0.0002777778</text:p>
          </table:table-cell>
          <table:table-cell office:value-type="float" office:value="0.51" calcext:value-type="float">
            <text:p>0.51</text:p>
          </table:table-cell>
          <table:table-cell table:formula="of:=([.BP19]-[.BQ$5])^2" office:value-type="float" office:value="0.000000111111111111161" calcext:value-type="float">
            <text:p>1.11111111111161E-07</text:p>
          </table:table-cell>
          <table:table-cell office:value-type="float" office:value="0.49" calcext:value-type="float">
            <text:p>0.49</text:p>
          </table:table-cell>
          <table:table-cell table:formula="of:=([.BR19]-[.BS$5])^2" office:value-type="float" office:value="0.00834177777777778" calcext:value-type="float">
            <text:p>0.0083417778</text:p>
          </table:table-cell>
          <table:table-cell office:value-type="float" office:value="0.5" calcext:value-type="float">
            <text:p>0.5</text:p>
          </table:table-cell>
          <table:table-cell table:formula="of:=([.BT19]-[.BU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.BV19]-[.BW$5])^2" office:value-type="float" office:value="0.0257067777777778" calcext:value-type="float">
            <text:p>0.0257067778</text:p>
          </table:table-cell>
          <table:table-cell office:value-type="float" office:value="0.06" calcext:value-type="float">
            <text:p>0.06</text:p>
          </table:table-cell>
          <table:table-cell table:formula="of:=([.BX19]-[.BY$5])^2" office:value-type="float" office:value="0.00205511111111111" calcext:value-type="float">
            <text:p>0.0020551111</text:p>
          </table:table-cell>
          <table:table-cell office:value-type="float" office:value="0.09" calcext:value-type="float">
            <text:p>0.09</text:p>
          </table:table-cell>
          <table:table-cell table:formula="of:=([.BZ19]-[.CA$5])^2" office:value-type="float" office:value="0.00266944444444444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.CB19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.59</text:p>
          </table:table-cell>
          <table:table-cell table:formula="of:=([.B20]-[.C$5])^2" office:value-type="float" office:value="0.011025" calcext:value-type="float">
            <text:p>0.011025</text:p>
          </table:table-cell>
          <table:table-cell office:value-type="float" office:value="0.53" calcext:value-type="float">
            <text:p>0.53</text:p>
          </table:table-cell>
          <table:table-cell table:formula="of:=([.D20]-[.E$5])^2" office:value-type="float" office:value="0.00302499999999999" calcext:value-type="float">
            <text:p>0.003025</text:p>
          </table:table-cell>
          <table:table-cell office:value-type="float" office:value="0.48" calcext:value-type="float">
            <text:p>0.48</text:p>
          </table:table-cell>
          <table:table-cell table:formula="of:=([.F20]-[.G$5])^2" office:value-type="float" office:value="0.00598044444444443" calcext:value-type="float">
            <text:p>0.0059804444</text:p>
          </table:table-cell>
          <table:table-cell office:value-type="float" office:value="0.55" calcext:value-type="float">
            <text:p>0.55</text:p>
          </table:table-cell>
          <table:table-cell table:formula="of:=([.H20]-[.I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.J20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0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0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0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0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0]-[.U$5])^2" office:value-type="float" office:value="0" calcext:value-type="float">
            <text:p>0</text:p>
          </table:table-cell>
          <table:table-cell/>
          <table:table-cell table:formula="of:=([.V20]-[.W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.X20]-[.Y$5])^2" office:value-type="float" office:value="0.00106711111111112" calcext:value-type="float">
            <text:p>0.0010671111</text:p>
          </table:table-cell>
          <table:table-cell office:value-type="float" office:value="0.5" calcext:value-type="float">
            <text:p>0.5</text:p>
          </table:table-cell>
          <table:table-cell table:formula="of:=([.Z20]-[.AA$5])^2" office:value-type="float" office:value="0.0000159999999999991" calcext:value-type="float">
            <text:p>0.000016</text:p>
          </table:table-cell>
          <table:table-cell office:value-type="float" office:value="0.48" calcext:value-type="float">
            <text:p>0.48</text:p>
          </table:table-cell>
          <table:table-cell table:formula="of:=([.AB20]-[.AC$5])^2" office:value-type="float" office:value="0.00160000000000001" calcext:value-type="float">
            <text:p>0.0016</text:p>
          </table:table-cell>
          <table:table-cell office:value-type="float" office:value="0.5" calcext:value-type="float">
            <text:p>0.5</text:p>
          </table:table-cell>
          <table:table-cell table:formula="of:=([.AD20]-[.AE$5])^2" office:value-type="float" office:value="0.0205444444444444" calcext:value-type="float">
            <text:p>0.0205444444</text:p>
          </table:table-cell>
          <table:table-cell office:value-type="float" office:value="0.52" calcext:value-type="float">
            <text:p>0.52</text:p>
          </table:table-cell>
          <table:table-cell table:formula="of:=([.AF20]-[.AG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.AH20]-[.AI$5])^2" office:value-type="float" office:value="0.0337334444444445" calcext:value-type="float">
            <text:p>0.0337334444</text:p>
          </table:table-cell>
          <table:table-cell office:value-type="float" office:value="0.16" calcext:value-type="float">
            <text:p>0.16</text:p>
          </table:table-cell>
          <table:table-cell table:formula="of:=([.AJ20]-[.AK$5])^2" office:value-type="float" office:value="0.0000249999999999998" calcext:value-type="float">
            <text:p>0.000025</text:p>
          </table:table-cell>
          <table:table-cell office:value-type="float" office:value="0.16" calcext:value-type="float">
            <text:p>0.16</text:p>
          </table:table-cell>
          <table:table-cell table:formula="of:=([.AL20]-[.AM$5])^2" office:value-type="float" office:value="0.00661511111111111" calcext:value-type="float">
            <text:p>0.0066151111</text:p>
          </table:table-cell>
          <table:table-cell office:value-type="float" office:value="0.03" calcext:value-type="float">
            <text:p>0.03</text:p>
          </table:table-cell>
          <table:table-cell table:formula="of:=([.AN20]-[.AO$5])^2" office:value-type="float" office:value="0.000386777777777778" calcext:value-type="float">
            <text:p>0.0003867778</text:p>
          </table:table-cell>
          <table:table-cell/>
          <table:table-cell table:formula="of:=([.AP20]-[.AQ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AR20]-[.AS$5])^2" office:value-type="float" office:value="0.00309877777777777" calcext:value-type="float">
            <text:p>0.0030987778</text:p>
          </table:table-cell>
          <table:table-cell office:value-type="float" office:value="0.55" calcext:value-type="float">
            <text:p>0.55</text:p>
          </table:table-cell>
          <table:table-cell table:formula="of:=([.AT20]-[.AU$5])^2" office:value-type="float" office:value="0.00120177777777778" calcext:value-type="float">
            <text:p>0.0012017778</text:p>
          </table:table-cell>
          <table:table-cell office:value-type="float" office:value="0.49" calcext:value-type="float">
            <text:p>0.49</text:p>
          </table:table-cell>
          <table:table-cell table:formula="of:=([.AV20]-[.AW$5])^2" office:value-type="float" office:value="0.00224044444444443" calcext:value-type="float">
            <text:p>0.0022404444</text:p>
          </table:table-cell>
          <table:table-cell office:value-type="float" office:value="0" calcext:value-type="float">
            <text:p>0</text:p>
          </table:table-cell>
          <table:table-cell table:formula="of:=([.AX20]-[.AY$5])^2" office:value-type="float" office:value="0.181192111111111" calcext:value-type="float">
            <text:p>0.1811921111</text:p>
          </table:table-cell>
          <table:table-cell office:value-type="float" office:value="0" calcext:value-type="float">
            <text:p>0</text:p>
          </table:table-cell>
          <table:table-cell table:formula="of:=([.AZ20]-[.BA$5])^2" office:value-type="float" office:value="0.0732604444444444" calcext:value-type="float">
            <text:p>0.0732604444</text:p>
          </table:table-cell>
          <table:table-cell office:value-type="float" office:value="0" calcext:value-type="float">
            <text:p>0</text:p>
          </table:table-cell>
          <table:table-cell table:formula="of:=([.BB20]-[.BC$5])^2" office:value-type="float" office:value="0.056644" calcext:value-type="float">
            <text:p>0.056644</text:p>
          </table:table-cell>
          <table:table-cell office:value-type="float" office:value="0.2" calcext:value-type="float">
            <text:p>0.2</text:p>
          </table:table-cell>
          <table:table-cell table:formula="of:=([.BD20]-[.BE$5])^2" office:value-type="float" office:value="0.00317344444444444" calcext:value-type="float">
            <text:p>0.0031734444</text:p>
          </table:table-cell>
          <table:table-cell office:value-type="float" office:value="0.12" calcext:value-type="float">
            <text:p>0.12</text:p>
          </table:table-cell>
          <table:table-cell table:formula="of:=([.BF20]-[.BG$5])^2" office:value-type="float" office:value="0.00233611111111111" calcext:value-type="float">
            <text:p>0.0023361111</text:p>
          </table:table-cell>
          <table:table-cell office:value-type="float" office:value="0" calcext:value-type="float">
            <text:p>0</text:p>
          </table:table-cell>
          <table:table-cell table:formula="of:=([.BH20]-[.BI$5])^2" office:value-type="float" office:value="0.000004" calcext:value-type="float">
            <text:p>0.000004</text:p>
          </table:table-cell>
          <table:table-cell/>
          <table:table-cell table:formula="of:=([.BJ20]-[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.BL20]-[.BM$5])^2" office:value-type="float" office:value="0.000498777777777777" calcext:value-type="float">
            <text:p>0.0004987778</text:p>
          </table:table-cell>
          <table:table-cell office:value-type="float" office:value="0.58" calcext:value-type="float">
            <text:p>0.58</text:p>
          </table:table-cell>
          <table:table-cell table:formula="of:=([.BN20]-[.BO$5])^2" office:value-type="float" office:value="0.0106777777777777" calcext:value-type="float">
            <text:p>0.0106777778</text:p>
          </table:table-cell>
          <table:table-cell office:value-type="float" office:value="0.47" calcext:value-type="float">
            <text:p>0.47</text:p>
          </table:table-cell>
          <table:table-cell table:formula="of:=([.BP20]-[.BQ$5])^2" office:value-type="float" office:value="0.00162677777777778" calcext:value-type="float">
            <text:p>0.0016267778</text:p>
          </table:table-cell>
          <table:table-cell office:value-type="float" office:value="0.49" calcext:value-type="float">
            <text:p>0.49</text:p>
          </table:table-cell>
          <table:table-cell table:formula="of:=([.BR20]-[.BS$5])^2" office:value-type="float" office:value="0.00834177777777778" calcext:value-type="float">
            <text:p>0.0083417778</text:p>
          </table:table-cell>
          <table:table-cell office:value-type="float" office:value="0.51" calcext:value-type="float">
            <text:p>0.51</text:p>
          </table:table-cell>
          <table:table-cell table:formula="of:=([.BT20]-[.BU$5])^2" office:value-type="float" office:value="0.034596" calcext:value-type="float">
            <text:p>0.034596</text:p>
          </table:table-cell>
          <table:table-cell office:value-type="float" office:value="0.27" calcext:value-type="float">
            <text:p>0.27</text:p>
          </table:table-cell>
          <table:table-cell table:formula="of:=([.BV20]-[.BW$5])^2" office:value-type="float" office:value="0.0120267777777778" calcext:value-type="float">
            <text:p>0.0120267778</text:p>
          </table:table-cell>
          <table:table-cell office:value-type="float" office:value="0.11" calcext:value-type="float">
            <text:p>0.11</text:p>
          </table:table-cell>
          <table:table-cell table:formula="of:=([.BX20]-[.BY$5])^2" office:value-type="float" office:value="0.0000217777777777775" calcext:value-type="float">
            <text:p>2.17777777777775E-05</text:p>
          </table:table-cell>
          <table:table-cell office:value-type="float" office:value="0" calcext:value-type="float">
            <text:p>0</text:p>
          </table:table-cell>
          <table:table-cell table:formula="of:=([.BZ20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20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B21]-[.C$5])^2" office:value-type="float" office:value="0.235225" calcext:value-type="float">
            <text:p>0.235225</text:p>
          </table:table-cell>
          <table:table-cell office:value-type="float" office:value="0.48" calcext:value-type="float">
            <text:p>0.48</text:p>
          </table:table-cell>
          <table:table-cell table:formula="of:=([.D21]-[.E$5])^2" office:value-type="float" office:value="0.0000249999999999984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table:formula="of:=([.F21]-[.G$5])^2" office:value-type="float" office:value="0.162140444444445" calcext:value-type="float">
            <text:p>0.1621404444</text:p>
          </table:table-cell>
          <table:table-cell office:value-type="float" office:value="0.49" calcext:value-type="float">
            <text:p>0.49</text:p>
          </table:table-cell>
          <table:table-cell table:formula="of:=([.H21]-[.I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J21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1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1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1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1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1]-[.U$5])^2" office:value-type="float" office:value="0" calcext:value-type="float">
            <text:p>0</text:p>
          </table:table-cell>
          <table:table-cell/>
          <table:table-cell table:formula="of:=([.V21]-[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X21]-[.Y$5])^2" office:value-type="float" office:value="0.000160444444444446" calcext:value-type="float">
            <text:p>0.0001604444</text:p>
          </table:table-cell>
          <table:table-cell office:value-type="float" office:value="0.51" calcext:value-type="float">
            <text:p>0.51</text:p>
          </table:table-cell>
          <table:table-cell table:formula="of:=([.Z21]-[.AA$5])^2" office:value-type="float" office:value="0.000195999999999997" calcext:value-type="float">
            <text:p>0.000196</text:p>
          </table:table-cell>
          <table:table-cell office:value-type="float" office:value="0.52" calcext:value-type="float">
            <text:p>0.52</text:p>
          </table:table-cell>
          <table:table-cell table:formula="of:=([.AB21]-[.AC$5])^2" office:value-type="float" office:value="0.00640000000000003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table:formula="of:=([.AD21]-[.AE$5])^2" office:value-type="float" office:value="0.127211111111111" calcext:value-type="float">
            <text:p>0.1272111111</text:p>
          </table:table-cell>
          <table:table-cell office:value-type="float" office:value="0" calcext:value-type="float">
            <text:p>0</text:p>
          </table:table-cell>
          <table:table-cell table:formula="of:=([.AF21]-[.AG$5])^2" office:value-type="float" office:value="0.121104" calcext:value-type="float">
            <text:p>0.121104</text:p>
          </table:table-cell>
          <table:table-cell office:value-type="float" office:value="0.33" calcext:value-type="float">
            <text:p>0.33</text:p>
          </table:table-cell>
          <table:table-cell table:formula="of:=([.AH21]-[.AI$5])^2" office:value-type="float" office:value="0.0214134444444444" calcext:value-type="float">
            <text:p>0.0214134444</text:p>
          </table:table-cell>
          <table:table-cell office:value-type="float" office:value="0.26" calcext:value-type="float">
            <text:p>0.26</text:p>
          </table:table-cell>
          <table:table-cell table:formula="of:=([.AJ21]-[.AK$5])^2" office:value-type="float" office:value="0.00902500000000001" calcext:value-type="float">
            <text:p>0.009025</text:p>
          </table:table-cell>
          <table:table-cell office:value-type="float" office:value="0.13" calcext:value-type="float">
            <text:p>0.13</text:p>
          </table:table-cell>
          <table:table-cell table:formula="of:=([.AL21]-[.AM$5])^2" office:value-type="float" office:value="0.00263511111111111" calcext:value-type="float">
            <text:p>0.0026351111</text:p>
          </table:table-cell>
          <table:table-cell office:value-type="float" office:value="0.05" calcext:value-type="float">
            <text:p>0.05</text:p>
          </table:table-cell>
          <table:table-cell table:formula="of:=([.AN21]-[.AO$5])^2" office:value-type="float" office:value="0.00157344444444444" calcext:value-type="float">
            <text:p>0.0015734444</text:p>
          </table:table-cell>
          <table:table-cell/>
          <table:table-cell table:formula="of:=([.AP21]-[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AR21]-[.AS$5])^2" office:value-type="float" office:value="0.000592111111111116" calcext:value-type="float">
            <text:p>0.0005921111</text:p>
          </table:table-cell>
          <table:table-cell office:value-type="float" office:value="0.5" calcext:value-type="float">
            <text:p>0.5</text:p>
          </table:table-cell>
          <table:table-cell table:formula="of:=([.AT21]-[.AU$5])^2" office:value-type="float" office:value="0.00023511111111111" calcext:value-type="float">
            <text:p>0.0002351111</text:p>
          </table:table-cell>
          <table:table-cell office:value-type="float" office:value="0.49" calcext:value-type="float">
            <text:p>0.49</text:p>
          </table:table-cell>
          <table:table-cell table:formula="of:=([.AV21]-[.AW$5])^2" office:value-type="float" office:value="0.00224044444444443" calcext:value-type="float">
            <text:p>0.0022404444</text:p>
          </table:table-cell>
          <table:table-cell office:value-type="float" office:value="0" calcext:value-type="float">
            <text:p>0</text:p>
          </table:table-cell>
          <table:table-cell table:formula="of:=([.AX21]-[.AY$5])^2" office:value-type="float" office:value="0.181192111111111" calcext:value-type="float">
            <text:p>0.1811921111</text:p>
          </table:table-cell>
          <table:table-cell office:value-type="float" office:value="0.44" calcext:value-type="float">
            <text:p>0.44</text:p>
          </table:table-cell>
          <table:table-cell table:formula="of:=([.AZ21]-[.BA$5])^2" office:value-type="float" office:value="0.0286737777777778" calcext:value-type="float">
            <text:p>0.0286737778</text:p>
          </table:table-cell>
          <table:table-cell office:value-type="float" office:value="0.4" calcext:value-type="float">
            <text:p>0.4</text:p>
          </table:table-cell>
          <table:table-cell table:formula="of:=([.BB21]-[.BC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.BD21]-[.BE$5])^2" office:value-type="float" office:value="0.0206401111111111" calcext:value-type="float">
            <text:p>0.0206401111</text:p>
          </table:table-cell>
          <table:table-cell office:value-type="float" office:value="0.13" calcext:value-type="float">
            <text:p>0.13</text:p>
          </table:table-cell>
          <table:table-cell table:formula="of:=([.BF21]-[.BG$5])^2" office:value-type="float" office:value="0.00340277777777778" calcext:value-type="float">
            <text:p>0.0034027778</text:p>
          </table:table-cell>
          <table:table-cell office:value-type="float" office:value="0" calcext:value-type="float">
            <text:p>0</text:p>
          </table:table-cell>
          <table:table-cell table:formula="of:=([.BH21]-[.BI$5])^2" office:value-type="float" office:value="0.000004" calcext:value-type="float">
            <text:p>0.000004</text:p>
          </table:table-cell>
          <table:table-cell/>
          <table:table-cell table:formula="of:=([.BJ21]-[.BK$5])^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([.BL21]-[.BM$5])^2" office:value-type="float" office:value="0.00953877777777778" calcext:value-type="float">
            <text:p>0.0095387778</text:p>
          </table:table-cell>
          <table:table-cell office:value-type="float" office:value="0.46" calcext:value-type="float">
            <text:p>0.46</text:p>
          </table:table-cell>
          <table:table-cell table:formula="of:=([.BN21]-[.BO$5])^2" office:value-type="float" office:value="0.000277777777777781" calcext:value-type="float">
            <text:p>0.0002777778</text:p>
          </table:table-cell>
          <table:table-cell office:value-type="float" office:value="0.55" calcext:value-type="float">
            <text:p>0.55</text:p>
          </table:table-cell>
          <table:table-cell table:formula="of:=([.BP21]-[.BQ$5])^2" office:value-type="float" office:value="0.00157344444444444" calcext:value-type="float">
            <text:p>0.0015734444</text:p>
          </table:table-cell>
          <table:table-cell office:value-type="float" office:value="0.44" calcext:value-type="float">
            <text:p>0.44</text:p>
          </table:table-cell>
          <table:table-cell table:formula="of:=([.BR21]-[.BS$5])^2" office:value-type="float" office:value="0.00170844444444444" calcext:value-type="float">
            <text:p>0.0017084444</text:p>
          </table:table-cell>
          <table:table-cell office:value-type="float" office:value="0.42" calcext:value-type="float">
            <text:p>0.42</text:p>
          </table:table-cell>
          <table:table-cell table:formula="of:=([.BT21]-[.BU$5])^2"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([.BV21]-[.BW$5])^2" office:value-type="float" office:value="0.0257067777777778" calcext:value-type="float">
            <text:p>0.0257067778</text:p>
          </table:table-cell>
          <table:table-cell office:value-type="float" office:value="0" calcext:value-type="float">
            <text:p>0</text:p>
          </table:table-cell>
          <table:table-cell table:formula="of:=([.BX21]-[.BY$5])^2" office:value-type="float" office:value="0.0110951111111111" calcext:value-type="float">
            <text:p>0.0110951111</text:p>
          </table:table-cell>
          <table:table-cell office:value-type="float" office:value="0.06" calcext:value-type="float">
            <text:p>0.06</text:p>
          </table:table-cell>
          <table:table-cell table:formula="of:=([.BZ21]-[.CA$5])^2" office:value-type="float" office:value="0.000469444444444444" calcext:value-type="float">
            <text:p>0.0004694444</text:p>
          </table:table-cell>
          <table:table-cell office:value-type="float" office:value="0.04" calcext:value-type="float">
            <text:p>0.04</text:p>
          </table:table-cell>
          <table:table-cell table:formula="of:=([.CB21]-[.CC$5])^2" office:value-type="float" office:value="0.001369" calcext:value-type="float">
            <text:p>0.001369</text:p>
          </table:table-cell>
          <table:table-cell table:number-columns-repeated="94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.56</text:p>
          </table:table-cell>
          <table:table-cell table:formula="of:=([.B22]-[.C$5])^2" office:value-type="float" office:value="0.00562499999999999" calcext:value-type="float">
            <text:p>0.005625</text:p>
          </table:table-cell>
          <table:table-cell office:value-type="float" office:value="0.6" calcext:value-type="float">
            <text:p>0.6</text:p>
          </table:table-cell>
          <table:table-cell table:formula="of:=([.D22]-[.E$5])^2" office:value-type="float" office:value="0.015625" calcext:value-type="float">
            <text:p>0.015625</text:p>
          </table:table-cell>
          <table:table-cell office:value-type="float" office:value="0.48" calcext:value-type="float">
            <text:p>0.48</text:p>
          </table:table-cell>
          <table:table-cell table:formula="of:=([.F22]-[.G$5])^2" office:value-type="float" office:value="0.00598044444444443" calcext:value-type="float">
            <text:p>0.0059804444</text:p>
          </table:table-cell>
          <table:table-cell office:value-type="float" office:value="0.54" calcext:value-type="float">
            <text:p>0.54</text:p>
          </table:table-cell>
          <table:table-cell table:formula="of:=([.H22]-[.I$5])^2" office:value-type="float" office:value="0.0148027777777778" calcext:value-type="float">
            <text:p>0.0148027778</text:p>
          </table:table-cell>
          <table:table-cell office:value-type="float" office:value="0" calcext:value-type="float">
            <text:p>0</text:p>
          </table:table-cell>
          <table:table-cell table:formula="of:=([.J22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2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2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2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2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2]-[.U$5])^2" office:value-type="float" office:value="0" calcext:value-type="float">
            <text:p>0</text:p>
          </table:table-cell>
          <table:table-cell/>
          <table:table-cell table:formula="of:=([.V22]-[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X22]-[.Y$5])^2" office:value-type="float" office:value="0.00000711111111111132" calcext:value-type="float">
            <text:p>7.11111111111132E-06</text:p>
          </table:table-cell>
          <table:table-cell office:value-type="float" office:value="0.49" calcext:value-type="float">
            <text:p>0.49</text:p>
          </table:table-cell>
          <table:table-cell table:formula="of:=([.Z22]-[.AA$5])^2" office:value-type="float" office:value="0.0000360000000000014" calcext:value-type="float">
            <text:p>0.000036</text:p>
          </table:table-cell>
          <table:table-cell office:value-type="float" office:value="0.51" calcext:value-type="float">
            <text:p>0.51</text:p>
          </table:table-cell>
          <table:table-cell table:formula="of:=([.AB22]-[.AC$5])^2" office:value-type="float" office:value="0.00490000000000002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table:formula="of:=([.AD22]-[.AE$5])^2" office:value-type="float" office:value="0.127211111111111" calcext:value-type="float">
            <text:p>0.1272111111</text:p>
          </table:table-cell>
          <table:table-cell office:value-type="float" office:value="0.48" calcext:value-type="float">
            <text:p>0.48</text:p>
          </table:table-cell>
          <table:table-cell table:formula="of:=([.AF22]-[.AG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.AH22]-[.AI$5])^2" office:value-type="float" office:value="0.0337334444444445" calcext:value-type="float">
            <text:p>0.0337334444</text:p>
          </table:table-cell>
          <table:table-cell office:value-type="float" office:value="0.21" calcext:value-type="float">
            <text:p>0.21</text:p>
          </table:table-cell>
          <table:table-cell table:formula="of:=([.AJ22]-[.AK$5])^2" office:value-type="float" office:value="0.002025" calcext:value-type="float">
            <text:p>0.002025</text:p>
          </table:table-cell>
          <table:table-cell office:value-type="float" office:value="0.17" calcext:value-type="float">
            <text:p>0.17</text:p>
          </table:table-cell>
          <table:table-cell table:formula="of:=([.AL22]-[.AM$5])^2" office:value-type="float" office:value="0.00834177777777778" calcext:value-type="float">
            <text:p>0.0083417778</text:p>
          </table:table-cell>
          <table:table-cell office:value-type="float" office:value="0" calcext:value-type="float">
            <text:p>0</text:p>
          </table:table-cell>
          <table:table-cell table:formula="of:=([.AN22]-[.AO$5])^2" office:value-type="float" office:value="0.000106777777777778" calcext:value-type="float">
            <text:p>0.0001067778</text:p>
          </table:table-cell>
          <table:table-cell/>
          <table:table-cell table:formula="of:=([.AP22]-[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R22]-[.AS$5])^2" office:value-type="float" office:value="0.0000187777777777785" calcext:value-type="float">
            <text:p>1.87777777777785E-05</text:p>
          </table:table-cell>
          <table:table-cell office:value-type="float" office:value="0" calcext:value-type="float">
            <text:p>0</text:p>
          </table:table-cell>
          <table:table-cell table:formula="of:=([.AT22]-[.AU$5])^2" office:value-type="float" office:value="0.265568444444444" calcext:value-type="float">
            <text:p>0.2655684444</text:p>
          </table:table-cell>
          <table:table-cell office:value-type="float" office:value="0.5" calcext:value-type="float">
            <text:p>0.5</text:p>
          </table:table-cell>
          <table:table-cell table:formula="of:=([.AV22]-[.AW$5])^2" office:value-type="float" office:value="0.0032871111111111" calcext:value-type="float">
            <text:p>0.0032871111</text:p>
          </table:table-cell>
          <table:table-cell office:value-type="float" office:value="0.47" calcext:value-type="float">
            <text:p>0.47</text:p>
          </table:table-cell>
          <table:table-cell table:formula="of:=([.AX22]-[.AY$5])^2" office:value-type="float" office:value="0.00196544444444445" calcext:value-type="float">
            <text:p>0.0019654444</text:p>
          </table:table-cell>
          <table:table-cell office:value-type="float" office:value="0" calcext:value-type="float">
            <text:p>0</text:p>
          </table:table-cell>
          <table:table-cell table:formula="of:=([.AZ22]-[.BA$5])^2" office:value-type="float" office:value="0.0732604444444444" calcext:value-type="float">
            <text:p>0.0732604444</text:p>
          </table:table-cell>
          <table:table-cell office:value-type="float" office:value="0.4" calcext:value-type="float">
            <text:p>0.4</text:p>
          </table:table-cell>
          <table:table-cell table:formula="of:=([.BB22]-[.BC$5])^2" office:value-type="float" office:value="0.026244" calcext:value-type="float">
            <text:p>0.026244</text:p>
          </table:table-cell>
          <table:table-cell office:value-type="float" office:value="0.13" calcext:value-type="float">
            <text:p>0.13</text:p>
          </table:table-cell>
          <table:table-cell table:formula="of:=([.BD22]-[.BE$5])^2" office:value-type="float" office:value="0.000186777777777778" calcext:value-type="float">
            <text:p>0.0001867778</text:p>
          </table:table-cell>
          <table:table-cell office:value-type="float" office:value="0.12" calcext:value-type="float">
            <text:p>0.12</text:p>
          </table:table-cell>
          <table:table-cell table:formula="of:=([.BF22]-[.BG$5])^2" office:value-type="float" office:value="0.00233611111111111" calcext:value-type="float">
            <text:p>0.0023361111</text:p>
          </table:table-cell>
          <table:table-cell office:value-type="float" office:value="0" calcext:value-type="float">
            <text:p>0</text:p>
          </table:table-cell>
          <table:table-cell table:formula="of:=([.BH22]-[.BI$5])^2" office:value-type="float" office:value="0.000004" calcext:value-type="float">
            <text:p>0.000004</text:p>
          </table:table-cell>
          <table:table-cell/>
          <table:table-cell table:formula="of:=([.BJ22]-[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BL22]-[.BM$5])^2" office:value-type="float" office:value="0.00015211111111111" calcext:value-type="float">
            <text:p>0.0001521111</text:p>
          </table:table-cell>
          <table:table-cell office:value-type="float" office:value="0.52" calcext:value-type="float">
            <text:p>0.52</text:p>
          </table:table-cell>
          <table:table-cell table:formula="of:=([.BN22]-[.BO$5])^2" office:value-type="float" office:value="0.00187777777777777" calcext:value-type="float">
            <text:p>0.0018777778</text:p>
          </table:table-cell>
          <table:table-cell office:value-type="float" office:value="0.45" calcext:value-type="float">
            <text:p>0.45</text:p>
          </table:table-cell>
          <table:table-cell table:formula="of:=([.BP22]-[.BQ$5])^2" office:value-type="float" office:value="0.00364011111111112" calcext:value-type="float">
            <text:p>0.0036401111</text:p>
          </table:table-cell>
          <table:table-cell office:value-type="float" office:value="0" calcext:value-type="float">
            <text:p>0</text:p>
          </table:table-cell>
          <table:table-cell table:formula="of:=([.BR22]-[.BS$5])^2" office:value-type="float" office:value="0.158935111111111" calcext:value-type="float">
            <text:p>0.1589351111</text:p>
          </table:table-cell>
          <table:table-cell office:value-type="float" office:value="0" calcext:value-type="float">
            <text:p>0</text:p>
          </table:table-cell>
          <table:table-cell table:formula="of:=([.BT22]-[.BU$5])^2" office:value-type="float" office:value="0.104976" calcext:value-type="float">
            <text:p>0.104976</text:p>
          </table:table-cell>
          <table:table-cell office:value-type="float" office:value="0" calcext:value-type="float">
            <text:p>0</text:p>
          </table:table-cell>
          <table:table-cell table:formula="of:=([.BV22]-[.BW$5])^2" office:value-type="float" office:value="0.0257067777777778" calcext:value-type="float">
            <text:p>0.0257067778</text:p>
          </table:table-cell>
          <table:table-cell office:value-type="float" office:value="0.17" calcext:value-type="float">
            <text:p>0.17</text:p>
          </table:table-cell>
          <table:table-cell table:formula="of:=([.BX22]-[.BY$5])^2" office:value-type="float" office:value="0.00418177777777778" calcext:value-type="float">
            <text:p>0.0041817778</text:p>
          </table:table-cell>
          <table:table-cell office:value-type="float" office:value="0.09" calcext:value-type="float">
            <text:p>0.09</text:p>
          </table:table-cell>
          <table:table-cell table:formula="of:=([.BZ22]-[.CA$5])^2" office:value-type="float" office:value="0.00266944444444444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.CB22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[.B23]-[.C$5])^2" office:value-type="float" office:value="0.235225" calcext:value-type="float">
            <text:p>0.235225</text:p>
          </table:table-cell>
          <table:table-cell office:value-type="float" office:value="0.49" calcext:value-type="float">
            <text:p>0.49</text:p>
          </table:table-cell>
          <table:table-cell table:formula="of:=([.D23]-[.E$5])^2" office:value-type="float" office:value="0.000224999999999995" calcext:value-type="float">
            <text:p>0.000225</text:p>
          </table:table-cell>
          <table:table-cell office:value-type="float" office:value="0.53" calcext:value-type="float">
            <text:p>0.53</text:p>
          </table:table-cell>
          <table:table-cell table:formula="of:=([.F23]-[.G$5])^2" office:value-type="float" office:value="0.0162137777777778" calcext:value-type="float">
            <text:p>0.0162137778</text:p>
          </table:table-cell>
          <table:table-cell office:value-type="float" office:value="0" calcext:value-type="float">
            <text:p>0</text:p>
          </table:table-cell>
          <table:table-cell table:formula="of:=([.H23]-[.I$5])^2" office:value-type="float" office:value="0.175002777777778" calcext:value-type="float">
            <text:p>0.1750027778</text:p>
          </table:table-cell>
          <table:table-cell office:value-type="float" office:value="0" calcext:value-type="float">
            <text:p>0</text:p>
          </table:table-cell>
          <table:table-cell table:formula="of:=([.J23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3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3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3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3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3]-[.U$5])^2" office:value-type="float" office:value="0" calcext:value-type="float">
            <text:p>0</text:p>
          </table:table-cell>
          <table:table-cell/>
          <table:table-cell table:formula="of:=([.V23]-[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X23]-[.Y$5])^2" office:value-type="float" office:value="0.000300444444444444" calcext:value-type="float">
            <text:p>0.0003004444</text:p>
          </table:table-cell>
          <table:table-cell office:value-type="float" office:value="0.54" calcext:value-type="float">
            <text:p>0.54</text:p>
          </table:table-cell>
          <table:table-cell table:formula="of:=([.Z23]-[.AA$5])^2" office:value-type="float" office:value="0.00193599999999999" calcext:value-type="float">
            <text:p>0.001936</text:p>
          </table:table-cell>
          <table:table-cell office:value-type="float" office:value="0.44" calcext:value-type="float">
            <text:p>0.44</text:p>
          </table:table-cell>
          <table:table-cell table:formula="of:=([.AB23]-[.AC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.AD23]-[.AE$5])^2" office:value-type="float" office:value="0.0177777777777778" calcext:value-type="float">
            <text:p>0.0177777778</text:p>
          </table:table-cell>
          <table:table-cell office:value-type="float" office:value="0.5" calcext:value-type="float">
            <text:p>0.5</text:p>
          </table:table-cell>
          <table:table-cell table:formula="of:=([.AF23]-[.AG$5])^2" office:value-type="float" office:value="0.023104" calcext:value-type="float">
            <text:p>0.023104</text:p>
          </table:table-cell>
          <table:table-cell office:value-type="float" office:value="0.33" calcext:value-type="float">
            <text:p>0.33</text:p>
          </table:table-cell>
          <table:table-cell table:formula="of:=([.AH23]-[.AI$5])^2" office:value-type="float" office:value="0.0214134444444444" calcext:value-type="float">
            <text:p>0.0214134444</text:p>
          </table:table-cell>
          <table:table-cell office:value-type="float" office:value="0.22" calcext:value-type="float">
            <text:p>0.22</text:p>
          </table:table-cell>
          <table:table-cell table:formula="of:=([.AJ23]-[.AK$5])^2" office:value-type="float" office:value="0.003025" calcext:value-type="float">
            <text:p>0.003025</text:p>
          </table:table-cell>
          <table:table-cell office:value-type="float" office:value="0.1" calcext:value-type="float">
            <text:p>0.1</text:p>
          </table:table-cell>
          <table:table-cell table:formula="of:=([.AL23]-[.AM$5])^2" office:value-type="float" office:value="0.0004551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.AN23]-[.AO$5])^2" office:value-type="float" office:value="0.000106777777777778" calcext:value-type="float">
            <text:p>0.0001067778</text:p>
          </table:table-cell>
          <table:table-cell/>
          <table:table-cell table:formula="of:=([.AP23]-[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R23]-[.AS$5])^2" office:value-type="float" office:value="0.0000187777777777785" calcext:value-type="float">
            <text:p>1.87777777777785E-05</text:p>
          </table:table-cell>
          <table:table-cell office:value-type="float" office:value="0.56" calcext:value-type="float">
            <text:p>0.56</text:p>
          </table:table-cell>
          <table:table-cell table:formula="of:=([.AT23]-[.AU$5])^2" office:value-type="float" office:value="0.00199511111111112" calcext:value-type="float">
            <text:p>0.0019951111</text:p>
          </table:table-cell>
          <table:table-cell office:value-type="float" office:value="0.58" calcext:value-type="float">
            <text:p>0.58</text:p>
          </table:table-cell>
          <table:table-cell table:formula="of:=([.AV23]-[.AW$5])^2" office:value-type="float" office:value="0.0188604444444444" calcext:value-type="float">
            <text:p>0.0188604444</text:p>
          </table:table-cell>
          <table:table-cell office:value-type="float" office:value="0.44" calcext:value-type="float">
            <text:p>0.44</text:p>
          </table:table-cell>
          <table:table-cell table:formula="of:=([.AX23]-[.AY$5])^2" office:value-type="float" office:value="0.000205444444444445" calcext:value-type="float">
            <text:p>0.0002054444</text:p>
          </table:table-cell>
          <table:table-cell office:value-type="float" office:value="0.49" calcext:value-type="float">
            <text:p>0.49</text:p>
          </table:table-cell>
          <table:table-cell table:formula="of:=([.AZ23]-[.BA$5])^2" office:value-type="float" office:value="0.0481071111111111" calcext:value-type="float">
            <text:p>0.0481071111</text:p>
          </table:table-cell>
          <table:table-cell office:value-type="float" office:value="0.37" calcext:value-type="float">
            <text:p>0.37</text:p>
          </table:table-cell>
          <table:table-cell table:formula="of:=([.BB23]-[.BC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.BD23]-[.BE$5])^2" office:value-type="float" office:value="0.0206401111111111" calcext:value-type="float">
            <text:p>0.0206401111</text:p>
          </table:table-cell>
          <table:table-cell office:value-type="float" office:value="0.13" calcext:value-type="float">
            <text:p>0.13</text:p>
          </table:table-cell>
          <table:table-cell table:formula="of:=([.BF23]-[.BG$5])^2" office:value-type="float" office:value="0.00340277777777778" calcext:value-type="float">
            <text:p>0.0034027778</text:p>
          </table:table-cell>
          <table:table-cell office:value-type="float" office:value="0" calcext:value-type="float">
            <text:p>0</text:p>
          </table:table-cell>
          <table:table-cell table:formula="of:=([.BH23]-[.BI$5])^2" office:value-type="float" office:value="0.000004" calcext:value-type="float">
            <text:p>0.000004</text:p>
          </table:table-cell>
          <table:table-cell/>
          <table:table-cell table:formula="of:=([.BJ23]-[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BL23]-[.BM$5])^2" office:value-type="float" office:value="0.0000587777777777785" calcext:value-type="float">
            <text:p>5.87777777777785E-05</text:p>
          </table:table-cell>
          <table:table-cell office:value-type="float" office:value="0.44" calcext:value-type="float">
            <text:p>0.44</text:p>
          </table:table-cell>
          <table:table-cell table:formula="of:=([.BN23]-[.BO$5])^2" office:value-type="float" office:value="0.00134444444444445" calcext:value-type="float">
            <text:p>0.0013444444</text:p>
          </table:table-cell>
          <table:table-cell office:value-type="float" office:value="0.56" calcext:value-type="float">
            <text:p>0.56</text:p>
          </table:table-cell>
          <table:table-cell table:formula="of:=([.BP23]-[.BQ$5])^2" office:value-type="float" office:value="0.00246677777777777" calcext:value-type="float">
            <text:p>0.0024667778</text:p>
          </table:table-cell>
          <table:table-cell office:value-type="float" office:value="0" calcext:value-type="float">
            <text:p>0</text:p>
          </table:table-cell>
          <table:table-cell table:formula="of:=([.BR23]-[.BS$5])^2" office:value-type="float" office:value="0.158935111111111" calcext:value-type="float">
            <text:p>0.1589351111</text:p>
          </table:table-cell>
          <table:table-cell office:value-type="float" office:value="0.52" calcext:value-type="float">
            <text:p>0.52</text:p>
          </table:table-cell>
          <table:table-cell table:formula="of:=([.BT23]-[.BU$5])^2" office:value-type="float" office:value="0.038416" calcext:value-type="float">
            <text:p>0.038416</text:p>
          </table:table-cell>
          <table:table-cell office:value-type="float" office:value="0.24" calcext:value-type="float">
            <text:p>0.24</text:p>
          </table:table-cell>
          <table:table-cell table:formula="of:=([.BV23]-[.BW$5])^2" office:value-type="float" office:value="0.00634677777777778" calcext:value-type="float">
            <text:p>0.0063467778</text:p>
          </table:table-cell>
          <table:table-cell office:value-type="float" office:value="0.24" calcext:value-type="float">
            <text:p>0.24</text:p>
          </table:table-cell>
          <table:table-cell table:formula="of:=([.BX23]-[.BY$5])^2" office:value-type="float" office:value="0.0181351111111111" calcext:value-type="float">
            <text:p>0.0181351111</text:p>
          </table:table-cell>
          <table:table-cell office:value-type="float" office:value="0" calcext:value-type="float">
            <text:p>0</text:p>
          </table:table-cell>
          <table:table-cell table:formula="of:=([.BZ23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23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formula="of:=([.B24]-[.C$5])^2" office:value-type="float" office:value="0.013225" calcext:value-type="float">
            <text:p>0.013225</text:p>
          </table:table-cell>
          <table:table-cell office:value-type="float" office:value="0.49" calcext:value-type="float">
            <text:p>0.49</text:p>
          </table:table-cell>
          <table:table-cell table:formula="of:=([.D24]-[.E$5])^2" office:value-type="float" office:value="0.000224999999999995" calcext:value-type="float">
            <text:p>0.000225</text:p>
          </table:table-cell>
          <table:table-cell office:value-type="float" office:value="0.45" calcext:value-type="float">
            <text:p>0.45</text:p>
          </table:table-cell>
          <table:table-cell table:formula="of:=([.F24]-[.G$5])^2" office:value-type="float" office:value="0.00224044444444444" calcext:value-type="float">
            <text:p>0.0022404444</text:p>
          </table:table-cell>
          <table:table-cell office:value-type="float" office:value="0.47" calcext:value-type="float">
            <text:p>0.47</text:p>
          </table:table-cell>
          <table:table-cell table:formula="of:=([.H24]-[.I$5])^2" office:value-type="float" office:value="0.00266944444444445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.J24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4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4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4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4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4]-[.U$5])^2" office:value-type="float" office:value="0" calcext:value-type="float">
            <text:p>0</text:p>
          </table:table-cell>
          <table:table-cell/>
          <table:table-cell table:formula="of:=([.V24]-[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X24]-[.Y$5])^2" office:value-type="float" office:value="0.00000711111111111132" calcext:value-type="float">
            <text:p>7.11111111111132E-06</text:p>
          </table:table-cell>
          <table:table-cell office:value-type="float" office:value="0.56" calcext:value-type="float">
            <text:p>0.56</text:p>
          </table:table-cell>
          <table:table-cell table:formula="of:=([.Z24]-[.AA$5])^2" office:value-type="float" office:value="0.00409599999999999" calcext:value-type="float">
            <text:p>0.004096</text:p>
          </table:table-cell>
          <table:table-cell office:value-type="float" office:value="0.44" calcext:value-type="float">
            <text:p>0.44</text:p>
          </table:table-cell>
          <table:table-cell table:formula="of:=([.AB24]-[.AC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D24]-[.AE$5])^2" office:value-type="float" office:value="0.0235111111111111" calcext:value-type="float">
            <text:p>0.0235111111</text:p>
          </table:table-cell>
          <table:table-cell office:value-type="float" office:value="0.42" calcext:value-type="float">
            <text:p>0.42</text:p>
          </table:table-cell>
          <table:table-cell table:formula="of:=([.AF24]-[.AG$5])^2" office:value-type="float" office:value="0.00518399999999999" calcext:value-type="float">
            <text:p>0.005184</text:p>
          </table:table-cell>
          <table:table-cell office:value-type="float" office:value="0.35" calcext:value-type="float">
            <text:p>0.35</text:p>
          </table:table-cell>
          <table:table-cell table:formula="of:=([.AH24]-[.AI$5])^2" office:value-type="float" office:value="0.0276667777777778" calcext:value-type="float">
            <text:p>0.0276667778</text:p>
          </table:table-cell>
          <table:table-cell office:value-type="float" office:value="0.29" calcext:value-type="float">
            <text:p>0.29</text:p>
          </table:table-cell>
          <table:table-cell table:formula="of:=([.AJ24]-[.AK$5])^2"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table:formula="of:=([.AL24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24]-[.AO$5])^2" office:value-type="float" office:value="0.000106777777777778" calcext:value-type="float">
            <text:p>0.0001067778</text:p>
          </table:table-cell>
          <table:table-cell/>
          <table:table-cell table:formula="of:=([.AP24]-[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R24]-[.AS$5])^2" office:value-type="float" office:value="0.0000187777777777785" calcext:value-type="float">
            <text:p>1.87777777777785E-05</text:p>
          </table:table-cell>
          <table:table-cell office:value-type="float" office:value="0.48" calcext:value-type="float">
            <text:p>0.48</text:p>
          </table:table-cell>
          <table:table-cell table:formula="of:=([.AT24]-[.AU$5])^2" office:value-type="float" office:value="0.00124844444444444" calcext:value-type="float">
            <text:p>0.0012484444</text:p>
          </table:table-cell>
          <table:table-cell office:value-type="float" office:value="0.6" calcext:value-type="float">
            <text:p>0.6</text:p>
          </table:table-cell>
          <table:table-cell table:formula="of:=([.AV24]-[.AW$5])^2" office:value-type="float" office:value="0.0247537777777778" calcext:value-type="float">
            <text:p>0.0247537778</text:p>
          </table:table-cell>
          <table:table-cell office:value-type="float" office:value="0.47" calcext:value-type="float">
            <text:p>0.47</text:p>
          </table:table-cell>
          <table:table-cell table:formula="of:=([.AX24]-[.AY$5])^2" office:value-type="float" office:value="0.00196544444444445" calcext:value-type="float">
            <text:p>0.0019654444</text:p>
          </table:table-cell>
          <table:table-cell office:value-type="float" office:value="0" calcext:value-type="float">
            <text:p>0</text:p>
          </table:table-cell>
          <table:table-cell table:formula="of:=([.AZ24]-[.BA$5])^2" office:value-type="float" office:value="0.0732604444444444" calcext:value-type="float">
            <text:p>0.0732604444</text:p>
          </table:table-cell>
          <table:table-cell office:value-type="float" office:value="0.39" calcext:value-type="float">
            <text:p>0.39</text:p>
          </table:table-cell>
          <table:table-cell table:formula="of:=([.BB24]-[.BC$5])^2" office:value-type="float" office:value="0.023104" calcext:value-type="float">
            <text:p>0.023104</text:p>
          </table:table-cell>
          <table:table-cell office:value-type="float" office:value="0.24" calcext:value-type="float">
            <text:p>0.24</text:p>
          </table:table-cell>
          <table:table-cell table:formula="of:=([.BD24]-[.BE$5])^2" office:value-type="float" office:value="0.0092801111111111" calcext:value-type="float">
            <text:p>0.0092801111</text:p>
          </table:table-cell>
          <table:table-cell office:value-type="float" office:value="0.14" calcext:value-type="float">
            <text:p>0.14</text:p>
          </table:table-cell>
          <table:table-cell table:formula="of:=([.BF24]-[.BG$5])^2" office:value-type="float" office:value="0.00466944444444444" calcext:value-type="float">
            <text:p>0.0046694444</text:p>
          </table:table-cell>
          <table:table-cell office:value-type="float" office:value="0" calcext:value-type="float">
            <text:p>0</text:p>
          </table:table-cell>
          <table:table-cell table:formula="of:=([.BH24]-[.BI$5])^2" office:value-type="float" office:value="0.000004" calcext:value-type="float">
            <text:p>0.000004</text:p>
          </table:table-cell>
          <table:table-cell/>
          <table:table-cell table:formula="of:=([.BJ24]-[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BL24]-[.BM$5])^2" office:value-type="float" office:value="0.00523211111111111" calcext:value-type="float">
            <text:p>0.0052321111</text:p>
          </table:table-cell>
          <table:table-cell office:value-type="float" office:value="0.57" calcext:value-type="float">
            <text:p>0.57</text:p>
          </table:table-cell>
          <table:table-cell table:formula="of:=([.BN24]-[.BO$5])^2" office:value-type="float" office:value="0.0087111111111111" calcext:value-type="float">
            <text:p>0.0087111111</text:p>
          </table:table-cell>
          <table:table-cell office:value-type="float" office:value="0.5" calcext:value-type="float">
            <text:p>0.5</text:p>
          </table:table-cell>
          <table:table-cell table:formula="of:=([.BP24]-[.BQ$5])^2" office:value-type="float" office:value="0.00010677777777778" calcext:value-type="float">
            <text:p>0.0001067778</text:p>
          </table:table-cell>
          <table:table-cell office:value-type="float" office:value="0.53" calcext:value-type="float">
            <text:p>0.53</text:p>
          </table:table-cell>
          <table:table-cell table:formula="of:=([.BR24]-[.BS$5])^2" office:value-type="float" office:value="0.0172484444444445" calcext:value-type="float">
            <text:p>0.0172484444</text:p>
          </table:table-cell>
          <table:table-cell office:value-type="float" office:value="0" calcext:value-type="float">
            <text:p>0</text:p>
          </table:table-cell>
          <table:table-cell table:formula="of:=([.BT24]-[.BU$5])^2" office:value-type="float" office:value="0.104976" calcext:value-type="float">
            <text:p>0.104976</text:p>
          </table:table-cell>
          <table:table-cell office:value-type="float" office:value="0.31" calcext:value-type="float">
            <text:p>0.31</text:p>
          </table:table-cell>
          <table:table-cell table:formula="of:=([.BV24]-[.BW$5])^2" office:value-type="float" office:value="0.0224001111111111" calcext:value-type="float">
            <text:p>0.0224001111</text:p>
          </table:table-cell>
          <table:table-cell office:value-type="float" office:value="0.11" calcext:value-type="float">
            <text:p>0.11</text:p>
          </table:table-cell>
          <table:table-cell table:formula="of:=([.BX24]-[.BY$5])^2" office:value-type="float" office:value="0.0000217777777777775" calcext:value-type="float">
            <text:p>2.17777777777775E-05</text:p>
          </table:table-cell>
          <table:table-cell office:value-type="float" office:value="0.07" calcext:value-type="float">
            <text:p>0.07</text:p>
          </table:table-cell>
          <table:table-cell table:formula="of:=([.BZ24]-[.CA$5])^2" office:value-type="float" office:value="0.00100277777777778" calcext:value-type="float">
            <text:p>0.0010027778</text:p>
          </table:table-cell>
          <table:table-cell office:value-type="float" office:value="0" calcext:value-type="float">
            <text:p>0</text:p>
          </table:table-cell>
          <table:table-cell table:formula="of:=([.CB24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56" calcext:value-type="float">
            <text:p>0.56</text:p>
          </table:table-cell>
          <table:table-cell table:formula="of:=([.B25]-[.C$5])^2" office:value-type="float" office:value="0.00562499999999999" calcext:value-type="float">
            <text:p>0.005625</text:p>
          </table:table-cell>
          <table:table-cell office:value-type="float" office:value="0.55" calcext:value-type="float">
            <text:p>0.55</text:p>
          </table:table-cell>
          <table:table-cell table:formula="of:=([.D25]-[.E$5])^2" office:value-type="float" office:value="0.00562499999999999" calcext:value-type="float">
            <text:p>0.005625</text:p>
          </table:table-cell>
          <table:table-cell office:value-type="float" office:value="0.57" calcext:value-type="float">
            <text:p>0.57</text:p>
          </table:table-cell>
          <table:table-cell table:formula="of:=([.F25]-[.G$5])^2" office:value-type="float" office:value="0.0280004444444444" calcext:value-type="float">
            <text:p>0.0280004444</text:p>
          </table:table-cell>
          <table:table-cell office:value-type="float" office:value="0.55" calcext:value-type="float">
            <text:p>0.55</text:p>
          </table:table-cell>
          <table:table-cell table:formula="of:=([.H25]-[.I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.J25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5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5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5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5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5]-[.U$5])^2" office:value-type="float" office:value="0" calcext:value-type="float">
            <text:p>0</text:p>
          </table:table-cell>
          <table:table-cell/>
          <table:table-cell table:formula="of:=([.V25]-[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X25]-[.Y$5])^2" office:value-type="float" office:value="0.000300444444444444" calcext:value-type="float">
            <text:p>0.0003004444</text:p>
          </table:table-cell>
          <table:table-cell office:value-type="float" office:value="0.47" calcext:value-type="float">
            <text:p>0.47</text:p>
          </table:table-cell>
          <table:table-cell table:formula="of:=([.Z25]-[.AA$5])^2" office:value-type="float" office:value="0.000676000000000004" calcext:value-type="float">
            <text:p>0.000676</text:p>
          </table:table-cell>
          <table:table-cell office:value-type="float" office:value="0" calcext:value-type="float">
            <text:p>0</text:p>
          </table:table-cell>
          <table:table-cell table:formula="of:=([.AB25]-[.AC$5])^2" office:value-type="float" office:value="0.1936" calcext:value-type="float">
            <text:p>0.1936</text:p>
          </table:table-cell>
          <table:table-cell office:value-type="float" office:value="0.51" calcext:value-type="float">
            <text:p>0.51</text:p>
          </table:table-cell>
          <table:table-cell table:formula="of:=([.AD25]-[.AE$5])^2" office:value-type="float" office:value="0.0235111111111111" calcext:value-type="float">
            <text:p>0.0235111111</text:p>
          </table:table-cell>
          <table:table-cell office:value-type="float" office:value="0" calcext:value-type="float">
            <text:p>0</text:p>
          </table:table-cell>
          <table:table-cell table:formula="of:=([.AF25]-[.AG$5])^2" office:value-type="float" office:value="0.121104" calcext:value-type="float">
            <text:p>0.121104</text:p>
          </table:table-cell>
          <table:table-cell office:value-type="float" office:value="0" calcext:value-type="float">
            <text:p>0</text:p>
          </table:table-cell>
          <table:table-cell table:formula="of:=([.AH25]-[.AI$5])^2" office:value-type="float" office:value="0.0337334444444445" calcext:value-type="float">
            <text:p>0.0337334444</text:p>
          </table:table-cell>
          <table:table-cell office:value-type="float" office:value="0.23" calcext:value-type="float">
            <text:p>0.23</text:p>
          </table:table-cell>
          <table:table-cell table:formula="of:=([.AJ25]-[.AK$5])^2" office:value-type="float" office:value="0.004225" calcext:value-type="float">
            <text:p>0.004225</text:p>
          </table:table-cell>
          <table:table-cell office:value-type="float" office:value="0" calcext:value-type="float">
            <text:p>0</text:p>
          </table:table-cell>
          <table:table-cell table:formula="of:=([.AL25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25]-[.AO$5])^2" office:value-type="float" office:value="0.000106777777777778" calcext:value-type="float">
            <text:p>0.0001067778</text:p>
          </table:table-cell>
          <table:table-cell/>
          <table:table-cell table:formula="of:=([.AP25]-[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AR25]-[.AS$5])^2" office:value-type="float" office:value="0.0000187777777777785" calcext:value-type="float">
            <text:p>1.87777777777785E-05</text:p>
          </table:table-cell>
          <table:table-cell office:value-type="float" office:value="0.65" calcext:value-type="float">
            <text:p>0.65</text:p>
          </table:table-cell>
          <table:table-cell table:formula="of:=([.AT25]-[.AU$5])^2" office:value-type="float" office:value="0.0181351111111111" calcext:value-type="float">
            <text:p>0.0181351111</text:p>
          </table:table-cell>
          <table:table-cell office:value-type="float" office:value="0.58" calcext:value-type="float">
            <text:p>0.58</text:p>
          </table:table-cell>
          <table:table-cell table:formula="of:=([.AV25]-[.AW$5])^2" office:value-type="float" office:value="0.0188604444444444" calcext:value-type="float">
            <text:p>0.0188604444</text:p>
          </table:table-cell>
          <table:table-cell office:value-type="float" office:value="0.53" calcext:value-type="float">
            <text:p>0.53</text:p>
          </table:table-cell>
          <table:table-cell table:formula="of:=([.AX25]-[.AY$5])^2" office:value-type="float" office:value="0.0108854444444445" calcext:value-type="float">
            <text:p>0.0108854444</text:p>
          </table:table-cell>
          <table:table-cell office:value-type="float" office:value="0.5" calcext:value-type="float">
            <text:p>0.5</text:p>
          </table:table-cell>
          <table:table-cell table:formula="of:=([.AZ25]-[.BA$5])^2" office:value-type="float" office:value="0.0525937777777778" calcext:value-type="float">
            <text:p>0.0525937778</text:p>
          </table:table-cell>
          <table:table-cell office:value-type="float" office:value="0" calcext:value-type="float">
            <text:p>0</text:p>
          </table:table-cell>
          <table:table-cell table:formula="of:=([.BB25]-[.BC$5])^2" office:value-type="float" office:value="0.056644" calcext:value-type="float">
            <text:p>0.056644</text:p>
          </table:table-cell>
          <table:table-cell office:value-type="float" office:value="0.19" calcext:value-type="float">
            <text:p>0.19</text:p>
          </table:table-cell>
          <table:table-cell table:formula="of:=([.BD25]-[.BE$5])^2" office:value-type="float" office:value="0.00214677777777778" calcext:value-type="float">
            <text:p>0.0021467778</text:p>
          </table:table-cell>
          <table:table-cell office:value-type="float" office:value="0" calcext:value-type="float">
            <text:p>0</text:p>
          </table:table-cell>
          <table:table-cell table:formula="of:=([.BF25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25]-[.BI$5])^2" office:value-type="float" office:value="0.000004" calcext:value-type="float">
            <text:p>0.000004</text:p>
          </table:table-cell>
          <table:table-cell/>
          <table:table-cell table:formula="of:=([.BJ25]-[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BL25]-[.BM$5])^2" office:value-type="float" office:value="0.0000587777777777785" calcext:value-type="float">
            <text:p>5.87777777777785E-05</text:p>
          </table:table-cell>
          <table:table-cell office:value-type="float" office:value="0.54" calcext:value-type="float">
            <text:p>0.54</text:p>
          </table:table-cell>
          <table:table-cell table:formula="of:=([.BN25]-[.BO$5])^2" office:value-type="float" office:value="0.0040111111111111" calcext:value-type="float">
            <text:p>0.0040111111</text:p>
          </table:table-cell>
          <table:table-cell office:value-type="float" office:value="0.5" calcext:value-type="float">
            <text:p>0.5</text:p>
          </table:table-cell>
          <table:table-cell table:formula="of:=([.BP25]-[.BQ$5])^2" office:value-type="float" office:value="0.00010677777777778" calcext:value-type="float">
            <text:p>0.0001067778</text:p>
          </table:table-cell>
          <table:table-cell office:value-type="float" office:value="0.59" calcext:value-type="float">
            <text:p>0.59</text:p>
          </table:table-cell>
          <table:table-cell table:formula="of:=([.BR25]-[.BS$5])^2" office:value-type="float" office:value="0.0366084444444444" calcext:value-type="float">
            <text:p>0.0366084444</text:p>
          </table:table-cell>
          <table:table-cell office:value-type="float" office:value="0" calcext:value-type="float">
            <text:p>0</text:p>
          </table:table-cell>
          <table:table-cell table:formula="of:=([.BT25]-[.BU$5])^2" office:value-type="float" office:value="0.104976" calcext:value-type="float">
            <text:p>0.104976</text:p>
          </table:table-cell>
          <table:table-cell office:value-type="float" office:value="0.34" calcext:value-type="float">
            <text:p>0.34</text:p>
          </table:table-cell>
          <table:table-cell table:formula="of:=([.BV25]-[.BW$5])^2" office:value-type="float" office:value="0.0322801111111111" calcext:value-type="float">
            <text:p>0.0322801111</text:p>
          </table:table-cell>
          <table:table-cell office:value-type="float" office:value="0" calcext:value-type="float">
            <text:p>0</text:p>
          </table:table-cell>
          <table:table-cell table:formula="of:=([.BX25]-[.BY$5])^2" office:value-type="float" office:value="0.0110951111111111" calcext:value-type="float">
            <text:p>0.0110951111</text:p>
          </table:table-cell>
          <table:table-cell office:value-type="float" office:value="0.11" calcext:value-type="float">
            <text:p>0.11</text:p>
          </table:table-cell>
          <table:table-cell table:formula="of:=([.BZ25]-[.CA$5])^2" office:value-type="float" office:value="0.00513611111111111" calcext:value-type="float">
            <text:p>0.0051361111</text:p>
          </table:table-cell>
          <table:table-cell office:value-type="float" office:value="0.01" calcext:value-type="float">
            <text:p>0.01</text:p>
          </table:table-cell>
          <table:table-cell table:formula="of:=([.CB25]-[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54" calcext:value-type="float">
            <text:p>0.54</text:p>
          </table:table-cell>
          <table:table-cell table:formula="of:=([.B26]-[.C$5])^2" office:value-type="float" office:value="0.00302499999999999" calcext:value-type="float">
            <text:p>0.003025</text:p>
          </table:table-cell>
          <table:table-cell office:value-type="float" office:value="0.52" calcext:value-type="float">
            <text:p>0.52</text:p>
          </table:table-cell>
          <table:table-cell table:formula="of:=([.D26]-[.E$5])^2" office:value-type="float" office:value="0.00202499999999999" calcext:value-type="float">
            <text:p>0.002025</text:p>
          </table:table-cell>
          <table:table-cell office:value-type="float" office:value="0.53" calcext:value-type="float">
            <text:p>0.53</text:p>
          </table:table-cell>
          <table:table-cell table:formula="of:=([.F26]-[.G$5])^2" office:value-type="float" office:value="0.0162137777777778" calcext:value-type="float">
            <text:p>0.0162137778</text:p>
          </table:table-cell>
          <table:table-cell office:value-type="float" office:value="0.57" calcext:value-type="float">
            <text:p>0.57</text:p>
          </table:table-cell>
          <table:table-cell table:formula="of:=([.H26]-[.I$5])^2" office:value-type="float" office:value="0.0230027777777778" calcext:value-type="float">
            <text:p>0.0230027778</text:p>
          </table:table-cell>
          <table:table-cell office:value-type="float" office:value="0" calcext:value-type="float">
            <text:p>0</text:p>
          </table:table-cell>
          <table:table-cell table:formula="of:=([.J26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6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6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6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6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6]-[.U$5])^2" office:value-type="float" office:value="0" calcext:value-type="float">
            <text:p>0</text:p>
          </table:table-cell>
          <table:table-cell/>
          <table:table-cell table:formula="of:=([.V26]-[.W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X26]-[.Y$5])^2" office:value-type="float" office:value="0.00051377777777778" calcext:value-type="float">
            <text:p>0.0005137778</text:p>
          </table:table-cell>
          <table:table-cell office:value-type="float" office:value="0.38" calcext:value-type="float">
            <text:p>0.38</text:p>
          </table:table-cell>
          <table:table-cell table:formula="of:=([.Z26]-[.AA$5])^2" office:value-type="float" office:value="0.013456" calcext:value-type="float">
            <text:p>0.013456</text:p>
          </table:table-cell>
          <table:table-cell office:value-type="float" office:value="0" calcext:value-type="float">
            <text:p>0</text:p>
          </table:table-cell>
          <table:table-cell table:formula="of:=([.AB26]-[.AC$5])^2" office:value-type="float" office:value="0.1936" calcext:value-type="float">
            <text:p>0.1936</text:p>
          </table:table-cell>
          <table:table-cell office:value-type="float" office:value="0.59" calcext:value-type="float">
            <text:p>0.59</text:p>
          </table:table-cell>
          <table:table-cell table:formula="of:=([.AD26]-[.AE$5])^2" office:value-type="float" office:value="0.0544444444444444" calcext:value-type="float">
            <text:p>0.0544444444</text:p>
          </table:table-cell>
          <table:table-cell office:value-type="float" office:value="0.52" calcext:value-type="float">
            <text:p>0.52</text:p>
          </table:table-cell>
          <table:table-cell table:formula="of:=([.AF26]-[.AG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.AH26]-[.AI$5])^2" office:value-type="float" office:value="0.0337334444444445" calcext:value-type="float">
            <text:p>0.0337334444</text:p>
          </table:table-cell>
          <table:table-cell office:value-type="float" office:value="0.25" calcext:value-type="float">
            <text:p>0.25</text:p>
          </table:table-cell>
          <table:table-cell table:formula="of:=([.AJ26]-[.AK$5])^2" office:value-type="float" office:value="0.007225" calcext:value-type="float">
            <text:p>0.007225</text:p>
          </table:table-cell>
          <table:table-cell office:value-type="float" office:value="0.19" calcext:value-type="float">
            <text:p>0.19</text:p>
          </table:table-cell>
          <table:table-cell table:formula="of:=([.AL26]-[.AM$5])^2" office:value-type="float" office:value="0.0123951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.AN26]-[.AO$5])^2" office:value-type="float" office:value="0.000106777777777778" calcext:value-type="float">
            <text:p>0.0001067778</text:p>
          </table:table-cell>
          <table:table-cell/>
          <table:table-cell table:formula="of:=([.AP26]-[.AQ$5])^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([.AR26]-[.AS$5])^2" office:value-type="float" office:value="0.00572544444444443" calcext:value-type="float">
            <text:p>0.0057254444</text:p>
          </table:table-cell>
          <table:table-cell office:value-type="float" office:value="0.58" calcext:value-type="float">
            <text:p>0.58</text:p>
          </table:table-cell>
          <table:table-cell table:formula="of:=([.AT26]-[.AU$5])^2" office:value-type="float" office:value="0.00418177777777778" calcext:value-type="float">
            <text:p>0.0041817778</text:p>
          </table:table-cell>
          <table:table-cell office:value-type="float" office:value="0.58" calcext:value-type="float">
            <text:p>0.58</text:p>
          </table:table-cell>
          <table:table-cell table:formula="of:=([.AV26]-[.AW$5])^2" office:value-type="float" office:value="0.0188604444444444" calcext:value-type="float">
            <text:p>0.0188604444</text:p>
          </table:table-cell>
          <table:table-cell office:value-type="float" office:value="0" calcext:value-type="float">
            <text:p>0</text:p>
          </table:table-cell>
          <table:table-cell table:formula="of:=([.AX26]-[.AY$5])^2" office:value-type="float" office:value="0.181192111111111" calcext:value-type="float">
            <text:p>0.1811921111</text:p>
          </table:table-cell>
          <table:table-cell office:value-type="float" office:value="0.45" calcext:value-type="float">
            <text:p>0.45</text:p>
          </table:table-cell>
          <table:table-cell table:formula="of:=([.AZ26]-[.BA$5])^2" office:value-type="float" office:value="0.0321604444444444" calcext:value-type="float">
            <text:p>0.0321604444</text:p>
          </table:table-cell>
          <table:table-cell office:value-type="float" office:value="0" calcext:value-type="float">
            <text:p>0</text:p>
          </table:table-cell>
          <table:table-cell table:formula="of:=([.BB26]-[.BC$5])^2" office:value-type="float" office:value="0.056644" calcext:value-type="float">
            <text:p>0.056644</text:p>
          </table:table-cell>
          <table:table-cell office:value-type="float" office:value="0.26" calcext:value-type="float">
            <text:p>0.26</text:p>
          </table:table-cell>
          <table:table-cell table:formula="of:=([.BD26]-[.BE$5])^2" office:value-type="float" office:value="0.0135334444444444" calcext:value-type="float">
            <text:p>0.0135334444</text:p>
          </table:table-cell>
          <table:table-cell office:value-type="float" office:value="0.08" calcext:value-type="float">
            <text:p>0.08</text:p>
          </table:table-cell>
          <table:table-cell table:formula="of:=([.BF26]-[.BG$5])^2" office:value-type="float" office:value="0.0000694444444444442" calcext:value-type="float">
            <text:p>6.94444444444442E-05</text:p>
          </table:table-cell>
          <table:table-cell office:value-type="float" office:value="0.01" calcext:value-type="float">
            <text:p>0.01</text:p>
          </table:table-cell>
          <table:table-cell table:formula="of:=([.BH26]-[.BI$5])^2" office:value-type="float" office:value="0.000064" calcext:value-type="float">
            <text:p>0.000064</text:p>
          </table:table-cell>
          <table:table-cell/>
          <table:table-cell table:formula="of:=([.BJ26]-[.BK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.BL26]-[.BM$5])^2" office:value-type="float" office:value="0.00332544444444444" calcext:value-type="float">
            <text:p>0.0033254444</text:p>
          </table:table-cell>
          <table:table-cell office:value-type="float" office:value="0.58" calcext:value-type="float">
            <text:p>0.58</text:p>
          </table:table-cell>
          <table:table-cell table:formula="of:=([.BN26]-[.BO$5])^2" office:value-type="float" office:value="0.0106777777777777" calcext:value-type="float">
            <text:p>0.0106777778</text:p>
          </table:table-cell>
          <table:table-cell office:value-type="float" office:value="0.51" calcext:value-type="float">
            <text:p>0.51</text:p>
          </table:table-cell>
          <table:table-cell table:formula="of:=([.BP26]-[.BQ$5])^2" office:value-type="float" office:value="0.000000111111111111161" calcext:value-type="float">
            <text:p>1.11111111111161E-07</text:p>
          </table:table-cell>
          <table:table-cell office:value-type="float" office:value="0.53" calcext:value-type="float">
            <text:p>0.53</text:p>
          </table:table-cell>
          <table:table-cell table:formula="of:=([.BR26]-[.BS$5])^2" office:value-type="float" office:value="0.0172484444444445" calcext:value-type="float">
            <text:p>0.0172484444</text:p>
          </table:table-cell>
          <table:table-cell office:value-type="float" office:value="0.44" calcext:value-type="float">
            <text:p>0.44</text:p>
          </table:table-cell>
          <table:table-cell table:formula="of:=([.BT26]-[.BU$5])^2" office:value-type="float" office:value="0.013456" calcext:value-type="float">
            <text:p>0.013456</text:p>
          </table:table-cell>
          <table:table-cell office:value-type="float" office:value="0.23" calcext:value-type="float">
            <text:p>0.23</text:p>
          </table:table-cell>
          <table:table-cell table:formula="of:=([.BV26]-[.BW$5])^2" office:value-type="float" office:value="0.00485344444444445" calcext:value-type="float">
            <text:p>0.0048534444</text:p>
          </table:table-cell>
          <table:table-cell office:value-type="float" office:value="0" calcext:value-type="float">
            <text:p>0</text:p>
          </table:table-cell>
          <table:table-cell table:formula="of:=([.BX26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26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26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table:formula="of:=([.B27]-[.C$5])^2" office:value-type="float" office:value="0.00422499999999999" calcext:value-type="float">
            <text:p>0.004225</text:p>
          </table:table-cell>
          <table:table-cell office:value-type="float" office:value="0.55" calcext:value-type="float">
            <text:p>0.55</text:p>
          </table:table-cell>
          <table:table-cell table:formula="of:=([.D27]-[.E$5])^2" office:value-type="float" office:value="0.00562499999999999" calcext:value-type="float">
            <text:p>0.005625</text:p>
          </table:table-cell>
          <table:table-cell office:value-type="float" office:value="0.48" calcext:value-type="float">
            <text:p>0.48</text:p>
          </table:table-cell>
          <table:table-cell table:formula="of:=([.F27]-[.G$5])^2" office:value-type="float" office:value="0.00598044444444443" calcext:value-type="float">
            <text:p>0.0059804444</text:p>
          </table:table-cell>
          <table:table-cell office:value-type="float" office:value="0.62" calcext:value-type="float">
            <text:p>0.62</text:p>
          </table:table-cell>
          <table:table-cell table:formula="of:=([.H27]-[.I$5])^2" office:value-type="float" office:value="0.0406694444444444" calcext:value-type="float">
            <text:p>0.0406694444</text:p>
          </table:table-cell>
          <table:table-cell office:value-type="float" office:value="0" calcext:value-type="float">
            <text:p>0</text:p>
          </table:table-cell>
          <table:table-cell table:formula="of:=([.J27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7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7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7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7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7]-[.U$5])^2" office:value-type="float" office:value="0" calcext:value-type="float">
            <text:p>0</text:p>
          </table:table-cell>
          <table:table-cell/>
          <table:table-cell table:formula="of:=([.V27]-[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.X27]-[.Y$5])^2" office:value-type="float" office:value="0.00392711111111111" calcext:value-type="float">
            <text:p>0.0039271111</text:p>
          </table:table-cell>
          <table:table-cell office:value-type="float" office:value="0.47" calcext:value-type="float">
            <text:p>0.47</text:p>
          </table:table-cell>
          <table:table-cell table:formula="of:=([.Z27]-[.AA$5])^2" office:value-type="float" office:value="0.000676000000000004" calcext:value-type="float">
            <text:p>0.000676</text:p>
          </table:table-cell>
          <table:table-cell office:value-type="float" office:value="0.62" calcext:value-type="float">
            <text:p>0.62</text:p>
          </table:table-cell>
          <table:table-cell table:formula="of:=([.AB27]-[.AC$5])^2" office:value-type="float" office:value="0.0324000000000001" calcext:value-type="float">
            <text:p>0.0324</text:p>
          </table:table-cell>
          <table:table-cell office:value-type="float" office:value="0.49" calcext:value-type="float">
            <text:p>0.49</text:p>
          </table:table-cell>
          <table:table-cell table:formula="of:=([.AD27]-[.AE$5])^2" office:value-type="float" office:value="0.0177777777777778" calcext:value-type="float">
            <text:p>0.0177777778</text:p>
          </table:table-cell>
          <table:table-cell office:value-type="float" office:value="0.5" calcext:value-type="float">
            <text:p>0.5</text:p>
          </table:table-cell>
          <table:table-cell table:formula="of:=([.AF27]-[.AG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.AH27]-[.AI$5])^2" office:value-type="float" office:value="0.0337334444444445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.AJ27]-[.AK$5])^2" office:value-type="float" office:value="0.027225" calcext:value-type="float">
            <text:p>0.027225</text:p>
          </table:table-cell>
          <table:table-cell office:value-type="float" office:value="0.17" calcext:value-type="float">
            <text:p>0.17</text:p>
          </table:table-cell>
          <table:table-cell table:formula="of:=([.AL27]-[.AM$5])^2" office:value-type="float" office:value="0.00834177777777778" calcext:value-type="float">
            <text:p>0.0083417778</text:p>
          </table:table-cell>
          <table:table-cell office:value-type="float" office:value="0" calcext:value-type="float">
            <text:p>0</text:p>
          </table:table-cell>
          <table:table-cell table:formula="of:=([.AN27]-[.AO$5])^2" office:value-type="float" office:value="0.000106777777777778" calcext:value-type="float">
            <text:p>0.0001067778</text:p>
          </table:table-cell>
          <table:table-cell/>
          <table:table-cell table:formula="of:=([.AP27]-[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AR27]-[.AS$5])^2" office:value-type="float" office:value="0.000592111111111116" calcext:value-type="float">
            <text:p>0.0005921111</text:p>
          </table:table-cell>
          <table:table-cell office:value-type="float" office:value="0.6" calcext:value-type="float">
            <text:p>0.6</text:p>
          </table:table-cell>
          <table:table-cell table:formula="of:=([.AT27]-[.AU$5])^2" office:value-type="float" office:value="0.00716844444444446" calcext:value-type="float">
            <text:p>0.0071684444</text:p>
          </table:table-cell>
          <table:table-cell office:value-type="float" office:value="0.57" calcext:value-type="float">
            <text:p>0.57</text:p>
          </table:table-cell>
          <table:table-cell table:formula="of:=([.AV27]-[.AW$5])^2" office:value-type="float" office:value="0.0162137777777778" calcext:value-type="float">
            <text:p>0.0162137778</text:p>
          </table:table-cell>
          <table:table-cell office:value-type="float" office:value="0.52" calcext:value-type="float">
            <text:p>0.52</text:p>
          </table:table-cell>
          <table:table-cell table:formula="of:=([.AX27]-[.AY$5])^2" office:value-type="float" office:value="0.00889877777777779" calcext:value-type="float">
            <text:p>0.0088987778</text:p>
          </table:table-cell>
          <table:table-cell office:value-type="float" office:value="0" calcext:value-type="float">
            <text:p>0</text:p>
          </table:table-cell>
          <table:table-cell table:formula="of:=([.AZ27]-[.BA$5])^2" office:value-type="float" office:value="0.0732604444444444" calcext:value-type="float">
            <text:p>0.0732604444</text:p>
          </table:table-cell>
          <table:table-cell office:value-type="float" office:value="0.42" calcext:value-type="float">
            <text:p>0.42</text:p>
          </table:table-cell>
          <table:table-cell table:formula="of:=([.BB27]-[.BC$5])^2" office:value-type="float" office:value="0.033124" calcext:value-type="float">
            <text:p>0.033124</text:p>
          </table:table-cell>
          <table:table-cell office:value-type="float" office:value="0" calcext:value-type="float">
            <text:p>0</text:p>
          </table:table-cell>
          <table:table-cell table:formula="of:=([.BD27]-[.BE$5])^2" office:value-type="float" office:value="0.0206401111111111" calcext:value-type="float">
            <text:p>0.0206401111</text:p>
          </table:table-cell>
          <table:table-cell office:value-type="float" office:value="0" calcext:value-type="float">
            <text:p>0</text:p>
          </table:table-cell>
          <table:table-cell table:formula="of:=([.BF27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27]-[.BI$5])^2" office:value-type="float" office:value="0.000004" calcext:value-type="float">
            <text:p>0.000004</text:p>
          </table:table-cell>
          <table:table-cell/>
          <table:table-cell table:formula="of:=([.BJ27]-[.BK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.BL27]-[.BM$5])^2" office:value-type="float" office:value="0.00457877777777778" calcext:value-type="float">
            <text:p>0.0045787778</text:p>
          </table:table-cell>
          <table:table-cell office:value-type="float" office:value="0.49" calcext:value-type="float">
            <text:p>0.49</text:p>
          </table:table-cell>
          <table:table-cell table:formula="of:=([.BN27]-[.BO$5])^2" office:value-type="float" office:value="0.000177777777777774" calcext:value-type="float">
            <text:p>0.0001777778</text:p>
          </table:table-cell>
          <table:table-cell office:value-type="float" office:value="0.52" calcext:value-type="float">
            <text:p>0.52</text:p>
          </table:table-cell>
          <table:table-cell table:formula="of:=([.BP27]-[.BQ$5])^2" office:value-type="float" office:value="0.0000934444444444432" calcext:value-type="float">
            <text:p>9.34444444444432E-05</text:p>
          </table:table-cell>
          <table:table-cell office:value-type="float" office:value="0.58" calcext:value-type="float">
            <text:p>0.58</text:p>
          </table:table-cell>
          <table:table-cell table:formula="of:=([.BR27]-[.BS$5])^2" office:value-type="float" office:value="0.0328817777777778" calcext:value-type="float">
            <text:p>0.0328817778</text:p>
          </table:table-cell>
          <table:table-cell office:value-type="float" office:value="0.48" calcext:value-type="float">
            <text:p>0.48</text:p>
          </table:table-cell>
          <table:table-cell table:formula="of:=([.BT27]-[.BU$5])^2" office:value-type="float" office:value="0.024336" calcext:value-type="float">
            <text:p>0.024336</text:p>
          </table:table-cell>
          <table:table-cell office:value-type="float" office:value="0" calcext:value-type="float">
            <text:p>0</text:p>
          </table:table-cell>
          <table:table-cell table:formula="of:=([.BV27]-[.BW$5])^2" office:value-type="float" office:value="0.0257067777777778" calcext:value-type="float">
            <text:p>0.0257067778</text:p>
          </table:table-cell>
          <table:table-cell office:value-type="float" office:value="0.15" calcext:value-type="float">
            <text:p>0.15</text:p>
          </table:table-cell>
          <table:table-cell table:formula="of:=([.BX27]-[.BY$5])^2" office:value-type="float" office:value="0.00199511111111111" calcext:value-type="float">
            <text:p>0.0019951111</text:p>
          </table:table-cell>
          <table:table-cell office:value-type="float" office:value="0.05" calcext:value-type="float">
            <text:p>0.05</text:p>
          </table:table-cell>
          <table:table-cell table:formula="of:=([.BZ27]-[.CA$5])^2" office:value-type="float" office:value="0.000136111111111111" calcext:value-type="float">
            <text:p>0.0001361111</text:p>
          </table:table-cell>
          <table:table-cell office:value-type="float" office:value="0" calcext:value-type="float">
            <text:p>0</text:p>
          </table:table-cell>
          <table:table-cell table:formula="of:=([.CB27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45" calcext:value-type="float">
            <text:p>0.45</text:p>
          </table:table-cell>
          <table:table-cell table:formula="of:=([.B28]-[.C$5])^2" office:value-type="float" office:value="0.00122500000000001" calcext:value-type="float">
            <text:p>0.001225</text:p>
          </table:table-cell>
          <table:table-cell office:value-type="float" office:value="0.46" calcext:value-type="float">
            <text:p>0.46</text:p>
          </table:table-cell>
          <table:table-cell table:formula="of:=([.D28]-[.E$5])^2" office:value-type="float" office:value="0.000225000000000004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table:formula="of:=([.F28]-[.G$5])^2" office:value-type="float" office:value="0.162140444444445" calcext:value-type="float">
            <text:p>0.1621404444</text:p>
          </table:table-cell>
          <table:table-cell office:value-type="float" office:value="0.51" calcext:value-type="float">
            <text:p>0.51</text:p>
          </table:table-cell>
          <table:table-cell table:formula="of:=([.H28]-[.I$5])^2" office:value-type="float" office:value="0.00840277777777778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.J28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8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8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8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8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8]-[.U$5])^2" office:value-type="float" office:value="0" calcext:value-type="float">
            <text:p>0</text:p>
          </table:table-cell>
          <table:table-cell/>
          <table:table-cell table:formula="of:=([.V28]-[.W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.X28]-[.Y$5])^2" office:value-type="float" office:value="0.00328711111111111" calcext:value-type="float">
            <text:p>0.0032871111</text:p>
          </table:table-cell>
          <table:table-cell office:value-type="float" office:value="0.45" calcext:value-type="float">
            <text:p>0.45</text:p>
          </table:table-cell>
          <table:table-cell table:formula="of:=([.Z28]-[.AA$5])^2" office:value-type="float" office:value="0.00211600000000001" calcext:value-type="float">
            <text:p>0.002116</text:p>
          </table:table-cell>
          <table:table-cell office:value-type="float" office:value="0.52" calcext:value-type="float">
            <text:p>0.52</text:p>
          </table:table-cell>
          <table:table-cell table:formula="of:=([.AB28]-[.AC$5])^2" office:value-type="float" office:value="0.00640000000000003" calcext:value-type="float">
            <text:p>0.0064</text:p>
          </table:table-cell>
          <table:table-cell office:value-type="float" office:value="0.62" calcext:value-type="float">
            <text:p>0.62</text:p>
          </table:table-cell>
          <table:table-cell table:formula="of:=([.AD28]-[.AE$5])^2" office:value-type="float" office:value="0.0693444444444444" calcext:value-type="float">
            <text:p>0.0693444444</text:p>
          </table:table-cell>
          <table:table-cell office:value-type="float" office:value="0.4" calcext:value-type="float">
            <text:p>0.4</text:p>
          </table:table-cell>
          <table:table-cell table:formula="of:=([.AF28]-[.AG$5])^2" office:value-type="float" office:value="0.002704" calcext:value-type="float">
            <text:p>0.002704</text:p>
          </table:table-cell>
          <table:table-cell office:value-type="float" office:value="0.33" calcext:value-type="float">
            <text:p>0.33</text:p>
          </table:table-cell>
          <table:table-cell table:formula="of:=([.AH28]-[.AI$5])^2" office:value-type="float" office:value="0.0214134444444444" calcext:value-type="float">
            <text:p>0.0214134444</text:p>
          </table:table-cell>
          <table:table-cell office:value-type="float" office:value="0" calcext:value-type="float">
            <text:p>0</text:p>
          </table:table-cell>
          <table:table-cell table:formula="of:=([.AJ28]-[.AK$5])^2" office:value-type="float" office:value="0.027225" calcext:value-type="float">
            <text:p>0.027225</text:p>
          </table:table-cell>
          <table:table-cell office:value-type="float" office:value="0.08" calcext:value-type="float">
            <text:p>0.08</text:p>
          </table:table-cell>
          <table:table-cell table:formula="of:=([.AL28]-[.AM$5])^2" office:value-type="float" office:value="0.00000177777777777776" calcext:value-type="float">
            <text:p>1.77777777777776E-06</text:p>
          </table:table-cell>
          <table:table-cell office:value-type="float" office:value="0.02" calcext:value-type="float">
            <text:p>0.02</text:p>
          </table:table-cell>
          <table:table-cell table:formula="of:=([.AN28]-[.AO$5])^2" office:value-type="float" office:value="0.0000934444444444444" calcext:value-type="float">
            <text:p>9.34444444444444E-05</text:p>
          </table:table-cell>
          <table:table-cell/>
          <table:table-cell table:formula="of:=([.AP28]-[.AQ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.AR28]-[.AS$5])^2" office:value-type="float" office:value="0.0000321111111111103" calcext:value-type="float">
            <text:p>3.21111111111103E-05</text:p>
          </table:table-cell>
          <table:table-cell office:value-type="float" office:value="0.52" calcext:value-type="float">
            <text:p>0.52</text:p>
          </table:table-cell>
          <table:table-cell table:formula="of:=([.AT28]-[.AU$5])^2" office:value-type="float" office:value="0.0000217777777777782" calcext:value-type="float">
            <text:p>2.17777777777782E-05</text:p>
          </table:table-cell>
          <table:table-cell office:value-type="float" office:value="0.56" calcext:value-type="float">
            <text:p>0.56</text:p>
          </table:table-cell>
          <table:table-cell table:formula="of:=([.AV28]-[.AW$5])^2" office:value-type="float" office:value="0.0137671111111111" calcext:value-type="float">
            <text:p>0.0137671111</text:p>
          </table:table-cell>
          <table:table-cell office:value-type="float" office:value="0.52" calcext:value-type="float">
            <text:p>0.52</text:p>
          </table:table-cell>
          <table:table-cell table:formula="of:=([.AX28]-[.AY$5])^2" office:value-type="float" office:value="0.00889877777777779" calcext:value-type="float">
            <text:p>0.0088987778</text:p>
          </table:table-cell>
          <table:table-cell office:value-type="float" office:value="0.43" calcext:value-type="float">
            <text:p>0.43</text:p>
          </table:table-cell>
          <table:table-cell table:formula="of:=([.AZ28]-[.BA$5])^2" office:value-type="float" office:value="0.0253871111111111" calcext:value-type="float">
            <text:p>0.0253871111</text:p>
          </table:table-cell>
          <table:table-cell office:value-type="float" office:value="0.31" calcext:value-type="float">
            <text:p>0.31</text:p>
          </table:table-cell>
          <table:table-cell table:formula="of:=([.BB28]-[.BC$5])^2" office:value-type="float" office:value="0.00518399999999999" calcext:value-type="float">
            <text:p>0.005184</text:p>
          </table:table-cell>
          <table:table-cell office:value-type="float" office:value="0" calcext:value-type="float">
            <text:p>0</text:p>
          </table:table-cell>
          <table:table-cell table:formula="of:=([.BD28]-[.BE$5])^2" office:value-type="float" office:value="0.0206401111111111" calcext:value-type="float">
            <text:p>0.0206401111</text:p>
          </table:table-cell>
          <table:table-cell office:value-type="float" office:value="0.08" calcext:value-type="float">
            <text:p>0.08</text:p>
          </table:table-cell>
          <table:table-cell table:formula="of:=([.BF28]-[.BG$5])^2" office:value-type="float" office:value="0.0000694444444444442" calcext:value-type="float">
            <text:p>6.94444444444442E-05</text:p>
          </table:table-cell>
          <table:table-cell office:value-type="float" office:value="0" calcext:value-type="float">
            <text:p>0</text:p>
          </table:table-cell>
          <table:table-cell table:formula="of:=([.BH28]-[.BI$5])^2" office:value-type="float" office:value="0.000004" calcext:value-type="float">
            <text:p>0.000004</text:p>
          </table:table-cell>
          <table:table-cell/>
          <table:table-cell table:formula="of:=([.BJ28]-[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BL28]-[.BM$5])^2" office:value-type="float" office:value="0.00015211111111111" calcext:value-type="float">
            <text:p>0.0001521111</text:p>
          </table:table-cell>
          <table:table-cell office:value-type="float" office:value="0.58" calcext:value-type="float">
            <text:p>0.58</text:p>
          </table:table-cell>
          <table:table-cell table:formula="of:=([.BN28]-[.BO$5])^2" office:value-type="float" office:value="0.0106777777777777" calcext:value-type="float">
            <text:p>0.0106777778</text:p>
          </table:table-cell>
          <table:table-cell office:value-type="float" office:value="0.55" calcext:value-type="float">
            <text:p>0.55</text:p>
          </table:table-cell>
          <table:table-cell table:formula="of:=([.BP28]-[.BQ$5])^2" office:value-type="float" office:value="0.00157344444444444" calcext:value-type="float">
            <text:p>0.0015734444</text:p>
          </table:table-cell>
          <table:table-cell office:value-type="float" office:value="0.58" calcext:value-type="float">
            <text:p>0.58</text:p>
          </table:table-cell>
          <table:table-cell table:formula="of:=([.BR28]-[.BS$5])^2" office:value-type="float" office:value="0.0328817777777778" calcext:value-type="float">
            <text:p>0.0328817778</text:p>
          </table:table-cell>
          <table:table-cell office:value-type="float" office:value="0.41" calcext:value-type="float">
            <text:p>0.41</text:p>
          </table:table-cell>
          <table:table-cell table:formula="of:=([.BT28]-[.BU$5])^2" office:value-type="float" office:value="0.00739600000000001" calcext:value-type="float">
            <text:p>0.007396</text:p>
          </table:table-cell>
          <table:table-cell office:value-type="float" office:value="0.33" calcext:value-type="float">
            <text:p>0.33</text:p>
          </table:table-cell>
          <table:table-cell table:formula="of:=([.BV28]-[.BW$5])^2" office:value-type="float" office:value="0.0287867777777778" calcext:value-type="float">
            <text:p>0.0287867778</text:p>
          </table:table-cell>
          <table:table-cell office:value-type="float" office:value="0" calcext:value-type="float">
            <text:p>0</text:p>
          </table:table-cell>
          <table:table-cell table:formula="of:=([.BX28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28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28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58" calcext:value-type="float">
            <text:p>0.58</text:p>
          </table:table-cell>
          <table:table-cell table:formula="of:=([.B29]-[.C$5])^2" office:value-type="float" office:value="0.00902499999999996" calcext:value-type="float">
            <text:p>0.009025</text:p>
          </table:table-cell>
          <table:table-cell office:value-type="float" office:value="0.47" calcext:value-type="float">
            <text:p>0.47</text:p>
          </table:table-cell>
          <table:table-cell table:formula="of:=([.D29]-[.E$5])^2" office:value-type="float" office:value="0.0000250000000000011" calcext:value-type="float">
            <text:p>0.000025</text:p>
          </table:table-cell>
          <table:table-cell office:value-type="float" office:value="0.46" calcext:value-type="float">
            <text:p>0.46</text:p>
          </table:table-cell>
          <table:table-cell table:formula="of:=([.F29]-[.G$5])^2" office:value-type="float" office:value="0.00328711111111111" calcext:value-type="float">
            <text:p>0.0032871111</text:p>
          </table:table-cell>
          <table:table-cell office:value-type="float" office:value="0.38" calcext:value-type="float">
            <text:p>0.38</text:p>
          </table:table-cell>
          <table:table-cell table:formula="of:=([.H29]-[.I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J29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29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29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29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29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29]-[.U$5])^2" office:value-type="float" office:value="0" calcext:value-type="float">
            <text:p>0</text:p>
          </table:table-cell>
          <table:table-cell/>
          <table:table-cell table:formula="of:=([.V29]-[.W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.X29]-[.Y$5])^2" office:value-type="float" office:value="0.00224044444444444" calcext:value-type="float">
            <text:p>0.0022404444</text:p>
          </table:table-cell>
          <table:table-cell office:value-type="float" office:value="0.47" calcext:value-type="float">
            <text:p>0.47</text:p>
          </table:table-cell>
          <table:table-cell table:formula="of:=([.Z29]-[.AA$5])^2" office:value-type="float" office:value="0.000676000000000004" calcext:value-type="float">
            <text:p>0.000676</text:p>
          </table:table-cell>
          <table:table-cell office:value-type="float" office:value="0.52" calcext:value-type="float">
            <text:p>0.52</text:p>
          </table:table-cell>
          <table:table-cell table:formula="of:=([.AB29]-[.AC$5])^2" office:value-type="float" office:value="0.00640000000000003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table:formula="of:=([.AD29]-[.AE$5])^2" office:value-type="float" office:value="0.127211111111111" calcext:value-type="float">
            <text:p>0.1272111111</text:p>
          </table:table-cell>
          <table:table-cell office:value-type="float" office:value="0.39" calcext:value-type="float">
            <text:p>0.39</text:p>
          </table:table-cell>
          <table:table-cell table:formula="of:=([.AF29]-[.AG$5])^2" office:value-type="float" office:value="0.001764" calcext:value-type="float">
            <text:p>0.001764</text:p>
          </table:table-cell>
          <table:table-cell office:value-type="float" office:value="0.31" calcext:value-type="float">
            <text:p>0.31</text:p>
          </table:table-cell>
          <table:table-cell table:formula="of:=([.AH29]-[.AI$5])^2" office:value-type="float" office:value="0.0159601111111111" calcext:value-type="float">
            <text:p>0.0159601111</text:p>
          </table:table-cell>
          <table:table-cell office:value-type="float" office:value="0" calcext:value-type="float">
            <text:p>0</text:p>
          </table:table-cell>
          <table:table-cell table:formula="of:=([.AJ29]-[.AK$5])^2" office:value-type="float" office:value="0.027225" calcext:value-type="float">
            <text:p>0.027225</text:p>
          </table:table-cell>
          <table:table-cell office:value-type="float" office:value="0" calcext:value-type="float">
            <text:p>0</text:p>
          </table:table-cell>
          <table:table-cell table:formula="of:=([.AL29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29]-[.AO$5])^2" office:value-type="float" office:value="0.000106777777777778" calcext:value-type="float">
            <text:p>0.0001067778</text:p>
          </table:table-cell>
          <table:table-cell/>
          <table:table-cell table:formula="of:=([.AP29]-[.AQ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.AR29]-[.AS$5])^2" office:value-type="float" office:value="0.00552544444444445" calcext:value-type="float">
            <text:p>0.0055254444</text:p>
          </table:table-cell>
          <table:table-cell office:value-type="float" office:value="0.48" calcext:value-type="float">
            <text:p>0.48</text:p>
          </table:table-cell>
          <table:table-cell table:formula="of:=([.AT29]-[.AU$5])^2" office:value-type="float" office:value="0.00124844444444444" calcext:value-type="float">
            <text:p>0.0012484444</text:p>
          </table:table-cell>
          <table:table-cell office:value-type="float" office:value="0.52" calcext:value-type="float">
            <text:p>0.52</text:p>
          </table:table-cell>
          <table:table-cell table:formula="of:=([.AV29]-[.AW$5])^2" office:value-type="float" office:value="0.00598044444444443" calcext:value-type="float">
            <text:p>0.0059804444</text:p>
          </table:table-cell>
          <table:table-cell office:value-type="float" office:value="0.53" calcext:value-type="float">
            <text:p>0.53</text:p>
          </table:table-cell>
          <table:table-cell table:formula="of:=([.AX29]-[.AY$5])^2" office:value-type="float" office:value="0.0108854444444445" calcext:value-type="float">
            <text:p>0.0108854444</text:p>
          </table:table-cell>
          <table:table-cell office:value-type="float" office:value="0.43" calcext:value-type="float">
            <text:p>0.43</text:p>
          </table:table-cell>
          <table:table-cell table:formula="of:=([.AZ29]-[.BA$5])^2" office:value-type="float" office:value="0.0253871111111111" calcext:value-type="float">
            <text:p>0.0253871111</text:p>
          </table:table-cell>
          <table:table-cell office:value-type="float" office:value="0.41" calcext:value-type="float">
            <text:p>0.41</text:p>
          </table:table-cell>
          <table:table-cell table:formula="of:=([.BB29]-[.BC$5])^2" office:value-type="float" office:value="0.029584" calcext:value-type="float">
            <text:p>0.029584</text:p>
          </table:table-cell>
          <table:table-cell office:value-type="float" office:value="0.19" calcext:value-type="float">
            <text:p>0.19</text:p>
          </table:table-cell>
          <table:table-cell table:formula="of:=([.BD29]-[.BE$5])^2" office:value-type="float" office:value="0.00214677777777778" calcext:value-type="float">
            <text:p>0.0021467778</text:p>
          </table:table-cell>
          <table:table-cell office:value-type="float" office:value="0" calcext:value-type="float">
            <text:p>0</text:p>
          </table:table-cell>
          <table:table-cell table:formula="of:=([.BF29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29]-[.BI$5])^2" office:value-type="float" office:value="0.000004" calcext:value-type="float">
            <text:p>0.000004</text:p>
          </table:table-cell>
          <table:table-cell/>
          <table:table-cell table:formula="of:=([.BJ29]-[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BL29]-[.BM$5])^2" office:value-type="float" office:value="0.000765444444444448" calcext:value-type="float">
            <text:p>0.0007654444</text:p>
          </table:table-cell>
          <table:table-cell office:value-type="float" office:value="0.57" calcext:value-type="float">
            <text:p>0.57</text:p>
          </table:table-cell>
          <table:table-cell table:formula="of:=([.BN29]-[.BO$5])^2" office:value-type="float" office:value="0.0087111111111111" calcext:value-type="float">
            <text:p>0.0087111111</text:p>
          </table:table-cell>
          <table:table-cell office:value-type="float" office:value="0.62" calcext:value-type="float">
            <text:p>0.62</text:p>
          </table:table-cell>
          <table:table-cell table:formula="of:=([.BP29]-[.BQ$5])^2" office:value-type="float" office:value="0.0120267777777778" calcext:value-type="float">
            <text:p>0.0120267778</text:p>
          </table:table-cell>
          <table:table-cell office:value-type="float" office:value="0" calcext:value-type="float">
            <text:p>0</text:p>
          </table:table-cell>
          <table:table-cell table:formula="of:=([.BR29]-[.BS$5])^2" office:value-type="float" office:value="0.158935111111111" calcext:value-type="float">
            <text:p>0.1589351111</text:p>
          </table:table-cell>
          <table:table-cell office:value-type="float" office:value="0.47" calcext:value-type="float">
            <text:p>0.47</text:p>
          </table:table-cell>
          <table:table-cell table:formula="of:=([.BT29]-[.BU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.BV29]-[.BW$5])^2" office:value-type="float" office:value="0.0257067777777778" calcext:value-type="float">
            <text:p>0.0257067778</text:p>
          </table:table-cell>
          <table:table-cell office:value-type="float" office:value="0.22" calcext:value-type="float">
            <text:p>0.22</text:p>
          </table:table-cell>
          <table:table-cell table:formula="of:=([.BX29]-[.BY$5])^2" office:value-type="float" office:value="0.0131484444444444" calcext:value-type="float">
            <text:p>0.0131484444</text:p>
          </table:table-cell>
          <table:table-cell office:value-type="float" office:value="0.02" calcext:value-type="float">
            <text:p>0.02</text:p>
          </table:table-cell>
          <table:table-cell table:formula="of:=([.BZ29]-[.CA$5])^2" office:value-type="float" office:value="0.000336111111111111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.CB29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52" calcext:value-type="float">
            <text:p>0.52</text:p>
          </table:table-cell>
          <table:table-cell table:formula="of:=([.B30]-[.C$5])^2" office:value-type="float" office:value="0.00122499999999999" calcext:value-type="float">
            <text:p>0.001225</text:p>
          </table:table-cell>
          <table:table-cell office:value-type="float" office:value="0" calcext:value-type="float">
            <text:p>0</text:p>
          </table:table-cell>
          <table:table-cell table:formula="of:=([.D30]-[.E$5])^2" office:value-type="float" office:value="0.225625" calcext:value-type="float">
            <text:p>0.225625</text:p>
          </table:table-cell>
          <table:table-cell office:value-type="float" office:value="0.48" calcext:value-type="float">
            <text:p>0.48</text:p>
          </table:table-cell>
          <table:table-cell table:formula="of:=([.F30]-[.G$5])^2" office:value-type="float" office:value="0.00598044444444443" calcext:value-type="float">
            <text:p>0.0059804444</text:p>
          </table:table-cell>
          <table:table-cell office:value-type="float" office:value="0.49" calcext:value-type="float">
            <text:p>0.49</text:p>
          </table:table-cell>
          <table:table-cell table:formula="of:=([.H30]-[.I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J30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0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0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0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0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0]-[.U$5])^2" office:value-type="float" office:value="0" calcext:value-type="float">
            <text:p>0</text:p>
          </table:table-cell>
          <table:table-cell/>
          <table:table-cell table:formula="of:=([.V30]-[.W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.X30]-[.Y$5])^2" office:value-type="float" office:value="0.00328711111111111" calcext:value-type="float">
            <text:p>0.0032871111</text:p>
          </table:table-cell>
          <table:table-cell office:value-type="float" office:value="0.47" calcext:value-type="float">
            <text:p>0.47</text:p>
          </table:table-cell>
          <table:table-cell table:formula="of:=([.Z30]-[.AA$5])^2" office:value-type="float" office:value="0.000676000000000004" calcext:value-type="float">
            <text:p>0.000676</text:p>
          </table:table-cell>
          <table:table-cell office:value-type="float" office:value="0.53" calcext:value-type="float">
            <text:p>0.53</text:p>
          </table:table-cell>
          <table:table-cell table:formula="of:=([.AB30]-[.AC$5])^2" office:value-type="float" office:value="0.00810000000000003" calcext:value-type="float">
            <text:p>0.0081</text:p>
          </table:table-cell>
          <table:table-cell office:value-type="float" office:value="0.52" calcext:value-type="float">
            <text:p>0.52</text:p>
          </table:table-cell>
          <table:table-cell table:formula="of:=([.AD30]-[.AE$5])^2" office:value-type="float" office:value="0.0266777777777778" calcext:value-type="float">
            <text:p>0.0266777778</text:p>
          </table:table-cell>
          <table:table-cell office:value-type="float" office:value="0" calcext:value-type="float">
            <text:p>0</text:p>
          </table:table-cell>
          <table:table-cell table:formula="of:=([.AF30]-[.AG$5])^2" office:value-type="float" office:value="0.121104" calcext:value-type="float">
            <text:p>0.121104</text:p>
          </table:table-cell>
          <table:table-cell office:value-type="float" office:value="0" calcext:value-type="float">
            <text:p>0</text:p>
          </table:table-cell>
          <table:table-cell table:formula="of:=([.AH30]-[.AI$5])^2" office:value-type="float" office:value="0.0337334444444445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.AJ30]-[.AK$5])^2" office:value-type="float" office:value="0.027225" calcext:value-type="float">
            <text:p>0.027225</text:p>
          </table:table-cell>
          <table:table-cell office:value-type="float" office:value="0" calcext:value-type="float">
            <text:p>0</text:p>
          </table:table-cell>
          <table:table-cell table:formula="of:=([.AL30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30]-[.AO$5])^2" office:value-type="float" office:value="0.000106777777777778" calcext:value-type="float">
            <text:p>0.0001067778</text:p>
          </table:table-cell>
          <table:table-cell/>
          <table:table-cell table:formula="of:=([.AP30]-[.AQ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.AR30]-[.AS$5])^2" office:value-type="float" office:value="0.00208544444444444" calcext:value-type="float">
            <text:p>0.0020854444</text:p>
          </table:table-cell>
          <table:table-cell office:value-type="float" office:value="0.61" calcext:value-type="float">
            <text:p>0.61</text:p>
          </table:table-cell>
          <table:table-cell table:formula="of:=([.AT30]-[.AU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.AV30]-[.AW$5])^2" office:value-type="float" office:value="0.195953777777778" calcext:value-type="float">
            <text:p>0.1959537778</text:p>
          </table:table-cell>
          <table:table-cell office:value-type="float" office:value="0" calcext:value-type="float">
            <text:p>0</text:p>
          </table:table-cell>
          <table:table-cell table:formula="of:=([.AX30]-[.AY$5])^2" office:value-type="float" office:value="0.181192111111111" calcext:value-type="float">
            <text:p>0.1811921111</text:p>
          </table:table-cell>
          <table:table-cell office:value-type="float" office:value="0" calcext:value-type="float">
            <text:p>0</text:p>
          </table:table-cell>
          <table:table-cell table:formula="of:=([.AZ30]-[.BA$5])^2" office:value-type="float" office:value="0.0732604444444444" calcext:value-type="float">
            <text:p>0.0732604444</text:p>
          </table:table-cell>
          <table:table-cell office:value-type="float" office:value="0.4" calcext:value-type="float">
            <text:p>0.4</text:p>
          </table:table-cell>
          <table:table-cell table:formula="of:=([.BB30]-[.BC$5])^2" office:value-type="float" office:value="0.026244" calcext:value-type="float">
            <text:p>0.026244</text:p>
          </table:table-cell>
          <table:table-cell office:value-type="float" office:value="0.24" calcext:value-type="float">
            <text:p>0.24</text:p>
          </table:table-cell>
          <table:table-cell table:formula="of:=([.BD30]-[.BE$5])^2" office:value-type="float" office:value="0.0092801111111111" calcext:value-type="float">
            <text:p>0.0092801111</text:p>
          </table:table-cell>
          <table:table-cell office:value-type="float" office:value="0" calcext:value-type="float">
            <text:p>0</text:p>
          </table:table-cell>
          <table:table-cell table:formula="of:=([.BF30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30]-[.BI$5])^2" office:value-type="float" office:value="0.000004" calcext:value-type="float">
            <text:p>0.000004</text:p>
          </table:table-cell>
          <table:table-cell/>
          <table:table-cell table:formula="of:=([.BJ30]-[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BL30]-[.BM$5])^2" office:value-type="float" office:value="0.00000544444444444428" calcext:value-type="float">
            <text:p>5.44444444444428E-06</text:p>
          </table:table-cell>
          <table:table-cell office:value-type="float" office:value="0.55" calcext:value-type="float">
            <text:p>0.55</text:p>
          </table:table-cell>
          <table:table-cell table:formula="of:=([.BN30]-[.BO$5])^2" office:value-type="float" office:value="0.00537777777777777" calcext:value-type="float">
            <text:p>0.0053777778</text:p>
          </table:table-cell>
          <table:table-cell office:value-type="float" office:value="0.46" calcext:value-type="float">
            <text:p>0.46</text:p>
          </table:table-cell>
          <table:table-cell table:formula="of:=([.BP30]-[.BQ$5])^2" office:value-type="float" office:value="0.00253344444444445" calcext:value-type="float">
            <text:p>0.0025334444</text:p>
          </table:table-cell>
          <table:table-cell office:value-type="float" office:value="0.49" calcext:value-type="float">
            <text:p>0.49</text:p>
          </table:table-cell>
          <table:table-cell table:formula="of:=([.BR30]-[.BS$5])^2" office:value-type="float" office:value="0.00834177777777778" calcext:value-type="float">
            <text:p>0.0083417778</text:p>
          </table:table-cell>
          <table:table-cell office:value-type="float" office:value="0.43" calcext:value-type="float">
            <text:p>0.43</text:p>
          </table:table-cell>
          <table:table-cell table:formula="of:=([.BT30]-[.BU$5])^2" office:value-type="float" office:value="0.011236" calcext:value-type="float">
            <text:p>0.011236</text:p>
          </table:table-cell>
          <table:table-cell office:value-type="float" office:value="0" calcext:value-type="float">
            <text:p>0</text:p>
          </table:table-cell>
          <table:table-cell table:formula="of:=([.BV30]-[.BW$5])^2" office:value-type="float" office:value="0.0257067777777778" calcext:value-type="float">
            <text:p>0.0257067778</text:p>
          </table:table-cell>
          <table:table-cell office:value-type="float" office:value="0" calcext:value-type="float">
            <text:p>0</text:p>
          </table:table-cell>
          <table:table-cell table:formula="of:=([.BX30]-[.BY$5])^2" office:value-type="float" office:value="0.0110951111111111" calcext:value-type="float">
            <text:p>0.0110951111</text:p>
          </table:table-cell>
          <table:table-cell office:value-type="float" office:value="0.1" calcext:value-type="float">
            <text:p>0.1</text:p>
          </table:table-cell>
          <table:table-cell table:formula="of:=([.BZ30]-[.CA$5])^2" office:value-type="float" office:value="0.00380277777777778" calcext:value-type="float">
            <text:p>0.0038027778</text:p>
          </table:table-cell>
          <table:table-cell office:value-type="float" office:value="0.01" calcext:value-type="float">
            <text:p>0.01</text:p>
          </table:table-cell>
          <table:table-cell table:formula="of:=([.CB30]-[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table:formula="of:=([.B31]-[.C$5])^2" office:value-type="float" office:value="0.000225000000000004" calcext:value-type="float">
            <text:p>0.000225</text:p>
          </table:table-cell>
          <table:table-cell office:value-type="float" office:value="0.56" calcext:value-type="float">
            <text:p>0.56</text:p>
          </table:table-cell>
          <table:table-cell table:formula="of:=([.D31]-[.E$5])^2" office:value-type="float" office:value="0.00722499999999998" calcext:value-type="float">
            <text:p>0.007225</text:p>
          </table:table-cell>
          <table:table-cell office:value-type="float" office:value="0.44" calcext:value-type="float">
            <text:p>0.44</text:p>
          </table:table-cell>
          <table:table-cell table:formula="of:=([.F31]-[.G$5])^2" office:value-type="float" office:value="0.00139377777777777" calcext:value-type="float">
            <text:p>0.0013937778</text:p>
          </table:table-cell>
          <table:table-cell office:value-type="float" office:value="0" calcext:value-type="float">
            <text:p>0</text:p>
          </table:table-cell>
          <table:table-cell table:formula="of:=([.H31]-[.I$5])^2" office:value-type="float" office:value="0.175002777777778" calcext:value-type="float">
            <text:p>0.1750027778</text:p>
          </table:table-cell>
          <table:table-cell office:value-type="float" office:value="0" calcext:value-type="float">
            <text:p>0</text:p>
          </table:table-cell>
          <table:table-cell table:formula="of:=([.J31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1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1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1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1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1]-[.U$5])^2" office:value-type="float" office:value="0" calcext:value-type="float">
            <text:p>0</text:p>
          </table:table-cell>
          <table:table-cell/>
          <table:table-cell table:formula="of:=([.V31]-[.W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.X31]-[.Y$5])^2" office:value-type="float" office:value="0.00074711111111111" calcext:value-type="float">
            <text:p>0.0007471111</text:p>
          </table:table-cell>
          <table:table-cell office:value-type="float" office:value="0.49" calcext:value-type="float">
            <text:p>0.49</text:p>
          </table:table-cell>
          <table:table-cell table:formula="of:=([.Z31]-[.AA$5])^2" office:value-type="float" office:value="0.0000360000000000014" calcext:value-type="float">
            <text:p>0.000036</text:p>
          </table:table-cell>
          <table:table-cell office:value-type="float" office:value="0.51" calcext:value-type="float">
            <text:p>0.51</text:p>
          </table:table-cell>
          <table:table-cell table:formula="of:=([.AB31]-[.AC$5])^2" office:value-type="float" office:value="0.00490000000000002" calcext:value-type="float">
            <text:p>0.0049</text:p>
          </table:table-cell>
          <table:table-cell office:value-type="float" office:value="0.58" calcext:value-type="float">
            <text:p>0.58</text:p>
          </table:table-cell>
          <table:table-cell table:formula="of:=([.AD31]-[.AE$5])^2" office:value-type="float" office:value="0.0498777777777778" calcext:value-type="float">
            <text:p>0.0498777778</text:p>
          </table:table-cell>
          <table:table-cell office:value-type="float" office:value="0.41" calcext:value-type="float">
            <text:p>0.41</text:p>
          </table:table-cell>
          <table:table-cell table:formula="of:=([.AF31]-[.AG$5])^2" office:value-type="float" office:value="0.003844" calcext:value-type="float">
            <text:p>0.003844</text:p>
          </table:table-cell>
          <table:table-cell office:value-type="float" office:value="0.37" calcext:value-type="float">
            <text:p>0.37</text:p>
          </table:table-cell>
          <table:table-cell table:formula="of:=([.AH31]-[.AI$5])^2" office:value-type="float" office:value="0.0347201111111111" calcext:value-type="float">
            <text:p>0.0347201111</text:p>
          </table:table-cell>
          <table:table-cell office:value-type="float" office:value="0.31" calcext:value-type="float">
            <text:p>0.31</text:p>
          </table:table-cell>
          <table:table-cell table:formula="of:=([.AJ31]-[.AK$5])^2" office:value-type="float" office:value="0.021025" calcext:value-type="float">
            <text:p>0.021025</text:p>
          </table:table-cell>
          <table:table-cell office:value-type="float" office:value="0" calcext:value-type="float">
            <text:p>0</text:p>
          </table:table-cell>
          <table:table-cell table:formula="of:=([.AL31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31]-[.AO$5])^2" office:value-type="float" office:value="0.000106777777777778" calcext:value-type="float">
            <text:p>0.0001067778</text:p>
          </table:table-cell>
          <table:table-cell/>
          <table:table-cell table:formula="of:=([.AP31]-[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AR31]-[.AS$5])^2" office:value-type="float" office:value="0.000592111111111116" calcext:value-type="float">
            <text:p>0.0005921111</text:p>
          </table:table-cell>
          <table:table-cell office:value-type="float" office:value="0.54" calcext:value-type="float">
            <text:p>0.54</text:p>
          </table:table-cell>
          <table:table-cell table:formula="of:=([.AT31]-[.AU$5])^2" office:value-type="float" office:value="0.000608444444444447" calcext:value-type="float">
            <text:p>0.0006084444</text:p>
          </table:table-cell>
          <table:table-cell office:value-type="float" office:value="0.55" calcext:value-type="float">
            <text:p>0.55</text:p>
          </table:table-cell>
          <table:table-cell table:formula="of:=([.AV31]-[.AW$5])^2" office:value-type="float" office:value="0.0115204444444444" calcext:value-type="float">
            <text:p>0.0115204444</text:p>
          </table:table-cell>
          <table:table-cell office:value-type="float" office:value="0.41" calcext:value-type="float">
            <text:p>0.41</text:p>
          </table:table-cell>
          <table:table-cell table:formula="of:=([.AX31]-[.AY$5])^2" office:value-type="float" office:value="0.000245444444444443" calcext:value-type="float">
            <text:p>0.0002454444</text:p>
          </table:table-cell>
          <table:table-cell office:value-type="float" office:value="0.43" calcext:value-type="float">
            <text:p>0.43</text:p>
          </table:table-cell>
          <table:table-cell table:formula="of:=([.AZ31]-[.BA$5])^2" office:value-type="float" office:value="0.0253871111111111" calcext:value-type="float">
            <text:p>0.0253871111</text:p>
          </table:table-cell>
          <table:table-cell office:value-type="float" office:value="0.4" calcext:value-type="float">
            <text:p>0.4</text:p>
          </table:table-cell>
          <table:table-cell table:formula="of:=([.BB31]-[.BC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.BD31]-[.BE$5])^2" office:value-type="float" office:value="0.0206401111111111" calcext:value-type="float">
            <text:p>0.0206401111</text:p>
          </table:table-cell>
          <table:table-cell office:value-type="float" office:value="0" calcext:value-type="float">
            <text:p>0</text:p>
          </table:table-cell>
          <table:table-cell table:formula="of:=([.BF31]-[.BG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BH31]-[.BI$5])^2" office:value-type="float" office:value="0.000004" calcext:value-type="float">
            <text:p>0.000004</text:p>
          </table:table-cell>
          <table:table-cell/>
          <table:table-cell table:formula="of:=([.BJ31]-[.BK$5])^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([.BL31]-[.BM$5])^2" office:value-type="float" office:value="0.00852544444444444" calcext:value-type="float">
            <text:p>0.0085254444</text:p>
          </table:table-cell>
          <table:table-cell office:value-type="float" office:value="0.55" calcext:value-type="float">
            <text:p>0.55</text:p>
          </table:table-cell>
          <table:table-cell table:formula="of:=([.BN31]-[.BO$5])^2" office:value-type="float" office:value="0.00537777777777777" calcext:value-type="float">
            <text:p>0.0053777778</text:p>
          </table:table-cell>
          <table:table-cell office:value-type="float" office:value="0.46" calcext:value-type="float">
            <text:p>0.46</text:p>
          </table:table-cell>
          <table:table-cell table:formula="of:=([.BP31]-[.BQ$5])^2" office:value-type="float" office:value="0.00253344444444445" calcext:value-type="float">
            <text:p>0.0025334444</text:p>
          </table:table-cell>
          <table:table-cell office:value-type="float" office:value="0.48" calcext:value-type="float">
            <text:p>0.48</text:p>
          </table:table-cell>
          <table:table-cell table:formula="of:=([.BR31]-[.BS$5])^2" office:value-type="float" office:value="0.00661511111111111" calcext:value-type="float">
            <text:p>0.0066151111</text:p>
          </table:table-cell>
          <table:table-cell office:value-type="float" office:value="0.42" calcext:value-type="float">
            <text:p>0.42</text:p>
          </table:table-cell>
          <table:table-cell table:formula="of:=([.BT31]-[.BU$5])^2" office:value-type="float" office:value="0.009216" calcext:value-type="float">
            <text:p>0.009216</text:p>
          </table:table-cell>
          <table:table-cell office:value-type="float" office:value="0" calcext:value-type="float">
            <text:p>0</text:p>
          </table:table-cell>
          <table:table-cell table:formula="of:=([.BV31]-[.BW$5])^2" office:value-type="float" office:value="0.0257067777777778" calcext:value-type="float">
            <text:p>0.0257067778</text:p>
          </table:table-cell>
          <table:table-cell office:value-type="float" office:value="0.2" calcext:value-type="float">
            <text:p>0.2</text:p>
          </table:table-cell>
          <table:table-cell table:formula="of:=([.BX31]-[.BY$5])^2" office:value-type="float" office:value="0.00896177777777777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.BZ31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31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table:formula="of:=([.B32]-[.C$5])^2" office:value-type="float" office:value="0.0000250000000000017" calcext:value-type="float">
            <text:p>0.000025</text:p>
          </table:table-cell>
          <table:table-cell office:value-type="float" office:value="0.53" calcext:value-type="float">
            <text:p>0.53</text:p>
          </table:table-cell>
          <table:table-cell table:formula="of:=([.D32]-[.E$5])^2" office:value-type="float" office:value="0.00302499999999999" calcext:value-type="float">
            <text:p>0.003025</text:p>
          </table:table-cell>
          <table:table-cell office:value-type="float" office:value="0.55" calcext:value-type="float">
            <text:p>0.55</text:p>
          </table:table-cell>
          <table:table-cell table:formula="of:=([.F32]-[.G$5])^2" office:value-type="float" office:value="0.0217071111111111" calcext:value-type="float">
            <text:p>0.0217071111</text:p>
          </table:table-cell>
          <table:table-cell office:value-type="float" office:value="0" calcext:value-type="float">
            <text:p>0</text:p>
          </table:table-cell>
          <table:table-cell table:formula="of:=([.H32]-[.I$5])^2" office:value-type="float" office:value="0.175002777777778" calcext:value-type="float">
            <text:p>0.1750027778</text:p>
          </table:table-cell>
          <table:table-cell office:value-type="float" office:value="0" calcext:value-type="float">
            <text:p>0</text:p>
          </table:table-cell>
          <table:table-cell table:formula="of:=([.J32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2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2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2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2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2]-[.U$5])^2" office:value-type="float" office:value="0" calcext:value-type="float">
            <text:p>0</text:p>
          </table:table-cell>
          <table:table-cell/>
          <table:table-cell table:formula="of:=([.V32]-[.W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X32]-[.Y$5])^2" office:value-type="float" office:value="0.00598044444444444" calcext:value-type="float">
            <text:p>0.0059804444</text:p>
          </table:table-cell>
          <table:table-cell office:value-type="float" office:value="0.6" calcext:value-type="float">
            <text:p>0.6</text:p>
          </table:table-cell>
          <table:table-cell table:formula="of:=([.Z32]-[.AA$5])^2" office:value-type="float" office:value="0.010816" calcext:value-type="float">
            <text:p>0.010816</text:p>
          </table:table-cell>
          <table:table-cell office:value-type="float" office:value="0.53" calcext:value-type="float">
            <text:p>0.53</text:p>
          </table:table-cell>
          <table:table-cell table:formula="of:=([.AB32]-[.AC$5])^2" office:value-type="float" office:value="0.00810000000000003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.AD32]-[.AE$5])^2" office:value-type="float" office:value="0.127211111111111" calcext:value-type="float">
            <text:p>0.1272111111</text:p>
          </table:table-cell>
          <table:table-cell office:value-type="float" office:value="0" calcext:value-type="float">
            <text:p>0</text:p>
          </table:table-cell>
          <table:table-cell table:formula="of:=([.AF32]-[.AG$5])^2" office:value-type="float" office:value="0.121104" calcext:value-type="float">
            <text:p>0.121104</text:p>
          </table:table-cell>
          <table:table-cell office:value-type="float" office:value="0" calcext:value-type="float">
            <text:p>0</text:p>
          </table:table-cell>
          <table:table-cell table:formula="of:=([.AH32]-[.AI$5])^2" office:value-type="float" office:value="0.0337334444444445" calcext:value-type="float">
            <text:p>0.0337334444</text:p>
          </table:table-cell>
          <table:table-cell office:value-type="float" office:value="0.2" calcext:value-type="float">
            <text:p>0.2</text:p>
          </table:table-cell>
          <table:table-cell table:formula="of:=([.AJ32]-[.AK$5])^2" office:value-type="float" office:value="0.001225" calcext:value-type="float">
            <text:p>0.001225</text:p>
          </table:table-cell>
          <table:table-cell office:value-type="float" office:value="0.16" calcext:value-type="float">
            <text:p>0.16</text:p>
          </table:table-cell>
          <table:table-cell table:formula="of:=([.AL32]-[.AM$5])^2" office:value-type="float" office:value="0.00661511111111111" calcext:value-type="float">
            <text:p>0.0066151111</text:p>
          </table:table-cell>
          <table:table-cell office:value-type="float" office:value="0" calcext:value-type="float">
            <text:p>0</text:p>
          </table:table-cell>
          <table:table-cell table:formula="of:=([.AN32]-[.AO$5])^2" office:value-type="float" office:value="0.000106777777777778" calcext:value-type="float">
            <text:p>0.0001067778</text:p>
          </table:table-cell>
          <table:table-cell/>
          <table:table-cell table:formula="of:=([.AP32]-[.AQ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.AR32]-[.AS$5])^2" office:value-type="float" office:value="0.000245444444444443" calcext:value-type="float">
            <text:p>0.0002454444</text:p>
          </table:table-cell>
          <table:table-cell office:value-type="float" office:value="0.54" calcext:value-type="float">
            <text:p>0.54</text:p>
          </table:table-cell>
          <table:table-cell table:formula="of:=([.AT32]-[.AU$5])^2" office:value-type="float" office:value="0.000608444444444447" calcext:value-type="float">
            <text:p>0.0006084444</text:p>
          </table:table-cell>
          <table:table-cell office:value-type="float" office:value="0.5" calcext:value-type="float">
            <text:p>0.5</text:p>
          </table:table-cell>
          <table:table-cell table:formula="of:=([.AV32]-[.AW$5])^2" office:value-type="float" office:value="0.0032871111111111" calcext:value-type="float">
            <text:p>0.0032871111</text:p>
          </table:table-cell>
          <table:table-cell office:value-type="float" office:value="0.48" calcext:value-type="float">
            <text:p>0.48</text:p>
          </table:table-cell>
          <table:table-cell table:formula="of:=([.AX32]-[.AY$5])^2" office:value-type="float" office:value="0.00295211111111111" calcext:value-type="float">
            <text:p>0.0029521111</text:p>
          </table:table-cell>
          <table:table-cell office:value-type="float" office:value="0.49" calcext:value-type="float">
            <text:p>0.49</text:p>
          </table:table-cell>
          <table:table-cell table:formula="of:=([.AZ32]-[.BA$5])^2" office:value-type="float" office:value="0.0481071111111111" calcext:value-type="float">
            <text:p>0.0481071111</text:p>
          </table:table-cell>
          <table:table-cell office:value-type="float" office:value="0.37" calcext:value-type="float">
            <text:p>0.37</text:p>
          </table:table-cell>
          <table:table-cell table:formula="of:=([.BB32]-[.BC$5])^2" office:value-type="float" office:value="0.017424" calcext:value-type="float">
            <text:p>0.017424</text:p>
          </table:table-cell>
          <table:table-cell office:value-type="float" office:value="0.24" calcext:value-type="float">
            <text:p>0.24</text:p>
          </table:table-cell>
          <table:table-cell table:formula="of:=([.BD32]-[.BE$5])^2" office:value-type="float" office:value="0.0092801111111111" calcext:value-type="float">
            <text:p>0.0092801111</text:p>
          </table:table-cell>
          <table:table-cell office:value-type="float" office:value="0" calcext:value-type="float">
            <text:p>0</text:p>
          </table:table-cell>
          <table:table-cell table:formula="of:=([.BF32]-[.BG$5])^2" office:value-type="float" office:value="0.00513611111111111" calcext:value-type="float">
            <text:p>0.0051361111</text:p>
          </table:table-cell>
          <table:table-cell office:value-type="float" office:value="0.02" calcext:value-type="float">
            <text:p>0.02</text:p>
          </table:table-cell>
          <table:table-cell table:formula="of:=([.BH32]-[.BI$5])^2" office:value-type="float" office:value="0.000324" calcext:value-type="float">
            <text:p>0.000324</text:p>
          </table:table-cell>
          <table:table-cell/>
          <table:table-cell table:formula="of:=([.BJ32]-[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BL32]-[.BM$5])^2" office:value-type="float" office:value="0.000765444444444448" calcext:value-type="float">
            <text:p>0.0007654444</text:p>
          </table:table-cell>
          <table:table-cell office:value-type="float" office:value="0.46" calcext:value-type="float">
            <text:p>0.46</text:p>
          </table:table-cell>
          <table:table-cell table:formula="of:=([.BN32]-[.BO$5])^2" office:value-type="float" office:value="0.000277777777777781" calcext:value-type="float">
            <text:p>0.0002777778</text:p>
          </table:table-cell>
          <table:table-cell office:value-type="float" office:value="0.58" calcext:value-type="float">
            <text:p>0.58</text:p>
          </table:table-cell>
          <table:table-cell table:formula="of:=([.BP32]-[.BQ$5])^2" office:value-type="float" office:value="0.00485344444444443" calcext:value-type="float">
            <text:p>0.0048534444</text:p>
          </table:table-cell>
          <table:table-cell office:value-type="float" office:value="0.56" calcext:value-type="float">
            <text:p>0.56</text:p>
          </table:table-cell>
          <table:table-cell table:formula="of:=([.BR32]-[.BS$5])^2" office:value-type="float" office:value="0.0260284444444445" calcext:value-type="float">
            <text:p>0.0260284444</text:p>
          </table:table-cell>
          <table:table-cell office:value-type="float" office:value="0.54" calcext:value-type="float">
            <text:p>0.54</text:p>
          </table:table-cell>
          <table:table-cell table:formula="of:=([.BT32]-[.BU$5])^2" office:value-type="float" office:value="0.046656" calcext:value-type="float">
            <text:p>0.046656</text:p>
          </table:table-cell>
          <table:table-cell office:value-type="float" office:value="0" calcext:value-type="float">
            <text:p>0</text:p>
          </table:table-cell>
          <table:table-cell table:formula="of:=([.BV32]-[.BW$5])^2" office:value-type="float" office:value="0.0257067777777778" calcext:value-type="float">
            <text:p>0.0257067778</text:p>
          </table:table-cell>
          <table:table-cell office:value-type="float" office:value="0" calcext:value-type="float">
            <text:p>0</text:p>
          </table:table-cell>
          <table:table-cell table:formula="of:=([.BX32]-[.BY$5])^2" office:value-type="float" office:value="0.0110951111111111" calcext:value-type="float">
            <text:p>0.0110951111</text:p>
          </table:table-cell>
          <table:table-cell office:value-type="float" office:value="0.08" calcext:value-type="float">
            <text:p>0.08</text:p>
          </table:table-cell>
          <table:table-cell table:formula="of:=([.BZ32]-[.CA$5])^2" office:value-type="float" office:value="0.00173611111111111" calcext:value-type="float">
            <text:p>0.0017361111</text:p>
          </table:table-cell>
          <table:table-cell office:value-type="float" office:value="0" calcext:value-type="float">
            <text:p>0</text:p>
          </table:table-cell>
          <table:table-cell table:formula="of:=([.CB32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49" calcext:value-type="float">
            <text:p>0.49</text:p>
          </table:table-cell>
          <table:table-cell table:formula="of:=([.B33]-[.C$5])^2" office:value-type="float" office:value="0.0000249999999999984" calcext:value-type="float">
            <text:p>0.000025</text:p>
          </table:table-cell>
          <table:table-cell office:value-type="float" office:value="0.48" calcext:value-type="float">
            <text:p>0.48</text:p>
          </table:table-cell>
          <table:table-cell table:formula="of:=([.D33]-[.E$5])^2" office:value-type="float" office:value="0.0000249999999999984" calcext:value-type="float">
            <text:p>0.000025</text:p>
          </table:table-cell>
          <table:table-cell office:value-type="float" office:value="0.57" calcext:value-type="float">
            <text:p>0.57</text:p>
          </table:table-cell>
          <table:table-cell table:formula="of:=([.F33]-[.G$5])^2" office:value-type="float" office:value="0.0280004444444444" calcext:value-type="float">
            <text:p>0.0280004444</text:p>
          </table:table-cell>
          <table:table-cell office:value-type="float" office:value="0.49" calcext:value-type="float">
            <text:p>0.49</text:p>
          </table:table-cell>
          <table:table-cell table:formula="of:=([.H33]-[.I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J33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3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3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3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3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3]-[.U$5])^2" office:value-type="float" office:value="0" calcext:value-type="float">
            <text:p>0</text:p>
          </table:table-cell>
          <table:table-cell/>
          <table:table-cell table:formula="of:=([.V33]-[.W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.X33]-[.Y$5])^2" office:value-type="float" office:value="0.00224044444444444" calcext:value-type="float">
            <text:p>0.0022404444</text:p>
          </table:table-cell>
          <table:table-cell office:value-type="float" office:value="0.47" calcext:value-type="float">
            <text:p>0.47</text:p>
          </table:table-cell>
          <table:table-cell table:formula="of:=([.Z33]-[.AA$5])^2" office:value-type="float" office:value="0.000676000000000004" calcext:value-type="float">
            <text:p>0.000676</text:p>
          </table:table-cell>
          <table:table-cell office:value-type="float" office:value="0.52" calcext:value-type="float">
            <text:p>0.52</text:p>
          </table:table-cell>
          <table:table-cell table:formula="of:=([.AB33]-[.AC$5])^2" office:value-type="float" office:value="0.00640000000000003" calcext:value-type="float">
            <text:p>0.0064</text:p>
          </table:table-cell>
          <table:table-cell office:value-type="float" office:value="0.63" calcext:value-type="float">
            <text:p>0.63</text:p>
          </table:table-cell>
          <table:table-cell table:formula="of:=([.AD33]-[.AE$5])^2" office:value-type="float" office:value="0.0747111111111111" calcext:value-type="float">
            <text:p>0.0747111111</text:p>
          </table:table-cell>
          <table:table-cell office:value-type="float" office:value="0" calcext:value-type="float">
            <text:p>0</text:p>
          </table:table-cell>
          <table:table-cell table:formula="of:=([.AF33]-[.AG$5])^2" office:value-type="float" office:value="0.121104" calcext:value-type="float">
            <text:p>0.121104</text:p>
          </table:table-cell>
          <table:table-cell office:value-type="float" office:value="0.36" calcext:value-type="float">
            <text:p>0.36</text:p>
          </table:table-cell>
          <table:table-cell table:formula="of:=([.AH33]-[.AI$5])^2" office:value-type="float" office:value="0.0310934444444444" calcext:value-type="float">
            <text:p>0.0310934444</text:p>
          </table:table-cell>
          <table:table-cell office:value-type="float" office:value="0.25" calcext:value-type="float">
            <text:p>0.25</text:p>
          </table:table-cell>
          <table:table-cell table:formula="of:=([.AJ33]-[.AK$5])^2" office:value-type="float" office:value="0.007225" calcext:value-type="float">
            <text:p>0.007225</text:p>
          </table:table-cell>
          <table:table-cell office:value-type="float" office:value="0.13" calcext:value-type="float">
            <text:p>0.13</text:p>
          </table:table-cell>
          <table:table-cell table:formula="of:=([.AL33]-[.AM$5])^2" office:value-type="float" office:value="0.00263511111111111" calcext:value-type="float">
            <text:p>0.0026351111</text:p>
          </table:table-cell>
          <table:table-cell office:value-type="float" office:value="0.04" calcext:value-type="float">
            <text:p>0.04</text:p>
          </table:table-cell>
          <table:table-cell table:formula="of:=([.AN33]-[.AO$5])^2" office:value-type="float" office:value="0.000880111111111111" calcext:value-type="float">
            <text:p>0.0008801111</text:p>
          </table:table-cell>
          <table:table-cell/>
          <table:table-cell table:formula="of:=([.AP33]-[.AQ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.AR33]-[.AS$5])^2" office:value-type="float" office:value="0.00309877777777777" calcext:value-type="float">
            <text:p>0.0030987778</text:p>
          </table:table-cell>
          <table:table-cell office:value-type="float" office:value="0.53" calcext:value-type="float">
            <text:p>0.53</text:p>
          </table:table-cell>
          <table:table-cell table:formula="of:=([.AT33]-[.AU$5])^2" office:value-type="float" office:value="0.000215111111111113" calcext:value-type="float">
            <text:p>0.0002151111</text:p>
          </table:table-cell>
          <table:table-cell office:value-type="float" office:value="0.54" calcext:value-type="float">
            <text:p>0.54</text:p>
          </table:table-cell>
          <table:table-cell table:formula="of:=([.AV33]-[.AW$5])^2" office:value-type="float" office:value="0.00947377777777776" calcext:value-type="float">
            <text:p>0.0094737778</text:p>
          </table:table-cell>
          <table:table-cell office:value-type="float" office:value="0.5" calcext:value-type="float">
            <text:p>0.5</text:p>
          </table:table-cell>
          <table:table-cell table:formula="of:=([.AX33]-[.AY$5])^2" office:value-type="float" office:value="0.00552544444444445" calcext:value-type="float">
            <text:p>0.0055254444</text:p>
          </table:table-cell>
          <table:table-cell office:value-type="float" office:value="0" calcext:value-type="float">
            <text:p>0</text:p>
          </table:table-cell>
          <table:table-cell table:formula="of:=([.AZ33]-[.BA$5])^2" office:value-type="float" office:value="0.0732604444444444" calcext:value-type="float">
            <text:p>0.0732604444</text:p>
          </table:table-cell>
          <table:table-cell office:value-type="float" office:value="0.32" calcext:value-type="float">
            <text:p>0.32</text:p>
          </table:table-cell>
          <table:table-cell table:formula="of:=([.BB33]-[.BC$5])^2" office:value-type="float" office:value="0.00672399999999999" calcext:value-type="float">
            <text:p>0.006724</text:p>
          </table:table-cell>
          <table:table-cell office:value-type="float" office:value="0.17" calcext:value-type="float">
            <text:p>0.17</text:p>
          </table:table-cell>
          <table:table-cell table:formula="of:=([.BD33]-[.BE$5])^2" office:value-type="float" office:value="0.000693444444444444" calcext:value-type="float">
            <text:p>0.0006934444</text:p>
          </table:table-cell>
          <table:table-cell office:value-type="float" office:value="0.08" calcext:value-type="float">
            <text:p>0.08</text:p>
          </table:table-cell>
          <table:table-cell table:formula="of:=([.BF33]-[.BG$5])^2" office:value-type="float" office:value="0.0000694444444444442" calcext:value-type="float">
            <text:p>6.94444444444442E-05</text:p>
          </table:table-cell>
          <table:table-cell office:value-type="float" office:value="0" calcext:value-type="float">
            <text:p>0</text:p>
          </table:table-cell>
          <table:table-cell table:formula="of:=([.BH33]-[.BI$5])^2" office:value-type="float" office:value="0.000004" calcext:value-type="float">
            <text:p>0.000004</text:p>
          </table:table-cell>
          <table:table-cell/>
          <table:table-cell table:formula="of:=([.BJ33]-[.BK$5])^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([.BL33]-[.BM$5])^2" office:value-type="float" office:value="0.0104721111111111" calcext:value-type="float">
            <text:p>0.0104721111</text:p>
          </table:table-cell>
          <table:table-cell office:value-type="float" office:value="0.49" calcext:value-type="float">
            <text:p>0.49</text:p>
          </table:table-cell>
          <table:table-cell table:formula="of:=([.BN33]-[.BO$5])^2" office:value-type="float" office:value="0.000177777777777774" calcext:value-type="float">
            <text:p>0.0001777778</text:p>
          </table:table-cell>
          <table:table-cell office:value-type="float" office:value="0.56" calcext:value-type="float">
            <text:p>0.56</text:p>
          </table:table-cell>
          <table:table-cell table:formula="of:=([.BP33]-[.BQ$5])^2" office:value-type="float" office:value="0.00246677777777777" calcext:value-type="float">
            <text:p>0.0024667778</text:p>
          </table:table-cell>
          <table:table-cell office:value-type="float" office:value="0.42" calcext:value-type="float">
            <text:p>0.42</text:p>
          </table:table-cell>
          <table:table-cell table:formula="of:=([.BR33]-[.BS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.BT33]-[.BU$5])^2" office:value-type="float" office:value="0.104976" calcext:value-type="float">
            <text:p>0.104976</text:p>
          </table:table-cell>
          <table:table-cell office:value-type="float" office:value="0.29" calcext:value-type="float">
            <text:p>0.29</text:p>
          </table:table-cell>
          <table:table-cell table:formula="of:=([.BV33]-[.BW$5])^2" office:value-type="float" office:value="0.0168134444444444" calcext:value-type="float">
            <text:p>0.0168134444</text:p>
          </table:table-cell>
          <table:table-cell office:value-type="float" office:value="0" calcext:value-type="float">
            <text:p>0</text:p>
          </table:table-cell>
          <table:table-cell table:formula="of:=([.BX33]-[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.BZ33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33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46" calcext:value-type="float">
            <text:p>0.46</text:p>
          </table:table-cell>
          <table:table-cell table:formula="of:=([.B34]-[.C$5])^2" office:value-type="float" office:value="0.000625000000000007" calcext:value-type="float">
            <text:p>0.000625</text:p>
          </table:table-cell>
          <table:table-cell office:value-type="float" office:value="0.49" calcext:value-type="float">
            <text:p>0.49</text:p>
          </table:table-cell>
          <table:table-cell table:formula="of:=([.D34]-[.E$5])^2" office:value-type="float" office:value="0.000224999999999995" calcext:value-type="float">
            <text:p>0.000225</text:p>
          </table:table-cell>
          <table:table-cell office:value-type="float" office:value="0.56" calcext:value-type="float">
            <text:p>0.56</text:p>
          </table:table-cell>
          <table:table-cell table:formula="of:=([.F34]-[.G$5])^2" office:value-type="float" office:value="0.0247537777777778" calcext:value-type="float">
            <text:p>0.0247537778</text:p>
          </table:table-cell>
          <table:table-cell office:value-type="float" office:value="0.59" calcext:value-type="float">
            <text:p>0.59</text:p>
          </table:table-cell>
          <table:table-cell table:formula="of:=([.H34]-[.I$5])^2" office:value-type="float" office:value="0.0294694444444444" calcext:value-type="float">
            <text:p>0.0294694444</text:p>
          </table:table-cell>
          <table:table-cell office:value-type="float" office:value="0" calcext:value-type="float">
            <text:p>0</text:p>
          </table:table-cell>
          <table:table-cell table:formula="of:=([.J34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4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4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4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4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4]-[.U$5])^2" office:value-type="float" office:value="0" calcext:value-type="float">
            <text:p>0</text:p>
          </table:table-cell>
          <table:table-cell/>
          <table:table-cell table:formula="of:=([.V34]-[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.X34]-[.Y$5])^2" office:value-type="float" office:value="0.00392711111111111" calcext:value-type="float">
            <text:p>0.0039271111</text:p>
          </table:table-cell>
          <table:table-cell office:value-type="float" office:value="0.55" calcext:value-type="float">
            <text:p>0.55</text:p>
          </table:table-cell>
          <table:table-cell table:formula="of:=([.Z34]-[.AA$5])^2" office:value-type="float" office:value="0.00291599999999999" calcext:value-type="float">
            <text:p>0.002916</text:p>
          </table:table-cell>
          <table:table-cell office:value-type="float" office:value="0.54" calcext:value-type="float">
            <text:p>0.54</text:p>
          </table:table-cell>
          <table:table-cell table:formula="of:=([.AB34]-[.AC$5])^2" office:value-type="float" office:value="0.01" calcext:value-type="float">
            <text:p>0.01</text:p>
          </table:table-cell>
          <table:table-cell office:value-type="float" office:value="0.51" calcext:value-type="float">
            <text:p>0.51</text:p>
          </table:table-cell>
          <table:table-cell table:formula="of:=([.AD34]-[.AE$5])^2" office:value-type="float" office:value="0.0235111111111111" calcext:value-type="float">
            <text:p>0.0235111111</text:p>
          </table:table-cell>
          <table:table-cell office:value-type="float" office:value="0.48" calcext:value-type="float">
            <text:p>0.48</text:p>
          </table:table-cell>
          <table:table-cell table:formula="of:=([.AF34]-[.AG$5])^2" office:value-type="float" office:value="0.017424" calcext:value-type="float">
            <text:p>0.017424</text:p>
          </table:table-cell>
          <table:table-cell office:value-type="float" office:value="0.38" calcext:value-type="float">
            <text:p>0.38</text:p>
          </table:table-cell>
          <table:table-cell table:formula="of:=([.AH34]-[.AI$5])^2" office:value-type="float" office:value="0.0385467777777778" calcext:value-type="float">
            <text:p>0.0385467778</text:p>
          </table:table-cell>
          <table:table-cell office:value-type="float" office:value="0" calcext:value-type="float">
            <text:p>0</text:p>
          </table:table-cell>
          <table:table-cell table:formula="of:=([.AJ34]-[.AK$5])^2" office:value-type="float" office:value="0.027225" calcext:value-type="float">
            <text:p>0.027225</text:p>
          </table:table-cell>
          <table:table-cell office:value-type="float" office:value="0.06" calcext:value-type="float">
            <text:p>0.06</text:p>
          </table:table-cell>
          <table:table-cell table:formula="of:=([.AL34]-[.AM$5])^2" office:value-type="float" office:value="0.000348444444444445" calcext:value-type="float">
            <text:p>0.0003484444</text:p>
          </table:table-cell>
          <table:table-cell office:value-type="float" office:value="0.03" calcext:value-type="float">
            <text:p>0.03</text:p>
          </table:table-cell>
          <table:table-cell table:formula="of:=([.AN34]-[.AO$5])^2" office:value-type="float" office:value="0.000386777777777778" calcext:value-type="float">
            <text:p>0.0003867778</text:p>
          </table:table-cell>
          <table:table-cell/>
          <table:table-cell table:formula="of:=([.AP34]-[.AQ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AR34]-[.AS$5])^2" office:value-type="float" office:value="0.000205444444444447" calcext:value-type="float">
            <text:p>0.0002054444</text:p>
          </table:table-cell>
          <table:table-cell office:value-type="float" office:value="0.57" calcext:value-type="float">
            <text:p>0.57</text:p>
          </table:table-cell>
          <table:table-cell table:formula="of:=([.AT34]-[.AU$5])^2" office:value-type="float" office:value="0.00298844444444445" calcext:value-type="float">
            <text:p>0.0029884444</text:p>
          </table:table-cell>
          <table:table-cell office:value-type="float" office:value="0.54" calcext:value-type="float">
            <text:p>0.54</text:p>
          </table:table-cell>
          <table:table-cell table:formula="of:=([.AV34]-[.AW$5])^2" office:value-type="float" office:value="0.00947377777777776" calcext:value-type="float">
            <text:p>0.0094737778</text:p>
          </table:table-cell>
          <table:table-cell office:value-type="float" office:value="0.56" calcext:value-type="float">
            <text:p>0.56</text:p>
          </table:table-cell>
          <table:table-cell table:formula="of:=([.AX34]-[.AY$5])^2" office:value-type="float" office:value="0.0180454444444445" calcext:value-type="float">
            <text:p>0.0180454444</text:p>
          </table:table-cell>
          <table:table-cell office:value-type="float" office:value="0.43" calcext:value-type="float">
            <text:p>0.43</text:p>
          </table:table-cell>
          <table:table-cell table:formula="of:=([.AZ34]-[.BA$5])^2" office:value-type="float" office:value="0.0253871111111111" calcext:value-type="float">
            <text:p>0.0253871111</text:p>
          </table:table-cell>
          <table:table-cell office:value-type="float" office:value="0.38" calcext:value-type="float">
            <text:p>0.38</text:p>
          </table:table-cell>
          <table:table-cell table:formula="of:=([.BB34]-[.BC$5])^2" office:value-type="float" office:value="0.020164" calcext:value-type="float">
            <text:p>0.020164</text:p>
          </table:table-cell>
          <table:table-cell office:value-type="float" office:value="0" calcext:value-type="float">
            <text:p>0</text:p>
          </table:table-cell>
          <table:table-cell table:formula="of:=([.BD34]-[.BE$5])^2" office:value-type="float" office:value="0.0206401111111111" calcext:value-type="float">
            <text:p>0.0206401111</text:p>
          </table:table-cell>
          <table:table-cell office:value-type="float" office:value="0.05" calcext:value-type="float">
            <text:p>0.05</text:p>
          </table:table-cell>
          <table:table-cell table:formula="of:=([.BF34]-[.BG$5])^2" office:value-type="float" office:value="0.000469444444444445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.BH34]-[.BI$5])^2" office:value-type="float" office:value="0.000004" calcext:value-type="float">
            <text:p>0.000004</text:p>
          </table:table-cell>
          <table:table-cell/>
          <table:table-cell table:formula="of:=([.BJ34]-[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.BL34]-[.BM$5])^2" office:value-type="float" office:value="0.00104544444444444" calcext:value-type="float">
            <text:p>0.0010454444</text:p>
          </table:table-cell>
          <table:table-cell office:value-type="float" office:value="0.56" calcext:value-type="float">
            <text:p>0.56</text:p>
          </table:table-cell>
          <table:table-cell table:formula="of:=([.BN34]-[.BO$5])^2" office:value-type="float" office:value="0.00694444444444443" calcext:value-type="float">
            <text:p>0.0069444444</text:p>
          </table:table-cell>
          <table:table-cell office:value-type="float" office:value="0.52" calcext:value-type="float">
            <text:p>0.52</text:p>
          </table:table-cell>
          <table:table-cell table:formula="of:=([.BP34]-[.BQ$5])^2" office:value-type="float" office:value="0.0000934444444444432" calcext:value-type="float">
            <text:p>9.34444444444432E-05</text:p>
          </table:table-cell>
          <table:table-cell office:value-type="float" office:value="0.51" calcext:value-type="float">
            <text:p>0.51</text:p>
          </table:table-cell>
          <table:table-cell table:formula="of:=([.BR34]-[.BS$5])^2" office:value-type="float" office:value="0.0123951111111111" calcext:value-type="float">
            <text:p>0.0123951111</text:p>
          </table:table-cell>
          <table:table-cell office:value-type="float" office:value="0.43" calcext:value-type="float">
            <text:p>0.43</text:p>
          </table:table-cell>
          <table:table-cell table:formula="of:=([.BT34]-[.BU$5])^2" office:value-type="float" office:value="0.011236" calcext:value-type="float">
            <text:p>0.011236</text:p>
          </table:table-cell>
          <table:table-cell office:value-type="float" office:value="0.29" calcext:value-type="float">
            <text:p>0.29</text:p>
          </table:table-cell>
          <table:table-cell table:formula="of:=([.BV34]-[.BW$5])^2" office:value-type="float" office:value="0.0168134444444444" calcext:value-type="float">
            <text:p>0.0168134444</text:p>
          </table:table-cell>
          <table:table-cell office:value-type="float" office:value="0.14" calcext:value-type="float">
            <text:p>0.14</text:p>
          </table:table-cell>
          <table:table-cell table:formula="of:=([.BX34]-[.BY$5])^2" office:value-type="float" office:value="0.00120177777777778" calcext:value-type="float">
            <text:p>0.0012017778</text:p>
          </table:table-cell>
          <table:table-cell office:value-type="float" office:value="0.09" calcext:value-type="float">
            <text:p>0.09</text:p>
          </table:table-cell>
          <table:table-cell table:formula="of:=([.BZ34]-[.CA$5])^2" office:value-type="float" office:value="0.00266944444444444" calcext:value-type="float">
            <text:p>0.0026694444</text:p>
          </table:table-cell>
          <table:table-cell office:value-type="float" office:value="0.01" calcext:value-type="float">
            <text:p>0.01</text:p>
          </table:table-cell>
          <table:table-cell table:formula="of:=([.CB34]-[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46" calcext:value-type="float">
            <text:p>0.46</text:p>
          </table:table-cell>
          <table:table-cell table:formula="of:=([.B35]-[.C$5])^2" office:value-type="float" office:value="0.000625000000000007" calcext:value-type="float">
            <text:p>0.000625</text:p>
          </table:table-cell>
          <table:table-cell office:value-type="float" office:value="0.47" calcext:value-type="float">
            <text:p>0.47</text:p>
          </table:table-cell>
          <table:table-cell table:formula="of:=([.D35]-[.E$5])^2" office:value-type="float" office:value="0.0000250000000000011" calcext:value-type="float">
            <text:p>0.000025</text:p>
          </table:table-cell>
          <table:table-cell office:value-type="float" office:value="0.44" calcext:value-type="float">
            <text:p>0.44</text:p>
          </table:table-cell>
          <table:table-cell table:formula="of:=([.F35]-[.G$5])^2" office:value-type="float" office:value="0.00139377777777777" calcext:value-type="float">
            <text:p>0.0013937778</text:p>
          </table:table-cell>
          <table:table-cell office:value-type="float" office:value="0.55" calcext:value-type="float">
            <text:p>0.55</text:p>
          </table:table-cell>
          <table:table-cell table:formula="of:=([.H35]-[.I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.J35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5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5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5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5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5]-[.U$5])^2" office:value-type="float" office:value="0" calcext:value-type="float">
            <text:p>0</text:p>
          </table:table-cell>
          <table:table-cell/>
          <table:table-cell table:formula="of:=([.V35]-[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.X35]-[.Y$5])^2" office:value-type="float" office:value="0.000300444444444444" calcext:value-type="float">
            <text:p>0.0003004444</text:p>
          </table:table-cell>
          <table:table-cell office:value-type="float" office:value="0.52" calcext:value-type="float">
            <text:p>0.52</text:p>
          </table:table-cell>
          <table:table-cell table:formula="of:=([.Z35]-[.AA$5])^2" office:value-type="float" office:value="0.000575999999999996" calcext:value-type="float">
            <text:p>0.000576</text:p>
          </table:table-cell>
          <table:table-cell office:value-type="float" office:value="0" calcext:value-type="float">
            <text:p>0</text:p>
          </table:table-cell>
          <table:table-cell table:formula="of:=([.AB35]-[.AC$5])^2" office:value-type="float" office:value="0.1936" calcext:value-type="float">
            <text:p>0.1936</text:p>
          </table:table-cell>
          <table:table-cell office:value-type="float" office:value="0" calcext:value-type="float">
            <text:p>0</text:p>
          </table:table-cell>
          <table:table-cell table:formula="of:=([.AD35]-[.AE$5])^2" office:value-type="float" office:value="0.127211111111111" calcext:value-type="float">
            <text:p>0.1272111111</text:p>
          </table:table-cell>
          <table:table-cell office:value-type="float" office:value="0.43" calcext:value-type="float">
            <text:p>0.43</text:p>
          </table:table-cell>
          <table:table-cell table:formula="of:=([.AF35]-[.AG$5])^2" office:value-type="float" office:value="0.00672399999999999" calcext:value-type="float">
            <text:p>0.006724</text:p>
          </table:table-cell>
          <table:table-cell office:value-type="float" office:value="0.37" calcext:value-type="float">
            <text:p>0.37</text:p>
          </table:table-cell>
          <table:table-cell table:formula="of:=([.AH35]-[.AI$5])^2" office:value-type="float" office:value="0.0347201111111111" calcext:value-type="float">
            <text:p>0.0347201111</text:p>
          </table:table-cell>
          <table:table-cell office:value-type="float" office:value="0.26" calcext:value-type="float">
            <text:p>0.26</text:p>
          </table:table-cell>
          <table:table-cell table:formula="of:=([.AJ35]-[.AK$5])^2" office:value-type="float" office:value="0.00902500000000001" calcext:value-type="float">
            <text:p>0.009025</text:p>
          </table:table-cell>
          <table:table-cell office:value-type="float" office:value="0.12" calcext:value-type="float">
            <text:p>0.12</text:p>
          </table:table-cell>
          <table:table-cell table:formula="of:=([.AL35]-[.AM$5])^2" office:value-type="float" office:value="0.00170844444444444" calcext:value-type="float">
            <text:p>0.0017084444</text:p>
          </table:table-cell>
          <table:table-cell office:value-type="float" office:value="0" calcext:value-type="float">
            <text:p>0</text:p>
          </table:table-cell>
          <table:table-cell table:formula="of:=([.AN35]-[.AO$5])^2" office:value-type="float" office:value="0.000106777777777778" calcext:value-type="float">
            <text:p>0.0001067778</text:p>
          </table:table-cell>
          <table:table-cell/>
          <table:table-cell table:formula="of:=([.AP35]-[.AQ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.AR35]-[.AS$5])^2" office:value-type="float" office:value="0.000658777777777775" calcext:value-type="float">
            <text:p>0.0006587778</text:p>
          </table:table-cell>
          <table:table-cell office:value-type="float" office:value="0.51" calcext:value-type="float">
            <text:p>0.51</text:p>
          </table:table-cell>
          <table:table-cell table:formula="of:=([.AT35]-[.AU$5])^2" office:value-type="float" office:value="0.0000284444444444441" calcext:value-type="float">
            <text:p>2.84444444444441E-05</text:p>
          </table:table-cell>
          <table:table-cell office:value-type="float" office:value="0.63" calcext:value-type="float">
            <text:p>0.63</text:p>
          </table:table-cell>
          <table:table-cell table:formula="of:=([.AV35]-[.AW$5])^2" office:value-type="float" office:value="0.0350937777777777" calcext:value-type="float">
            <text:p>0.0350937778</text:p>
          </table:table-cell>
          <table:table-cell office:value-type="float" office:value="0.44" calcext:value-type="float">
            <text:p>0.44</text:p>
          </table:table-cell>
          <table:table-cell table:formula="of:=([.AX35]-[.AY$5])^2" office:value-type="float" office:value="0.000205444444444445" calcext:value-type="float">
            <text:p>0.0002054444</text:p>
          </table:table-cell>
          <table:table-cell office:value-type="float" office:value="0.42" calcext:value-type="float">
            <text:p>0.42</text:p>
          </table:table-cell>
          <table:table-cell table:formula="of:=([.AZ35]-[.BA$5])^2" office:value-type="float" office:value="0.0223004444444444" calcext:value-type="float">
            <text:p>0.0223004444</text:p>
          </table:table-cell>
          <table:table-cell office:value-type="float" office:value="0" calcext:value-type="float">
            <text:p>0</text:p>
          </table:table-cell>
          <table:table-cell table:formula="of:=([.BB35]-[.BC$5])^2" office:value-type="float" office:value="0.056644" calcext:value-type="float">
            <text:p>0.056644</text:p>
          </table:table-cell>
          <table:table-cell office:value-type="float" office:value="0.2" calcext:value-type="float">
            <text:p>0.2</text:p>
          </table:table-cell>
          <table:table-cell table:formula="of:=([.BD35]-[.BE$5])^2" office:value-type="float" office:value="0.00317344444444444" calcext:value-type="float">
            <text:p>0.0031734444</text:p>
          </table:table-cell>
          <table:table-cell office:value-type="float" office:value="0.13" calcext:value-type="float">
            <text:p>0.13</text:p>
          </table:table-cell>
          <table:table-cell table:formula="of:=([.BF35]-[.BG$5])^2" office:value-type="float" office:value="0.00340277777777778" calcext:value-type="float">
            <text:p>0.0034027778</text:p>
          </table:table-cell>
          <table:table-cell office:value-type="float" office:value="0.02" calcext:value-type="float">
            <text:p>0.02</text:p>
          </table:table-cell>
          <table:table-cell table:formula="of:=([.BH35]-[.BI$5])^2" office:value-type="float" office:value="0.000324" calcext:value-type="float">
            <text:p>0.000324</text:p>
          </table:table-cell>
          <table:table-cell/>
          <table:table-cell table:formula="of:=([.BJ35]-[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.BL35]-[.BM$5])^2" office:value-type="float" office:value="0.00000544444444444428" calcext:value-type="float">
            <text:p>5.44444444444428E-06</text:p>
          </table:table-cell>
          <table:table-cell office:value-type="float" office:value="0.48" calcext:value-type="float">
            <text:p>0.48</text:p>
          </table:table-cell>
          <table:table-cell table:formula="of:=([.BN35]-[.BO$5])^2" office:value-type="float" office:value="0.0000111111111111101" calcext:value-type="float">
            <text:p>1.11111111111101E-05</text:p>
          </table:table-cell>
          <table:table-cell office:value-type="float" office:value="0.57" calcext:value-type="float">
            <text:p>0.57</text:p>
          </table:table-cell>
          <table:table-cell table:formula="of:=([.BP35]-[.BQ$5])^2" office:value-type="float" office:value="0.00356011111111111" calcext:value-type="float">
            <text:p>0.0035601111</text:p>
          </table:table-cell>
          <table:table-cell office:value-type="float" office:value="0.53" calcext:value-type="float">
            <text:p>0.53</text:p>
          </table:table-cell>
          <table:table-cell table:formula="of:=([.BR35]-[.BS$5])^2" office:value-type="float" office:value="0.0172484444444445" calcext:value-type="float">
            <text:p>0.0172484444</text:p>
          </table:table-cell>
          <table:table-cell office:value-type="float" office:value="0.36" calcext:value-type="float">
            <text:p>0.36</text:p>
          </table:table-cell>
          <table:table-cell table:formula="of:=([.BT35]-[.BU$5])^2" office:value-type="float" office:value="0.001296" calcext:value-type="float">
            <text:p>0.001296</text:p>
          </table:table-cell>
          <table:table-cell office:value-type="float" office:value="0.26" calcext:value-type="float">
            <text:p>0.26</text:p>
          </table:table-cell>
          <table:table-cell table:formula="of:=([.BV35]-[.BW$5])^2" office:value-type="float" office:value="0.00993344444444445" calcext:value-type="float">
            <text:p>0.0099334444</text:p>
          </table:table-cell>
          <table:table-cell office:value-type="float" office:value="0.14" calcext:value-type="float">
            <text:p>0.14</text:p>
          </table:table-cell>
          <table:table-cell table:formula="of:=([.BX35]-[.BY$5])^2" office:value-type="float" office:value="0.00120177777777778" calcext:value-type="float">
            <text:p>0.0012017778</text:p>
          </table:table-cell>
          <table:table-cell office:value-type="float" office:value="0.06" calcext:value-type="float">
            <text:p>0.06</text:p>
          </table:table-cell>
          <table:table-cell table:formula="of:=([.BZ35]-[.CA$5])^2" office:value-type="float" office:value="0.000469444444444444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.CB35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formula="of:=([.B36]-[.C$5])^2" office:value-type="float" office:value="0.000224999999999995" calcext:value-type="float">
            <text:p>0.000225</text:p>
          </table:table-cell>
          <table:table-cell office:value-type="float" office:value="0.54" calcext:value-type="float">
            <text:p>0.54</text:p>
          </table:table-cell>
          <table:table-cell table:formula="of:=([.D36]-[.E$5])^2" office:value-type="float" office:value="0.00422499999999999" calcext:value-type="float">
            <text:p>0.004225</text:p>
          </table:table-cell>
          <table:table-cell office:value-type="float" office:value="0.53" calcext:value-type="float">
            <text:p>0.53</text:p>
          </table:table-cell>
          <table:table-cell table:formula="of:=([.F36]-[.G$5])^2" office:value-type="float" office:value="0.0162137777777778" calcext:value-type="float">
            <text:p>0.0162137778</text:p>
          </table:table-cell>
          <table:table-cell office:value-type="float" office:value="0.49" calcext:value-type="float">
            <text:p>0.49</text:p>
          </table:table-cell>
          <table:table-cell table:formula="of:=([.H36]-[.I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J36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6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6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6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6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6]-[.U$5])^2" office:value-type="float" office:value="0" calcext:value-type="float">
            <text:p>0</text:p>
          </table:table-cell>
          <table:table-cell/>
          <table:table-cell table:formula="of:=([.V36]-[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.X36]-[.Y$5])^2" office:value-type="float" office:value="0.000160444444444446" calcext:value-type="float">
            <text:p>0.0001604444</text:p>
          </table:table-cell>
          <table:table-cell office:value-type="float" office:value="0.53" calcext:value-type="float">
            <text:p>0.53</text:p>
          </table:table-cell>
          <table:table-cell table:formula="of:=([.Z36]-[.AA$5])^2" office:value-type="float" office:value="0.00115599999999999" calcext:value-type="float">
            <text:p>0.001156</text:p>
          </table:table-cell>
          <table:table-cell office:value-type="float" office:value="0.6" calcext:value-type="float">
            <text:p>0.6</text:p>
          </table:table-cell>
          <table:table-cell table:formula="of:=([.AB36]-[.AC$5])^2" office:value-type="float" office:value="0.0256000000000001" calcext:value-type="float">
            <text:p>0.0256</text:p>
          </table:table-cell>
          <table:table-cell office:value-type="float" office:value="0.51" calcext:value-type="float">
            <text:p>0.51</text:p>
          </table:table-cell>
          <table:table-cell table:formula="of:=([.AD36]-[.AE$5])^2" office:value-type="float" office:value="0.0235111111111111" calcext:value-type="float">
            <text:p>0.0235111111</text:p>
          </table:table-cell>
          <table:table-cell office:value-type="float" office:value="0.43" calcext:value-type="float">
            <text:p>0.43</text:p>
          </table:table-cell>
          <table:table-cell table:formula="of:=([.AF36]-[.AG$5])^2" office:value-type="float" office:value="0.00672399999999999" calcext:value-type="float">
            <text:p>0.006724</text:p>
          </table:table-cell>
          <table:table-cell office:value-type="float" office:value="0" calcext:value-type="float">
            <text:p>0</text:p>
          </table:table-cell>
          <table:table-cell table:formula="of:=([.AH36]-[.AI$5])^2" office:value-type="float" office:value="0.0337334444444445" calcext:value-type="float">
            <text:p>0.0337334444</text:p>
          </table:table-cell>
          <table:table-cell office:value-type="float" office:value="0.31" calcext:value-type="float">
            <text:p>0.31</text:p>
          </table:table-cell>
          <table:table-cell table:formula="of:=([.AJ36]-[.AK$5])^2" office:value-type="float" office:value="0.021025" calcext:value-type="float">
            <text:p>0.021025</text:p>
          </table:table-cell>
          <table:table-cell office:value-type="float" office:value="0" calcext:value-type="float">
            <text:p>0</text:p>
          </table:table-cell>
          <table:table-cell table:formula="of:=([.AL36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36]-[.AO$5])^2" office:value-type="float" office:value="0.000106777777777778" calcext:value-type="float">
            <text:p>0.0001067778</text:p>
          </table:table-cell>
          <table:table-cell/>
          <table:table-cell table:formula="of:=([.AP36]-[.AQ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.AR36]-[.AS$5])^2" office:value-type="float" office:value="0.00196544444444445" calcext:value-type="float">
            <text:p>0.0019654444</text:p>
          </table:table-cell>
          <table:table-cell office:value-type="float" office:value="0.55" calcext:value-type="float">
            <text:p>0.55</text:p>
          </table:table-cell>
          <table:table-cell table:formula="of:=([.AT36]-[.AU$5])^2" office:value-type="float" office:value="0.00120177777777778" calcext:value-type="float">
            <text:p>0.0012017778</text:p>
          </table:table-cell>
          <table:table-cell office:value-type="float" office:value="0.49" calcext:value-type="float">
            <text:p>0.49</text:p>
          </table:table-cell>
          <table:table-cell table:formula="of:=([.AV36]-[.AW$5])^2" office:value-type="float" office:value="0.00224044444444443" calcext:value-type="float">
            <text:p>0.0022404444</text:p>
          </table:table-cell>
          <table:table-cell office:value-type="float" office:value="0.47" calcext:value-type="float">
            <text:p>0.47</text:p>
          </table:table-cell>
          <table:table-cell table:formula="of:=([.AX36]-[.AY$5])^2" office:value-type="float" office:value="0.00196544444444445" calcext:value-type="float">
            <text:p>0.0019654444</text:p>
          </table:table-cell>
          <table:table-cell office:value-type="float" office:value="0.36" calcext:value-type="float">
            <text:p>0.36</text:p>
          </table:table-cell>
          <table:table-cell table:formula="of:=([.AZ36]-[.BA$5])^2" office:value-type="float" office:value="0.00798044444444444" calcext:value-type="float">
            <text:p>0.0079804444</text:p>
          </table:table-cell>
          <table:table-cell office:value-type="float" office:value="0" calcext:value-type="float">
            <text:p>0</text:p>
          </table:table-cell>
          <table:table-cell table:formula="of:=([.BB36]-[.BC$5])^2" office:value-type="float" office:value="0.056644" calcext:value-type="float">
            <text:p>0.056644</text:p>
          </table:table-cell>
          <table:table-cell office:value-type="float" office:value="0.19" calcext:value-type="float">
            <text:p>0.19</text:p>
          </table:table-cell>
          <table:table-cell table:formula="of:=([.BD36]-[.BE$5])^2" office:value-type="float" office:value="0.00214677777777778" calcext:value-type="float">
            <text:p>0.0021467778</text:p>
          </table:table-cell>
          <table:table-cell office:value-type="float" office:value="0.07" calcext:value-type="float">
            <text:p>0.07</text:p>
          </table:table-cell>
          <table:table-cell table:formula="of:=([.BF36]-[.BG$5])^2" office:value-type="float" office:value="0.00000277777777777781" calcext:value-type="float">
            <text:p>2.77777777777781E-06</text:p>
          </table:table-cell>
          <table:table-cell office:value-type="float" office:value="0" calcext:value-type="float">
            <text:p>0</text:p>
          </table:table-cell>
          <table:table-cell table:formula="of:=([.BH36]-[.BI$5])^2" office:value-type="float" office:value="0.000004" calcext:value-type="float">
            <text:p>0.000004</text:p>
          </table:table-cell>
          <table:table-cell/>
          <table:table-cell table:formula="of:=([.BJ36]-[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.BL36]-[.BM$5])^2" office:value-type="float" office:value="0.000498777777777777" calcext:value-type="float">
            <text:p>0.0004987778</text:p>
          </table:table-cell>
          <table:table-cell office:value-type="float" office:value="0.51" calcext:value-type="float">
            <text:p>0.51</text:p>
          </table:table-cell>
          <table:table-cell table:formula="of:=([.BN36]-[.BO$5])^2" office:value-type="float" office:value="0.0011111111111111" calcext:value-type="float">
            <text:p>0.0011111111</text:p>
          </table:table-cell>
          <table:table-cell office:value-type="float" office:value="0.55" calcext:value-type="float">
            <text:p>0.55</text:p>
          </table:table-cell>
          <table:table-cell table:formula="of:=([.BP36]-[.BQ$5])^2" office:value-type="float" office:value="0.00157344444444444" calcext:value-type="float">
            <text:p>0.0015734444</text:p>
          </table:table-cell>
          <table:table-cell office:value-type="float" office:value="0" calcext:value-type="float">
            <text:p>0</text:p>
          </table:table-cell>
          <table:table-cell table:formula="of:=([.BR36]-[.BS$5])^2" office:value-type="float" office:value="0.158935111111111" calcext:value-type="float">
            <text:p>0.1589351111</text:p>
          </table:table-cell>
          <table:table-cell office:value-type="float" office:value="0.45" calcext:value-type="float">
            <text:p>0.45</text:p>
          </table:table-cell>
          <table:table-cell table:formula="of:=([.BT36]-[.BU$5])^2" office:value-type="float" office:value="0.015876" calcext:value-type="float">
            <text:p>0.015876</text:p>
          </table:table-cell>
          <table:table-cell office:value-type="float" office:value="0" calcext:value-type="float">
            <text:p>0</text:p>
          </table:table-cell>
          <table:table-cell table:formula="of:=([.BV36]-[.BW$5])^2" office:value-type="float" office:value="0.0257067777777778" calcext:value-type="float">
            <text:p>0.0257067778</text:p>
          </table:table-cell>
          <table:table-cell office:value-type="float" office:value="0.18" calcext:value-type="float">
            <text:p>0.18</text:p>
          </table:table-cell>
          <table:table-cell table:formula="of:=([.BX36]-[.BY$5])^2" office:value-type="float" office:value="0.00557511111111111" calcext:value-type="float">
            <text:p>0.0055751111</text:p>
          </table:table-cell>
          <table:table-cell office:value-type="float" office:value="0" calcext:value-type="float">
            <text:p>0</text:p>
          </table:table-cell>
          <table:table-cell table:formula="of:=([.BZ36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36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table:formula="of:=([.B37]-[.C$5])^2" office:value-type="float" office:value="0.021025" calcext:value-type="float">
            <text:p>0.021025</text:p>
          </table:table-cell>
          <table:table-cell office:value-type="float" office:value="0.54" calcext:value-type="float">
            <text:p>0.54</text:p>
          </table:table-cell>
          <table:table-cell table:formula="of:=([.D37]-[.E$5])^2" office:value-type="float" office:value="0.00422499999999999" calcext:value-type="float">
            <text:p>0.004225</text:p>
          </table:table-cell>
          <table:table-cell office:value-type="float" office:value="0" calcext:value-type="float">
            <text:p>0</text:p>
          </table:table-cell>
          <table:table-cell table:formula="of:=([.F37]-[.G$5])^2" office:value-type="float" office:value="0.162140444444445" calcext:value-type="float">
            <text:p>0.1621404444</text:p>
          </table:table-cell>
          <table:table-cell office:value-type="float" office:value="0" calcext:value-type="float">
            <text:p>0</text:p>
          </table:table-cell>
          <table:table-cell table:formula="of:=([.H36]-[.I$5])^2" office:value-type="float" office:value="0.00513611111111111" calcext:value-type="float">
            <text:p>0.0051361111</text:p>
          </table:table-cell>
          <table:table-cell office:value-type="float" office:value="0" calcext:value-type="float">
            <text:p>0</text:p>
          </table:table-cell>
          <table:table-cell table:formula="of:=([.J37]-[.K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L37]-[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N37]-[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P37]-[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37]-[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T37]-[.U$5])^2" office:value-type="float" office:value="0" calcext:value-type="float">
            <text:p>0</text:p>
          </table:table-cell>
          <table:table-cell/>
          <table:table-cell table:formula="of:=([.V36]-[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.X37]-[.Y$5])^2" office:value-type="float" office:value="0.00392711111111111" calcext:value-type="float">
            <text:p>0.0039271111</text:p>
          </table:table-cell>
          <table:table-cell office:value-type="float" office:value="0.52" calcext:value-type="float">
            <text:p>0.52</text:p>
          </table:table-cell>
          <table:table-cell table:formula="of:=([.Z37]-[.AA$5])^2" office:value-type="float" office:value="0.000575999999999996" calcext:value-type="float">
            <text:p>0.000576</text:p>
          </table:table-cell>
          <table:table-cell office:value-type="float" office:value="0.44" calcext:value-type="float">
            <text:p>0.44</text:p>
          </table:table-cell>
          <table:table-cell table:formula="of:=([.AB37]-[.AC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AD37]-[.AE$5])^2" office:value-type="float" office:value="0.127211111111111" calcext:value-type="float">
            <text:p>0.1272111111</text:p>
          </table:table-cell>
          <table:table-cell office:value-type="float" office:value="0" calcext:value-type="float">
            <text:p>0</text:p>
          </table:table-cell>
          <table:table-cell table:formula="of:=([.AF37]-[.AG$5])^2" office:value-type="float" office:value="0.121104" calcext:value-type="float">
            <text:p>0.121104</text:p>
          </table:table-cell>
          <table:table-cell office:value-type="float" office:value="0" calcext:value-type="float">
            <text:p>0</text:p>
          </table:table-cell>
          <table:table-cell table:formula="of:=([.AH37]-[.AI$5])^2" office:value-type="float" office:value="0.0337334444444445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.AJ36]-[.AK$5])^2" office:value-type="float" office:value="0.021025" calcext:value-type="float">
            <text:p>0.021025</text:p>
          </table:table-cell>
          <table:table-cell office:value-type="float" office:value="0" calcext:value-type="float">
            <text:p>0</text:p>
          </table:table-cell>
          <table:table-cell table:formula="of:=([.AL37]-[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.AN37]-[.AO$5])^2" office:value-type="float" office:value="0.000106777777777778" calcext:value-type="float">
            <text:p>0.0001067778</text:p>
          </table:table-cell>
          <table:table-cell/>
          <table:table-cell table:formula="of:=([.AP37]-[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.AR37]-[.AS$5])^2" office:value-type="float" office:value="0.000592111111111116" calcext:value-type="float">
            <text:p>0.0005921111</text:p>
          </table:table-cell>
          <table:table-cell office:value-type="float" office:value="0.49" calcext:value-type="float">
            <text:p>0.49</text:p>
          </table:table-cell>
          <table:table-cell table:formula="of:=([.AT37]-[.AU$5])^2" office:value-type="float" office:value="0.000641777777777777" calcext:value-type="float">
            <text:p>0.0006417778</text:p>
          </table:table-cell>
          <table:table-cell office:value-type="float" office:value="0.49" calcext:value-type="float">
            <text:p>0.49</text:p>
          </table:table-cell>
          <table:table-cell table:formula="of:=([.AV37]-[.AW$5])^2" office:value-type="float" office:value="0.00224044444444443" calcext:value-type="float">
            <text:p>0.0022404444</text:p>
          </table:table-cell>
          <table:table-cell office:value-type="float" office:value="0.47" calcext:value-type="float">
            <text:p>0.47</text:p>
          </table:table-cell>
          <table:table-cell table:formula="of:=([.AX36]-[.AY$5])^2" office:value-type="float" office:value="0.00196544444444445" calcext:value-type="float">
            <text:p>0.0019654444</text:p>
          </table:table-cell>
          <table:table-cell office:value-type="float" office:value="0.37" calcext:value-type="float">
            <text:p>0.37</text:p>
          </table:table-cell>
          <table:table-cell table:formula="of:=([.AZ37]-[.BA$5])^2" office:value-type="float" office:value="0.00986711111111111" calcext:value-type="float">
            <text:p>0.0098671111</text:p>
          </table:table-cell>
          <table:table-cell office:value-type="float" office:value="0.45" calcext:value-type="float">
            <text:p>0.45</text:p>
          </table:table-cell>
          <table:table-cell table:formula="of:=([.BB37]-[.BC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.BD37]-[.BE$5])^2" office:value-type="float" office:value="0.0206401111111111" calcext:value-type="float">
            <text:p>0.0206401111</text:p>
          </table:table-cell>
          <table:table-cell office:value-type="float" office:value="0.08" calcext:value-type="float">
            <text:p>0.08</text:p>
          </table:table-cell>
          <table:table-cell table:formula="of:=([.BF37]-[.BG$5])^2" office:value-type="float" office:value="0.0000694444444444442" calcext:value-type="float">
            <text:p>6.94444444444442E-05</text:p>
          </table:table-cell>
          <table:table-cell office:value-type="float" office:value="0" calcext:value-type="float">
            <text:p>0</text:p>
          </table:table-cell>
          <table:table-cell table:formula="of:=([.BH37]-[.BI$5])^2" office:value-type="float" office:value="0.000004" calcext:value-type="float">
            <text:p>0.000004</text:p>
          </table:table-cell>
          <table:table-cell/>
          <table:table-cell table:formula="of:=([.BJ37]-[.BK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.BL36]-[.BM$5])^2" office:value-type="float" office:value="0.000498777777777777" calcext:value-type="float">
            <text:p>0.0004987778</text:p>
          </table:table-cell>
          <table:table-cell office:value-type="float" office:value="0.56" calcext:value-type="float">
            <text:p>0.56</text:p>
          </table:table-cell>
          <table:table-cell table:formula="of:=([.BN37]-[.BO$5])^2" office:value-type="float" office:value="0.00694444444444443" calcext:value-type="float">
            <text:p>0.0069444444</text:p>
          </table:table-cell>
          <table:table-cell office:value-type="float" office:value="0.56" calcext:value-type="float">
            <text:p>0.56</text:p>
          </table:table-cell>
          <table:table-cell table:formula="of:=([.BP37]-[.BQ$5])^2" office:value-type="float" office:value="0.00246677777777777" calcext:value-type="float">
            <text:p>0.0024667778</text:p>
          </table:table-cell>
          <table:table-cell office:value-type="float" office:value="0.52" calcext:value-type="float">
            <text:p>0.52</text:p>
          </table:table-cell>
          <table:table-cell table:formula="of:=([.BR37]-[.BS$5])^2" office:value-type="float" office:value="0.0147217777777778" calcext:value-type="float">
            <text:p>0.0147217778</text:p>
          </table:table-cell>
          <table:table-cell office:value-type="float" office:value="0" calcext:value-type="float">
            <text:p>0</text:p>
          </table:table-cell>
          <table:table-cell table:formula="of:=([.BT37]-[.BU$5])^2" office:value-type="float" office:value="0.104976" calcext:value-type="float">
            <text:p>0.104976</text:p>
          </table:table-cell>
          <table:table-cell office:value-type="float" office:value="0.38" calcext:value-type="float">
            <text:p>0.38</text:p>
          </table:table-cell>
          <table:table-cell table:formula="of:=([.BV37]-[.BW$5])^2" office:value-type="float" office:value="0.0482534444444444" calcext:value-type="float">
            <text:p>0.0482534444</text:p>
          </table:table-cell>
          <table:table-cell office:value-type="float" office:value="0.16" calcext:value-type="float">
            <text:p>0.16</text:p>
          </table:table-cell>
          <table:table-cell table:formula="of:=([.BX37]-[.BY$5])^2" office:value-type="float" office:value="0.00298844444444444" calcext:value-type="float">
            <text:p>0.0029884444</text:p>
          </table:table-cell>
          <table:table-cell office:value-type="float" office:value="0.03" calcext:value-type="float">
            <text:p>0.03</text:p>
          </table:table-cell>
          <table:table-cell table:formula="of:=([.BZ36]-[.CA$5])^2" office:value-type="float" office:value="0.00146944444444444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.CB37]-[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tts-Strogatz meta-nor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05" table:default-cell-style-name="ce2"/>
        <table:table-row table:style-name="ro2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Watts-Strogatz meta-norm'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Watts-Strogatz meta-norm'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Watts-Strogatz meta-norm'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Watts-Strogatz meta-norm'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Watts-Strogatz meta-norm'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Watts-Strogatz meta-norm'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Watts-Strogatz meta-norm'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Watts-Strogatz meta-norm'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Watts-Strogatz meta-norm'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Watts-Strogatz meta-norm'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Watts-Strogatz meta-norm'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Watts-Strogatz meta-norm'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Watts-Strogatz meta-norm'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Watts-Strogatz meta-norm'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Watts-Strogatz meta-norm'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Watts-Strogatz meta-norm'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Watts-Strogatz meta-norm'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Watts-Strogatz meta-norm'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Watts-Strogatz meta-norm'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Watts-Strogatz meta-norm'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Watts-Strogatz meta-norm'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Watts-Strogatz meta-norm'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Watts-Strogatz meta-norm'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Watts-Strogatz meta-norm'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Watts-Strogatz meta-norm'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Watts-Strogatz meta-norm'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Watts-Strogatz meta-norm'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Watts-Strogatz meta-norm'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Watts-Strogatz meta-norm'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Watts-Strogatz meta-norm'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Watts-Strogatz meta-norm'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Watts-Strogatz meta-norm'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3" office:value-type="string" calcext:value-type="string">
            <text:p>Watts-strogatz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avg criminal:</text:p>
          </table:table-cell>
          <table:table-cell table:style-name="ce3" table:formula="of:=SUM(['Watts-Strogatz meta-norm'.B8:.B37])/30" office:value-type="float" office:value="0.763666666666667" calcext:value-type="float">
            <text:p>0.763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D8:.D37])/30" office:value-type="float" office:value="0.549" calcext:value-type="float">
            <text:p>0.549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F8:.F37])/30" office:value-type="float" office:value="0.528333333333334" calcext:value-type="float">
            <text:p>0.528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H8:.H37])/30" office:value-type="float" office:value="0.426" calcext:value-type="float">
            <text:p>0.426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J8:.J37])/30" office:value-type="float" office:value="0.374333333333333" calcext:value-type="float">
            <text:p>0.374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V8:.V37])/30" office:value-type="float" office:value="0.788333333333334" calcext:value-type="float">
            <text:p>0.788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X8:.X37])/30" office:value-type="float" office:value="0.54" calcext:value-type="float">
            <text:p>0.54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Z8:.Z37])/30" office:value-type="float" office:value="0.545" calcext:value-type="float">
            <text:p>0.545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B8:.AB37])/30" office:value-type="float" office:value="0.430333333333333" calcext:value-type="float">
            <text:p>0.430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D8:.AD37])/30" office:value-type="float" office:value="0.393" calcext:value-type="float">
            <text:p>0.39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F8:.AF37])/30" office:value-type="float" office:value="0.38" calcext:value-type="float">
            <text:p>0.38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H8:.AH37])/30" office:value-type="float" office:value="0.279666666666667" calcext:value-type="float">
            <text:p>0.279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J8:.AJ37])/30" office:value-type="float" office:value="0.166666666666667" calcext:value-type="float">
            <text:p>0.166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L8:.AL37])/30" office:value-type="float" office:value="0.09" calcext:value-type="float">
            <text:p>0.09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N8:.AN37])/30" office:value-type="float" office:value="0.0283333333333333" calcext:value-type="float">
            <text:p>0.028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P8:.AP37])/30" office:value-type="float" office:value="0.801666666666667" calcext:value-type="float">
            <text:p>0.801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R8:.AR37])/30" office:value-type="float" office:value="0.518666666666667" calcext:value-type="float">
            <text:p>0.518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T8:.AT37])/30" office:value-type="float" office:value="0.457" calcext:value-type="float">
            <text:p>0.45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V8:.AV37])/30" office:value-type="float" office:value="0.399" calcext:value-type="float">
            <text:p>0.399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X8:.AX37])/30" office:value-type="float" office:value="0.361666666666667" calcext:value-type="float">
            <text:p>0.361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AZ8:.AZ37])/30" office:value-type="float" office:value="0.319333333333333" calcext:value-type="float">
            <text:p>0.319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B8:.BB37])/30" office:value-type="float" office:value="0.242" calcext:value-type="float">
            <text:p>0.242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D8:.BD37])/30" office:value-type="float" office:value="0.143" calcext:value-type="float">
            <text:p>0.14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F8:.BF37])/30" office:value-type="float" office:value="0.04" calcext:value-type="float">
            <text:p>0.04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H8:.BH37])/30" office:value-type="float" office:value="0.0136666666666667" calcext:value-type="float">
            <text:p>0.013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J8:.BJ37])/30" office:value-type="float" office:value="0.8" calcext:value-type="float">
            <text:p>0.8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L8:.BL37])/30" office:value-type="float" office:value="0.546" calcext:value-type="float">
            <text:p>0.546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N8:.BN37])/30" office:value-type="float" office:value="0.491333333333333" calcext:value-type="float">
            <text:p>0.491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P8:.BP37])/30" office:value-type="float" office:value="0.358" calcext:value-type="float">
            <text:p>0.358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R8:.BR37])/30" office:value-type="float" office:value="0.45" calcext:value-type="float">
            <text:p>0.45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T8:.BT37])/30" office:value-type="float" office:value="0.322" calcext:value-type="float">
            <text:p>0.322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V8:.BV37])/30" office:value-type="float" office:value="0.250666666666667" calcext:value-type="float">
            <text:p>0.2506666667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X8:.BX37])/30" office:value-type="float" office:value="0.137333333333333" calcext:value-type="float">
            <text:p>0.1373333333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BZ8:.BZ37])/30" office:value-type="float" office:value="0.044" calcext:value-type="float">
            <text:p>0.044</text:p>
          </table:table-cell>
          <table:table-cell office:value-type="string" calcext:value-type="string">
            <text:p>avg criminal:</text:p>
          </table:table-cell>
          <table:table-cell table:style-name="ce3" table:formula="of:=SUM(['Watts-Strogatz meta-norm'.CB8:.CB37])/30" office:value-type="float" office:value="0.003" calcext:value-type="float">
            <text:p>0.003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standard dev:</text:p>
          </table:table-cell>
          <table:table-cell table:style-name="ce3" table:formula="of:=SQRT(SUM(['Watts-Strogatz meta-norm'.C8:.C37])/30)" office:value-type="float" office:value="0.0397058629871655" calcext:value-type="float">
            <text:p>0.039705863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E8:.E37])/30)" office:value-type="float" office:value="0.0367287353444139" calcext:value-type="float">
            <text:p>0.0367287353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G8:.G37])/30)" office:value-type="float" office:value="0.0540421646083459" calcext:value-type="float">
            <text:p>0.0540421646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I8:.I37])/30)" office:value-type="float" office:value="0.232460749375029" calcext:value-type="float">
            <text:p>0.2324607494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K8:.K37])/30)" office:value-type="float" office:value="0.266804339461628" calcext:value-type="float">
            <text:p>0.266804339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W8:.W37])/30)" office:value-type="float" office:value="0.0404213914764063" calcext:value-type="float">
            <text:p>0.040421391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Y8:.Y37])/30)" office:value-type="float" office:value="0.05" calcext:value-type="float">
            <text:p>0.0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A8:.AA37])/30)" office:value-type="float" office:value="0.0441021541423999" calcext:value-type="float">
            <text:p>0.0441021541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C8:.AC37])/30)" office:value-type="float" office:value="0.235410988132103" calcext:value-type="float">
            <text:p>0.2354109881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E8:.AE37])/30)" office:value-type="float" office:value="0.260232588274413" calcext:value-type="float">
            <text:p>0.2602325883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G8:.AG37])/30)" office:value-type="float" office:value="0.233837550449024" calcext:value-type="float">
            <text:p>0.2338375504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I8:.AI37])/30)" office:value-type="float" office:value="0.172520208156095" calcext:value-type="float">
            <text:p>0.172520208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K8:.AK37])/30)" office:value-type="float" office:value="0.123162043214981" calcext:value-type="float">
            <text:p>0.123162043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M8:.AM37])/30)" office:value-type="float" office:value="0.058252324703254" calcext:value-type="float">
            <text:p>0.0582523247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O8:.AO37])/30)" office:value-type="float" office:value="0.0258306450214125" calcext:value-type="float">
            <text:p>0.02583064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Q8:.AQ37])/30)" office:value-type="float" office:value="0.0529832258570788" calcext:value-type="float">
            <text:p>0.0529832259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S8:.AS37])/30)" office:value-type="float" office:value="0.0464566703738249" calcext:value-type="float">
            <text:p>0.0464566704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U8:.AU37])/30)" office:value-type="float" office:value="0.158664215667344" calcext:value-type="float">
            <text:p>0.1586642157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W8:.AW37])/30)" office:value-type="float" office:value="0.253925842192821" calcext:value-type="float">
            <text:p>0.253925842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AY8:.AY37])/30)" office:value-type="float" office:value="0.259936958169134" calcext:value-type="float">
            <text:p>0.259936958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A8:.BA37])/30)" office:value-type="float" office:value="0.264838734998405" calcext:value-type="float">
            <text:p>0.26483873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C8:.BC37])/30)" office:value-type="float" office:value="0.188226813534452" calcext:value-type="float">
            <text:p>0.188226813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E8:.BE37])/30)" office:value-type="float" office:value="0.121577136008379" calcext:value-type="float">
            <text:p>0.121577136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G8:.BG37])/30)" office:value-type="float" office:value="0.0485798312059645" calcext:value-type="float">
            <text:p>0.048579831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I8:.BI37])/30)" office:value-type="float" office:value="0.0189296944860009" calcext:value-type="float">
            <text:p>0.018929694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K8:.BK37])/30)" office:value-type="float" office:value="0.0335658556671309" calcext:value-type="float">
            <text:p>0.0335658557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M8:.BM37])/30)" office:value-type="float" office:value="0.0524467984405785" calcext:value-type="float">
            <text:p>0.0524467984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O8:.BO37])/30)" office:value-type="float" office:value="0.099154200897166" calcext:value-type="float">
            <text:p>0.0991542009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Q8:.BQ37])/30)" office:value-type="float" office:value="0.249194702993463" calcext:value-type="float">
            <text:p>0.249194703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S8:.BS37])/30)" office:value-type="float" office:value="0.229869528211114" calcext:value-type="float">
            <text:p>0.2298695282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U8:.BU37])/30)" office:value-type="float" office:value="0.25057799850213" calcext:value-type="float">
            <text:p>0.250577998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W8:.BW37])/30)" office:value-type="float" office:value="0.156693614703628" calcext:value-type="float">
            <text:p>0.1566936147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BY8:.BY37])/30)" office:value-type="float" office:value="0.0915399123637092" calcext:value-type="float">
            <text:p>0.0915399124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CA8:.CA37])/30)" office:value-type="float" office:value="0.0404969134626332" calcext:value-type="float">
            <text:p>0.0404969135</text:p>
          </table:table-cell>
          <table:table-cell office:value-type="string" calcext:value-type="string">
            <text:p>standard dev:</text:p>
          </table:table-cell>
          <table:table-cell table:style-name="ce3" table:formula="of:=SQRT(SUM(['Watts-Strogatz meta-norm'.CC8:.CC37])/30)" office:value-type="float" office:value="0.00690410505906933" calcext:value-type="float">
            <text:p>0.0069041051</text:p>
          </table:table-cell>
          <table:table-cell table:number-columns-repeated="943"/>
        </table:table-row>
        <table:table-row table:style-name="ro2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B8]-['Watts-Strogatz meta-norm'.C$5])^2" office:value-type="float" office:value="0.0000134444444444439" calcext:value-type="float">
            <text:p>1.34444444444439E-0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D8]-['Watts-Strogatz meta-norm'.E$5])^2" office:value-type="float" office:value="0.000120999999999998" calcext:value-type="float">
            <text:p>0.000121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F8]-['Watts-Strogatz meta-norm'.G$5])^2" office:value-type="float" office:value="0.00613611111111114" calcext:value-type="float">
            <text:p>0.0061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H8]-['Watts-Strogatz meta-norm'.I$5])^2" office:value-type="float" office:value="0.00547599999999998" calcext:value-type="float">
            <text:p>0.005476</text:p>
          </table:table-cell>
          <table:table-cell office:value-type="float" office:value="0.65" calcext:value-type="float">
            <text:p>0.65</text:p>
          </table:table-cell>
          <table:table-cell table:formula="of:=(['Watts-Strogatz meta-norm'.J8]-['Watts-Strogatz meta-norm'.K$5])^2" office:value-type="float" office:value="0.0759921111111111" calcext:value-type="float">
            <text:p>0.07599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8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8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8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8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8]-['Watts-Strogatz meta-norm'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V8]-['Watts-Strogatz meta-norm'.W$5])^2" office:value-type="float" office:value="0.00146944444444446" calcext:value-type="float">
            <text:p>0.001469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X8]-['Watts-Strogatz meta-norm'.Y$5])^2" office:value-type="float" office:value="0.000399999999999996" calcext:value-type="float">
            <text:p>0.0004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Z8]-['Watts-Strogatz meta-norm'.AA$5])^2" office:value-type="float" office:value="0.0000250000000000011" calcext:value-type="float">
            <text:p>0.000025</text:p>
          </table:table-cell>
          <table:table-cell office:value-type="float" office:value="0.66" calcext:value-type="float">
            <text:p>0.66</text:p>
          </table:table-cell>
          <table:table-cell table:formula="of:=(['Watts-Strogatz meta-norm'.AB8]-['Watts-Strogatz meta-norm'.AC$5])^2" office:value-type="float" office:value="0.0527467777777778" calcext:value-type="float">
            <text:p>0.05274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8]-['Watts-Strogatz meta-norm'.AE$5])^2" office:value-type="float" office:value="0.154449" calcext:value-type="float">
            <text:p>0.1544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8]-['Watts-Strogatz meta-norm'.AG$5])^2" office:value-type="float" office:value="0.1444" calcext:value-type="float">
            <text:p>0.144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AH8]-['Watts-Strogatz meta-norm'.AI$5])^2" office:value-type="float" office:value="0.00494677777777779" calcext:value-type="float">
            <text:p>0.00494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J8]-['Watts-Strogatz meta-norm'.AK$5])^2" office:value-type="float" office:value="0.0277777777777778" calcext:value-type="float">
            <text:p>0.027777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L8]-['Watts-Strogatz meta-norm'.AM$5])^2" office:value-type="float" office:value="0.0081" calcext:value-type="float">
            <text:p>0.0081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AN8]-['Watts-Strogatz meta-norm'.AO$5])^2" office:value-type="float" office:value="0.00100277777777778" calcext:value-type="float">
            <text:p>0.0010027778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AP8]-['Watts-Strogatz meta-norm'.AQ$5])^2" office:value-type="float" office:value="0.000802777777777771" calcext:value-type="float">
            <text:p>0.0008027778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R8]-['Watts-Strogatz meta-norm'.AS$5])^2" office:value-type="float" office:value="0.00170844444444444" calcext:value-type="float">
            <text:p>0.0017084444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T8]-['Watts-Strogatz meta-norm'.AU$5])^2" office:value-type="float" office:value="0.000528999999999998" calcext:value-type="float">
            <text:p>0.000529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V8]-['Watts-Strogatz meta-norm'.AW$5])^2" office:value-type="float" office:value="0.040401" calcext:value-type="float">
            <text:p>0.04040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X8]-['Watts-Strogatz meta-norm'.AY$5])^2" office:value-type="float" office:value="0.0164694444444445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8]-['Watts-Strogatz meta-norm'.BA$5])^2" office:value-type="float" office:value="0.101973777777778" calcext:value-type="float">
            <text:p>0.10197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B8]-['Watts-Strogatz meta-norm'.BC$5])^2" office:value-type="float" office:value="0.058564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8]-['Watts-Strogatz meta-norm'.BE$5])^2" office:value-type="float" office:value="0.020449" calcext:value-type="float">
            <text:p>0.020449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F8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8]-['Watts-Strogatz meta-norm'.BI$5])^2" office:value-type="float" office:value="0.000186777777777778" calcext:value-type="float">
            <text:p>0.0001867778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J8]-['Watts-Strogatz meta-norm'.BK$5])^2" office:value-type="float" office:value="0.0001" calcext:value-type="float">
            <text:p>0.000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8]-['Watts-Strogatz meta-norm'.BM$5])^2" office:value-type="float" office:value="0.000196" calcext:value-type="float">
            <text:p>0.000196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N8]-['Watts-Strogatz meta-norm'.BO$5])^2" office:value-type="float" office:value="0.00149511111111111" calcext:value-type="float">
            <text:p>0.001495111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P8]-['Watts-Strogatz meta-norm'.BQ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Watts-Strogatz meta-norm'.BR8]-['Watts-Strogatz meta-norm'.BS$5])^2" office:value-type="float" office:value="0.2025" calcext:value-type="float">
            <text:p>0.2025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BT8]-['Watts-Strogatz meta-norm'.BU$5])^2" office:value-type="float" office:value="0.094864" calcext:value-type="float">
            <text:p>0.094864</text:p>
          </table:table-cell>
          <table:table-cell office:value-type="float" office:value="0" calcext:value-type="float">
            <text:p>0</text:p>
          </table:table-cell>
          <table:table-cell table:formula="of:=(['Watts-Strogatz meta-norm'.BV8]-['Watts-Strogatz meta-norm'.BW$5])^2" office:value-type="float" office:value="0.0628337777777778" calcext:value-type="float">
            <text:p>0.0628337778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BX8]-['Watts-Strogatz meta-norm'.BY$5])^2" office:value-type="float" office:value="0.00392711111111111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BZ8]-['Watts-Strogatz meta-norm'.CA$5])^2" office:value-type="float" office:value="0.0000160000000000001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8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(['Watts-Strogatz meta-norm'.B9]-['Watts-Strogatz meta-norm'.C$5])^2" office:value-type="float" office:value="0.00405344444444443" calcext:value-type="float">
            <text:p>0.004053444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D9]-['Watts-Strogatz meta-norm'.E$5])^2" office:value-type="float" office:value="0.000960999999999988" calcext:value-type="float">
            <text:p>0.00096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F9]-['Watts-Strogatz meta-norm'.G$5])^2" office:value-type="float" office:value="0.000136111111111107" calcext:value-type="float">
            <text:p>0.000136111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H9]-['Watts-Strogatz meta-norm'.I$5])^2" office:value-type="float" office:value="0.012996" calcext:value-type="float">
            <text:p>0.01299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J9]-['Watts-Strogatz meta-norm'.K$5])^2" office:value-type="float" office:value="0.0344721111111111" calcext:value-type="float">
            <text:p>0.03447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9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9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9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9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9]-['Watts-Strogatz meta-norm'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V9]-['Watts-Strogatz meta-norm'.W$5])^2" office:value-type="float" office:value="0.000469444444444437" calcext:value-type="float">
            <text:p>0.000469444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X9]-['Watts-Strogatz meta-norm'.Y$5])^2" office:value-type="float" office:value="0.00250000000000002" calcext:value-type="float">
            <text:p>0.002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Z9]-['Watts-Strogatz meta-norm'.AA$5])^2" office:value-type="float" office:value="0.0000250000000000011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9]-['Watts-Strogatz meta-norm'.AC$5])^2" office:value-type="float" office:value="0.185186777777778" calcext:value-type="float">
            <text:p>0.185186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D9]-['Watts-Strogatz meta-norm'.AE$5])^2" office:value-type="float" office:value="0.013689" calcext:value-type="float">
            <text:p>0.013689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AF9]-['Watts-Strogatz meta-norm'.AG$5])^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formula="of:=(['Watts-Strogatz meta-norm'.AH9]-['Watts-Strogatz meta-norm'.AI$5])^2" office:value-type="float" office:value="0.0782134444444444" calcext:value-type="float">
            <text:p>0.0782134444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AJ9]-['Watts-Strogatz meta-norm'.AK$5])^2" office:value-type="float" office:value="0.00537777777777778" calcext:value-type="float">
            <text:p>0.0053777778</text:p>
          </table:table-cell>
          <table:table-cell office:value-type="float" office:value="0.16" calcext:value-type="float">
            <text:p>0.16</text:p>
          </table:table-cell>
          <table:table-cell table:formula="of:=(['Watts-Strogatz meta-norm'.AL9]-['Watts-Strogatz meta-norm'.AM$5])^2"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table:formula="of:=(['Watts-Strogatz meta-norm'.AN9]-['Watts-Strogatz meta-norm'.AO$5])^2" office:value-type="float" office:value="0.000802777777777778" calcext:value-type="float">
            <text:p>0.0008027778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AP9]-['Watts-Strogatz meta-norm'.AQ$5])^2" office:value-type="float" office:value="0.0000694444444444421" calcext:value-type="float">
            <text:p>6.94444444444421E-0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R9]-['Watts-Strogatz meta-norm'.AS$5])^2" office:value-type="float" office:value="0.000981777777777777" calcext:value-type="float">
            <text:p>0.000981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T9]-['Watts-Strogatz meta-norm'.AU$5])^2" office:value-type="float" office:value="0.002809" calcext:value-type="float">
            <text:p>0.00280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V9]-['Watts-Strogatz meta-norm'.AW$5])^2" office:value-type="float" office:value="0.019881" calcext:value-type="float">
            <text:p>0.01988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X9]-['Watts-Strogatz meta-norm'.AY$5])^2" office:value-type="float" office:value="0.0191361111111111" calcext:value-type="float">
            <text:p>0.019136111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Z9]-['Watts-Strogatz meta-norm'.BA$5])^2" office:value-type="float" office:value="0.0579204444444444" calcext:value-type="float">
            <text:p>0.05792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B9]-['Watts-Strogatz meta-norm'.BC$5])^2" office:value-type="float" office:value="0.058564" calcext:value-type="float">
            <text:p>0.05856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D9]-['Watts-Strogatz meta-norm'.BE$5])^2" office:value-type="float" office:value="0.011449" calcext:value-type="float">
            <text:p>0.011449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BF9]-['Watts-Strogatz meta-norm'.BG$5])^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(['Watts-Strogatz meta-norm'.BH9]-['Watts-Strogatz meta-norm'.BI$5])^2" office:value-type="float" office:value="0.000186777777777778" calcext:value-type="float">
            <text:p>0.0001867778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BJ9]-['Watts-Strogatz meta-norm'.BK$5])^2" office:value-type="float" office:value="0.00490000000000001" calcext:value-type="float">
            <text:p>0.004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L9]-['Watts-Strogatz meta-norm'.BM$5])^2" office:value-type="float" office:value="0.002116" calcext:value-type="float">
            <text:p>0.00211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N9]-['Watts-Strogatz meta-norm'.BO$5])^2" office:value-type="float" office:value="0.00471511111111112" calcext:value-type="float">
            <text:p>0.004715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P9]-['Watts-Strogatz meta-norm'.BQ$5])^2" office:value-type="float" office:value="0.012544" calcext:value-type="float">
            <text:p>0.012544</text:p>
          </table:table-cell>
          <table:table-cell office:value-type="float" office:value="0" calcext:value-type="float">
            <text:p>0</text:p>
          </table:table-cell>
          <table:table-cell table:formula="of:=(['Watts-Strogatz meta-norm'.BR9]-['Watts-Strogatz meta-norm'.BS$5])^2"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9]-['Watts-Strogatz meta-norm'.BU$5])^2" office:value-type="float" office:value="0.103684" calcext:value-type="float">
            <text:p>0.103684</text:p>
          </table:table-cell>
          <table:table-cell office:value-type="float" office:value="0" calcext:value-type="float">
            <text:p>0</text:p>
          </table:table-cell>
          <table:table-cell table:formula="of:=(['Watts-Strogatz meta-norm'.BV9]-['Watts-Strogatz meta-norm'.BW$5])^2" office:value-type="float" office:value="0.0628337777777778" calcext:value-type="float">
            <text:p>0.0628337778</text:p>
          </table:table-cell>
          <table:table-cell office:value-type="float" office:value="0.21" calcext:value-type="float">
            <text:p>0.21</text:p>
          </table:table-cell>
          <table:table-cell table:formula="of:=(['Watts-Strogatz meta-norm'.BX9]-['Watts-Strogatz meta-norm'.BY$5])^2" office:value-type="float" office:value="0.00528044444444444" calcext:value-type="float">
            <text:p>0.00528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Z9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9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10]-['Watts-Strogatz meta-norm'.C$5])^2" office:value-type="float" office:value="0.00317344444444446" calcext:value-type="float">
            <text:p>0.003173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D10]-['Watts-Strogatz meta-norm'.E$5])^2" office:value-type="float" office:value="0.000361000000000005" calcext:value-type="float">
            <text:p>0.000361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F10]-['Watts-Strogatz meta-norm'.G$5])^2" office:value-type="float" office:value="0.00613611111111114" calcext:value-type="float">
            <text:p>0.0061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H10]-['Watts-Strogatz meta-norm'.I$5])^2" office:value-type="float" office:value="0.00547599999999998" calcext:value-type="float">
            <text:p>0.00547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J10]-['Watts-Strogatz meta-norm'.K$5])^2" office:value-type="float" office:value="0.0212187777777778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10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0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0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0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0]-['Watts-Strogatz meta-norm'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V10]-['Watts-Strogatz meta-norm'.W$5])^2" office:value-type="float" office:value="0.000469444444444437" calcext:value-type="float">
            <text:p>0.0004694444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X10]-['Watts-Strogatz meta-norm'.Y$5])^2" office:value-type="float" office:value="0.00639999999999998" calcext:value-type="float">
            <text:p>0.006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10]-['Watts-Strogatz meta-norm'.AA$5])^2" office:value-type="float" office:value="0.000224999999999997" calcext:value-type="float">
            <text:p>0.000225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B10]-['Watts-Strogatz meta-norm'.AC$5])^2" office:value-type="float" office:value="0.0287867777777778" calcext:value-type="float">
            <text:p>0.02878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10]-['Watts-Strogatz meta-norm'.AE$5])^2" office:value-type="float" office:value="0.154449" calcext:value-type="float">
            <text:p>0.154449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F10]-['Watts-Strogatz meta-norm'.AG$5])^2"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table:formula="of:=(['Watts-Strogatz meta-norm'.AH10]-['Watts-Strogatz meta-norm'.AI$5])^2" office:value-type="float" office:value="0.0100667777777778" calcext:value-type="float">
            <text:p>0.0100667778</text:p>
          </table:table-cell>
          <table:table-cell office:value-type="float" office:value="0.21" calcext:value-type="float">
            <text:p>0.21</text:p>
          </table:table-cell>
          <table:table-cell table:formula="of:=(['Watts-Strogatz meta-norm'.AJ10]-['Watts-Strogatz meta-norm'.AK$5])^2" office:value-type="float" office:value="0.00187777777777778" calcext:value-type="float">
            <text:p>0.0018777778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AL10]-['Watts-Strogatz meta-norm'.A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AN10]-['Watts-Strogatz meta-norm'.AO$5])^2" office:value-type="float" office:value="0.000802777777777778" calcext:value-type="float">
            <text:p>0.0008027778</text:p>
          </table:table-cell>
          <table:table-cell office:value-type="float" office:value="0.87" calcext:value-type="float">
            <text:p>0.87</text:p>
          </table:table-cell>
          <table:table-cell table:formula="of:=(['Watts-Strogatz meta-norm'.AP10]-['Watts-Strogatz meta-norm'.AQ$5])^2" office:value-type="float" office:value="0.00466944444444442" calcext:value-type="float">
            <text:p>0.004669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R10]-['Watts-Strogatz meta-norm'.AS$5])^2" office:value-type="float" office:value="0.000128444444444444" calcext:value-type="float">
            <text:p>0.000128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T10]-['Watts-Strogatz meta-norm'.AU$5])^2" office:value-type="float" office:value="0.010609" calcext:value-type="float">
            <text:p>0.010609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V10]-['Watts-Strogatz meta-norm'.AW$5])^2" office:value-type="float" office:value="0.040401" calcext:value-type="float">
            <text:p>0.04040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AX10]-['Watts-Strogatz meta-norm'.AY$5])^2" office:value-type="float" office:value="0.00966944444444446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10]-['Watts-Strogatz meta-norm'.BA$5])^2" office:value-type="float" office:value="0.101973777777778" calcext:value-type="float">
            <text:p>0.10197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B10]-['Watts-Strogatz meta-norm'.BC$5])^2" office:value-type="float" office:value="0.058564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10]-['Watts-Strogatz meta-norm'.BE$5])^2" office:value-type="float" office:value="0.020449" calcext:value-type="float">
            <text:p>0.020449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BF10]-['Watts-Strogatz meta-norm'.BG$5])^2" office:value-type="float" office:value="0.0001" calcext:value-type="float">
            <text:p>0.0001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10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J10]-['Watts-Strogatz meta-norm'.BK$5])^2" office:value-type="float" office:value="0.0001" calcext:value-type="float">
            <text:p>0.0001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BL10]-['Watts-Strogatz meta-norm'.BM$5])^2" office:value-type="float" office:value="0.00409599999999999" calcext:value-type="float">
            <text:p>0.004096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BN10]-['Watts-Strogatz meta-norm'.BO$5])^2" office:value-type="float" office:value="0.00263511111111111" calcext:value-type="float">
            <text:p>0.002635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P10]-['Watts-Strogatz meta-norm'.BQ$5])^2" office:value-type="float" office:value="0.128164" calcext:value-type="float">
            <text:p>0.12816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BR10]-['Watts-Strogatz meta-norm'.BS$5])^2" office:value-type="float" office:value="0.0016" calcext:value-type="float">
            <text:p>0.0016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BT10]-['Watts-Strogatz meta-norm'.BU$5])^2" office:value-type="float" office:value="0.007744" calcext:value-type="float">
            <text:p>0.007744</text:p>
          </table:table-cell>
          <table:table-cell office:value-type="float" office:value="0.31" calcext:value-type="float">
            <text:p>0.31</text:p>
          </table:table-cell>
          <table:table-cell table:formula="of:=(['Watts-Strogatz meta-norm'.BV10]-['Watts-Strogatz meta-norm'.BW$5])^2" office:value-type="float" office:value="0.00352044444444445" calcext:value-type="float">
            <text:p>0.0035204444</text:p>
          </table:table-cell>
          <table:table-cell office:value-type="float" office:value="0.19" calcext:value-type="float">
            <text:p>0.19</text:p>
          </table:table-cell>
          <table:table-cell table:formula="of:=(['Watts-Strogatz meta-norm'.BX10]-['Watts-Strogatz meta-norm'.BY$5])^2" office:value-type="float" office:value="0.00277377777777777" calcext:value-type="float">
            <text:p>0.0027737778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BZ10]-['Watts-Strogatz meta-norm'.CA$5])^2" office:value-type="float" office:value="0.000676" calcext:value-type="float">
            <text:p>0.000676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CB10]-['Watts-Strogatz meta-norm'.CC$5])^2" office:value-type="float" office:value="0.000289" calcext:value-type="float">
            <text:p>0.000289</text:p>
          </table:table-cell>
          <table:table-cell table:number-columns-repeated="94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table:formula="of:=(['Watts-Strogatz meta-norm'.B11]-['Watts-Strogatz meta-norm'.C$5])^2" office:value-type="float" office:value="0.00542677777777776" calcext:value-type="float">
            <text:p>0.0054267778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D11]-['Watts-Strogatz meta-norm'.E$5])^2" office:value-type="float" office:value="0.00504099999999998" calcext:value-type="float">
            <text:p>0.00504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F11]-['Watts-Strogatz meta-norm'.G$5])^2" office:value-type="float" office:value="0.00266944444444442" calcext:value-type="float">
            <text:p>0.0026694444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H11]-['Watts-Strogatz meta-norm'.I$5])^2" office:value-type="float" office:value="0.0376359999999999" calcext:value-type="float">
            <text:p>0.037636</text:p>
          </table:table-cell>
          <table:table-cell office:value-type="float" office:value="0" calcext:value-type="float">
            <text:p>0</text:p>
          </table:table-cell>
          <table:table-cell table:formula="of:=(['Watts-Strogatz meta-norm'.J11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11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1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1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1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1]-['Watts-Strogatz meta-norm'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V11]-['Watts-Strogatz meta-norm'.W$5])^2" office:value-type="float" office:value="0.00000277777777777717" calcext:value-type="float">
            <text:p>2.77777777777717E-0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X11]-['Watts-Strogatz meta-norm'.Y$5])^2" office:value-type="float" office:value="0.000399999999999996" calcext:value-type="float">
            <text:p>0.0004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Z11]-['Watts-Strogatz meta-norm'.AA$5])^2" office:value-type="float" office:value="0.00902499999999998" calcext:value-type="float">
            <text:p>0.0090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11]-['Watts-Strogatz meta-norm'.AC$5])^2" office:value-type="float" office:value="0.185186777777778" calcext:value-type="float">
            <text:p>0.18518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11]-['Watts-Strogatz meta-norm'.AE$5])^2" office:value-type="float" office:value="0.154449" calcext:value-type="float">
            <text:p>0.1544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11]-['Watts-Strogatz meta-norm'.AG$5])^2" office:value-type="float" office:value="0.1444" calcext:value-type="float">
            <text:p>0.1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H11]-['Watts-Strogatz meta-norm'.AI$5])^2" office:value-type="float" office:value="0.0782134444444444" calcext:value-type="float">
            <text:p>0.0782134444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AJ11]-['Watts-Strogatz meta-norm'.AK$5])^2" office:value-type="float" office:value="0.0498777777777778" calcext:value-type="float">
            <text:p>0.0498777778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AL11]-['Watts-Strogatz meta-norm'.AM$5])^2" office:value-type="float" office:value="0.0009" calcext:value-type="float">
            <text:p>0.0009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AN11]-['Watts-Strogatz meta-norm'.AO$5])^2" office:value-type="float" office:value="0.0000694444444444444" calcext:value-type="float">
            <text:p>6.94444444444444E-05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AP11]-['Watts-Strogatz meta-norm'.AQ$5])^2" office:value-type="float" office:value="0.000136111111111115" calcext:value-type="float">
            <text:p>0.0001361111</text:p>
          </table:table-cell>
          <table:table-cell office:value-type="float" office:value="0.43" calcext:value-type="float">
            <text:p>0.43</text:p>
          </table:table-cell>
          <table:table-cell table:formula="of:=(['Watts-Strogatz meta-norm'.AR11]-['Watts-Strogatz meta-norm'.AS$5])^2" office:value-type="float" office:value="0.00786177777777779" calcext:value-type="float">
            <text:p>0.007861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T11]-['Watts-Strogatz meta-norm'.AU$5])^2" office:value-type="float" office:value="0.015129" calcext:value-type="float">
            <text:p>0.015129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V11]-['Watts-Strogatz meta-norm'.AW$5])^2" office:value-type="float" office:value="0.012321" calcext:value-type="float">
            <text:p>0.012321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X11]-['Watts-Strogatz meta-norm'.AY$5])^2" office:value-type="float" office:value="0.0140027777777778" calcext:value-type="float">
            <text:p>0.0140027778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AZ11]-['Watts-Strogatz meta-norm'.BA$5])^2" office:value-type="float" office:value="0.0965137777777777" calcext:value-type="float">
            <text:p>0.0965137778</text:p>
          </table:table-cell>
          <table:table-cell office:value-type="float" office:value="0.37" calcext:value-type="float">
            <text:p>0.37</text:p>
          </table:table-cell>
          <table:table-cell table:formula="of:=(['Watts-Strogatz meta-norm'.BB11]-['Watts-Strogatz meta-norm'.BC$5])^2" office:value-type="float" office:value="0.016384" calcext:value-type="float">
            <text:p>0.016384</text:p>
          </table:table-cell>
          <table:table-cell office:value-type="float" office:value="0.23" calcext:value-type="float">
            <text:p>0.23</text:p>
          </table:table-cell>
          <table:table-cell table:formula="of:=(['Watts-Strogatz meta-norm'.BD11]-['Watts-Strogatz meta-norm'.BE$5])^2" office:value-type="float" office:value="0.00756899999999999" calcext:value-type="float">
            <text:p>0.007569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BF11]-['Watts-Strogatz meta-norm'.BG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'Watts-Strogatz meta-norm'.BH11]-['Watts-Strogatz meta-norm'.BI$5])^2" office:value-type="float" office:value="0.000186777777777778" calcext:value-type="float">
            <text:p>0.0001867778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J11]-['Watts-Strogatz meta-norm'.BK$5])^2" office:value-type="float" office:value="0.00159999999999999" calcext:value-type="float">
            <text:p>0.0016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L11]-['Watts-Strogatz meta-norm'.BM$5])^2" office:value-type="float" office:value="0.005776" calcext:value-type="float">
            <text:p>0.00577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N11]-['Watts-Strogatz meta-norm'.BO$5])^2" office:value-type="float" office:value="0.000128444444444445" calcext:value-type="float">
            <text:p>0.000128444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BP11]-['Watts-Strogatz meta-norm'.BQ$5])^2" office:value-type="float" office:value="0.0585640000000001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R11]-['Watts-Strogatz meta-norm'.BS$5])^2"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11]-['Watts-Strogatz meta-norm'.BU$5])^2" office:value-type="float" office:value="0.103684" calcext:value-type="float">
            <text:p>0.103684</text:p>
          </table:table-cell>
          <table:table-cell office:value-type="float" office:value="0.36" calcext:value-type="float">
            <text:p>0.36</text:p>
          </table:table-cell>
          <table:table-cell table:formula="of:=(['Watts-Strogatz meta-norm'.BV11]-['Watts-Strogatz meta-norm'.BW$5])^2" office:value-type="float" office:value="0.0119537777777778" calcext:value-type="float">
            <text:p>0.0119537778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BX11]-['Watts-Strogatz meta-norm'.BY$5])^2" office:value-type="float" office:value="0.0000537777777777781" calcext:value-type="float">
            <text:p>5.37777777777781E-05</text:p>
          </table:table-cell>
          <table:table-cell office:value-type="float" office:value="0" calcext:value-type="float">
            <text:p>0</text:p>
          </table:table-cell>
          <table:table-cell table:formula="of:=(['Watts-Strogatz meta-norm'.BZ11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1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B12]-['Watts-Strogatz meta-norm'.C$5])^2" office:value-type="float" office:value="0.000186777777777776" calcext:value-type="float">
            <text:p>0.0001867778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D12]-['Watts-Strogatz meta-norm'.E$5])^2" office:value-type="float" office:value="0.000361000000000005" calcext:value-type="float">
            <text:p>0.00036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F12]-['Watts-Strogatz meta-norm'.G$5])^2" office:value-type="float" office:value="0.000469444444444437" calcext:value-type="float">
            <text:p>0.000469444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H12]-['Watts-Strogatz meta-norm'.I$5])^2" office:value-type="float" office:value="0.020736" calcext:value-type="float">
            <text:p>0.020736</text:p>
          </table:table-cell>
          <table:table-cell office:value-type="float" office:value="0" calcext:value-type="float">
            <text:p>0</text:p>
          </table:table-cell>
          <table:table-cell table:formula="of:=(['Watts-Strogatz meta-norm'.J12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12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2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2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2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2]-['Watts-Strogatz 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V12]-['Watts-Strogatz meta-norm'.W$5])^2" office:value-type="float" office:value="0.00080277777777779" calcext:value-type="float">
            <text:p>0.0008027778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X12]-['Watts-Strogatz meta-norm'.Y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Z12]-['Watts-Strogatz meta-norm'.AA$5])^2" office:value-type="float" office:value="0.002025" calcext:value-type="float">
            <text:p>0.00202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B12]-['Watts-Strogatz meta-norm'.AC$5])^2" office:value-type="float" office:value="0.0168134444444445" calcext:value-type="float">
            <text:p>0.016813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D12]-['Watts-Strogatz meta-norm'.AE$5])^2" office:value-type="float" office:value="0.018769" calcext:value-type="float">
            <text:p>0.018769</text:p>
          </table:table-cell>
          <table:table-cell office:value-type="float" office:value="0" calcext:value-type="float">
            <text:p>0</text:p>
          </table:table-cell>
          <table:table-cell table:formula="of:=(['Watts-Strogatz meta-norm'.AF12]-['Watts-Strogatz meta-norm'.AG$5])^2" office:value-type="float" office:value="0.1444" calcext:value-type="float">
            <text:p>0.1444</text:p>
          </table:table-cell>
          <table:table-cell office:value-type="float" office:value="0.36" calcext:value-type="float">
            <text:p>0.36</text:p>
          </table:table-cell>
          <table:table-cell table:formula="of:=(['Watts-Strogatz meta-norm'.AH12]-['Watts-Strogatz meta-norm'.AI$5])^2" office:value-type="float" office:value="0.00645344444444445" calcext:value-type="float">
            <text:p>0.0064534444</text:p>
          </table:table-cell>
          <table:table-cell office:value-type="float" office:value="0.23" calcext:value-type="float">
            <text:p>0.23</text:p>
          </table:table-cell>
          <table:table-cell table:formula="of:=(['Watts-Strogatz meta-norm'.AJ12]-['Watts-Strogatz meta-norm'.AK$5])^2" office:value-type="float" office:value="0.00401111111111111" calcext:value-type="float">
            <text:p>0.0040111111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AL12]-['Watts-Strogatz meta-norm'.AM$5])^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(['Watts-Strogatz meta-norm'.AN12]-['Watts-Strogatz meta-norm'.AO$5])^2" office:value-type="float" office:value="0.000802777777777778" calcext:value-type="float">
            <text:p>0.0008027778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AP12]-['Watts-Strogatz meta-norm'.AQ$5])^2" office:value-type="float" office:value="0.00100277777777779" calcext:value-type="float">
            <text:p>0.0010027778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R12]-['Watts-Strogatz meta-norm'.AS$5])^2" office:value-type="float" office:value="0.000981777777777777" calcext:value-type="float">
            <text:p>0.0009817778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T12]-['Watts-Strogatz meta-norm'.AU$5])^2"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'Watts-Strogatz meta-norm'.AV12]-['Watts-Strogatz meta-norm'.AW$5])^2" office:value-type="float" office:value="0.159201" calcext:value-type="float">
            <text:p>0.159201</text:p>
          </table:table-cell>
          <table:table-cell office:value-type="float" office:value="0" calcext:value-type="float">
            <text:p>0</text:p>
          </table:table-cell>
          <table:table-cell table:formula="of:=(['Watts-Strogatz meta-norm'.AX12]-['Watts-Strogatz meta-norm'.AY$5])^2" office:value-type="float" office:value="0.130802777777778" calcext:value-type="float">
            <text:p>0.13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12]-['Watts-Strogatz meta-norm'.BA$5])^2" office:value-type="float" office:value="0.101973777777778" calcext:value-type="float">
            <text:p>0.1019737778</text:p>
          </table:table-cell>
          <table:table-cell office:value-type="float" office:value="0.43" calcext:value-type="float">
            <text:p>0.43</text:p>
          </table:table-cell>
          <table:table-cell table:formula="of:=(['Watts-Strogatz meta-norm'.BB12]-['Watts-Strogatz meta-norm'.BC$5])^2" office:value-type="float" office:value="0.035344" calcext:value-type="float">
            <text:p>0.035344</text:p>
          </table:table-cell>
          <table:table-cell office:value-type="float" office:value="0.27" calcext:value-type="float">
            <text:p>0.27</text:p>
          </table:table-cell>
          <table:table-cell table:formula="of:=(['Watts-Strogatz meta-norm'.BD12]-['Watts-Strogatz meta-norm'.BE$5])^2"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2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12]-['Watts-Strogatz meta-norm'.BI$5])^2" office:value-type="float" office:value="0.000186777777777778" calcext:value-type="float">
            <text:p>0.0001867778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BJ12]-['Watts-Strogatz meta-norm'.BK$5])^2" office:value-type="float" office:value="0.000900000000000002" calcext:value-type="float">
            <text:p>0.0009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12]-['Watts-Strogatz meta-norm'.BM$5])^2" office:value-type="float" office:value="0.000196" calcext:value-type="float">
            <text:p>0.000196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BN12]-['Watts-Strogatz meta-norm'.BO$5])^2" office:value-type="float" office:value="0.000981777777777777" calcext:value-type="float">
            <text:p>0.000981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P12]-['Watts-Strogatz meta-norm'.BQ$5])^2" office:value-type="float" office:value="0.023104" calcext:value-type="float">
            <text:p>0.02310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BR12]-['Watts-Strogatz meta-norm'.BS$5])^2" office:value-type="float" office:value="0.0225" calcext:value-type="float">
            <text:p>0.0225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BT12]-['Watts-Strogatz meta-norm'.BU$5])^2" office:value-type="float" office:value="0.082944" calcext:value-type="float">
            <text:p>0.082944</text:p>
          </table:table-cell>
          <table:table-cell office:value-type="float" office:value="0" calcext:value-type="float">
            <text:p>0</text:p>
          </table:table-cell>
          <table:table-cell table:formula="of:=(['Watts-Strogatz meta-norm'.BV12]-['Watts-Strogatz meta-norm'.BW$5])^2" office:value-type="float" office:value="0.0628337777777778" calcext:value-type="float">
            <text:p>0.0628337778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BX12]-['Watts-Strogatz meta-norm'.BY$5])^2" office:value-type="float" office:value="0.0105404444444444" calcext:value-type="float">
            <text:p>0.0105404444</text:p>
          </table:table-cell>
          <table:table-cell office:value-type="float" office:value="0.16" calcext:value-type="float">
            <text:p>0.16</text:p>
          </table:table-cell>
          <table:table-cell table:formula="of:=(['Watts-Strogatz meta-norm'.BZ12]-['Watts-Strogatz meta-norm'.CA$5])^2" office:value-type="float" office:value="0.013456" calcext:value-type="float">
            <text:p>0.01345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2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B13]-['Watts-Strogatz meta-norm'.C$5])^2" office:value-type="float" office:value="0.00113344444444444" calcext:value-type="float">
            <text:p>0.00113344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D13]-['Watts-Strogatz meta-norm'.E$5])^2" office:value-type="float" office:value="0.00152100000000001" calcext:value-type="float">
            <text:p>0.00152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F13]-['Watts-Strogatz meta-norm'.G$5])^2" office:value-type="float" office:value="0.0017361111111111" calcext:value-type="float">
            <text:p>0.001736111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H13]-['Watts-Strogatz meta-norm'.I$5])^2" office:value-type="float" office:value="0.00115599999999999" calcext:value-type="float">
            <text:p>0.00115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J13]-['Watts-Strogatz meta-norm'.K$5])^2" office:value-type="float" office:value="0.0465121111111111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13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3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3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3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3]-['Watts-Strogatz meta-norm'.U$5])^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V13]-['Watts-Strogatz meta-norm'.W$5])^2" office:value-type="float" office:value="0.00266944444444442" calcext:value-type="float">
            <text:p>0.002669444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X13]-['Watts-Strogatz meta-norm'.Y$5])^2" office:value-type="float" office:value="0.00250000000000002" calcext:value-type="float">
            <text:p>0.002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Z13]-['Watts-Strogatz meta-norm'.AA$5])^2" office:value-type="float" office:value="0.0000250000000000011" calcext:value-type="float">
            <text:p>0.0000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13]-['Watts-Strogatz meta-norm'.AC$5])^2" office:value-type="float" office:value="0.185186777777778" calcext:value-type="float">
            <text:p>0.1851867778</text:p>
          </table:table-cell>
          <table:table-cell office:value-type="float" office:value="0.66" calcext:value-type="float">
            <text:p>0.66</text:p>
          </table:table-cell>
          <table:table-cell table:formula="of:=(['Watts-Strogatz meta-norm'.AD13]-['Watts-Strogatz meta-norm'.AE$5])^2" office:value-type="float" office:value="0.071289" calcext:value-type="float">
            <text:p>0.07128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F13]-['Watts-Strogatz meta-norm'.AG$5])^2"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formula="of:=(['Watts-Strogatz meta-norm'.AH13]-['Watts-Strogatz meta-norm'.AI$5])^2" office:value-type="float" office:value="0.0782134444444444" calcext:value-type="float">
            <text:p>0.0782134444</text:p>
          </table:table-cell>
          <table:table-cell office:value-type="float" office:value="0.26" calcext:value-type="float">
            <text:p>0.26</text:p>
          </table:table-cell>
          <table:table-cell table:formula="of:=(['Watts-Strogatz meta-norm'.AJ13]-['Watts-Strogatz meta-norm'.AK$5])^2" office:value-type="float" office:value="0.00871111111111111" calcext:value-type="float">
            <text:p>0.008711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AL13]-['Watts-Strogatz meta-norm'.AM$5])^2" office:value-type="float" office:value="0.0081" calcext:value-type="float">
            <text:p>0.0081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AN13]-['Watts-Strogatz meta-norm'.AO$5])^2" office:value-type="float" office:value="0.000469444444444445" calcext:value-type="float">
            <text:p>0.0004694444</text:p>
          </table:table-cell>
          <table:table-cell office:value-type="float" office:value="0.85" calcext:value-type="float">
            <text:p>0.85</text:p>
          </table:table-cell>
          <table:table-cell table:formula="of:=(['Watts-Strogatz meta-norm'.AP13]-['Watts-Strogatz meta-norm'.AQ$5])^2" office:value-type="float" office:value="0.00233611111111109" calcext:value-type="float">
            <text:p>0.0023361111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R13]-['Watts-Strogatz meta-norm'.AS$5])^2" office:value-type="float" office:value="0.0000751111111111119" calcext:value-type="float">
            <text:p>7.51111111111119E-05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T13]-['Watts-Strogatz meta-norm'.AU$5])^2" office:value-type="float" office:value="0.0000490000000000001" calcext:value-type="float">
            <text:p>0.00004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V13]-['Watts-Strogatz meta-norm'.AW$5])^2" office:value-type="float" office:value="0.010201" calcext:value-type="float">
            <text:p>0.01020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X13]-['Watts-Strogatz meta-norm'.AY$5])^2" office:value-type="float" office:value="0.0476694444444444" calcext:value-type="float">
            <text:p>0.0476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13]-['Watts-Strogatz meta-norm'.BA$5])^2" office:value-type="float" office:value="0.101973777777778" calcext:value-type="float">
            <text:p>0.1019737778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BB13]-['Watts-Strogatz meta-norm'.BC$5])^2" office:value-type="float" office:value="0.00960400000000001" calcext:value-type="float">
            <text:p>0.009604</text:p>
          </table:table-cell>
          <table:table-cell office:value-type="float" office:value="0.32" calcext:value-type="float">
            <text:p>0.32</text:p>
          </table:table-cell>
          <table:table-cell table:formula="of:=(['Watts-Strogatz meta-norm'.BD13]-['Watts-Strogatz meta-norm'.BE$5])^2" office:value-type="float" office:value="0.031329" calcext:value-type="float">
            <text:p>0.031329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BF13]-['Watts-Strogatz meta-norm'.BG$5])^2"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Watts-Strogatz meta-norm'.BH13]-['Watts-Strogatz meta-norm'.BI$5])^2" office:value-type="float" office:value="0.000186777777777778" calcext:value-type="float">
            <text:p>0.0001867778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J13]-['Watts-Strogatz meta-norm'.BK$5])^2" office:value-type="float" office:value="0.0001" calcext:value-type="float">
            <text:p>0.0001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L13]-['Watts-Strogatz meta-norm'.BM$5])^2" office:value-type="float" office:value="0.009216" calcext:value-type="float">
            <text:p>0.009216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N13]-['Watts-Strogatz meta-norm'.BO$5])^2" office:value-type="float" office:value="0.00149511111111111" calcext:value-type="float">
            <text:p>0.001495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P13]-['Watts-Strogatz meta-norm'.BQ$5])^2" office:value-type="float" office:value="0.012544" calcext:value-type="float">
            <text:p>0.0125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R13]-['Watts-Strogatz meta-norm'.BS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'Watts-Strogatz meta-norm'.BT13]-['Watts-Strogatz meta-norm'.BU$5])^2" office:value-type="float" office:value="0.103684" calcext:value-type="float">
            <text:p>0.10368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BV13]-['Watts-Strogatz meta-norm'.BW$5])^2" office:value-type="float" office:value="0.00986711111111112" calcext:value-type="float">
            <text:p>0.0098671111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BX13]-['Watts-Strogatz meta-norm'.BY$5])^2" office:value-type="float" office:value="0.000300444444444446" calcext:value-type="float">
            <text:p>0.00030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Z13]-['Watts-Strogatz meta-norm'.CA$5])^2" office:value-type="float" office:value="0.001936" calcext:value-type="float">
            <text:p>0.001936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CB13]-['Watts-Strogatz meta-norm'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B14]-['Watts-Strogatz meta-norm'.C$5])^2" office:value-type="float" office:value="0.000186777777777776" calcext:value-type="float">
            <text:p>0.0001867778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D14]-['Watts-Strogatz meta-norm'.E$5])^2" office:value-type="float" office:value="0.00260099999999999" calcext:value-type="float">
            <text:p>0.00260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F14]-['Watts-Strogatz meta-norm'.G$5])^2" office:value-type="float" office:value="0.00080277777777779" calcext:value-type="float">
            <text:p>0.0008027778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H14]-['Watts-Strogatz meta-norm'.I$5])^2" office:value-type="float" office:value="0.00291599999999998" calcext:value-type="float">
            <text:p>0.002916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J14]-['Watts-Strogatz meta-norm'.K$5])^2" office:value-type="float" office:value="0.0382854444444445" calcext:value-type="float">
            <text:p>0.03828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14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4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4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4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4]-['Watts-Strogatz meta-norm'.U$5])^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V14]-['Watts-Strogatz meta-norm'.W$5])^2" office:value-type="float" office:value="0.00100277777777777" calcext:value-type="float">
            <text:p>0.0010027778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X14]-['Watts-Strogatz meta-norm'.Y$5])^2" office:value-type="float" office:value="0.00160000000000001" calcext:value-type="float">
            <text:p>0.0016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Z14]-['Watts-Strogatz meta-norm'.AA$5])^2" office:value-type="float" office:value="0.00562499999999999" calcext:value-type="float">
            <text:p>0.005625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B14]-['Watts-Strogatz meta-norm'.AC$5])^2" office:value-type="float" office:value="0.000386777777777778" calcext:value-type="float">
            <text:p>0.0003867778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D14]-['Watts-Strogatz meta-norm'.AE$5])^2" office:value-type="float" office:value="0.018769" calcext:value-type="float">
            <text:p>0.018769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F14]-['Watts-Strogatz meta-norm'.AG$5])^2" office:value-type="float" office:value="0.0484000000000001" calcext:value-type="float">
            <text:p>0.0484</text:p>
          </table:table-cell>
          <table:table-cell office:value-type="float" office:value="0.37" calcext:value-type="float">
            <text:p>0.37</text:p>
          </table:table-cell>
          <table:table-cell table:formula="of:=(['Watts-Strogatz meta-norm'.AH14]-['Watts-Strogatz meta-norm'.AI$5])^2" office:value-type="float" office:value="0.00816011111111112" calcext:value-type="float">
            <text:p>0.0081601111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AJ14]-['Watts-Strogatz meta-norm'.AK$5])^2" office:value-type="float" office:value="0.00537777777777778" calcext:value-type="float">
            <text:p>0.0053777778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AL14]-['Watts-Strogatz meta-norm'.AM$5])^2" office:value-type="float" office:value="0.0016" calcext:value-type="float">
            <text:p>0.0016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AN14]-['Watts-Strogatz meta-norm'.AO$5])^2" office:value-type="float" office:value="0.00100277777777778" calcext:value-type="float">
            <text:p>0.0010027778</text:p>
          </table:table-cell>
          <table:table-cell office:value-type="float" office:value="0.86" calcext:value-type="float">
            <text:p>0.86</text:p>
          </table:table-cell>
          <table:table-cell table:formula="of:=(['Watts-Strogatz meta-norm'.AP14]-['Watts-Strogatz meta-norm'.AQ$5])^2" office:value-type="float" office:value="0.00340277777777775" calcext:value-type="float">
            <text:p>0.0034027778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R14]-['Watts-Strogatz meta-norm'.AS$5])^2" office:value-type="float" office:value="0.00045511111111111" calcext:value-type="float">
            <text:p>0.000455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T14]-['Watts-Strogatz meta-norm'.AU$5])^2" office:value-type="float" office:value="0.000169" calcext:value-type="float">
            <text:p>0.00016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V14]-['Watts-Strogatz meta-norm'.AW$5])^2" office:value-type="float" office:value="0.010201" calcext:value-type="float">
            <text:p>0.010201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X14]-['Watts-Strogatz meta-norm'.AY$5])^2" office:value-type="float" office:value="0.00780277777777779" calcext:value-type="float">
            <text:p>0.007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14]-['Watts-Strogatz meta-norm'.BA$5])^2" office:value-type="float" office:value="0.101973777777778" calcext:value-type="float">
            <text:p>0.1019737778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BB14]-['Watts-Strogatz meta-norm'.BC$5])^2" office:value-type="float" office:value="0.028224" calcext:value-type="float">
            <text:p>0.02822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D14]-['Watts-Strogatz meta-norm'.BE$5])^2" office:value-type="float" office:value="0.011449" calcext:value-type="float">
            <text:p>0.011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4]-['Watts-Strogatz meta-norm'.BG$5])^2" office:value-type="float" office:value="0.0016" calcext:value-type="float">
            <text:p>0.0016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BH14]-['Watts-Strogatz meta-norm'.BI$5])^2" office:value-type="float" office:value="0.00214677777777778" calcext:value-type="float">
            <text:p>0.0021467778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J14]-['Watts-Strogatz meta-norm'.BK$5])^2" office:value-type="float" office:value="0.000400000000000001" calcext:value-type="float">
            <text:p>0.000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BL14]-['Watts-Strogatz meta-norm'.BM$5])^2" office:value-type="float" office:value="0.007396" calcext:value-type="float">
            <text:p>0.007396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N14]-['Watts-Strogatz meta-norm'.BO$5])^2" office:value-type="float" office:value="0.00170844444444444" calcext:value-type="float">
            <text:p>0.0017084444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BP14]-['Watts-Strogatz meta-norm'.BQ$5])^2" office:value-type="float" office:value="0.068644" calcext:value-type="float">
            <text:p>0.06864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BR14]-['Watts-Strogatz meta-norm'.BS$5])^2" office:value-type="float" office:value="0.0169" calcext:value-type="float">
            <text:p>0.0169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T14]-['Watts-Strogatz meta-norm'.BU$5])^2" office:value-type="float" office:value="0.043264" calcext:value-type="float">
            <text:p>0.043264</text:p>
          </table:table-cell>
          <table:table-cell office:value-type="float" office:value="0.31" calcext:value-type="float">
            <text:p>0.31</text:p>
          </table:table-cell>
          <table:table-cell table:formula="of:=(['Watts-Strogatz meta-norm'.BV14]-['Watts-Strogatz meta-norm'.BW$5])^2" office:value-type="float" office:value="0.00352044444444445" calcext:value-type="float">
            <text:p>0.00352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X14]-['Watts-Strogatz meta-norm'.BY$5])^2" office:value-type="float" office:value="0.0188604444444445" calcext:value-type="float">
            <text:p>0.0188604444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BZ14]-['Watts-Strogatz meta-norm'.CA$5])^2" office:value-type="float" office:value="0.0000160000000000001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4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B15]-['Watts-Strogatz meta-norm'.C$5])^2" office:value-type="float" office:value="0.000266777777777781" calcext:value-type="float">
            <text:p>0.0002667778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15]-['Watts-Strogatz meta-norm'.E$5])^2" office:value-type="float" office:value="0.00000099999999999978" calcext:value-type="float">
            <text:p>0.00000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F15]-['Watts-Strogatz meta-norm'.G$5])^2" office:value-type="float" office:value="0.000136111111111107" calcext:value-type="float">
            <text:p>0.000136111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H15]-['Watts-Strogatz meta-norm'.I$5])^2" office:value-type="float" office:value="0.012996" calcext:value-type="float">
            <text:p>0.012996</text:p>
          </table:table-cell>
          <table:table-cell office:value-type="float" office:value="0" calcext:value-type="float">
            <text:p>0</text:p>
          </table:table-cell>
          <table:table-cell table:formula="of:=(['Watts-Strogatz meta-norm'.J15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15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5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5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5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5]-['Watts-Strogatz meta-norm'.U$5])^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V15]-['Watts-Strogatz meta-norm'.W$5])^2" office:value-type="float" office:value="0.00266944444444442" calcext:value-type="float">
            <text:p>0.002669444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X15]-['Watts-Strogatz meta-norm'.Y$5])^2" office:value-type="float" office:value="0.00159999999999999" calcext:value-type="float">
            <text:p>0.001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Z15]-['Watts-Strogatz meta-norm'.AA$5])^2" office:value-type="float" office:value="0.000624999999999996" calcext:value-type="float">
            <text:p>0.000625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B15]-['Watts-Strogatz meta-norm'.AC$5])^2" office:value-type="float" office:value="0.0224001111111111" calcext:value-type="float">
            <text:p>0.022400111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D15]-['Watts-Strogatz meta-norm'.AE$5])^2" office:value-type="float" office:value="0.0428490000000001" calcext:value-type="float">
            <text:p>0.0428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15]-['Watts-Strogatz meta-norm'.AG$5])^2" office:value-type="float" office:value="0.1444" calcext:value-type="float">
            <text:p>0.144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AH15]-['Watts-Strogatz meta-norm'.AI$5])^2" office:value-type="float" office:value="0.00494677777777779" calcext:value-type="float">
            <text:p>0.00494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J15]-['Watts-Strogatz meta-norm'.AK$5])^2" office:value-type="float" office:value="0.0277777777777778" calcext:value-type="float">
            <text:p>0.027777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L15]-['Watts-Strogatz meta-norm'.AM$5])^2"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Watts-Strogatz meta-norm'.AN15]-['Watts-Strogatz meta-norm'.AO$5])^2" office:value-type="float" office:value="0.000802777777777778" calcext:value-type="float">
            <text:p>0.0008027778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AP15]-['Watts-Strogatz meta-norm'.AQ$5])^2" office:value-type="float" office:value="0.0038027777777778" calcext:value-type="float">
            <text:p>0.0038027778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R15]-['Watts-Strogatz meta-norm'.AS$5])^2" office:value-type="float" office:value="0.00149511111111112" calcext:value-type="float">
            <text:p>0.001495111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T15]-['Watts-Strogatz meta-norm'.AU$5])^2" office:value-type="float" office:value="0.003969" calcext:value-type="float">
            <text:p>0.003969</text:p>
          </table:table-cell>
          <table:table-cell office:value-type="float" office:value="0" calcext:value-type="float">
            <text:p>0</text:p>
          </table:table-cell>
          <table:table-cell table:formula="of:=(['Watts-Strogatz meta-norm'.AV15]-['Watts-Strogatz meta-norm'.AW$5])^2" office:value-type="float" office:value="0.159201" calcext:value-type="float">
            <text:p>0.15920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X15]-['Watts-Strogatz meta-norm'.AY$5])^2" office:value-type="float" office:value="0.0434027777777778" calcext:value-type="float">
            <text:p>0.043402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Z15]-['Watts-Strogatz meta-norm'.BA$5])^2" office:value-type="float" office:value="0.0679471111111111" calcext:value-type="float">
            <text:p>0.06794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B15]-['Watts-Strogatz meta-norm'.BC$5])^2" office:value-type="float" office:value="0.058564" calcext:value-type="float">
            <text:p>0.05856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D15]-['Watts-Strogatz meta-norm'.BE$5])^2" office:value-type="float" office:value="0.011449" calcext:value-type="float">
            <text:p>0.011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5]-['Watts-Strogatz meta-norm'.BG$5])^2" office:value-type="float" office:value="0.0016" calcext:value-type="float">
            <text:p>0.0016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BH15]-['Watts-Strogatz meta-norm'.BI$5])^2" office:value-type="float" office:value="0.000266777777777778" calcext:value-type="float">
            <text:p>0.0002667778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J15]-['Watts-Strogatz meta-norm'.BK$5])^2" office:value-type="float" office:value="0.000900000000000002" calcext:value-type="float">
            <text:p>0.0009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L15]-['Watts-Strogatz meta-norm'.BM$5])^2" office:value-type="float" office:value="0.00193599999999999" calcext:value-type="float">
            <text:p>0.00193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N15]-['Watts-Strogatz meta-norm'.BO$5])^2" office:value-type="float" office:value="0.000128444444444445" calcext:value-type="float">
            <text:p>0.000128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P15]-['Watts-Strogatz meta-norm'.BQ$5])^2" office:value-type="float" office:value="0.029584" calcext:value-type="float">
            <text:p>0.029584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BR15]-['Watts-Strogatz meta-norm'.BS$5])^2"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BT15]-['Watts-Strogatz meta-norm'.BU$5])^2" office:value-type="float" office:value="0.019044" calcext:value-type="float">
            <text:p>0.019044</text:p>
          </table:table-cell>
          <table:table-cell office:value-type="float" office:value="0.37" calcext:value-type="float">
            <text:p>0.37</text:p>
          </table:table-cell>
          <table:table-cell table:formula="of:=(['Watts-Strogatz meta-norm'.BV15]-['Watts-Strogatz meta-norm'.BW$5])^2" office:value-type="float" office:value="0.0142404444444444" calcext:value-type="float">
            <text:p>0.0142404444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BX15]-['Watts-Strogatz meta-norm'.BY$5])^2" office:value-type="float" office:value="0.00392711111111111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BZ15]-['Watts-Strogatz meta-norm'.CA$5])^2" office:value-type="float" office:value="0.0000160000000000001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5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B16]-['Watts-Strogatz meta-norm'.C$5])^2" office:value-type="float" office:value="0.00132011111111112" calcext:value-type="float">
            <text:p>0.001320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16]-['Watts-Strogatz meta-norm'.E$5])^2" office:value-type="float" office:value="0.00000099999999999978" calcext:value-type="float">
            <text:p>0.00000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F16]-['Watts-Strogatz meta-norm'.G$5])^2" office:value-type="float" office:value="0.00146944444444446" calcext:value-type="float">
            <text:p>0.0014694444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H16]-['Watts-Strogatz meta-norm'.I$5])^2" office:value-type="float" office:value="0.000195999999999996" calcext:value-type="float">
            <text:p>0.00019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J16]-['Watts-Strogatz meta-norm'.K$5])^2" office:value-type="float" office:value="0.0212187777777778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16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6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6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6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6]-['Watts-Strogatz 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V16]-['Watts-Strogatz meta-norm'.W$5])^2" office:value-type="float" office:value="0.000336111111111118" calcext:value-type="float">
            <text:p>0.000336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X16]-['Watts-Strogatz meta-norm'.Y$5])^2" office:value-type="float" office:value="0.00490000000000002" calcext:value-type="float">
            <text:p>0.0049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Z16]-['Watts-Strogatz meta-norm'.AA$5])^2" office:value-type="float" office:value="0.001225" calcext:value-type="float">
            <text:p>0.0012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16]-['Watts-Strogatz meta-norm'.AC$5])^2" office:value-type="float" office:value="0.00993344444444445" calcext:value-type="float">
            <text:p>0.009933444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D16]-['Watts-Strogatz meta-norm'.AE$5])^2" office:value-type="float" office:value="0.031329" calcext:value-type="float">
            <text:p>0.031329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F16]-['Watts-Strogatz meta-norm'.AG$5])^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(['Watts-Strogatz meta-norm'.AH16]-['Watts-Strogatz meta-norm'.AI$5])^2" office:value-type="float" office:value="0.0782134444444444" calcext:value-type="float">
            <text:p>0.078213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J16]-['Watts-Strogatz meta-norm'.AK$5])^2" office:value-type="float" office:value="0.0277777777777778" calcext:value-type="float">
            <text:p>0.0277777778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AL16]-['Watts-Strogatz meta-norm'.AM$5])^2" office:value-type="float" office:value="0.0025" calcext:value-type="float">
            <text:p>0.0025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AN16]-['Watts-Strogatz meta-norm'.AO$5])^2" office:value-type="float" office:value="0.000469444444444445" calcext:value-type="float">
            <text:p>0.0004694444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AP16]-['Watts-Strogatz meta-norm'.AQ$5])^2" office:value-type="float" office:value="0.00513611111111114" calcext:value-type="float">
            <text:p>0.005136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R16]-['Watts-Strogatz meta-norm'.AS$5])^2" office:value-type="float" office:value="0.00236844444444445" calcext:value-type="float">
            <text:p>0.00236844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T16]-['Watts-Strogatz meta-norm'.AU$5])^2" office:value-type="float" office:value="0.002809" calcext:value-type="float">
            <text:p>0.002809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V16]-['Watts-Strogatz meta-norm'.AW$5])^2" office:value-type="float" office:value="0.014641" calcext:value-type="float">
            <text:p>0.014641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X16]-['Watts-Strogatz meta-norm'.AY$5])^2" office:value-type="float" office:value="0.0283361111111111" calcext:value-type="float">
            <text:p>0.0283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Z16]-['Watts-Strogatz meta-norm'.BA$5])^2" office:value-type="float" office:value="0.0326404444444444" calcext:value-type="float">
            <text:p>0.03264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B16]-['Watts-Strogatz meta-norm'.BC$5])^2" office:value-type="float" office:value="0.058564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16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6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16]-['Watts-Strogatz meta-norm'.BI$5])^2" office:value-type="float" office:value="0.000186777777777778" calcext:value-type="float">
            <text:p>0.0001867778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BJ16]-['Watts-Strogatz meta-norm'.BK$5])^2" office:value-type="float" office:value="0.000900000000000002" calcext:value-type="float">
            <text:p>0.0009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BL16]-['Watts-Strogatz meta-norm'.BM$5])^2" office:value-type="float" office:value="0.00409599999999999" calcext:value-type="float">
            <text:p>0.00409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BN16]-['Watts-Strogatz meta-norm'.BO$5])^2" office:value-type="float" office:value="0.00786177777777777" calcext:value-type="float">
            <text:p>0.0078617778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BP16]-['Watts-Strogatz meta-norm'.BQ$5])^2" office:value-type="float" office:value="0.036864" calcext:value-type="float">
            <text:p>0.03686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BR16]-['Watts-Strogatz meta-norm'.BS$5])^2" office:value-type="float" office:value="0.0016" calcext:value-type="float">
            <text:p>0.0016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T16]-['Watts-Strogatz meta-norm'.BU$5])^2" office:value-type="float" office:value="0.016384" calcext:value-type="float">
            <text:p>0.016384</text:p>
          </table:table-cell>
          <table:table-cell office:value-type="float" office:value="0.38" calcext:value-type="float">
            <text:p>0.38</text:p>
          </table:table-cell>
          <table:table-cell table:formula="of:=(['Watts-Strogatz meta-norm'.BV16]-['Watts-Strogatz meta-norm'.BW$5])^2" office:value-type="float" office:value="0.0167271111111111" calcext:value-type="float">
            <text:p>0.0167271111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BX16]-['Watts-Strogatz meta-norm'.BY$5])^2" office:value-type="float" office:value="0.0105404444444444" calcext:value-type="float">
            <text:p>0.01054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Z16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6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table:formula="of:=(['Watts-Strogatz meta-norm'.B17]-['Watts-Strogatz meta-norm'.C$5])^2" office:value-type="float" office:value="0.00288011111111111" calcext:value-type="float">
            <text:p>0.0028801111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D17]-['Watts-Strogatz meta-norm'.E$5])^2" office:value-type="float" office:value="0.00504099999999998" calcext:value-type="float">
            <text:p>0.00504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F17]-['Watts-Strogatz meta-norm'.G$5])^2" office:value-type="float" office:value="0.00080277777777779" calcext:value-type="float">
            <text:p>0.00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H17]-['Watts-Strogatz meta-norm'.I$5])^2" office:value-type="float" office:value="0.181476" calcext:value-type="float">
            <text:p>0.18147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J17]-['Watts-Strogatz meta-norm'.K$5])^2" office:value-type="float" office:value="0.0344721111111111" calcext:value-type="float">
            <text:p>0.03447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17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7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7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7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7]-['Watts-Strogatz meta-norm'.U$5])^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V17]-['Watts-Strogatz meta-norm'.W$5])^2" office:value-type="float" office:value="0.00266944444444442" calcext:value-type="float">
            <text:p>0.002669444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X17]-['Watts-Strogatz meta-norm'.Y$5])^2" office:value-type="float" office:value="0.00359999999999999" calcext:value-type="float">
            <text:p>0.003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Z17]-['Watts-Strogatz meta-norm'.AA$5])^2" office:value-type="float" office:value="0.000624999999999996" calcext:value-type="float">
            <text:p>0.00062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B17]-['Watts-Strogatz meta-norm'.AC$5])^2" office:value-type="float" office:value="0.0143201111111111" calcext:value-type="float">
            <text:p>0.014320111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D17]-['Watts-Strogatz meta-norm'.AE$5])^2" office:value-type="float" office:value="0.034969" calcext:value-type="float">
            <text:p>0.034969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F17]-['Watts-Strogatz meta-norm'.AG$5])^2" office:value-type="float" office:value="0.00810000000000002" calcext:value-type="float">
            <text:p>0.0081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H17]-['Watts-Strogatz meta-norm'.AI$5])^2" office:value-type="float" office:value="0.0401334444444445" calcext:value-type="float">
            <text:p>0.0401334444</text:p>
          </table:table-cell>
          <table:table-cell office:value-type="float" office:value="0.29" calcext:value-type="float">
            <text:p>0.29</text:p>
          </table:table-cell>
          <table:table-cell table:formula="of:=(['Watts-Strogatz meta-norm'.AJ17]-['Watts-Strogatz meta-norm'.AK$5])^2" office:value-type="float" office:value="0.0152111111111111" calcext:value-type="float">
            <text:p>0.0152111111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AL17]-['Watts-Strogatz meta-norm'.AM$5])^2" office:value-type="float" office:value="0.0025" calcext:value-type="float">
            <text:p>0.0025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AN17]-['Watts-Strogatz meta-norm'.AO$5])^2" office:value-type="float" office:value="0.000469444444444445" calcext:value-type="float">
            <text:p>0.0004694444</text:p>
          </table:table-cell>
          <table:table-cell office:value-type="float" office:value="0.88" calcext:value-type="float">
            <text:p>0.88</text:p>
          </table:table-cell>
          <table:table-cell table:formula="of:=(['Watts-Strogatz meta-norm'.AP17]-['Watts-Strogatz meta-norm'.AQ$5])^2" office:value-type="float" office:value="0.00613611111111108" calcext:value-type="float">
            <text:p>0.006136111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R17]-['Watts-Strogatz meta-norm'.AS$5])^2" office:value-type="float" office:value="0.00170844444444444" calcext:value-type="float">
            <text:p>0.0017084444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T17]-['Watts-Strogatz meta-norm'.AU$5])^2" office:value-type="float" office:value="0.003969" calcext:value-type="float">
            <text:p>0.003969</text:p>
          </table:table-cell>
          <table:table-cell office:value-type="float" office:value="0" calcext:value-type="float">
            <text:p>0</text:p>
          </table:table-cell>
          <table:table-cell table:formula="of:=(['Watts-Strogatz meta-norm'.AV17]-['Watts-Strogatz meta-norm'.AW$5])^2" office:value-type="float" office:value="0.159201" calcext:value-type="float">
            <text:p>0.159201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AX17]-['Watts-Strogatz meta-norm'.AY$5])^2" office:value-type="float" office:value="0.0774694444444445" calcext:value-type="float">
            <text:p>0.0774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17]-['Watts-Strogatz meta-norm'.BA$5])^2" office:value-type="float" office:value="0.101973777777778" calcext:value-type="float">
            <text:p>0.1019737778</text:p>
          </table:table-cell>
          <table:table-cell office:value-type="float" office:value="0.37" calcext:value-type="float">
            <text:p>0.37</text:p>
          </table:table-cell>
          <table:table-cell table:formula="of:=(['Watts-Strogatz meta-norm'.BB17]-['Watts-Strogatz meta-norm'.BC$5])^2" office:value-type="float" office:value="0.016384" calcext:value-type="float">
            <text:p>0.016384</text:p>
          </table:table-cell>
          <table:table-cell office:value-type="float" office:value="0.11" calcext:value-type="float">
            <text:p>0.11</text:p>
          </table:table-cell>
          <table:table-cell table:formula="of:=(['Watts-Strogatz meta-norm'.BD17]-['Watts-Strogatz meta-norm'.BE$5])^2" office:value-type="float" office:value="0.001089" calcext:value-type="float">
            <text:p>0.001089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BF17]-['Watts-Strogatz meta-norm'.BG$5])^2" office:value-type="float" office:value="0.0036" calcext:value-type="float">
            <text:p>0.0036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17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86" calcext:value-type="float">
            <text:p>0.86</text:p>
          </table:table-cell>
          <table:table-cell table:formula="of:=(['Watts-Strogatz meta-norm'.BJ17]-['Watts-Strogatz meta-norm'.BK$5])^2" office:value-type="float" office:value="0.00359999999999999" calcext:value-type="float">
            <text:p>0.003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BL17]-['Watts-Strogatz meta-norm'.BM$5])^2" office:value-type="float" office:value="0.00115599999999999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Watts-Strogatz meta-norm'.BN17]-['Watts-Strogatz meta-norm'.BO$5])^2" office:value-type="float" office:value="0.241408444444444" calcext:value-type="float">
            <text:p>0.241408444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P17]-['Watts-Strogatz meta-norm'.BQ$5])^2" office:value-type="float" office:value="0.033124" calcext:value-type="float">
            <text:p>0.03312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R17]-['Watts-Strogatz meta-norm'.BS$5])^2" office:value-type="float" office:value="0.0144" calcext:value-type="float">
            <text:p>0.014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T17]-['Watts-Strogatz meta-norm'.BU$5])^2" office:value-type="float" office:value="0.061504" calcext:value-type="float">
            <text:p>0.061504</text:p>
          </table:table-cell>
          <table:table-cell office:value-type="float" office:value="0.33" calcext:value-type="float">
            <text:p>0.33</text:p>
          </table:table-cell>
          <table:table-cell table:formula="of:=(['Watts-Strogatz meta-norm'.BV17]-['Watts-Strogatz meta-norm'.BW$5])^2" office:value-type="float" office:value="0.00629377777777778" calcext:value-type="float">
            <text:p>0.0062937778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X17]-['Watts-Strogatz meta-norm'.BY$5])^2" office:value-type="float" office:value="0.0126937777777778" calcext:value-type="float">
            <text:p>0.01269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Z17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7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B18]-['Watts-Strogatz meta-norm'.C$5])^2" office:value-type="float" office:value="0.0000134444444444439" calcext:value-type="float">
            <text:p>1.34444444444439E-05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D18]-['Watts-Strogatz meta-norm'.E$5])^2" office:value-type="float" office:value="0.00168099999999998" calcext:value-type="float">
            <text:p>0.001681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F18]-['Watts-Strogatz meta-norm'.G$5])^2" office:value-type="float" office:value="0.00613611111111114" calcext:value-type="float">
            <text:p>0.006136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H18]-['Watts-Strogatz meta-norm'.I$5])^2" office:value-type="float" office:value="0.181476" calcext:value-type="float">
            <text:p>0.181476</text:p>
          </table:table-cell>
          <table:table-cell office:value-type="float" office:value="0" calcext:value-type="float">
            <text:p>0</text:p>
          </table:table-cell>
          <table:table-cell table:formula="of:=(['Watts-Strogatz meta-norm'.J18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18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8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8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8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8]-['Watts-Strogatz meta-norm'.U$5])^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V18]-['Watts-Strogatz meta-norm'.W$5])^2" office:value-type="float" office:value="0.00340277777777781" calcext:value-type="float">
            <text:p>0.003402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X18]-['Watts-Strogatz meta-norm'.Y$5])^2" office:value-type="float" office:value="0.00159999999999999" calcext:value-type="float">
            <text:p>0.0016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Z18]-['Watts-Strogatz meta-norm'.AA$5])^2" office:value-type="float" office:value="0.00722500000000001" calcext:value-type="float">
            <text:p>0.007225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B18]-['Watts-Strogatz meta-norm'.AC$5])^2" office:value-type="float" office:value="0.0287867777777778" calcext:value-type="float">
            <text:p>0.0287867778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D18]-['Watts-Strogatz meta-norm'.AE$5])^2" office:value-type="float" office:value="0.0428490000000001" calcext:value-type="float">
            <text:p>0.042849</text:p>
          </table:table-cell>
          <table:table-cell office:value-type="float" office:value="0.42" calcext:value-type="float">
            <text:p>0.42</text:p>
          </table:table-cell>
          <table:table-cell table:formula="of:=(['Watts-Strogatz meta-norm'.AF18]-['Watts-Strogatz meta-norm'.A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AH18]-['Watts-Strogatz meta-norm'.AI$5])^2" office:value-type="float" office:value="0.0782134444444444" calcext:value-type="float">
            <text:p>0.078213444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AJ18]-['Watts-Strogatz meta-norm'.AK$5])^2" office:value-type="float" office:value="0.00694444444444445" calcext:value-type="float">
            <text:p>0.006944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L18]-['Watts-Strogatz meta-norm'.AM$5])^2" office:value-type="float" office:value="0.0081" calcext:value-type="float">
            <text:p>0.0081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AN18]-['Watts-Strogatz meta-norm'.AO$5])^2" office:value-type="float" office:value="0.000136111111111111" calcext:value-type="float">
            <text:p>0.0001361111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AP18]-['Watts-Strogatz meta-norm'.AQ$5])^2" office:value-type="float" office:value="0.00173611111111113" calcext:value-type="float">
            <text:p>0.001736111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R18]-['Watts-Strogatz meta-norm'.AS$5])^2" office:value-type="float" office:value="0.00045511111111111" calcext:value-type="float">
            <text:p>0.0004551111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T18]-['Watts-Strogatz meta-norm'.AU$5])^2"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table:formula="of:=(['Watts-Strogatz meta-norm'.AV18]-['Watts-Strogatz meta-norm'.AW$5])^2" office:value-type="float" office:value="0.159201" calcext:value-type="float">
            <text:p>0.159201</text:p>
          </table:table-cell>
          <table:table-cell office:value-type="float" office:value="0" calcext:value-type="float">
            <text:p>0</text:p>
          </table:table-cell>
          <table:table-cell table:formula="of:=(['Watts-Strogatz meta-norm'.AX18]-['Watts-Strogatz meta-norm'.AY$5])^2" office:value-type="float" office:value="0.130802777777778" calcext:value-type="float">
            <text:p>0.130802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Z18]-['Watts-Strogatz meta-norm'.BA$5])^2" office:value-type="float" office:value="0.0363537777777777" calcext:value-type="float">
            <text:p>0.03635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B18]-['Watts-Strogatz meta-norm'.BC$5])^2" office:value-type="float" office:value="0.058564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18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8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18]-['Watts-Strogatz meta-norm'.BI$5])^2" office:value-type="float" office:value="0.000186777777777778" calcext:value-type="float">
            <text:p>0.0001867778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BJ18]-['Watts-Strogatz meta-norm'.BK$5])^2" office:value-type="float" office:value="0.000400000000000001" calcext:value-type="float">
            <text:p>0.0004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L18]-['Watts-Strogatz meta-norm'.BM$5])^2" office:value-type="float" office:value="0.00435600000000001" calcext:value-type="float">
            <text:p>0.00435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BN18]-['Watts-Strogatz meta-norm'.BO$5])^2" office:value-type="float" office:value="0.000821777777777778" calcext:value-type="float">
            <text:p>0.000821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P18]-['Watts-Strogatz meta-norm'.BQ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Watts-Strogatz meta-norm'.BR18]-['Watts-Strogatz meta-norm'.BS$5])^2" office:value-type="float" office:value="0.2025" calcext:value-type="float">
            <text:p>0.2025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BT18]-['Watts-Strogatz meta-norm'.BU$5])^2" office:value-type="float" office:value="0.066564" calcext:value-type="float">
            <text:p>0.066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V18]-['Watts-Strogatz meta-norm'.BW$5])^2" office:value-type="float" office:value="0.0628337777777778" calcext:value-type="float">
            <text:p>0.0628337778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BX18]-['Watts-Strogatz meta-norm'.BY$5])^2" office:value-type="float" office:value="0.00392711111111111" calcext:value-type="float">
            <text:p>0.00392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Z18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18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B19]-['Watts-Strogatz meta-norm'.C$5])^2" office:value-type="float" office:value="0.00113344444444444" calcext:value-type="float">
            <text:p>0.001133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D19]-['Watts-Strogatz meta-norm'.E$5])^2" office:value-type="float" office:value="0.000361000000000005" calcext:value-type="float">
            <text:p>0.00036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F19]-['Watts-Strogatz meta-norm'.G$5])^2" office:value-type="float" office:value="0.0000694444444444477" calcext:value-type="float">
            <text:p>6.94444444444477E-05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H19]-['Watts-Strogatz meta-norm'.I$5])^2" office:value-type="float" office:value="0.030276" calcext:value-type="float">
            <text:p>0.03027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J19]-['Watts-Strogatz meta-norm'.K$5])^2" office:value-type="float" office:value="0.0422987777777778" calcext:value-type="float">
            <text:p>0.04229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19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19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19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19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19]-['Watts-Strogatz meta-norm'.U$5])^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V19]-['Watts-Strogatz meta-norm'.W$5])^2" office:value-type="float" office:value="0.0017361111111111" calcext:value-type="float">
            <text:p>0.001736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X19]-['Watts-Strogatz meta-norm'.Y$5])^2" office:value-type="float" office:value="0.000099999999999998" calcext:value-type="float">
            <text:p>0.000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Z19]-['Watts-Strogatz meta-norm'.AA$5])^2" office:value-type="float" office:value="0.000625000000000007" calcext:value-type="float">
            <text:p>0.0006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19]-['Watts-Strogatz meta-norm'.AC$5])^2" office:value-type="float" office:value="0.185186777777778" calcext:value-type="float">
            <text:p>0.185186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D19]-['Watts-Strogatz meta-norm'.AE$5])^2" office:value-type="float" office:value="0.038809" calcext:value-type="float">
            <text:p>0.038809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F19]-['Watts-Strogatz meta-norm'.AG$5])^2" office:value-type="float" office:value="0.00360000000000001" calcext:value-type="float">
            <text:p>0.0036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H19]-['Watts-Strogatz meta-norm'.AI$5])^2" office:value-type="float" office:value="0.0362267777777778" calcext:value-type="float">
            <text:p>0.03622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J19]-['Watts-Strogatz meta-norm'.AK$5])^2" office:value-type="float" office:value="0.0277777777777778" calcext:value-type="float">
            <text:p>0.0277777778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AL19]-['Watts-Strogatz meta-norm'.AM$5])^2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formula="of:=(['Watts-Strogatz meta-norm'.AN19]-['Watts-Strogatz meta-norm'.AO$5])^2" office:value-type="float" office:value="0.000802777777777778" calcext:value-type="float">
            <text:p>0.0008027778</text:p>
          </table:table-cell>
          <table:table-cell office:value-type="float" office:value="0.86" calcext:value-type="float">
            <text:p>0.86</text:p>
          </table:table-cell>
          <table:table-cell table:formula="of:=(['Watts-Strogatz meta-norm'.AP19]-['Watts-Strogatz meta-norm'.AQ$5])^2" office:value-type="float" office:value="0.00340277777777775" calcext:value-type="float">
            <text:p>0.0034027778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R19]-['Watts-Strogatz meta-norm'.AS$5])^2" office:value-type="float" office:value="0.00170844444444444" calcext:value-type="float">
            <text:p>0.0017084444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T19]-['Watts-Strogatz meta-norm'.AU$5])^2" office:value-type="float" office:value="0.0000490000000000001" calcext:value-type="float">
            <text:p>0.000049</text:p>
          </table:table-cell>
          <table:table-cell office:value-type="float" office:value="0.66" calcext:value-type="float">
            <text:p>0.66</text:p>
          </table:table-cell>
          <table:table-cell table:formula="of:=(['Watts-Strogatz meta-norm'.AV19]-['Watts-Strogatz meta-norm'.AW$5])^2" office:value-type="float" office:value="0.068121" calcext:value-type="float">
            <text:p>0.068121</text:p>
          </table:table-cell>
          <table:table-cell office:value-type="float" office:value="0" calcext:value-type="float">
            <text:p>0</text:p>
          </table:table-cell>
          <table:table-cell table:formula="of:=(['Watts-Strogatz meta-norm'.AX19]-['Watts-Strogatz meta-norm'.AY$5])^2" office:value-type="float" office:value="0.130802777777778" calcext:value-type="float">
            <text:p>0.1308027778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AZ19]-['Watts-Strogatz meta-norm'.BA$5])^2" office:value-type="float" office:value="0.0197871111111111" calcext:value-type="float">
            <text:p>0.01978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B19]-['Watts-Strogatz meta-norm'.BC$5])^2" office:value-type="float" office:value="0.058564" calcext:value-type="float">
            <text:p>0.058564</text:p>
          </table:table-cell>
          <table:table-cell office:value-type="float" office:value="0.27" calcext:value-type="float">
            <text:p>0.27</text:p>
          </table:table-cell>
          <table:table-cell table:formula="of:=(['Watts-Strogatz meta-norm'.BD19]-['Watts-Strogatz meta-norm'.BE$5])^2"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table:formula="of:=(['Watts-Strogatz meta-norm'.BF19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19]-['Watts-Strogatz meta-norm'.BI$5])^2" office:value-type="float" office:value="0.000186777777777778" calcext:value-type="float">
            <text:p>0.0001867778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BJ19]-['Watts-Strogatz meta-norm'.BK$5])^2" office:value-type="float" office:value="0.00360000000000001" calcext:value-type="float">
            <text:p>0.0036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BL19]-['Watts-Strogatz meta-norm'.BM$5])^2" office:value-type="float" office:value="0.007396" calcext:value-type="float">
            <text:p>0.007396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N19]-['Watts-Strogatz meta-norm'.BO$5])^2" office:value-type="float" office:value="0.0000751111111111109" calcext:value-type="float">
            <text:p>7.51111111111109E-05</text:p>
          </table:table-cell>
          <table:table-cell office:value-type="float" office:value="0" calcext:value-type="float">
            <text:p>0</text:p>
          </table:table-cell>
          <table:table-cell table:formula="of:=(['Watts-Strogatz meta-norm'.BP19]-['Watts-Strogatz meta-norm'.BQ$5])^2" office:value-type="float" office:value="0.128164" calcext:value-type="float">
            <text:p>0.128164</text:p>
          </table:table-cell>
          <table:table-cell office:value-type="float" office:value="0.66" calcext:value-type="float">
            <text:p>0.66</text:p>
          </table:table-cell>
          <table:table-cell table:formula="of:=(['Watts-Strogatz meta-norm'.BR19]-['Watts-Strogatz meta-norm'.BS$5])^2" office:value-type="float" office:value="0.0441" calcext:value-type="float">
            <text:p>0.044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T19]-['Watts-Strogatz meta-norm'.BU$5])^2" office:value-type="float" office:value="0.061504" calcext:value-type="float">
            <text:p>0.061504</text:p>
          </table:table-cell>
          <table:table-cell office:value-type="float" office:value="0.32" calcext:value-type="float">
            <text:p>0.32</text:p>
          </table:table-cell>
          <table:table-cell table:formula="of:=(['Watts-Strogatz meta-norm'.BV19]-['Watts-Strogatz meta-norm'.BW$5])^2" office:value-type="float" office:value="0.00480711111111111" calcext:value-type="float">
            <text:p>0.0048071111</text:p>
          </table:table-cell>
          <table:table-cell office:value-type="float" office:value="0.16" calcext:value-type="float">
            <text:p>0.16</text:p>
          </table:table-cell>
          <table:table-cell table:formula="of:=(['Watts-Strogatz meta-norm'.BX19]-['Watts-Strogatz meta-norm'.BY$5])^2" office:value-type="float" office:value="0.000513777777777777" calcext:value-type="float">
            <text:p>0.0005137778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BZ19]-['Watts-Strogatz meta-norm'.CA$5])^2" office:value-type="float" office:value="0.000676" calcext:value-type="float">
            <text:p>0.000676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CB19]-['Watts-Strogatz meta-norm'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20]-['Watts-Strogatz meta-norm'.C$5])^2" office:value-type="float" office:value="0.00317344444444446" calcext:value-type="float">
            <text:p>0.003173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D20]-['Watts-Strogatz meta-norm'.E$5])^2" office:value-type="float" office:value="0.000120999999999998" calcext:value-type="float">
            <text:p>0.00012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F20]-['Watts-Strogatz meta-norm'.G$5])^2" office:value-type="float" office:value="0.00080277777777779" calcext:value-type="float">
            <text:p>0.000802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H20]-['Watts-Strogatz meta-norm'.I$5])^2" office:value-type="float" office:value="0.00705599999999998" calcext:value-type="float">
            <text:p>0.007056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J20]-['Watts-Strogatz meta-norm'.K$5])^2" office:value-type="float" office:value="0.0308587777777778" calcext:value-type="float">
            <text:p>0.03085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20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0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0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0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0]-['Watts-Strogatz meta-norm'.U$5])^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formula="of:=(['Watts-Strogatz meta-norm'.V20]-['Watts-Strogatz meta-norm'.W$5])^2" office:value-type="float" office:value="0.00666944444444441" calcext:value-type="float">
            <text:p>0.0066694444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X20]-['Watts-Strogatz meta-norm'.Y$5])^2" office:value-type="float" office:value="0.000400000000000005" calcext:value-type="float">
            <text:p>0.000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20]-['Watts-Strogatz meta-norm'.AA$5])^2" office:value-type="float" office:value="0.000224999999999997" calcext:value-type="float">
            <text:p>0.000225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B20]-['Watts-Strogatz meta-norm'.AC$5])^2" office:value-type="float" office:value="0.00356011111111111" calcext:value-type="float">
            <text:p>0.003560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D20]-['Watts-Strogatz meta-norm'.AE$5])^2" office:value-type="float" office:value="0.024649" calcext:value-type="float">
            <text:p>0.02464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F20]-['Watts-Strogatz meta-norm'.AG$5])^2" office:value-type="float" office:value="0.0144" calcext:value-type="float">
            <text:p>0.0144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AH20]-['Watts-Strogatz meta-norm'.AI$5])^2" office:value-type="float" office:value="0.0121734444444445" calcext:value-type="float">
            <text:p>0.0121734444</text:p>
          </table:table-cell>
          <table:table-cell office:value-type="float" office:value="0.31" calcext:value-type="float">
            <text:p>0.31</text:p>
          </table:table-cell>
          <table:table-cell table:formula="of:=(['Watts-Strogatz meta-norm'.AJ20]-['Watts-Strogatz meta-norm'.AK$5])^2" office:value-type="float" office:value="0.0205444444444444" calcext:value-type="float">
            <text:p>0.0205444444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AL20]-['Watts-Strogatz meta-norm'.AM$5])^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(['Watts-Strogatz meta-norm'.AN20]-['Watts-Strogatz meta-norm'.AO$5])^2" office:value-type="float" office:value="0.000802777777777778" calcext:value-type="float">
            <text:p>0.0008027778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AP20]-['Watts-Strogatz meta-norm'.AQ$5])^2" office:value-type="float" office:value="0.00000277777777777828" calcext:value-type="float">
            <text:p>2.77777777777828E-06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R20]-['Watts-Strogatz meta-norm'.AS$5])^2" office:value-type="float" office:value="0.000821777777777781" calcext:value-type="float">
            <text:p>0.0008217778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T20]-['Watts-Strogatz meta-norm'.AU$5])^2" office:value-type="float" office:value="0.006889" calcext:value-type="float">
            <text:p>0.006889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V20]-['Watts-Strogatz meta-norm'.AW$5])^2" office:value-type="float" office:value="0.017161" calcext:value-type="float">
            <text:p>0.01716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X20]-['Watts-Strogatz meta-norm'.AY$5])^2" office:value-type="float" office:value="0.0164694444444445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20]-['Watts-Strogatz meta-norm'.BA$5])^2" office:value-type="float" office:value="0.101973777777778" calcext:value-type="float">
            <text:p>0.1019737778</text:p>
          </table:table-cell>
          <table:table-cell office:value-type="float" office:value="0.31" calcext:value-type="float">
            <text:p>0.31</text:p>
          </table:table-cell>
          <table:table-cell table:formula="of:=(['Watts-Strogatz meta-norm'.BB20]-['Watts-Strogatz meta-norm'.BC$5])^2" office:value-type="float" office:value="0.004624" calcext:value-type="float">
            <text:p>0.004624</text:p>
          </table:table-cell>
          <table:table-cell office:value-type="float" office:value="0.19" calcext:value-type="float">
            <text:p>0.19</text:p>
          </table:table-cell>
          <table:table-cell table:formula="of:=(['Watts-Strogatz meta-norm'.BD20]-['Watts-Strogatz meta-norm'.BE$5])^2" office:value-type="float" office:value="0.002209" calcext:value-type="float">
            <text:p>0.002209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BF20]-['Watts-Strogatz meta-norm'.BG$5])^2" office:value-type="float" office:value="0.0004" calcext:value-type="float">
            <text:p>0.0004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20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J20]-['Watts-Strogatz meta-norm'.BK$5])^2" office:value-type="float" office:value="0.000400000000000001" calcext:value-type="float">
            <text:p>0.0004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BL20]-['Watts-Strogatz meta-norm'.BM$5])^2" office:value-type="float" office:value="0.000016" calcext:value-type="float">
            <text:p>0.00001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N20]-['Watts-Strogatz meta-norm'.BO$5])^2" office:value-type="float" office:value="0.000128444444444445" calcext:value-type="float">
            <text:p>0.0001284444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BP20]-['Watts-Strogatz meta-norm'.BQ$5])^2" office:value-type="float" office:value="0.026244" calcext:value-type="float">
            <text:p>0.026244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BR20]-['Watts-Strogatz meta-norm'.BS$5])^2"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table:formula="of:=(['Watts-Strogatz meta-norm'.BT20]-['Watts-Strogatz meta-norm'.BU$5])^2" office:value-type="float" office:value="0.103684" calcext:value-type="float">
            <text:p>0.10368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BV20]-['Watts-Strogatz meta-norm'.BW$5])^2" office:value-type="float" office:value="0.00986711111111112" calcext:value-type="float">
            <text:p>0.00986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X20]-['Watts-Strogatz meta-norm'.BY$5])^2" office:value-type="float" office:value="0.0188604444444445" calcext:value-type="float">
            <text:p>0.0188604444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BZ20]-['Watts-Strogatz meta-norm'.CA$5])^2" office:value-type="float" office:value="0.000676" calcext:value-type="float">
            <text:p>0.00067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0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21]-['Watts-Strogatz meta-norm'.C$5])^2" office:value-type="float" office:value="0.00069344444444445" calcext:value-type="float">
            <text:p>0.0006934444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21]-['Watts-Strogatz meta-norm'.E$5])^2" office:value-type="float" office:value="0.00000099999999999978" calcext:value-type="float">
            <text:p>0.000001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F21]-['Watts-Strogatz meta-norm'.G$5])^2" office:value-type="float" office:value="0.000336111111111118" calcext:value-type="float">
            <text:p>0.000336111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H21]-['Watts-Strogatz meta-norm'.I$5])^2" office:value-type="float" office:value="0.00409599999999998" calcext:value-type="float">
            <text:p>0.004096</text:p>
          </table:table-cell>
          <table:table-cell office:value-type="float" office:value="0" calcext:value-type="float">
            <text:p>0</text:p>
          </table:table-cell>
          <table:table-cell table:formula="of:=(['Watts-Strogatz meta-norm'.J21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21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1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1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1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1]-['Watts-Strogatz 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V21]-['Watts-Strogatz meta-norm'.W$5])^2" office:value-type="float" office:value="0.0000694444444444477" calcext:value-type="float">
            <text:p>6.94444444444477E-05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X21]-['Watts-Strogatz meta-norm'.Y$5])^2" office:value-type="float" office:value="0.000899999999999995" calcext:value-type="float">
            <text:p>0.0009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Z21]-['Watts-Strogatz meta-norm'.AA$5])^2" office:value-type="float" office:value="0.00122499999999999" calcext:value-type="float">
            <text:p>0.001225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B21]-['Watts-Strogatz meta-norm'.AC$5])^2" office:value-type="float" office:value="0.0120267777777778" calcext:value-type="float">
            <text:p>0.01202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21]-['Watts-Strogatz meta-norm'.AE$5])^2" office:value-type="float" office:value="0.154449" calcext:value-type="float">
            <text:p>0.1544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21]-['Watts-Strogatz meta-norm'.AG$5])^2" office:value-type="float" office:value="0.1444" calcext:value-type="float">
            <text:p>0.1444</text:p>
          </table:table-cell>
          <table:table-cell office:value-type="float" office:value="0.42" calcext:value-type="float">
            <text:p>0.42</text:p>
          </table:table-cell>
          <table:table-cell table:formula="of:=(['Watts-Strogatz meta-norm'.AH21]-['Watts-Strogatz meta-norm'.AI$5])^2" office:value-type="float" office:value="0.0196934444444445" calcext:value-type="float">
            <text:p>0.019693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J21]-['Watts-Strogatz meta-norm'.AK$5])^2" office:value-type="float" office:value="0.0277777777777778" calcext:value-type="float">
            <text:p>0.0277777778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AL21]-['Watts-Strogatz meta-norm'.AM$5])^2" office:value-type="float" office:value="0.0025" calcext:value-type="float">
            <text:p>0.0025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AN21]-['Watts-Strogatz meta-norm'.AO$5])^2" office:value-type="float" office:value="0.000136111111111111" calcext:value-type="float">
            <text:p>0.0001361111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AP21]-['Watts-Strogatz meta-norm'.AQ$5])^2" office:value-type="float" office:value="0.000802777777777771" calcext:value-type="float">
            <text:p>0.0008027778</text:p>
          </table:table-cell>
          <table:table-cell office:value-type="float" office:value="0.42" calcext:value-type="float">
            <text:p>0.42</text:p>
          </table:table-cell>
          <table:table-cell table:formula="of:=(['Watts-Strogatz meta-norm'.AR21]-['Watts-Strogatz meta-norm'.AS$5])^2" office:value-type="float" office:value="0.00973511111111113" calcext:value-type="float">
            <text:p>0.009735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AT21]-['Watts-Strogatz meta-norm'.AU$5])^2" office:value-type="float" office:value="0.208849" calcext:value-type="float">
            <text:p>0.208849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V21]-['Watts-Strogatz meta-norm'.AW$5])^2" office:value-type="float" office:value="0.029241" calcext:value-type="float">
            <text:p>0.029241</text:p>
          </table:table-cell>
          <table:table-cell office:value-type="float" office:value="0" calcext:value-type="float">
            <text:p>0</text:p>
          </table:table-cell>
          <table:table-cell table:formula="of:=(['Watts-Strogatz meta-norm'.AX21]-['Watts-Strogatz meta-norm'.AY$5])^2" office:value-type="float" office:value="0.130802777777778" calcext:value-type="float">
            <text:p>0.130802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Z21]-['Watts-Strogatz meta-norm'.BA$5])^2" office:value-type="float" office:value="0.0679471111111111" calcext:value-type="float">
            <text:p>0.06794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B21]-['Watts-Strogatz meta-norm'.BC$5])^2" office:value-type="float" office:value="0.058564" calcext:value-type="float">
            <text:p>0.058564</text:p>
          </table:table-cell>
          <table:table-cell office:value-type="float" office:value="0.29" calcext:value-type="float">
            <text:p>0.29</text:p>
          </table:table-cell>
          <table:table-cell table:formula="of:=(['Watts-Strogatz meta-norm'.BD21]-['Watts-Strogatz meta-norm'.BE$5])^2" office:value-type="float" office:value="0.021609" calcext:value-type="float">
            <text:p>0.021609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BF21]-['Watts-Strogatz meta-norm'.BG$5])^2" office:value-type="float" office:value="0.0025" calcext:value-type="float">
            <text:p>0.0025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21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J21]-['Watts-Strogatz meta-norm'.BK$5])^2" office:value-type="float" office:value="0.000400000000000001" calcext:value-type="float">
            <text:p>0.000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L21]-['Watts-Strogatz meta-norm'.BM$5])^2" office:value-type="float" office:value="0.002116" calcext:value-type="float">
            <text:p>0.00211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N21]-['Watts-Strogatz meta-norm'.BO$5])^2" office:value-type="float" office:value="0.000128444444444445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P21]-['Watts-Strogatz meta-norm'.BQ$5])^2" office:value-type="float" office:value="0.128164" calcext:value-type="float">
            <text:p>0.12816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R21]-['Watts-Strogatz meta-norm'.BS$5])^2"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21]-['Watts-Strogatz meta-norm'.BU$5])^2" office:value-type="float" office:value="0.103684" calcext:value-type="float">
            <text:p>0.10368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BV21]-['Watts-Strogatz meta-norm'.BW$5])^2" office:value-type="float" office:value="0.00986711111111112" calcext:value-type="float">
            <text:p>0.00986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X21]-['Watts-Strogatz meta-norm'.BY$5])^2" office:value-type="float" office:value="0.0188604444444445" calcext:value-type="float">
            <text:p>0.0188604444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BZ21]-['Watts-Strogatz meta-norm'.CA$5])^2"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1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B22]-['Watts-Strogatz meta-norm'.C$5])^2" office:value-type="float" office:value="0.00113344444444444" calcext:value-type="float">
            <text:p>0.001133444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D22]-['Watts-Strogatz meta-norm'.E$5])^2" office:value-type="float" office:value="0.00792100000000002" calcext:value-type="float">
            <text:p>0.00792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F22]-['Watts-Strogatz meta-norm'.G$5])^2" office:value-type="float" office:value="0.00380277777777775" calcext:value-type="float">
            <text:p>0.0038027778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H22]-['Watts-Strogatz meta-norm'.I$5])^2" office:value-type="float" office:value="0.00547599999999998" calcext:value-type="float">
            <text:p>0.00547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J22]-['Watts-Strogatz meta-norm'.K$5])^2" office:value-type="float" office:value="0.0212187777777778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22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2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2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2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2]-['Watts-Strogatz meta-norm'.U$5])^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V22]-['Watts-Strogatz meta-norm'.W$5])^2" office:value-type="float" office:value="0.00340277777777781" calcext:value-type="float">
            <text:p>0.0034027778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X22]-['Watts-Strogatz meta-norm'.Y$5])^2" office:value-type="float" office:value="0.000399999999999996" calcext:value-type="float">
            <text:p>0.000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22]-['Watts-Strogatz meta-norm'.AA$5])^2" office:value-type="float" office:value="0.000224999999999997" calcext:value-type="float">
            <text:p>0.0002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22]-['Watts-Strogatz meta-norm'.AC$5])^2" office:value-type="float" office:value="0.00993344444444445" calcext:value-type="float">
            <text:p>0.0099334444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D22]-['Watts-Strogatz meta-norm'.AE$5])^2" office:value-type="float" office:value="0.00592900000000001" calcext:value-type="float">
            <text:p>0.005929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F22]-['Watts-Strogatz meta-norm'.AG$5])^2" office:value-type="float" office:value="0.0441" calcext:value-type="float">
            <text:p>0.0441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AH22]-['Watts-Strogatz meta-norm'.AI$5])^2" office:value-type="float" office:value="0.00364011111111112" calcext:value-type="float">
            <text:p>0.003640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AJ22]-['Watts-Strogatz meta-norm'.AK$5])^2" office:value-type="float" office:value="0.0277777777777778" calcext:value-type="float">
            <text:p>0.0277777778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AL22]-['Watts-Strogatz meta-norm'.AM$5])^2" office:value-type="float" office:value="0.0004" calcext:value-type="float">
            <text:p>0.0004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AN22]-['Watts-Strogatz meta-norm'.AO$5])^2" office:value-type="float" office:value="0.000136111111111111" calcext:value-type="float">
            <text:p>0.0001361111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AP22]-['Watts-Strogatz meta-norm'.AQ$5])^2" office:value-type="float" office:value="0.000136111111111115" calcext:value-type="float">
            <text:p>0.0001361111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R22]-['Watts-Strogatz meta-norm'.AS$5])^2" office:value-type="float" office:value="0.0000751111111111119" calcext:value-type="float">
            <text:p>7.51111111111119E-05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T22]-['Watts-Strogatz meta-norm'.AU$5])^2" office:value-type="float" office:value="0.012769" calcext:value-type="float">
            <text:p>0.012769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V22]-['Watts-Strogatz meta-norm'.AW$5])^2" office:value-type="float" office:value="0.00504099999999999" calcext:value-type="float">
            <text:p>0.005041</text:p>
          </table:table-cell>
          <table:table-cell office:value-type="float" office:value="0" calcext:value-type="float">
            <text:p>0</text:p>
          </table:table-cell>
          <table:table-cell table:formula="of:=(['Watts-Strogatz meta-norm'.AX22]-['Watts-Strogatz meta-norm'.AY$5])^2" office:value-type="float" office:value="0.130802777777778" calcext:value-type="float">
            <text:p>0.13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22]-['Watts-Strogatz meta-norm'.BA$5])^2" office:value-type="float" office:value="0.101973777777778" calcext:value-type="float">
            <text:p>0.1019737778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BB22]-['Watts-Strogatz meta-norm'.BC$5])^2" office:value-type="float" office:value="0.028224" calcext:value-type="float">
            <text:p>0.028224</text:p>
          </table:table-cell>
          <table:table-cell office:value-type="float" office:value="0" calcext:value-type="float">
            <text:p>0</text:p>
          </table:table-cell>
          <table:table-cell table:formula="of:=(['Watts-Strogatz meta-norm'.BD22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22]-['Watts-Strogatz meta-norm'.BG$5])^2" office:value-type="float" office:value="0.0016" calcext:value-type="float">
            <text:p>0.0016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BH22]-['Watts-Strogatz meta-norm'.BI$5])^2" office:value-type="float" office:value="0.00132011111111111" calcext:value-type="float">
            <text:p>0.0013201111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J22]-['Watts-Strogatz meta-norm'.BK$5])^2" office:value-type="float" office:value="0.00159999999999999" calcext:value-type="float">
            <text:p>0.001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22]-['Watts-Strogatz meta-norm'.BM$5])^2" office:value-type="float" office:value="0.000196" calcext:value-type="float">
            <text:p>0.000196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N22]-['Watts-Strogatz meta-norm'.BO$5])^2" office:value-type="float" office:value="0.00170844444444444" calcext:value-type="float">
            <text:p>0.0017084444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BP22]-['Watts-Strogatz meta-norm'.BQ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'Watts-Strogatz meta-norm'.BR22]-['Watts-Strogatz meta-norm'.BS$5])^2" office:value-type="float" office:value="0.2025" calcext:value-type="float">
            <text:p>0.2025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T22]-['Watts-Strogatz meta-norm'.BU$5])^2" office:value-type="float" office:value="0.016384" calcext:value-type="float">
            <text:p>0.016384</text:p>
          </table:table-cell>
          <table:table-cell office:value-type="float" office:value="0.36" calcext:value-type="float">
            <text:p>0.36</text:p>
          </table:table-cell>
          <table:table-cell table:formula="of:=(['Watts-Strogatz meta-norm'.BV22]-['Watts-Strogatz meta-norm'.BW$5])^2" office:value-type="float" office:value="0.0119537777777778" calcext:value-type="float">
            <text:p>0.0119537778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BX22]-['Watts-Strogatz meta-norm'.BY$5])^2" office:value-type="float" office:value="0.00000711111111111103" calcext:value-type="float">
            <text:p>7.11111111111103E-06</text:p>
          </table:table-cell>
          <table:table-cell office:value-type="float" office:value="0" calcext:value-type="float">
            <text:p>0</text:p>
          </table:table-cell>
          <table:table-cell table:formula="of:=(['Watts-Strogatz meta-norm'.BZ22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2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23]-['Watts-Strogatz meta-norm'.C$5])^2" office:value-type="float" office:value="0.00582677777777778" calcext:value-type="float">
            <text:p>0.005826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D23]-['Watts-Strogatz meta-norm'.E$5])^2" office:value-type="float" office:value="0.000960999999999988" calcext:value-type="float">
            <text:p>0.000961</text:p>
          </table:table-cell>
          <table:table-cell office:value-type="float" office:value="0.67" calcext:value-type="float">
            <text:p>0.67</text:p>
          </table:table-cell>
          <table:table-cell table:formula="of:=(['Watts-Strogatz meta-norm'.F23]-['Watts-Strogatz meta-norm'.G$5])^2" office:value-type="float" office:value="0.0200694444444444" calcext:value-type="float">
            <text:p>0.020069444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H23]-['Watts-Strogatz meta-norm'.I$5])^2" office:value-type="float" office:value="0.020736" calcext:value-type="float">
            <text:p>0.020736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J23]-['Watts-Strogatz meta-norm'.K$5])^2" office:value-type="float" office:value="0.0184054444444444" calcext:value-type="float">
            <text:p>0.01840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23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3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3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3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3]-['Watts-Strogatz 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V23]-['Watts-Strogatz meta-norm'.W$5])^2" office:value-type="float" office:value="0.000136111111111107" calcext:value-type="float">
            <text:p>0.000136111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X23]-['Watts-Strogatz meta-norm'.Y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Z23]-['Watts-Strogatz meta-norm'.AA$5])^2" office:value-type="float" office:value="0.0000250000000000011" calcext:value-type="float">
            <text:p>0.00002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B23]-['Watts-Strogatz meta-norm'.AC$5])^2" office:value-type="float" office:value="0.0168134444444445" calcext:value-type="float">
            <text:p>0.016813444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D23]-['Watts-Strogatz meta-norm'.AE$5])^2" office:value-type="float" office:value="0.0428490000000001" calcext:value-type="float">
            <text:p>0.042849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F23]-['Watts-Strogatz meta-norm'.AG$5])^2" office:value-type="float" office:value="0.0289" calcext:value-type="float">
            <text:p>0.0289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AH23]-['Watts-Strogatz meta-norm'.AI$5])^2" office:value-type="float" office:value="0.00494677777777779" calcext:value-type="float">
            <text:p>0.0049467778</text:p>
          </table:table-cell>
          <table:table-cell office:value-type="float" office:value="0.28" calcext:value-type="float">
            <text:p>0.28</text:p>
          </table:table-cell>
          <table:table-cell table:formula="of:=(['Watts-Strogatz meta-norm'.AJ23]-['Watts-Strogatz meta-norm'.AK$5])^2" office:value-type="float" office:value="0.0128444444444445" calcext:value-type="float">
            <text:p>0.0128444444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AL23]-['Watts-Strogatz meta-norm'.AM$5])^2" office:value-type="float" office:value="0.0009" calcext:value-type="float">
            <text:p>0.0009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AN23]-['Watts-Strogatz meta-norm'.AO$5])^2" office:value-type="float" office:value="0.000136111111111111" calcext:value-type="float">
            <text:p>0.0001361111</text:p>
          </table:table-cell>
          <table:table-cell office:value-type="float" office:value="0.87" calcext:value-type="float">
            <text:p>0.87</text:p>
          </table:table-cell>
          <table:table-cell table:formula="of:=(['Watts-Strogatz meta-norm'.AP23]-['Watts-Strogatz meta-norm'.AQ$5])^2" office:value-type="float" office:value="0.00466944444444442" calcext:value-type="float">
            <text:p>0.004669444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AR23]-['Watts-Strogatz meta-norm'.AS$5])^2" office:value-type="float" office:value="0.00344177777777778" calcext:value-type="float">
            <text:p>0.0034417778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T23]-['Watts-Strogatz meta-norm'.AU$5])^2" office:value-type="float" office:value="0.012769" calcext:value-type="float">
            <text:p>0.01276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V23]-['Watts-Strogatz meta-norm'.AW$5])^2" office:value-type="float" office:value="0.019881" calcext:value-type="float">
            <text:p>0.01988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X23]-['Watts-Strogatz meta-norm'.AY$5])^2" office:value-type="float" office:value="0.0393361111111111" calcext:value-type="float">
            <text:p>0.0393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Z23]-['Watts-Strogatz meta-norm'.BA$5])^2" office:value-type="float" office:value="0.0326404444444444" calcext:value-type="float">
            <text:p>0.0326404444</text:p>
          </table:table-cell>
          <table:table-cell office:value-type="float" office:value="0.4" calcext:value-type="float">
            <text:p>0.4</text:p>
          </table:table-cell>
          <table:table-cell table:formula="of:=(['Watts-Strogatz meta-norm'.BB23]-['Watts-Strogatz meta-norm'.BC$5])^2" office:value-type="float" office:value="0.024964" calcext:value-type="float">
            <text:p>0.0249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23]-['Watts-Strogatz meta-norm'.BE$5])^2" office:value-type="float" office:value="0.020449" calcext:value-type="float">
            <text:p>0.020449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BF23]-['Watts-Strogatz meta-norm'.BG$5])^2"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Watts-Strogatz meta-norm'.BH23]-['Watts-Strogatz meta-norm'.BI$5])^2" office:value-type="float" office:value="0.000186777777777778" calcext:value-type="float">
            <text:p>0.0001867778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J23]-['Watts-Strogatz meta-norm'.BK$5])^2" office:value-type="float" office:value="0.000400000000000001" calcext:value-type="float">
            <text:p>0.0004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L23]-['Watts-Strogatz meta-norm'.BM$5])^2" office:value-type="float" office:value="0.009216" calcext:value-type="float">
            <text:p>0.009216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BN23]-['Watts-Strogatz meta-norm'.BO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'Watts-Strogatz meta-norm'.BP23]-['Watts-Strogatz meta-norm'.BQ$5])^2" office:value-type="float" office:value="0.128164" calcext:value-type="float">
            <text:p>0.12816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R23]-['Watts-Strogatz meta-norm'.BS$5])^2"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23]-['Watts-Strogatz meta-norm'.BU$5])^2" office:value-type="float" office:value="0.103684" calcext:value-type="float">
            <text:p>0.103684</text:p>
          </table:table-cell>
          <table:table-cell office:value-type="float" office:value="0.33" calcext:value-type="float">
            <text:p>0.33</text:p>
          </table:table-cell>
          <table:table-cell table:formula="of:=(['Watts-Strogatz meta-norm'.BV23]-['Watts-Strogatz meta-norm'.BW$5])^2" office:value-type="float" office:value="0.00629377777777778" calcext:value-type="float">
            <text:p>0.00629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X23]-['Watts-Strogatz meta-norm'.BY$5])^2" office:value-type="float" office:value="0.0188604444444445" calcext:value-type="float">
            <text:p>0.01886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Z23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3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24]-['Watts-Strogatz meta-norm'.C$5])^2" office:value-type="float" office:value="0.00582677777777778" calcext:value-type="float">
            <text:p>0.0058267778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D24]-['Watts-Strogatz meta-norm'.E$5])^2" office:value-type="float" office:value="0.000841000000000008" calcext:value-type="float">
            <text:p>0.00084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F24]-['Watts-Strogatz meta-norm'.G$5])^2" office:value-type="float" office:value="0.000469444444444437" calcext:value-type="float">
            <text:p>0.0004694444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H24]-['Watts-Strogatz meta-norm'.I$5])^2" office:value-type="float" office:value="0.0338559999999999" calcext:value-type="float">
            <text:p>0.03385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J24]-['Watts-Strogatz meta-norm'.K$5])^2" office:value-type="float" office:value="0.0212187777777778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24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4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4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4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4]-['Watts-Strogatz meta-norm'.U$5])^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(['Watts-Strogatz meta-norm'.V24]-['Watts-Strogatz meta-norm'.W$5])^2" office:value-type="float" office:value="0.00613611111111115" calcext:value-type="float">
            <text:p>0.006136111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X24]-['Watts-Strogatz meta-norm'.Y$5])^2" office:value-type="float" office:value="0.00159999999999999" calcext:value-type="float">
            <text:p>0.0016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Z24]-['Watts-Strogatz meta-norm'.AA$5])^2" office:value-type="float" office:value="0.00422500000000001" calcext:value-type="float">
            <text:p>0.004225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B24]-['Watts-Strogatz meta-norm'.AC$5])^2" office:value-type="float" office:value="0.0000934444444444443" calcext:value-type="float">
            <text:p>9.34444444444443E-05</text:p>
          </table:table-cell>
          <table:table-cell office:value-type="float" office:value="0" calcext:value-type="float">
            <text:p>0</text:p>
          </table:table-cell>
          <table:table-cell table:formula="of:=(['Watts-Strogatz meta-norm'.AD24]-['Watts-Strogatz meta-norm'.AE$5])^2" office:value-type="float" office:value="0.154449" calcext:value-type="float">
            <text:p>0.154449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F24]-['Watts-Strogatz meta-norm'.AG$5])^2"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AH24]-['Watts-Strogatz meta-norm'.AI$5])^2" office:value-type="float" office:value="0.0169867777777778" calcext:value-type="float">
            <text:p>0.0169867778</text:p>
          </table:table-cell>
          <table:table-cell office:value-type="float" office:value="0.26" calcext:value-type="float">
            <text:p>0.26</text:p>
          </table:table-cell>
          <table:table-cell table:formula="of:=(['Watts-Strogatz meta-norm'.AJ24]-['Watts-Strogatz meta-norm'.AK$5])^2" office:value-type="float" office:value="0.00871111111111111" calcext:value-type="float">
            <text:p>0.008711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AL24]-['Watts-Strogatz meta-norm'.AM$5])^2"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Watts-Strogatz meta-norm'.AN24]-['Watts-Strogatz meta-norm'.AO$5])^2" office:value-type="float" office:value="0.000802777777777778" calcext:value-type="float">
            <text:p>0.0008027778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AP24]-['Watts-Strogatz meta-norm'.AQ$5])^2" office:value-type="float" office:value="0.00513611111111114" calcext:value-type="float">
            <text:p>0.005136111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R24]-['Watts-Strogatz meta-norm'.AS$5])^2" office:value-type="float" office:value="0.00508844444444443" calcext:value-type="float">
            <text:p>0.005088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T24]-['Watts-Strogatz meta-norm'.AU$5])^2" office:value-type="float" office:value="0.208849" calcext:value-type="float">
            <text:p>0.208849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AV24]-['Watts-Strogatz meta-norm'.AW$5])^2" office:value-type="float" office:value="0.058081" calcext:value-type="float">
            <text:p>0.058081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X24]-['Watts-Strogatz meta-norm'.AY$5])^2" office:value-type="float" office:value="0.0220027777777778" calcext:value-type="float">
            <text:p>0.0220027778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Z24]-['Watts-Strogatz meta-norm'.BA$5])^2" office:value-type="float" office:value="0.0579204444444444" calcext:value-type="float">
            <text:p>0.0579204444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BB24]-['Watts-Strogatz meta-norm'.BC$5])^2" office:value-type="float" office:value="0.039204" calcext:value-type="float">
            <text:p>0.039204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BD24]-['Watts-Strogatz meta-norm'.BE$5])^2" office:value-type="float" office:value="0.00592899999999999" calcext:value-type="float">
            <text:p>0.005929</text:p>
          </table:table-cell>
          <table:table-cell office:value-type="float" office:value="0" calcext:value-type="float">
            <text:p>0</text:p>
          </table:table-cell>
          <table:table-cell table:formula="of:=(['Watts-Strogatz meta-norm'.BF24]-['Watts-Strogatz meta-norm'.BG$5])^2" office:value-type="float" office:value="0.0016" calcext:value-type="float">
            <text:p>0.0016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BH24]-['Watts-Strogatz meta-norm'.BI$5])^2" office:value-type="float" office:value="0.0000134444444444444" calcext:value-type="float">
            <text:p>1.34444444444444E-05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J24]-['Watts-Strogatz meta-norm'.BK$5])^2" office:value-type="float" office:value="0.00159999999999999" calcext:value-type="float">
            <text:p>0.0016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L24]-['Watts-Strogatz meta-norm'.BM$5])^2" office:value-type="float" office:value="0.000576000000000001" calcext:value-type="float">
            <text:p>0.00057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N24]-['Watts-Strogatz meta-norm'.BO$5])^2" office:value-type="float" office:value="0.00471511111111112" calcext:value-type="float">
            <text:p>0.004715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P24]-['Watts-Strogatz meta-norm'.BQ$5])^2" office:value-type="float" office:value="0.128164" calcext:value-type="float">
            <text:p>0.128164</text:p>
          </table:table-cell>
          <table:table-cell office:value-type="float" office:value="0.7" calcext:value-type="float">
            <text:p>0.7</text:p>
          </table:table-cell>
          <table:table-cell table:formula="of:=(['Watts-Strogatz meta-norm'.BR24]-['Watts-Strogatz meta-norm'.BS$5])^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24]-['Watts-Strogatz meta-norm'.BU$5])^2" office:value-type="float" office:value="0.103684" calcext:value-type="float">
            <text:p>0.103684</text:p>
          </table:table-cell>
          <table:table-cell office:value-type="float" office:value="0.32" calcext:value-type="float">
            <text:p>0.32</text:p>
          </table:table-cell>
          <table:table-cell table:formula="of:=(['Watts-Strogatz meta-norm'.BV24]-['Watts-Strogatz meta-norm'.BW$5])^2" office:value-type="float" office:value="0.00480711111111111" calcext:value-type="float">
            <text:p>0.00480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X24]-['Watts-Strogatz meta-norm'.BY$5])^2" office:value-type="float" office:value="0.0188604444444445" calcext:value-type="float">
            <text:p>0.0188604444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BZ24]-['Watts-Strogatz meta-norm'.CA$5])^2" office:value-type="float" office:value="0.0000160000000000001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4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B25]-['Watts-Strogatz meta-norm'.C$5])^2" office:value-type="float" office:value="0.000266777777777781" calcext:value-type="float">
            <text:p>0.000266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D25]-['Watts-Strogatz meta-norm'.E$5])^2" office:value-type="float" office:value="0.00168099999999998" calcext:value-type="float">
            <text:p>0.00168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F25]-['Watts-Strogatz meta-norm'.G$5])^2" office:value-type="float" office:value="0.0034027777777778" calcext:value-type="float">
            <text:p>0.0034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H25]-['Watts-Strogatz meta-norm'.I$5])^2" office:value-type="float" office:value="0.181476" calcext:value-type="float">
            <text:p>0.18147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J25]-['Watts-Strogatz meta-norm'.K$5])^2" office:value-type="float" office:value="0.0465121111111111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25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5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5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5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5]-['Watts-Strogatz 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V25]-['Watts-Strogatz meta-norm'.W$5])^2" office:value-type="float" office:value="0.000136111111111107" calcext:value-type="float">
            <text:p>0.000136111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X25]-['Watts-Strogatz meta-norm'.Y$5])^2" office:value-type="float" office:value="0.00249999999999998" calcext:value-type="float">
            <text:p>0.00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25]-['Watts-Strogatz meta-norm'.AA$5])^2" office:value-type="float" office:value="0.000224999999999997" calcext:value-type="float">
            <text:p>0.0002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25]-['Watts-Strogatz meta-norm'.AC$5])^2" office:value-type="float" office:value="0.00993344444444445" calcext:value-type="float">
            <text:p>0.009933444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D25]-['Watts-Strogatz meta-norm'.AE$5])^2" office:value-type="float" office:value="0.021609" calcext:value-type="float">
            <text:p>0.021609</text:p>
          </table:table-cell>
          <table:table-cell office:value-type="float" office:value="0" calcext:value-type="float">
            <text:p>0</text:p>
          </table:table-cell>
          <table:table-cell table:formula="of:=(['Watts-Strogatz meta-norm'.AF25]-['Watts-Strogatz meta-norm'.AG$5])^2" office:value-type="float" office:value="0.1444" calcext:value-type="float">
            <text:p>0.1444</text:p>
          </table:table-cell>
          <table:table-cell office:value-type="float" office:value="0.4" calcext:value-type="float">
            <text:p>0.4</text:p>
          </table:table-cell>
          <table:table-cell table:formula="of:=(['Watts-Strogatz meta-norm'.AH25]-['Watts-Strogatz meta-norm'.AI$5])^2" office:value-type="float" office:value="0.0144801111111111" calcext:value-type="float">
            <text:p>0.0144801111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AJ25]-['Watts-Strogatz meta-norm'.AK$5])^2" office:value-type="float" office:value="0.00111111111111111" calcext:value-type="float">
            <text:p>0.0011111111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AL25]-['Watts-Strogatz meta-norm'.AM$5])^2" office:value-type="float" office:value="0.0016" calcext:value-type="float">
            <text:p>0.0016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AN25]-['Watts-Strogatz meta-norm'.AO$5])^2" office:value-type="float" office:value="0.00000277777777777778" calcext:value-type="float">
            <text:p>2.77777777777778E-06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AP25]-['Watts-Strogatz meta-norm'.AQ$5])^2" office:value-type="float" office:value="0.000336111111111106" calcext:value-type="float">
            <text:p>0.000336111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R25]-['Watts-Strogatz meta-norm'.AS$5])^2" office:value-type="float" office:value="0.00376177777777777" calcext:value-type="float">
            <text:p>0.0037617778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T25]-['Watts-Strogatz meta-norm'.AU$5])^2" office:value-type="float" office:value="0.005329" calcext:value-type="float">
            <text:p>0.005329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V25]-['Watts-Strogatz meta-norm'.AW$5])^2" office:value-type="float" office:value="0.00656099999999998" calcext:value-type="float">
            <text:p>0.00656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X25]-['Watts-Strogatz meta-norm'.AY$5])^2" office:value-type="float" office:value="0.0568027777777778" calcext:value-type="float">
            <text:p>0.0568027778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Z25]-['Watts-Strogatz meta-norm'.BA$5])^2" office:value-type="float" office:value="0.0227004444444444" calcext:value-type="float">
            <text:p>0.0227004444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BB25]-['Watts-Strogatz meta-norm'.BC$5])^2" office:value-type="float" office:value="0.028224" calcext:value-type="float">
            <text:p>0.028224</text:p>
          </table:table-cell>
          <table:table-cell office:value-type="float" office:value="0" calcext:value-type="float">
            <text:p>0</text:p>
          </table:table-cell>
          <table:table-cell table:formula="of:=(['Watts-Strogatz meta-norm'.BD25]-['Watts-Strogatz meta-norm'.BE$5])^2" office:value-type="float" office:value="0.020449" calcext:value-type="float">
            <text:p>0.020449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F25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25]-['Watts-Strogatz meta-norm'.BI$5])^2" office:value-type="float" office:value="0.000186777777777778" calcext:value-type="float">
            <text:p>0.0001867778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BJ25]-['Watts-Strogatz meta-norm'.BK$5])^2" office:value-type="float" office:value="0.00360000000000001" calcext:value-type="float">
            <text:p>0.0036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BL25]-['Watts-Strogatz meta-norm'.BM$5])^2" office:value-type="float" office:value="0.000016" calcext:value-type="float">
            <text:p>0.00001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BN25]-['Watts-Strogatz meta-norm'.BO$5])^2" office:value-type="float" office:value="0.000128444444444445" calcext:value-type="float">
            <text:p>0.0001284444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P25]-['Watts-Strogatz meta-norm'.BQ$5])^2" office:value-type="float" office:value="0.012544" calcext:value-type="float">
            <text:p>0.01254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BR25]-['Watts-Strogatz meta-norm'.BS$5])^2" office:value-type="float" office:value="0.0225" calcext:value-type="float">
            <text:p>0.0225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T25]-['Watts-Strogatz meta-norm'.BU$5])^2" office:value-type="float" office:value="0.035344" calcext:value-type="float">
            <text:p>0.035344</text:p>
          </table:table-cell>
          <table:table-cell office:value-type="float" office:value="0.4" calcext:value-type="float">
            <text:p>0.4</text:p>
          </table:table-cell>
          <table:table-cell table:formula="of:=(['Watts-Strogatz meta-norm'.BV25]-['Watts-Strogatz meta-norm'.BW$5])^2" office:value-type="float" office:value="0.0223004444444445" calcext:value-type="float">
            <text:p>0.02230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X25]-['Watts-Strogatz meta-norm'.BY$5])^2" office:value-type="float" office:value="0.0188604444444445" calcext:value-type="float">
            <text:p>0.0188604444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BZ25]-['Watts-Strogatz meta-norm'.CA$5])^2" office:value-type="float" office:value="0.002116" calcext:value-type="float">
            <text:p>0.0021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5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26]-['Watts-Strogatz meta-norm'.C$5])^2" office:value-type="float" office:value="0.0000401111111111121" calcext:value-type="float">
            <text:p>4.01111111111121E-05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D26]-['Watts-Strogatz meta-norm'.E$5])^2" office:value-type="float" office:value="0.0000810000000000021" calcext:value-type="float">
            <text:p>0.00008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F26]-['Watts-Strogatz meta-norm'.G$5])^2" office:value-type="float" office:value="0.000469444444444437" calcext:value-type="float">
            <text:p>0.000469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H26]-['Watts-Strogatz meta-norm'.I$5])^2" office:value-type="float" office:value="0.017956" calcext:value-type="float">
            <text:p>0.01795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J26]-['Watts-Strogatz meta-norm'.K$5])^2" office:value-type="float" office:value="0.0422987777777778" calcext:value-type="float">
            <text:p>0.04229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26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6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6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6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6]-['Watts-Strogatz meta-norm'.U$5])^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V26]-['Watts-Strogatz meta-norm'.W$5])^2" office:value-type="float" office:value="0.00233611111111113" calcext:value-type="float">
            <text:p>0.0023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X26]-['Watts-Strogatz meta-norm'.Y$5])^2" office:value-type="float" office:value="0.00160000000000001" calcext:value-type="float">
            <text:p>0.0016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Z26]-['Watts-Strogatz meta-norm'.AA$5])^2" office:value-type="float" office:value="0.00422499999999999" calcext:value-type="float">
            <text:p>0.0042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26]-['Watts-Strogatz meta-norm'.AC$5])^2" office:value-type="float" office:value="0.00993344444444445" calcext:value-type="float">
            <text:p>0.0099334444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AD26]-['Watts-Strogatz meta-norm'.AE$5])^2" office:value-type="float" office:value="0.047089" calcext:value-type="float">
            <text:p>0.047089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F26]-['Watts-Strogatz meta-norm'.AG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Watts-Strogatz meta-norm'.AH26]-['Watts-Strogatz meta-norm'.AI$5])^2" office:value-type="float" office:value="0.0782134444444444" calcext:value-type="float">
            <text:p>0.078213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J26]-['Watts-Strogatz meta-norm'.AK$5])^2" office:value-type="float" office:value="0.0277777777777778" calcext:value-type="float">
            <text:p>0.0277777778</text:p>
          </table:table-cell>
          <table:table-cell office:value-type="float" office:value="0.18" calcext:value-type="float">
            <text:p>0.18</text:p>
          </table:table-cell>
          <table:table-cell table:formula="of:=(['Watts-Strogatz meta-norm'.AL26]-['Watts-Strogatz meta-norm'.AM$5])^2" office:value-type="float" office:value="0.0081" calcext:value-type="float">
            <text:p>0.0081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AN26]-['Watts-Strogatz meta-norm'.AO$5])^2" office:value-type="float" office:value="0.00000277777777777778" calcext:value-type="float">
            <text:p>2.77777777777778E-06</text:p>
          </table:table-cell>
          <table:table-cell office:value-type="float" office:value="0.88" calcext:value-type="float">
            <text:p>0.88</text:p>
          </table:table-cell>
          <table:table-cell table:formula="of:=(['Watts-Strogatz meta-norm'.AP26]-['Watts-Strogatz meta-norm'.AQ$5])^2" office:value-type="float" office:value="0.00613611111111108" calcext:value-type="float">
            <text:p>0.006136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R26]-['Watts-Strogatz meta-norm'.AS$5])^2" office:value-type="float" office:value="0.000981777777777777" calcext:value-type="float">
            <text:p>0.000981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T26]-['Watts-Strogatz meta-norm'.AU$5])^2" office:value-type="float" office:value="0.002809" calcext:value-type="float">
            <text:p>0.002809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V26]-['Watts-Strogatz meta-norm'.AW$5])^2" office:value-type="float" office:value="0.032761" calcext:value-type="float">
            <text:p>0.03276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X26]-['Watts-Strogatz meta-norm'.AY$5])^2" office:value-type="float" office:value="0.0250694444444445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Z26]-['Watts-Strogatz meta-norm'.BA$5])^2" office:value-type="float" office:value="0.101973777777778" calcext:value-type="float">
            <text:p>0.1019737778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B26]-['Watts-Strogatz meta-norm'.BC$5])^2" office:value-type="float" office:value="0.043264" calcext:value-type="float">
            <text:p>0.0432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26]-['Watts-Strogatz meta-norm'.BE$5])^2" office:value-type="float" office:value="0.020449" calcext:value-type="float">
            <text:p>0.020449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BF26]-['Watts-Strogatz meta-norm'.BG$5])^2" office:value-type="float" office:value="0.0009" calcext:value-type="float">
            <text:p>0.0009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26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BJ26]-['Watts-Strogatz meta-norm'.BK$5])^2" office:value-type="float" office:value="0.000900000000000002" calcext:value-type="float">
            <text:p>0.0009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L26]-['Watts-Strogatz meta-norm'.BM$5])^2" office:value-type="float" office:value="0.000576000000000001" calcext:value-type="float">
            <text:p>0.000576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BN26]-['Watts-Strogatz meta-norm'.BO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'Watts-Strogatz meta-norm'.BP26]-['Watts-Strogatz meta-norm'.BQ$5])^2" office:value-type="float" office:value="0.128164" calcext:value-type="float">
            <text:p>0.12816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R26]-['Watts-Strogatz meta-norm'.BS$5])^2"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  <table:table-cell table:formula="of:=(['Watts-Strogatz meta-norm'.BT26]-['Watts-Strogatz meta-norm'.BU$5])^2" office:value-type="float" office:value="0.103684" calcext:value-type="float">
            <text:p>0.103684</text:p>
          </table:table-cell>
          <table:table-cell office:value-type="float" office:value="0" calcext:value-type="float">
            <text:p>0</text:p>
          </table:table-cell>
          <table:table-cell table:formula="of:=(['Watts-Strogatz meta-norm'.BV26]-['Watts-Strogatz meta-norm'.BW$5])^2" office:value-type="float" office:value="0.0628337777777778" calcext:value-type="float">
            <text:p>0.0628337778</text:p>
          </table:table-cell>
          <table:table-cell office:value-type="float" office:value="0.27" calcext:value-type="float">
            <text:p>0.27</text:p>
          </table:table-cell>
          <table:table-cell table:formula="of:=(['Watts-Strogatz meta-norm'.BX26]-['Watts-Strogatz meta-norm'.BY$5])^2" office:value-type="float" office:value="0.0176004444444444" calcext:value-type="float">
            <text:p>0.0176004444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Z26]-['Watts-Strogatz meta-norm'.CA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6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table:formula="of:=(['Watts-Strogatz meta-norm'.B27]-['Watts-Strogatz meta-norm'.C$5])^2" office:value-type="float" office:value="0.00113344444444444" calcext:value-type="float">
            <text:p>0.001133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D27]-['Watts-Strogatz meta-norm'.E$5])^2" office:value-type="float" office:value="0.000120999999999998" calcext:value-type="float">
            <text:p>0.00012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F27]-['Watts-Strogatz meta-norm'.G$5])^2" office:value-type="float" office:value="0.000136111111111107" calcext:value-type="float">
            <text:p>0.000136111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H27]-['Watts-Strogatz meta-norm'.I$5])^2" office:value-type="float" office:value="0.00115599999999999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Watts-Strogatz meta-norm'.J27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27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7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7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7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7]-['Watts-Strogatz meta-norm'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V27]-['Watts-Strogatz meta-norm'.W$5])^2" office:value-type="float" office:value="0.00000277777777777717" calcext:value-type="float">
            <text:p>2.77777777777717E-06</text:p>
          </table:table-cell>
          <table:table-cell office:value-type="float" office:value="0.63" calcext:value-type="float">
            <text:p>0.63</text:p>
          </table:table-cell>
          <table:table-cell table:formula="of:=(['Watts-Strogatz meta-norm'.X27]-['Watts-Strogatz meta-norm'.Y$5])^2" office:value-type="float" office:value="0.00809999999999998" calcext:value-type="float">
            <text:p>0.0081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27]-['Watts-Strogatz meta-norm'.AA$5])^2" office:value-type="float" office:value="0.000224999999999997" calcext:value-type="float">
            <text:p>0.000225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B27]-['Watts-Strogatz meta-norm'.AC$5])^2" office:value-type="float" office:value="0.0120267777777778" calcext:value-type="float">
            <text:p>0.0120267778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D27]-['Watts-Strogatz meta-norm'.AE$5])^2" office:value-type="float" office:value="0.016129" calcext:value-type="float">
            <text:p>0.016129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F27]-['Watts-Strogatz meta-norm'.AG$5])^2" office:value-type="float" office:value="0.0324" calcext:value-type="float">
            <text:p>0.0324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AH27]-['Watts-Strogatz meta-norm'.AI$5])^2" office:value-type="float" office:value="0.0169867777777778" calcext:value-type="float">
            <text:p>0.0169867778</text:p>
          </table:table-cell>
          <table:table-cell office:value-type="float" office:value="0.21" calcext:value-type="float">
            <text:p>0.21</text:p>
          </table:table-cell>
          <table:table-cell table:formula="of:=(['Watts-Strogatz meta-norm'.AJ27]-['Watts-Strogatz meta-norm'.AK$5])^2" office:value-type="float" office:value="0.00187777777777778" calcext:value-type="float">
            <text:p>0.001877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L27]-['Watts-Strogatz meta-norm'.AM$5])^2" office:value-type="float" office:value="0.0081" calcext:value-type="float">
            <text:p>0.0081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AN27]-['Watts-Strogatz meta-norm'.AO$5])^2" office:value-type="float" office:value="0.000469444444444445" calcext:value-type="float">
            <text:p>0.0004694444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AP27]-['Watts-Strogatz meta-norm'.AQ$5])^2" office:value-type="float" office:value="0.000469444444444452" calcext:value-type="float">
            <text:p>0.0004694444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R27]-['Watts-Strogatz meta-norm'.AS$5])^2" office:value-type="float" office:value="0.00618844444444445" calcext:value-type="float">
            <text:p>0.0061884444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T27]-['Watts-Strogatz meta-norm'.AU$5])^2" office:value-type="float" office:value="0.000528999999999998" calcext:value-type="float">
            <text:p>0.00052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V27]-['Watts-Strogatz meta-norm'.AW$5])^2" office:value-type="float" office:value="0.019881" calcext:value-type="float">
            <text:p>0.019881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AX27]-['Watts-Strogatz meta-norm'.AY$5])^2" office:value-type="float" office:value="0.0616694444444445" calcext:value-type="float">
            <text:p>0.06166944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Z27]-['Watts-Strogatz meta-norm'.BA$5])^2" office:value-type="float" office:value="0.0363537777777777" calcext:value-type="float">
            <text:p>0.0363537778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BB27]-['Watts-Strogatz meta-norm'.BC$5])^2" office:value-type="float" office:value="0.00960400000000001" calcext:value-type="float">
            <text:p>0.009604</text:p>
          </table:table-cell>
          <table:table-cell office:value-type="float" office:value="0.23" calcext:value-type="float">
            <text:p>0.23</text:p>
          </table:table-cell>
          <table:table-cell table:formula="of:=(['Watts-Strogatz meta-norm'.BD27]-['Watts-Strogatz meta-norm'.BE$5])^2" office:value-type="float" office:value="0.00756899999999999" calcext:value-type="float">
            <text:p>0.007569</text:p>
          </table:table-cell>
          <table:table-cell office:value-type="float" office:value="0" calcext:value-type="float">
            <text:p>0</text:p>
          </table:table-cell>
          <table:table-cell table:formula="of:=(['Watts-Strogatz meta-norm'.BF27]-['Watts-Strogatz meta-norm'.BG$5])^2" office:value-type="float" office:value="0.0016" calcext:value-type="float">
            <text:p>0.0016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BH27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J27]-['Watts-Strogatz meta-norm'.BK$5])^2" office:value-type="float" office:value="0.000900000000000002" calcext:value-type="float">
            <text:p>0.0009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L27]-['Watts-Strogatz meta-norm'.BM$5])^2" office:value-type="float" office:value="0.000576000000000001" calcext:value-type="float">
            <text:p>0.000576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N27]-['Watts-Strogatz meta-norm'.BO$5])^2" office:value-type="float" office:value="0.00236844444444445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P27]-['Watts-Strogatz meta-norm'.BQ$5])^2" office:value-type="float" office:value="0.128164" calcext:value-type="float">
            <text:p>0.128164</text:p>
          </table:table-cell>
          <table:table-cell office:value-type="float" office:value="0" calcext:value-type="float">
            <text:p>0</text:p>
          </table:table-cell>
          <table:table-cell table:formula="of:=(['Watts-Strogatz meta-norm'.BR27]-['Watts-Strogatz meta-norm'.BS$5])^2" office:value-type="float" office:value="0.2025" calcext:value-type="float">
            <text:p>0.2025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BT27]-['Watts-Strogatz meta-norm'.BU$5])^2" office:value-type="float" office:value="0.016384" calcext:value-type="float">
            <text:p>0.01638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V27]-['Watts-Strogatz meta-norm'.BW$5])^2" office:value-type="float" office:value="0.0621671111111111" calcext:value-type="float">
            <text:p>0.0621671111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BX27]-['Watts-Strogatz meta-norm'.BY$5])^2" office:value-type="float" office:value="0.00139377777777778" calcext:value-type="float">
            <text:p>0.0013937778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Z27]-['Watts-Strogatz meta-norm'.CA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7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28]-['Watts-Strogatz meta-norm'.C$5])^2" office:value-type="float" office:value="0.00069344444444445" calcext:value-type="float">
            <text:p>0.000693444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D28]-['Watts-Strogatz meta-norm'.E$5])^2" office:value-type="float" office:value="0.0000810000000000021" calcext:value-type="float">
            <text:p>0.000081</text:p>
          </table:table-cell>
          <table:table-cell office:value-type="float" office:value="0.43" calcext:value-type="float">
            <text:p>0.43</text:p>
          </table:table-cell>
          <table:table-cell table:formula="of:=(['Watts-Strogatz meta-norm'.F28]-['Watts-Strogatz meta-norm'.G$5])^2" office:value-type="float" office:value="0.00966944444444449" calcext:value-type="float">
            <text:p>0.0096694444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H28]-['Watts-Strogatz meta-norm'.I$5])^2" office:value-type="float" office:value="0.0457959999999999" calcext:value-type="float">
            <text:p>0.045796</text:p>
          </table:table-cell>
          <table:table-cell office:value-type="float" office:value="0" calcext:value-type="float">
            <text:p>0</text:p>
          </table:table-cell>
          <table:table-cell table:formula="of:=(['Watts-Strogatz meta-norm'.J28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28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8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8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8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8]-['Watts-Strogatz meta-norm'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V28]-['Watts-Strogatz meta-norm'.W$5])^2" office:value-type="float" office:value="0.000469444444444437" calcext:value-type="float">
            <text:p>0.000469444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X28]-['Watts-Strogatz meta-norm'.Y$5])^2" office:value-type="float" office:value="0.00640000000000002" calcext:value-type="float">
            <text:p>0.0064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Z28]-['Watts-Strogatz meta-norm'.AA$5])^2" office:value-type="float" office:value="0.00562500000000001" calcext:value-type="float">
            <text:p>0.0056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28]-['Watts-Strogatz meta-norm'.AC$5])^2" office:value-type="float" office:value="0.00993344444444445" calcext:value-type="float">
            <text:p>0.009933444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D28]-['Watts-Strogatz meta-norm'.AE$5])^2" office:value-type="float" office:value="0.00940900000000001" calcext:value-type="float">
            <text:p>0.00940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F28]-['Watts-Strogatz meta-norm'.AG$5])^2" office:value-type="float" office:value="0.0256" calcext:value-type="float">
            <text:p>0.0256</text:p>
          </table:table-cell>
          <table:table-cell office:value-type="float" office:value="0.38" calcext:value-type="float">
            <text:p>0.38</text:p>
          </table:table-cell>
          <table:table-cell table:formula="of:=(['Watts-Strogatz meta-norm'.AH28]-['Watts-Strogatz meta-norm'.AI$5])^2" office:value-type="float" office:value="0.0100667777777778" calcext:value-type="float">
            <text:p>0.0100667778</text:p>
          </table:table-cell>
          <table:table-cell office:value-type="float" office:value="0.28" calcext:value-type="float">
            <text:p>0.28</text:p>
          </table:table-cell>
          <table:table-cell table:formula="of:=(['Watts-Strogatz meta-norm'.AJ28]-['Watts-Strogatz meta-norm'.AK$5])^2" office:value-type="float" office:value="0.0128444444444445" calcext:value-type="float">
            <text:p>0.0128444444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AL28]-['Watts-Strogatz meta-norm'.AM$5])^2" office:value-type="float" office:value="0.0009" calcext:value-type="float">
            <text:p>0.0009</text:p>
          </table:table-cell>
          <table:table-cell office:value-type="float" office:value="0.02" calcext:value-type="float">
            <text:p>0.02</text:p>
          </table:table-cell>
          <table:table-cell table:formula="of:=(['Watts-Strogatz meta-norm'.AN28]-['Watts-Strogatz meta-norm'.AO$5])^2" office:value-type="float" office:value="0.0000694444444444444" calcext:value-type="float">
            <text:p>6.94444444444444E-05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AP28]-['Watts-Strogatz meta-norm'.AQ$5])^2" office:value-type="float" office:value="0.00000277777777777828" calcext:value-type="float">
            <text:p>2.77777777777828E-06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R28]-['Watts-Strogatz meta-norm'.AS$5])^2" office:value-type="float" office:value="0.00236844444444445" calcext:value-type="float">
            <text:p>0.0023684444</text:p>
          </table:table-cell>
          <table:table-cell office:value-type="float" office:value="0.61" calcext:value-type="float">
            <text:p>0.61</text:p>
          </table:table-cell>
          <table:table-cell table:formula="of:=(['Watts-Strogatz meta-norm'.AT28]-['Watts-Strogatz meta-norm'.AU$5])^2" office:value-type="float" office:value="0.023409" calcext:value-type="float">
            <text:p>0.023409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AV28]-['Watts-Strogatz meta-norm'.AW$5])^2" office:value-type="float" office:value="0.00504099999999999" calcext:value-type="float">
            <text:p>0.005041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AX28]-['Watts-Strogatz meta-norm'.AY$5])^2" office:value-type="float" office:value="0.0667361111111111" calcext:value-type="float">
            <text:p>0.066736111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Z28]-['Watts-Strogatz meta-norm'.BA$5])^2" office:value-type="float" office:value="0.0787737777777778" calcext:value-type="float">
            <text:p>0.07877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B28]-['Watts-Strogatz meta-norm'.BC$5])^2" office:value-type="float" office:value="0.058564" calcext:value-type="float">
            <text:p>0.058564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BD28]-['Watts-Strogatz meta-norm'.BE$5])^2" office:value-type="float" office:value="0.00592899999999999" calcext:value-type="float">
            <text:p>0.005929</text:p>
          </table:table-cell>
          <table:table-cell office:value-type="float" office:value="0" calcext:value-type="float">
            <text:p>0</text:p>
          </table:table-cell>
          <table:table-cell table:formula="of:=(['Watts-Strogatz meta-norm'.BF28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28]-['Watts-Strogatz meta-norm'.BI$5])^2" office:value-type="float" office:value="0.000186777777777778" calcext:value-type="float">
            <text:p>0.0001867778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BJ28]-['Watts-Strogatz meta-norm'.BK$5])^2" office:value-type="float" office:value="0.000400000000000001" calcext:value-type="float">
            <text:p>0.0004</text:p>
          </table:table-cell>
          <table:table-cell office:value-type="float" office:value="0.65" calcext:value-type="float">
            <text:p>0.65</text:p>
          </table:table-cell>
          <table:table-cell table:formula="of:=(['Watts-Strogatz meta-norm'.BL28]-['Watts-Strogatz meta-norm'.BM$5])^2" office:value-type="float" office:value="0.010816" calcext:value-type="float">
            <text:p>0.010816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N28]-['Watts-Strogatz meta-norm'.BO$5])^2" office:value-type="float" office:value="0.000348444444444444" calcext:value-type="float">
            <text:p>0.000348444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P28]-['Watts-Strogatz meta-norm'.BQ$5])^2" office:value-type="float" office:value="0.020164" calcext:value-type="float">
            <text:p>0.020164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BR28]-['Watts-Strogatz meta-norm'.BS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Watts-Strogatz meta-norm'.BT28]-['Watts-Strogatz meta-norm'.BU$5])^2" office:value-type="float" office:value="0.103684" calcext:value-type="float">
            <text:p>0.103684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BV28]-['Watts-Strogatz meta-norm'.BW$5])^2" office:value-type="float" office:value="0.00798044444444445" calcext:value-type="float">
            <text:p>0.0079804444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BX28]-['Watts-Strogatz meta-norm'.BY$5])^2" office:value-type="float" office:value="0.00392711111111111" calcext:value-type="float">
            <text:p>0.0039271111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Z28]-['Watts-Strogatz meta-norm'.CA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8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B29]-['Watts-Strogatz meta-norm'.C$5])^2" office:value-type="float" office:value="0.00440011111111113" calcext:value-type="float">
            <text:p>0.004400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29]-['Watts-Strogatz meta-norm'.E$5])^2" office:value-type="float" office:value="0.00000099999999999978" calcext:value-type="float">
            <text:p>0.00000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F29]-['Watts-Strogatz meta-norm'.G$5])^2" office:value-type="float" office:value="0.00100277777777777" calcext:value-type="float">
            <text:p>0.0010027778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H29]-['Watts-Strogatz meta-norm'.I$5])^2" office:value-type="float" office:value="0.012996" calcext:value-type="float">
            <text:p>0.01299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J29]-['Watts-Strogatz meta-norm'.K$5])^2" office:value-type="float" office:value="0.0422987777777778" calcext:value-type="float">
            <text:p>0.04229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29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29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29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9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9]-['Watts-Strogatz 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V29]-['Watts-Strogatz meta-norm'.W$5])^2" office:value-type="float" office:value="0.00080277777777779" calcext:value-type="float">
            <text:p>0.0008027778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X29]-['Watts-Strogatz meta-norm'.Y$5])^2" office:value-type="float" office:value="0.00159999999999999" calcext:value-type="float">
            <text:p>0.0016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Z29]-['Watts-Strogatz meta-norm'.AA$5])^2" office:value-type="float" office:value="0.000224999999999997" calcext:value-type="float">
            <text:p>0.000225</text:p>
          </table:table-cell>
          <table:table-cell office:value-type="float" office:value="0.67" calcext:value-type="float">
            <text:p>0.67</text:p>
          </table:table-cell>
          <table:table-cell table:formula="of:=(['Watts-Strogatz meta-norm'.AB29]-['Watts-Strogatz meta-norm'.AC$5])^2" office:value-type="float" office:value="0.0574401111111111" calcext:value-type="float">
            <text:p>0.057440111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D29]-['Watts-Strogatz meta-norm'.AE$5])^2" office:value-type="float" office:value="0.0428490000000001" calcext:value-type="float">
            <text:p>0.042849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F29]-['Watts-Strogatz meta-norm'.AG$5])^2" office:value-type="float" office:value="0.0324" calcext:value-type="float">
            <text:p>0.032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AH29]-['Watts-Strogatz meta-norm'.AI$5])^2" office:value-type="float" office:value="0.00494677777777779" calcext:value-type="float">
            <text:p>0.0049467778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AJ29]-['Watts-Strogatz meta-norm'.AK$5])^2" office:value-type="float" office:value="0.00284444444444445" calcext:value-type="float">
            <text:p>0.0028444444</text:p>
          </table:table-cell>
          <table:table-cell office:value-type="float" office:value="0.12" calcext:value-type="float">
            <text:p>0.12</text:p>
          </table:table-cell>
          <table:table-cell table:formula="of:=(['Watts-Strogatz meta-norm'.AL29]-['Watts-Strogatz meta-norm'.AM$5])^2" office:value-type="float" office:value="0.0009" calcext:value-type="float">
            <text:p>0.0009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AN29]-['Watts-Strogatz meta-norm'.AO$5])^2" office:value-type="float" office:value="0.00266944444444444" calcext:value-type="float">
            <text:p>0.0026694444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AP29]-['Watts-Strogatz meta-norm'.AQ$5])^2" office:value-type="float" office:value="0.000469444444444452" calcext:value-type="float">
            <text:p>0.000469444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R29]-['Watts-Strogatz meta-norm'.AS$5])^2" office:value-type="float" office:value="0.00170844444444444" calcext:value-type="float">
            <text:p>0.0017084444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T29]-['Watts-Strogatz meta-norm'.AU$5])^2" office:value-type="float" office:value="0.0000490000000000001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'Watts-Strogatz meta-norm'.AV29]-['Watts-Strogatz meta-norm'.AW$5])^2" office:value-type="float" office:value="0.159201" calcext:value-type="float">
            <text:p>0.159201</text:p>
          </table:table-cell>
          <table:table-cell office:value-type="float" office:value="0" calcext:value-type="float">
            <text:p>0</text:p>
          </table:table-cell>
          <table:table-cell table:formula="of:=(['Watts-Strogatz meta-norm'.AX29]-['Watts-Strogatz meta-norm'.AY$5])^2" office:value-type="float" office:value="0.130802777777778" calcext:value-type="float">
            <text:p>0.13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29]-['Watts-Strogatz meta-norm'.BA$5])^2" office:value-type="float" office:value="0.101973777777778" calcext:value-type="float">
            <text:p>0.1019737778</text:p>
          </table:table-cell>
          <table:table-cell office:value-type="float" office:value="0.33" calcext:value-type="float">
            <text:p>0.33</text:p>
          </table:table-cell>
          <table:table-cell table:formula="of:=(['Watts-Strogatz meta-norm'.BB29]-['Watts-Strogatz meta-norm'.BC$5])^2" office:value-type="float" office:value="0.007744" calcext:value-type="float">
            <text:p>0.00774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D29]-['Watts-Strogatz meta-norm'.BE$5])^2" office:value-type="float" office:value="0.011449" calcext:value-type="float">
            <text:p>0.011449</text:p>
          </table:table-cell>
          <table:table-cell office:value-type="float" office:value="0.15" calcext:value-type="float">
            <text:p>0.15</text:p>
          </table:table-cell>
          <table:table-cell table:formula="of:=(['Watts-Strogatz meta-norm'.BF29]-['Watts-Strogatz meta-norm'.BG$5])^2"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  <table:table-cell table:formula="of:=(['Watts-Strogatz meta-norm'.BH29]-['Watts-Strogatz meta-norm'.BI$5])^2" office:value-type="float" office:value="0.000186777777777778" calcext:value-type="float">
            <text:p>0.0001867778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BJ29]-['Watts-Strogatz meta-norm'.BK$5])^2" office:value-type="float" office:value="0.00159999999999999" calcext:value-type="float">
            <text:p>0.0016</text:p>
          </table:table-cell>
          <table:table-cell office:value-type="float" office:value="0.62" calcext:value-type="float">
            <text:p>0.62</text:p>
          </table:table-cell>
          <table:table-cell table:formula="of:=(['Watts-Strogatz meta-norm'.BL29]-['Watts-Strogatz meta-norm'.BM$5])^2" office:value-type="float" office:value="0.00547599999999999" calcext:value-type="float">
            <text:p>0.005476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BN29]-['Watts-Strogatz meta-norm'.BO$5])^2" office:value-type="float" office:value="0.00344177777777778" calcext:value-type="float">
            <text:p>0.003441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P29]-['Watts-Strogatz meta-norm'.BQ$5])^2" office:value-type="float" office:value="0.128164" calcext:value-type="float">
            <text:p>0.12816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R29]-['Watts-Strogatz meta-norm'.BS$5])^2" office:value-type="float" office:value="0.0121" calcext:value-type="float">
            <text:p>0.012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BT29]-['Watts-Strogatz meta-norm'.BU$5])^2" office:value-type="float" office:value="0.039204" calcext:value-type="float">
            <text:p>0.039204</text:p>
          </table:table-cell>
          <table:table-cell office:value-type="float" office:value="0.26" calcext:value-type="float">
            <text:p>0.26</text:p>
          </table:table-cell>
          <table:table-cell table:formula="of:=(['Watts-Strogatz meta-norm'.BV29]-['Watts-Strogatz meta-norm'.BW$5])^2" office:value-type="float" office:value="0.0000871111111111116" calcext:value-type="float">
            <text:p>8.71111111111116E-05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BX29]-['Watts-Strogatz meta-norm'.BY$5])^2" office:value-type="float" office:value="0.0000537777777777781" calcext:value-type="float">
            <text:p>5.37777777777781E-05</text:p>
          </table:table-cell>
          <table:table-cell office:value-type="float" office:value="0.07" calcext:value-type="float">
            <text:p>0.07</text:p>
          </table:table-cell>
          <table:table-cell table:formula="of:=(['Watts-Strogatz meta-norm'.BZ29]-['Watts-Strogatz meta-norm'.CA$5])^2" office:value-type="float" office:value="0.000676" calcext:value-type="float">
            <text:p>0.000676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CB29]-['Watts-Strogatz meta-norm'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71" calcext:value-type="float">
            <text:p>0.71</text:p>
          </table:table-cell>
          <table:table-cell table:formula="of:=(['Watts-Strogatz meta-norm'.B30]-['Watts-Strogatz meta-norm'.C$5])^2" office:value-type="float" office:value="0.00288011111111111" calcext:value-type="float">
            <text:p>0.0028801111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D30]-['Watts-Strogatz meta-norm'.E$5])^2" office:value-type="float" office:value="0.00624100000000002" calcext:value-type="float">
            <text:p>0.00624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F30]-['Watts-Strogatz meta-norm'.G$5])^2" office:value-type="float" office:value="0.00466944444444447" calcext:value-type="float">
            <text:p>0.0046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H30]-['Watts-Strogatz meta-norm'.I$5])^2" office:value-type="float" office:value="0.181476" calcext:value-type="float">
            <text:p>0.181476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J30]-['Watts-Strogatz meta-norm'.K$5])^2" office:value-type="float" office:value="0.0133787777777778" calcext:value-type="float">
            <text:p>0.01337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30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0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0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0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0]-['Watts-Strogatz meta-norm'.U$5])^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(['Watts-Strogatz meta-norm'.V30]-['Watts-Strogatz meta-norm'.W$5])^2" office:value-type="float" office:value="0.00380277777777775" calcext:value-type="float">
            <text:p>0.0038027778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X30]-['Watts-Strogatz meta-norm'.Y$5])^2" office:value-type="float" office:value="0.000899999999999995" calcext:value-type="float">
            <text:p>0.0009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Z30]-['Watts-Strogatz meta-norm'.AA$5])^2" office:value-type="float" office:value="0.00202499999999999" calcext:value-type="float">
            <text:p>0.002025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B30]-['Watts-Strogatz meta-norm'.AC$5])^2" office:value-type="float" office:value="0.00356011111111111" calcext:value-type="float">
            <text:p>0.003560111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AD30]-['Watts-Strogatz meta-norm'.AE$5])^2" office:value-type="float" office:value="0.0428490000000001" calcext:value-type="float">
            <text:p>0.0428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30]-['Watts-Strogatz meta-norm'.AG$5])^2" office:value-type="float" office:value="0.1444" calcext:value-type="float">
            <text:p>0.1444</text:p>
          </table:table-cell>
          <table:table-cell office:value-type="float" office:value="0.41" calcext:value-type="float">
            <text:p>0.41</text:p>
          </table:table-cell>
          <table:table-cell table:formula="of:=(['Watts-Strogatz meta-norm'.AH30]-['Watts-Strogatz meta-norm'.AI$5])^2" office:value-type="float" office:value="0.0169867777777778" calcext:value-type="float">
            <text:p>0.01698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J30]-['Watts-Strogatz meta-norm'.AK$5])^2" office:value-type="float" office:value="0.0277777777777778" calcext:value-type="float">
            <text:p>0.0277777778</text:p>
          </table:table-cell>
          <table:table-cell office:value-type="float" office:value="0.1" calcext:value-type="float">
            <text:p>0.1</text:p>
          </table:table-cell>
          <table:table-cell table:formula="of:=(['Watts-Strogatz meta-norm'.AL30]-['Watts-Strogatz meta-norm'.AM$5])^2" office:value-type="float" office:value="0.0001" calcext:value-type="float">
            <text:p>0.0001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AN30]-['Watts-Strogatz meta-norm'.AO$5])^2" office:value-type="float" office:value="0.00380277777777778" calcext:value-type="float">
            <text:p>0.0038027778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AP30]-['Watts-Strogatz meta-norm'.AQ$5])^2" office:value-type="float" office:value="0.000336111111111106" calcext:value-type="float">
            <text:p>0.0003361111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R30]-['Watts-Strogatz meta-norm'.AS$5])^2" office:value-type="float" office:value="0.00045511111111111" calcext:value-type="float">
            <text:p>0.0004551111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T30]-['Watts-Strogatz meta-norm'.AU$5])^2" office:value-type="float" office:value="0.000528999999999998" calcext:value-type="float">
            <text:p>0.000529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V30]-['Watts-Strogatz meta-norm'.AW$5])^2" office:value-type="float" office:value="0.036481" calcext:value-type="float">
            <text:p>0.036481</text:p>
          </table:table-cell>
          <table:table-cell office:value-type="float" office:value="0" calcext:value-type="float">
            <text:p>0</text:p>
          </table:table-cell>
          <table:table-cell table:formula="of:=(['Watts-Strogatz meta-norm'.AX30]-['Watts-Strogatz meta-norm'.AY$5])^2" office:value-type="float" office:value="0.130802777777778" calcext:value-type="float">
            <text:p>0.13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30]-['Watts-Strogatz meta-norm'.BA$5])^2" office:value-type="float" office:value="0.101973777777778" calcext:value-type="float">
            <text:p>0.10197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B30]-['Watts-Strogatz meta-norm'.BC$5])^2" office:value-type="float" office:value="0.058564" calcext:value-type="float">
            <text:p>0.058564</text:p>
          </table:table-cell>
          <table:table-cell office:value-type="float" office:value="0" calcext:value-type="float">
            <text:p>0</text:p>
          </table:table-cell>
          <table:table-cell table:formula="of:=(['Watts-Strogatz meta-norm'.BD30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0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30]-['Watts-Strogatz meta-norm'.BI$5])^2" office:value-type="float" office:value="0.000186777777777778" calcext:value-type="float">
            <text:p>0.0001867778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BJ30]-['Watts-Strogatz meta-norm'.BK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30]-['Watts-Strogatz meta-norm'.BM$5])^2" office:value-type="float" office:value="0.000196" calcext:value-type="float">
            <text:p>0.000196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BN30]-['Watts-Strogatz meta-norm'.BO$5])^2" office:value-type="float" office:value="0.000981777777777777" calcext:value-type="float">
            <text:p>0.0009817778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P30]-['Watts-Strogatz meta-norm'.BQ$5])^2" office:value-type="float" office:value="0.033124" calcext:value-type="float">
            <text:p>0.03312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R30]-['Watts-Strogatz meta-norm'.BS$5])^2" office:value-type="float" office:value="0.0121" calcext:value-type="float">
            <text:p>0.012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T30]-['Watts-Strogatz meta-norm'.BU$5])^2" office:value-type="float" office:value="0.031684" calcext:value-type="float">
            <text:p>0.031684</text:p>
          </table:table-cell>
          <table:table-cell office:value-type="float" office:value="0" calcext:value-type="float">
            <text:p>0</text:p>
          </table:table-cell>
          <table:table-cell table:formula="of:=(['Watts-Strogatz meta-norm'.BV30]-['Watts-Strogatz meta-norm'.BW$5])^2" office:value-type="float" office:value="0.0628337777777778" calcext:value-type="float">
            <text:p>0.0628337778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BX30]-['Watts-Strogatz meta-norm'.BY$5])^2" office:value-type="float" office:value="0.00683377777777777" calcext:value-type="float">
            <text:p>0.0068337778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BZ30]-['Watts-Strogatz meta-norm'.CA$5])^2" office:value-type="float" office:value="0.002116" calcext:value-type="float">
            <text:p>0.002116</text:p>
          </table:table-cell>
          <table:table-cell office:value-type="float" office:value="0" calcext:value-type="float">
            <text:p>0</text:p>
          </table:table-cell>
          <table:table-cell table:formula="of:=(['Watts-Strogatz meta-norm'.CB30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B31]-['Watts-Strogatz meta-norm'.C$5])^2" office:value-type="float" office:value="0.000186777777777776" calcext:value-type="float">
            <text:p>0.0001867778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31]-['Watts-Strogatz meta-norm'.E$5])^2" office:value-type="float" office:value="0.00000099999999999978" calcext:value-type="float">
            <text:p>0.00000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F31]-['Watts-Strogatz meta-norm'.G$5])^2" office:value-type="float" office:value="0.00266944444444442" calcext:value-type="float">
            <text:p>0.002669444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H31]-['Watts-Strogatz meta-norm'.I$5])^2" office:value-type="float" office:value="0.00115599999999999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Watts-Strogatz meta-norm'.J31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31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1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1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1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1]-['Watts-Strogatz meta-norm'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V31]-['Watts-Strogatz meta-norm'.W$5])^2" office:value-type="float" office:value="0.00146944444444446" calcext:value-type="float">
            <text:p>0.001469444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X31]-['Watts-Strogatz meta-norm'.Y$5])^2" office:value-type="float" office:value="0.00159999999999999" calcext:value-type="float">
            <text:p>0.001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Z31]-['Watts-Strogatz meta-norm'.AA$5])^2" office:value-type="float" office:value="0.002025" calcext:value-type="float">
            <text:p>0.002025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B31]-['Watts-Strogatz meta-norm'.AC$5])^2" office:value-type="float" office:value="0.00804011111111111" calcext:value-type="float">
            <text:p>0.008040111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D31]-['Watts-Strogatz meta-norm'.AE$5])^2" office:value-type="float" office:value="0.024649" calcext:value-type="float">
            <text:p>0.024649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F31]-['Watts-Strogatz meta-norm'.AG$5])^2" office:value-type="float" office:value="0.00360000000000001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'Watts-Strogatz meta-norm'.AH31]-['Watts-Strogatz meta-norm'.AI$5])^2" office:value-type="float" office:value="0.0782134444444444" calcext:value-type="float">
            <text:p>0.0782134444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AJ31]-['Watts-Strogatz meta-norm'.AK$5])^2" office:value-type="float" office:value="0.00537777777777778" calcext:value-type="float">
            <text:p>0.0053777778</text:p>
          </table:table-cell>
          <table:table-cell office:value-type="float" office:value="0.13" calcext:value-type="float">
            <text:p>0.13</text:p>
          </table:table-cell>
          <table:table-cell table:formula="of:=(['Watts-Strogatz meta-norm'.AL31]-['Watts-Strogatz meta-norm'.AM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AN31]-['Watts-Strogatz meta-norm'.AO$5])^2" office:value-type="float" office:value="0.000802777777777778" calcext:value-type="float">
            <text:p>0.0008027778</text:p>
          </table:table-cell>
          <table:table-cell office:value-type="float" office:value="0.84" calcext:value-type="float">
            <text:p>0.84</text:p>
          </table:table-cell>
          <table:table-cell table:formula="of:=(['Watts-Strogatz meta-norm'.AP31]-['Watts-Strogatz meta-norm'.AQ$5])^2" office:value-type="float" office:value="0.00146944444444443" calcext:value-type="float">
            <text:p>0.001469444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R31]-['Watts-Strogatz meta-norm'.AS$5])^2" office:value-type="float" office:value="0.000348444444444446" calcext:value-type="float">
            <text:p>0.00034844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T31]-['Watts-Strogatz meta-norm'.AU$5])^2" office:value-type="float" office:value="0.002809" calcext:value-type="float">
            <text:p>0.00280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V31]-['Watts-Strogatz meta-norm'.AW$5])^2" office:value-type="float" office:value="0.019881" calcext:value-type="float">
            <text:p>0.019881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X31]-['Watts-Strogatz meta-norm'.AY$5])^2" office:value-type="float" office:value="0.0393361111111111" calcext:value-type="float">
            <text:p>0.0393361111</text:p>
          </table:table-cell>
          <table:table-cell office:value-type="float" office:value="0.4" calcext:value-type="float">
            <text:p>0.4</text:p>
          </table:table-cell>
          <table:table-cell table:formula="of:=(['Watts-Strogatz meta-norm'.AZ31]-['Watts-Strogatz meta-norm'.BA$5])^2" office:value-type="float" office:value="0.0065071111111111" calcext:value-type="float">
            <text:p>0.006507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B31]-['Watts-Strogatz meta-norm'.BC$5])^2" office:value-type="float" office:value="0.058564" calcext:value-type="float">
            <text:p>0.058564</text:p>
          </table:table-cell>
          <table:table-cell office:value-type="float" office:value="0.19" calcext:value-type="float">
            <text:p>0.19</text:p>
          </table:table-cell>
          <table:table-cell table:formula="of:=(['Watts-Strogatz meta-norm'.BD31]-['Watts-Strogatz meta-norm'.BE$5])^2" office:value-type="float" office:value="0.002209" calcext:value-type="float">
            <text:p>0.00220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1]-['Watts-Strogatz meta-norm'.BG$5])^2" office:value-type="float" office:value="0.0016" calcext:value-type="float">
            <text:p>0.0016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BH31]-['Watts-Strogatz meta-norm'.BI$5])^2" office:value-type="float" office:value="0.000266777777777778" calcext:value-type="float">
            <text:p>0.0002667778</text:p>
          </table:table-cell>
          <table:table-cell office:value-type="float" office:value="0.79" calcext:value-type="float">
            <text:p>0.79</text:p>
          </table:table-cell>
          <table:table-cell table:formula="of:=(['Watts-Strogatz meta-norm'.BJ31]-['Watts-Strogatz meta-norm'.BK$5])^2" office:value-type="float" office:value="0.0001" calcext:value-type="float">
            <text:p>0.000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L31]-['Watts-Strogatz meta-norm'.BM$5])^2" office:value-type="float" office:value="0.00193599999999999" calcext:value-type="float">
            <text:p>0.001936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N31]-['Watts-Strogatz meta-norm'.BO$5])^2" office:value-type="float" office:value="0.00618844444444445" calcext:value-type="float">
            <text:p>0.0061884444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BP31]-['Watts-Strogatz meta-norm'.BQ$5])^2" office:value-type="float" office:value="0.026244" calcext:value-type="float">
            <text:p>0.02624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R31]-['Watts-Strogatz meta-norm'.BS$5])^2"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formula="of:=(['Watts-Strogatz meta-norm'.BT31]-['Watts-Strogatz meta-norm'.BU$5])^2" office:value-type="float" office:value="0.103684" calcext:value-type="float">
            <text:p>0.103684</text:p>
          </table:table-cell>
          <table:table-cell office:value-type="float" office:value="0" calcext:value-type="float">
            <text:p>0</text:p>
          </table:table-cell>
          <table:table-cell table:formula="of:=(['Watts-Strogatz meta-norm'.BV31]-['Watts-Strogatz meta-norm'.BW$5])^2" office:value-type="float" office:value="0.0628337777777778" calcext:value-type="float">
            <text:p>0.06283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X31]-['Watts-Strogatz meta-norm'.BY$5])^2" office:value-type="float" office:value="0.0188604444444445" calcext:value-type="float">
            <text:p>0.018860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Z31]-['Watts-Strogatz meta-norm'.CA$5])^2"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'Watts-Strogatz meta-norm'.CB31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B32]-['Watts-Strogatz meta-norm'.C$5])^2" office:value-type="float" office:value="0.0000134444444444439" calcext:value-type="float">
            <text:p>1.34444444444439E-05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D32]-['Watts-Strogatz meta-norm'.E$5])^2" office:value-type="float" office:value="0.0000810000000000021" calcext:value-type="float">
            <text:p>0.00008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F32]-['Watts-Strogatz meta-norm'.G$5])^2" office:value-type="float" office:value="0.00146944444444446" calcext:value-type="float">
            <text:p>0.001469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H32]-['Watts-Strogatz meta-norm'.I$5])^2" office:value-type="float" office:value="0.181476" calcext:value-type="float">
            <text:p>0.181476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J32]-['Watts-Strogatz meta-norm'.K$5])^2" office:value-type="float" office:value="0.0422987777777778" calcext:value-type="float">
            <text:p>0.04229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32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2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2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2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2]-['Watts-Strogatz 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V32]-['Watts-Strogatz meta-norm'.W$5])^2" office:value-type="float" office:value="0.0000694444444444477" calcext:value-type="float">
            <text:p>6.94444444444477E-05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X32]-['Watts-Strogatz meta-norm'.Y$5])^2" office:value-type="float" office:value="0.00640000000000002" calcext:value-type="float">
            <text:p>0.0064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Z32]-['Watts-Strogatz meta-norm'.AA$5])^2" office:value-type="float" office:value="0.00562499999999999" calcext:value-type="float">
            <text:p>0.00562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B32]-['Watts-Strogatz meta-norm'.AC$5])^2" office:value-type="float" office:value="0.0168134444444445" calcext:value-type="float">
            <text:p>0.016813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D32]-['Watts-Strogatz meta-norm'.AE$5])^2" office:value-type="float" office:value="0.154449" calcext:value-type="float">
            <text:p>0.154449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F32]-['Watts-Strogatz meta-norm'.AG$5])^2" office:value-type="float" office:value="0.0225" calcext:value-type="float">
            <text:p>0.0225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AH32]-['Watts-Strogatz meta-norm'.AI$5])^2" office:value-type="float" office:value="0.0121734444444445" calcext:value-type="float">
            <text:p>0.0121734444</text:p>
          </table:table-cell>
          <table:table-cell office:value-type="float" office:value="0.2" calcext:value-type="float">
            <text:p>0.2</text:p>
          </table:table-cell>
          <table:table-cell table:formula="of:=(['Watts-Strogatz meta-norm'.AJ32]-['Watts-Strogatz meta-norm'.AK$5])^2" office:value-type="float" office:value="0.00111111111111111" calcext:value-type="float">
            <text:p>0.0011111111</text:p>
          </table:table-cell>
          <table:table-cell office:value-type="float" office:value="0.09" calcext:value-type="float">
            <text:p>0.09</text:p>
          </table:table-cell>
          <table:table-cell table:formula="of:=(['Watts-Strogatz meta-norm'.AL32]-['Watts-Strogatz meta-norm'.AM$5])^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AN32]-['Watts-Strogatz meta-norm'.AO$5])^2" office:value-type="float" office:value="0.000136111111111111" calcext:value-type="float">
            <text:p>0.0001361111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AP32]-['Watts-Strogatz meta-norm'.AQ$5])^2" office:value-type="float" office:value="0.00100277777777779" calcext:value-type="float">
            <text:p>0.001002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R32]-['Watts-Strogatz meta-norm'.AS$5])^2" office:value-type="float" office:value="0.00508844444444443" calcext:value-type="float">
            <text:p>0.005088444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AT32]-['Watts-Strogatz meta-norm'.AU$5])^2" office:value-type="float" office:value="0.002809" calcext:value-type="float">
            <text:p>0.002809</text:p>
          </table:table-cell>
          <table:table-cell office:value-type="float" office:value="0.45" calcext:value-type="float">
            <text:p>0.45</text:p>
          </table:table-cell>
          <table:table-cell table:formula="of:=(['Watts-Strogatz meta-norm'.AV32]-['Watts-Strogatz meta-norm'.AW$5])^2" office:value-type="float" office:value="0.00260099999999999" calcext:value-type="float">
            <text:p>0.00260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X32]-['Watts-Strogatz meta-norm'.AY$5])^2" office:value-type="float" office:value="0.0250694444444445" calcext:value-type="float">
            <text:p>0.025069444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Z32]-['Watts-Strogatz meta-norm'.BA$5])^2" office:value-type="float" office:value="0.0291271111111111" calcext:value-type="float">
            <text:p>0.0291271111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BB32]-['Watts-Strogatz meta-norm'.BC$5])^2" office:value-type="float" office:value="0.021904" calcext:value-type="float">
            <text:p>0.021904</text:p>
          </table:table-cell>
          <table:table-cell office:value-type="float" office:value="0.26" calcext:value-type="float">
            <text:p>0.26</text:p>
          </table:table-cell>
          <table:table-cell table:formula="of:=(['Watts-Strogatz meta-norm'.BD32]-['Watts-Strogatz meta-norm'.BE$5])^2" office:value-type="float" office:value="0.013689" calcext:value-type="float">
            <text:p>0.01368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2]-['Watts-Strogatz meta-norm'.BG$5])^2" office:value-type="float" office:value="0.0016" calcext:value-type="float">
            <text:p>0.0016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BH32]-['Watts-Strogatz meta-norm'.BI$5])^2" office:value-type="float" office:value="0.00214677777777778" calcext:value-type="float">
            <text:p>0.0021467778</text:p>
          </table:table-cell>
          <table:table-cell office:value-type="float" office:value="0.78" calcext:value-type="float">
            <text:p>0.78</text:p>
          </table:table-cell>
          <table:table-cell table:formula="of:=(['Watts-Strogatz meta-norm'.BJ32]-['Watts-Strogatz meta-norm'.BK$5])^2" office:value-type="float" office:value="0.000400000000000001" calcext:value-type="float">
            <text:p>0.0004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32]-['Watts-Strogatz meta-norm'.BM$5])^2" office:value-type="float" office:value="0.000196" calcext:value-type="float">
            <text:p>0.000196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N32]-['Watts-Strogatz meta-norm'.BO$5])^2" office:value-type="float" office:value="0.00149511111111111" calcext:value-type="float">
            <text:p>0.001495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P32]-['Watts-Strogatz meta-norm'.BQ$5])^2" office:value-type="float" office:value="0.020164" calcext:value-type="float">
            <text:p>0.020164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R32]-['Watts-Strogatz meta-norm'.BS$5])^2" office:value-type="float" office:value="0.0196" calcext:value-type="float">
            <text:p>0.019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T32]-['Watts-Strogatz meta-norm'.BU$5])^2" office:value-type="float" office:value="0.071824" calcext:value-type="float">
            <text:p>0.07182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V32]-['Watts-Strogatz meta-norm'.BW$5])^2" office:value-type="float" office:value="0.000000444444444444421" calcext:value-type="float">
            <text:p>4.44444444444421E-07</text:p>
          </table:table-cell>
          <table:table-cell office:value-type="float" office:value="0.16" calcext:value-type="float">
            <text:p>0.16</text:p>
          </table:table-cell>
          <table:table-cell table:formula="of:=(['Watts-Strogatz meta-norm'.BX32]-['Watts-Strogatz meta-norm'.BY$5])^2" office:value-type="float" office:value="0.000513777777777777" calcext:value-type="float">
            <text:p>0.00051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Z32]-['Watts-Strogatz meta-norm'.CA$5])^2" office:value-type="float" office:value="0.001936" calcext:value-type="float">
            <text:p>0.001936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CB32]-['Watts-Strogatz meta-norm'.CC$5])^2" office:value-type="float" office:value="0.000049" calcext:value-type="float">
            <text:p>0.000049</text:p>
          </table:table-cell>
          <table:table-cell table:number-columns-repeated="94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33]-['Watts-Strogatz meta-norm'.C$5])^2" office:value-type="float" office:value="0.0000401111111111121" calcext:value-type="float">
            <text:p>4.01111111111121E-0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33]-['Watts-Strogatz meta-norm'.E$5])^2" office:value-type="float" office:value="0.00000099999999999978" calcext:value-type="float">
            <text:p>0.000001</text:p>
          </table:table-cell>
          <table:table-cell office:value-type="float" office:value="0.6" calcext:value-type="float">
            <text:p>0.6</text:p>
          </table:table-cell>
          <table:table-cell table:formula="of:=(['Watts-Strogatz meta-norm'.F33]-['Watts-Strogatz meta-norm'.G$5])^2" office:value-type="float" office:value="0.00513611111111109" calcext:value-type="float">
            <text:p>0.0051361111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H33]-['Watts-Strogatz meta-norm'.I$5])^2" office:value-type="float" office:value="0.0237159999999999" calcext:value-type="float">
            <text:p>0.02371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J33]-['Watts-Strogatz meta-norm'.K$5])^2" office:value-type="float" office:value="0.0344721111111111" calcext:value-type="float">
            <text:p>0.03447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33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3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3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3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3]-['Watts-Strogatz 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V33]-['Watts-Strogatz meta-norm'.W$5])^2" office:value-type="float" office:value="0.00080277777777779" calcext:value-type="float">
            <text:p>0.000802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X33]-['Watts-Strogatz meta-norm'.Y$5])^2" office:value-type="float" office:value="0.00249999999999998" calcext:value-type="float">
            <text:p>0.002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Z33]-['Watts-Strogatz meta-norm'.AA$5])^2" office:value-type="float" office:value="0.000225000000000004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33]-['Watts-Strogatz meta-norm'.AC$5])^2" office:value-type="float" office:value="0.185186777777778" calcext:value-type="float">
            <text:p>0.18518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33]-['Watts-Strogatz meta-norm'.AE$5])^2" office:value-type="float" office:value="0.154449" calcext:value-type="float">
            <text:p>0.154449</text:p>
          </table:table-cell>
          <table:table-cell office:value-type="float" office:value="0.48" calcext:value-type="float">
            <text:p>0.48</text:p>
          </table:table-cell>
          <table:table-cell table:formula="of:=(['Watts-Strogatz meta-norm'.AF33]-['Watts-Strogatz meta-norm'.AG$5])^2"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AH33]-['Watts-Strogatz meta-norm'.AI$5])^2" office:value-type="float" office:value="0.00364011111111112" calcext:value-type="float">
            <text:p>0.0036401111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AJ33]-['Watts-Strogatz meta-norm'.AK$5])^2" office:value-type="float" office:value="0.00694444444444445" calcext:value-type="float">
            <text:p>0.0069444444</text:p>
          </table:table-cell>
          <table:table-cell office:value-type="float" office:value="0.15" calcext:value-type="float">
            <text:p>0.15</text:p>
          </table:table-cell>
          <table:table-cell table:formula="of:=(['Watts-Strogatz meta-norm'.AL33]-['Watts-Strogatz meta-norm'.AM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'Watts-Strogatz meta-norm'.AN33]-['Watts-Strogatz meta-norm'.AO$5])^2" office:value-type="float" office:value="0.000802777777777778" calcext:value-type="float">
            <text:p>0.0008027778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AP33]-['Watts-Strogatz meta-norm'.AQ$5])^2" office:value-type="float" office:value="0.0261361111111112" calcext:value-type="float">
            <text:p>0.026136111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R33]-['Watts-Strogatz meta-norm'.AS$5])^2" office:value-type="float" office:value="0.000821777777777781" calcext:value-type="float">
            <text:p>0.0008217778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T33]-['Watts-Strogatz meta-norm'.AU$5])^2"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'Watts-Strogatz meta-norm'.AV33]-['Watts-Strogatz meta-norm'.AW$5])^2" office:value-type="float" office:value="0.159201" calcext:value-type="float">
            <text:p>0.159201</text:p>
          </table:table-cell>
          <table:table-cell office:value-type="float" office:value="0" calcext:value-type="float">
            <text:p>0</text:p>
          </table:table-cell>
          <table:table-cell table:formula="of:=(['Watts-Strogatz meta-norm'.AX33]-['Watts-Strogatz meta-norm'.AY$5])^2" office:value-type="float" office:value="0.130802777777778" calcext:value-type="float">
            <text:p>0.1308027778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AZ33]-['Watts-Strogatz meta-norm'.BA$5])^2" office:value-type="float" office:value="0.102827111111111" calcext:value-type="float">
            <text:p>0.1028271111</text:p>
          </table:table-cell>
          <table:table-cell office:value-type="float" office:value="0.28" calcext:value-type="float">
            <text:p>0.28</text:p>
          </table:table-cell>
          <table:table-cell table:formula="of:=(['Watts-Strogatz meta-norm'.BB33]-['Watts-Strogatz meta-norm'.BC$5])^2" office:value-type="float" office:value="0.001444" calcext:value-type="float">
            <text:p>0.001444</text:p>
          </table:table-cell>
          <table:table-cell office:value-type="float" office:value="0" calcext:value-type="float">
            <text:p>0</text:p>
          </table:table-cell>
          <table:table-cell table:formula="of:=(['Watts-Strogatz meta-norm'.BD33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3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33]-['Watts-Strogatz meta-norm'.BI$5])^2" office:value-type="float" office:value="0.000186777777777778" calcext:value-type="float">
            <text:p>0.0001867778</text:p>
          </table:table-cell>
          <table:table-cell office:value-type="float" office:value="0.82" calcext:value-type="float">
            <text:p>0.82</text:p>
          </table:table-cell>
          <table:table-cell table:formula="of:=(['Watts-Strogatz meta-norm'.BJ33]-['Watts-Strogatz meta-norm'.BK$5])^2" office:value-type="float" office:value="0.000400000000000001" calcext:value-type="float">
            <text:p>0.000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L33]-['Watts-Strogatz meta-norm'.BM$5])^2" office:value-type="float" office:value="0.000576000000000001" calcext:value-type="float">
            <text:p>0.000576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BN33]-['Watts-Strogatz meta-norm'.BO$5])^2" office:value-type="float" office:value="0.00149511111111111" calcext:value-type="float">
            <text:p>0.001495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BP33]-['Watts-Strogatz meta-norm'.BQ$5])^2" office:value-type="float" office:value="0.020164" calcext:value-type="float">
            <text:p>0.02016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BR33]-['Watts-Strogatz meta-norm'.BS$5])^2" office:value-type="float" office:value="0.0169" calcext:value-type="float">
            <text:p>0.0169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T33]-['Watts-Strogatz meta-norm'.BU$5])^2" office:value-type="float" office:value="0.021904" calcext:value-type="float">
            <text:p>0.021904</text:p>
          </table:table-cell>
          <table:table-cell office:value-type="float" office:value="0.34" calcext:value-type="float">
            <text:p>0.34</text:p>
          </table:table-cell>
          <table:table-cell table:formula="of:=(['Watts-Strogatz meta-norm'.BV33]-['Watts-Strogatz meta-norm'.BW$5])^2" office:value-type="float" office:value="0.00798044444444445" calcext:value-type="float">
            <text:p>0.0079804444</text:p>
          </table:table-cell>
          <table:table-cell office:value-type="float" office:value="0.23" calcext:value-type="float">
            <text:p>0.23</text:p>
          </table:table-cell>
          <table:table-cell table:formula="of:=(['Watts-Strogatz meta-norm'.BX33]-['Watts-Strogatz meta-norm'.BY$5])^2" office:value-type="float" office:value="0.00858711111111111" calcext:value-type="float">
            <text:p>0.0085871111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Z33]-['Watts-Strogatz meta-norm'.CA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33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B34]-['Watts-Strogatz meta-norm'.C$5])^2" office:value-type="float" office:value="0.000560111111111109" calcext:value-type="float">
            <text:p>0.000560111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D34]-['Watts-Strogatz meta-norm'.E$5])^2" office:value-type="float" office:value="0.000440999999999996" calcext:value-type="float">
            <text:p>0.000441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F34]-['Watts-Strogatz meta-norm'.G$5])^2" office:value-type="float" office:value="0.000469444444444437" calcext:value-type="float">
            <text:p>0.0004694444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H34]-['Watts-Strogatz meta-norm'.I$5])^2" office:value-type="float" office:value="0.00115599999999999" calcext:value-type="float">
            <text:p>0.001156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J34]-['Watts-Strogatz meta-norm'.K$5])^2" office:value-type="float" office:value="0.0308587777777778" calcext:value-type="float">
            <text:p>0.030858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L34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4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4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4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4]-['Watts-Strogatz meta-norm'.U$5])^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V34]-['Watts-Strogatz meta-norm'.W$5])^2" office:value-type="float" office:value="0.00233611111111113" calcext:value-type="float">
            <text:p>0.002336111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X34]-['Watts-Strogatz meta-norm'.Y$5])^2" office:value-type="float" office:value="0.00640000000000002" calcext:value-type="float">
            <text:p>0.0064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Z34]-['Watts-Strogatz meta-norm'.AA$5])^2" office:value-type="float" office:value="0.000625000000000007" calcext:value-type="float">
            <text:p>0.000625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B34]-['Watts-Strogatz meta-norm'.AC$5])^2" office:value-type="float" office:value="0.0120267777777778" calcext:value-type="float">
            <text:p>0.0120267778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D34]-['Watts-Strogatz meta-norm'.AE$5])^2" office:value-type="float" office:value="0.011449" calcext:value-type="float">
            <text:p>0.011449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F34]-['Watts-Strogatz meta-norm'.AG$5])^2" office:value-type="float" office:value="0.0196" calcext:value-type="float">
            <text:p>0.0196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AH34]-['Watts-Strogatz meta-norm'.AI$5])^2" office:value-type="float" office:value="0.00494677777777779" calcext:value-type="float">
            <text:p>0.0049467778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AJ34]-['Watts-Strogatz meta-norm'.AK$5])^2" office:value-type="float" office:value="0.00284444444444445" calcext:value-type="float">
            <text:p>0.0028444444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AL34]-['Watts-Strogatz meta-norm'.AM$5])^2" office:value-type="float" office:value="0.0025" calcext:value-type="float">
            <text:p>0.0025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AN34]-['Watts-Strogatz meta-norm'.AO$5])^2" office:value-type="float" office:value="0.00000277777777777778" calcext:value-type="float">
            <text:p>2.77777777777778E-06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AP34]-['Watts-Strogatz meta-norm'.AQ$5])^2" office:value-type="float" office:value="0.00266944444444446" calcext:value-type="float">
            <text:p>0.0026694444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R34]-['Watts-Strogatz meta-norm'.AS$5])^2" office:value-type="float" office:value="0.000128444444444444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T34]-['Watts-Strogatz meta-norm'.AU$5])^2" office:value-type="float" office:value="0.208849" calcext:value-type="float">
            <text:p>0.208849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V34]-['Watts-Strogatz meta-norm'.AW$5])^2" office:value-type="float" office:value="0.032761" calcext:value-type="float">
            <text:p>0.032761</text:p>
          </table:table-cell>
          <table:table-cell office:value-type="float" office:value="0" calcext:value-type="float">
            <text:p>0</text:p>
          </table:table-cell>
          <table:table-cell table:formula="of:=(['Watts-Strogatz meta-norm'.AX34]-['Watts-Strogatz meta-norm'.AY$5])^2" office:value-type="float" office:value="0.130802777777778" calcext:value-type="float">
            <text:p>0.1308027778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AZ34]-['Watts-Strogatz meta-norm'.BA$5])^2" office:value-type="float" office:value="0.0532071111111111" calcext:value-type="float">
            <text:p>0.0532071111</text:p>
          </table:table-cell>
          <table:table-cell office:value-type="float" office:value="0.33" calcext:value-type="float">
            <text:p>0.33</text:p>
          </table:table-cell>
          <table:table-cell table:formula="of:=(['Watts-Strogatz meta-norm'.BB34]-['Watts-Strogatz meta-norm'.BC$5])^2" office:value-type="float" office:value="0.007744" calcext:value-type="float">
            <text:p>0.007744</text:p>
          </table:table-cell>
          <table:table-cell office:value-type="float" office:value="0" calcext:value-type="float">
            <text:p>0</text:p>
          </table:table-cell>
          <table:table-cell table:formula="of:=(['Watts-Strogatz meta-norm'.BD34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4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34]-['Watts-Strogatz meta-norm'.BI$5])^2" office:value-type="float" office:value="0.000186777777777778" calcext:value-type="float">
            <text:p>0.0001867778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BJ34]-['Watts-Strogatz meta-norm'.BK$5])^2" office:value-type="float" office:value="0.0001" calcext:value-type="float">
            <text:p>0.000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BL34]-['Watts-Strogatz meta-norm'.BM$5])^2" office:value-type="float" office:value="0.000576000000000001" calcext:value-type="float">
            <text:p>0.000576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N34]-['Watts-Strogatz meta-norm'.BO$5])^2" office:value-type="float" office:value="0.00471511111111112" calcext:value-type="float">
            <text:p>0.004715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P34]-['Watts-Strogatz meta-norm'.BQ$5])^2" office:value-type="float" office:value="0.128164" calcext:value-type="float">
            <text:p>0.12816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R34]-['Watts-Strogatz meta-norm'.BS$5])^2" office:value-type="float" office:value="0.00810000000000001" calcext:value-type="float">
            <text:p>0.0081</text:p>
          </table:table-cell>
          <table:table-cell office:value-type="float" office:value="0.42" calcext:value-type="float">
            <text:p>0.42</text:p>
          </table:table-cell>
          <table:table-cell table:formula="of:=(['Watts-Strogatz meta-norm'.BT34]-['Watts-Strogatz meta-norm'.BU$5])^2" office:value-type="float" office:value="0.00960399999999999" calcext:value-type="float">
            <text:p>0.009604</text:p>
          </table:table-cell>
          <table:table-cell office:value-type="float" office:value="0.33" calcext:value-type="float">
            <text:p>0.33</text:p>
          </table:table-cell>
          <table:table-cell table:formula="of:=(['Watts-Strogatz meta-norm'.BV34]-['Watts-Strogatz meta-norm'.BW$5])^2" office:value-type="float" office:value="0.00629377777777778" calcext:value-type="float">
            <text:p>0.006293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BX34]-['Watts-Strogatz meta-norm'.BY$5])^2" office:value-type="float" office:value="0.0188604444444445" calcext:value-type="float">
            <text:p>0.0188604444</text:p>
          </table:table-cell>
          <table:table-cell office:value-type="float" office:value="0.01" calcext:value-type="float">
            <text:p>0.01</text:p>
          </table:table-cell>
          <table:table-cell table:formula="of:=(['Watts-Strogatz meta-norm'.BZ34]-['Watts-Strogatz meta-norm'.CA$5])^2"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Watts-Strogatz meta-norm'.CB34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35]-['Watts-Strogatz meta-norm'.C$5])^2" office:value-type="float" office:value="0.0000401111111111121" calcext:value-type="float">
            <text:p>4.01111111111121E-0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D35]-['Watts-Strogatz meta-norm'.E$5])^2" office:value-type="float" office:value="0.000361000000000005" calcext:value-type="float">
            <text:p>0.000361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F35]-['Watts-Strogatz meta-norm'.G$5])^2" office:value-type="float" office:value="0.0017361111111111" calcext:value-type="float">
            <text:p>0.0017361111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H35]-['Watts-Strogatz meta-norm'.I$5])^2" office:value-type="float" office:value="0.0457959999999999" calcext:value-type="float">
            <text:p>0.045796</text:p>
          </table:table-cell>
          <table:table-cell office:value-type="float" office:value="0.65" calcext:value-type="float">
            <text:p>0.65</text:p>
          </table:table-cell>
          <table:table-cell table:formula="of:=(['Watts-Strogatz meta-norm'.J35]-['Watts-Strogatz meta-norm'.K$5])^2" office:value-type="float" office:value="0.0759921111111111" calcext:value-type="float">
            <text:p>0.075992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L35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5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5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5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5]-['Watts-Strogatz meta-norm'.U$5])^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V35]-['Watts-Strogatz meta-norm'.W$5])^2" office:value-type="float" office:value="0.0017361111111111" calcext:value-type="float">
            <text:p>0.0017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X35]-['Watts-Strogatz meta-norm'.Y$5])^2" office:value-type="float" office:value="0.00160000000000001" calcext:value-type="float">
            <text:p>0.001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Z35]-['Watts-Strogatz meta-norm'.AA$5])^2" office:value-type="float" office:value="0.002025" calcext:value-type="float">
            <text:p>0.002025</text:p>
          </table:table-cell>
          <table:table-cell office:value-type="float" office:value="0.53" calcext:value-type="float">
            <text:p>0.53</text:p>
          </table:table-cell>
          <table:table-cell table:formula="of:=(['Watts-Strogatz meta-norm'.AB35]-['Watts-Strogatz meta-norm'.AC$5])^2" office:value-type="float" office:value="0.00993344444444445" calcext:value-type="float">
            <text:p>0.009933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D35]-['Watts-Strogatz meta-norm'.AE$5])^2" office:value-type="float" office:value="0.154449" calcext:value-type="float">
            <text:p>0.154449</text:p>
          </table:table-cell>
          <table:table-cell office:value-type="float" office:value="0" calcext:value-type="float">
            <text:p>0</text:p>
          </table:table-cell>
          <table:table-cell table:formula="of:=(['Watts-Strogatz meta-norm'.AF35]-['Watts-Strogatz meta-norm'.AG$5])^2" office:value-type="float" office:value="0.1444" calcext:value-type="float">
            <text:p>0.1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H35]-['Watts-Strogatz meta-norm'.AI$5])^2" office:value-type="float" office:value="0.0782134444444444" calcext:value-type="float">
            <text:p>0.0782134444</text:p>
          </table:table-cell>
          <table:table-cell office:value-type="float" office:value="0.22" calcext:value-type="float">
            <text:p>0.22</text:p>
          </table:table-cell>
          <table:table-cell table:formula="of:=(['Watts-Strogatz meta-norm'.AJ35]-['Watts-Strogatz meta-norm'.AK$5])^2" office:value-type="float" office:value="0.00284444444444445" calcext:value-type="float">
            <text:p>0.002844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AL35]-['Watts-Strogatz meta-norm'.AM$5])^2"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Watts-Strogatz meta-norm'.AN35]-['Watts-Strogatz meta-norm'.AO$5])^2" office:value-type="float" office:value="0.000802777777777778" calcext:value-type="float">
            <text:p>0.0008027778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AP35]-['Watts-Strogatz meta-norm'.AQ$5])^2" office:value-type="float" office:value="0.00100277777777779" calcext:value-type="float">
            <text:p>0.0010027778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R35]-['Watts-Strogatz meta-norm'.AS$5])^2" office:value-type="float" office:value="0.000821777777777781" calcext:value-type="float">
            <text:p>0.0008217778</text:p>
          </table:table-cell>
          <table:table-cell office:value-type="float" office:value="0.44" calcext:value-type="float">
            <text:p>0.44</text:p>
          </table:table-cell>
          <table:table-cell table:formula="of:=(['Watts-Strogatz meta-norm'.AT35]-['Watts-Strogatz meta-norm'.AU$5])^2" office:value-type="float" office:value="0.000289" calcext:value-type="float">
            <text:p>0.000289</text:p>
          </table:table-cell>
          <table:table-cell office:value-type="float" office:value="0" calcext:value-type="float">
            <text:p>0</text:p>
          </table:table-cell>
          <table:table-cell table:formula="of:=(['Watts-Strogatz meta-norm'.AV35]-['Watts-Strogatz meta-norm'.AW$5])^2" office:value-type="float" office:value="0.159201" calcext:value-type="float">
            <text:p>0.159201</text:p>
          </table:table-cell>
          <table:table-cell office:value-type="float" office:value="0.64" calcext:value-type="float">
            <text:p>0.64</text:p>
          </table:table-cell>
          <table:table-cell table:formula="of:=(['Watts-Strogatz meta-norm'.AX35]-['Watts-Strogatz meta-norm'.AY$5])^2" office:value-type="float" office:value="0.0774694444444445" calcext:value-type="float">
            <text:p>0.0774694444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Z35]-['Watts-Strogatz meta-norm'.BA$5])^2" office:value-type="float" office:value="0.0326404444444444" calcext:value-type="float">
            <text:p>0.0326404444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BB35]-['Watts-Strogatz meta-norm'.BC$5])^2" office:value-type="float" office:value="0.021904" calcext:value-type="float">
            <text:p>0.021904</text:p>
          </table:table-cell>
          <table:table-cell office:value-type="float" office:value="0.25" calcext:value-type="float">
            <text:p>0.25</text:p>
          </table:table-cell>
          <table:table-cell table:formula="of:=(['Watts-Strogatz meta-norm'.BD35]-['Watts-Strogatz meta-norm'.BE$5])^2" office:value-type="float" office:value="0.011449" calcext:value-type="float">
            <text:p>0.011449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F35]-['Watts-Strogatz meta-norm'.BG$5])^2" office:value-type="float" office:value="0.0016" calcext:value-type="float">
            <text:p>0.0016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BH35]-['Watts-Strogatz meta-norm'.BI$5])^2" office:value-type="float" office:value="0.00132011111111111" calcext:value-type="float">
            <text:p>0.0013201111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J35]-['Watts-Strogatz meta-norm'.BK$5])^2" office:value-type="float" office:value="0.000900000000000002" calcext:value-type="float">
            <text:p>0.0009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L35]-['Watts-Strogatz meta-norm'.BM$5])^2" office:value-type="float" office:value="0.0000360000000000001" calcext:value-type="float">
            <text:p>0.000036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BN35]-['Watts-Strogatz meta-norm'.BO$5])^2" office:value-type="float" office:value="0.000821777777777778" calcext:value-type="float">
            <text:p>0.000821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BP35]-['Watts-Strogatz meta-norm'.BQ$5])^2" office:value-type="float" office:value="0.053824" calcext:value-type="float">
            <text:p>0.05382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R35]-['Watts-Strogatz meta-norm'.BS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'Watts-Strogatz meta-norm'.BT35]-['Watts-Strogatz meta-norm'.BU$5])^2" office:value-type="float" office:value="0.103684" calcext:value-type="float">
            <text:p>0.103684</text:p>
          </table:table-cell>
          <table:table-cell office:value-type="float" office:value="0.35" calcext:value-type="float">
            <text:p>0.35</text:p>
          </table:table-cell>
          <table:table-cell table:formula="of:=(['Watts-Strogatz meta-norm'.BV35]-['Watts-Strogatz meta-norm'.BW$5])^2" office:value-type="float" office:value="0.00986711111111112" calcext:value-type="float">
            <text:p>0.0098671111</text:p>
          </table:table-cell>
          <table:table-cell office:value-type="float" office:value="0.18" calcext:value-type="float">
            <text:p>0.18</text:p>
          </table:table-cell>
          <table:table-cell table:formula="of:=(['Watts-Strogatz meta-norm'.BX35]-['Watts-Strogatz meta-norm'.BY$5])^2" office:value-type="float" office:value="0.00182044444444444" calcext:value-type="float">
            <text:p>0.0018204444</text:p>
          </table:table-cell>
          <table:table-cell office:value-type="float" office:value="0.08" calcext:value-type="float">
            <text:p>0.08</text:p>
          </table:table-cell>
          <table:table-cell table:formula="of:=(['Watts-Strogatz meta-norm'.BZ35]-['Watts-Strogatz meta-norm'.CA$5])^2" office:value-type="float" office:value="0.001296" calcext:value-type="float">
            <text:p>0.001296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CB35]-['Watts-Strogatz meta-norm'.CC$5])^2" office:value-type="float" office:value="0.000729" calcext:value-type="float">
            <text:p>0.000729</text:p>
          </table:table-cell>
          <table:table-cell table:number-columns-repeated="94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74" calcext:value-type="float">
            <text:p>0.74</text:p>
          </table:table-cell>
          <table:table-cell table:formula="of:=(['Watts-Strogatz meta-norm'.B36]-['Watts-Strogatz meta-norm'.C$5])^2" office:value-type="float" office:value="0.000560111111111109" calcext:value-type="float">
            <text:p>0.0005601111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D36]-['Watts-Strogatz meta-norm'.E$5])^2" office:value-type="float" office:value="0.00348100000000002" calcext:value-type="float">
            <text:p>0.00348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F36]-['Watts-Strogatz meta-norm'.G$5])^2" office:value-type="float" office:value="0.00080277777777779" calcext:value-type="float">
            <text:p>0.00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H36]-['Watts-Strogatz meta-norm'.I$5])^2" office:value-type="float" office:value="0.181476" calcext:value-type="float">
            <text:p>0.181476</text:p>
          </table:table-cell>
          <table:table-cell office:value-type="float" office:value="0" calcext:value-type="float">
            <text:p>0</text:p>
          </table:table-cell>
          <table:table-cell table:formula="of:=(['Watts-Strogatz meta-norm'.J36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36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6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6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36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36]-['Watts-Strogatz 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V36]-['Watts-Strogatz meta-norm'.W$5])^2" office:value-type="float" office:value="0.000136111111111107" calcext:value-type="float">
            <text:p>0.0001361111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X36]-['Watts-Strogatz meta-norm'.Y$5])^2" office:value-type="float" office:value="0.00160000000000001" calcext:value-type="float">
            <text:p>0.0016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Z36]-['Watts-Strogatz meta-norm'.AA$5])^2" office:value-type="float" office:value="0.002025" calcext:value-type="float">
            <text:p>0.002025</text:p>
          </table:table-cell>
          <table:table-cell office:value-type="float" office:value="0" calcext:value-type="float">
            <text:p>0</text:p>
          </table:table-cell>
          <table:table-cell table:formula="of:=(['Watts-Strogatz meta-norm'.AB36]-['Watts-Strogatz meta-norm'.AC$5])^2" office:value-type="float" office:value="0.185186777777778" calcext:value-type="float">
            <text:p>0.1851867778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AD36]-['Watts-Strogatz meta-norm'.AE$5])^2" office:value-type="float" office:value="0.038809" calcext:value-type="float">
            <text:p>0.038809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F36]-['Watts-Strogatz meta-norm'.AG$5])^2" office:value-type="float" office:value="0.0121" calcext:value-type="float">
            <text:p>0.0121</text:p>
          </table:table-cell>
          <table:table-cell office:value-type="float" office:value="0.4" calcext:value-type="float">
            <text:p>0.4</text:p>
          </table:table-cell>
          <table:table-cell table:formula="of:=(['Watts-Strogatz meta-norm'.AH36]-['Watts-Strogatz meta-norm'.AI$5])^2" office:value-type="float" office:value="0.0144801111111111" calcext:value-type="float">
            <text:p>0.014480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AJ36]-['Watts-Strogatz meta-norm'.AK$5])^2" office:value-type="float" office:value="0.0277777777777778" calcext:value-type="float">
            <text:p>0.0277777778</text:p>
          </table:table-cell>
          <table:table-cell office:value-type="float" office:value="0.11" calcext:value-type="float">
            <text:p>0.11</text:p>
          </table:table-cell>
          <table:table-cell table:formula="of:=(['Watts-Strogatz meta-norm'.AL36]-['Watts-Strogatz meta-norm'.AM$5])^2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formula="of:=(['Watts-Strogatz meta-norm'.AN36]-['Watts-Strogatz meta-norm'.AO$5])^2" office:value-type="float" office:value="0.000802777777777778" calcext:value-type="float">
            <text:p>0.0008027778</text:p>
          </table:table-cell>
          <table:table-cell office:value-type="float" office:value="0.8" calcext:value-type="float">
            <text:p>0.8</text:p>
          </table:table-cell>
          <table:table-cell table:formula="of:=(['Watts-Strogatz meta-norm'.AP36]-['Watts-Strogatz meta-norm'.AQ$5])^2" office:value-type="float" office:value="0.00000277777777777828" calcext:value-type="float">
            <text:p>2.77777777777828E-06</text:p>
          </table:table-cell>
          <table:table-cell office:value-type="float" office:value="0.5" calcext:value-type="float">
            <text:p>0.5</text:p>
          </table:table-cell>
          <table:table-cell table:formula="of:=(['Watts-Strogatz meta-norm'.AR36]-['Watts-Strogatz meta-norm'.AS$5])^2" office:value-type="float" office:value="0.000348444444444446" calcext:value-type="float">
            <text:p>0.0003484444</text:p>
          </table:table-cell>
          <table:table-cell office:value-type="float" office:value="0.58" calcext:value-type="float">
            <text:p>0.58</text:p>
          </table:table-cell>
          <table:table-cell table:formula="of:=(['Watts-Strogatz meta-norm'.AT36]-['Watts-Strogatz meta-norm'.AU$5])^2" office:value-type="float" office:value="0.015129" calcext:value-type="float">
            <text:p>0.015129</text:p>
          </table:table-cell>
          <table:table-cell office:value-type="float" office:value="0" calcext:value-type="float">
            <text:p>0</text:p>
          </table:table-cell>
          <table:table-cell table:formula="of:=(['Watts-Strogatz meta-norm'.AV36]-['Watts-Strogatz meta-norm'.AW$5])^2" office:value-type="float" office:value="0.159201" calcext:value-type="float">
            <text:p>0.159201</text:p>
          </table:table-cell>
          <table:table-cell office:value-type="float" office:value="0.52" calcext:value-type="float">
            <text:p>0.52</text:p>
          </table:table-cell>
          <table:table-cell table:formula="of:=(['Watts-Strogatz meta-norm'.AX36]-['Watts-Strogatz meta-norm'.AY$5])^2" office:value-type="float" office:value="0.0250694444444445" calcext:value-type="float">
            <text:p>0.025069444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AZ36]-['Watts-Strogatz meta-norm'.BA$5])^2" office:value-type="float" office:value="0.0486937777777778" calcext:value-type="float">
            <text:p>0.0486937778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B36]-['Watts-Strogatz meta-norm'.BC$5])^2" office:value-type="float" office:value="0.051984" calcext:value-type="float">
            <text:p>0.051984</text:p>
          </table:table-cell>
          <table:table-cell office:value-type="float" office:value="0" calcext:value-type="float">
            <text:p>0</text:p>
          </table:table-cell>
          <table:table-cell table:formula="of:=(['Watts-Strogatz meta-norm'.BD36]-['Watts-Strogatz meta-norm'.BE$5])^2" office:value-type="float" office:value="0.020449" calcext:value-type="float">
            <text:p>0.020449</text:p>
          </table:table-cell>
          <table:table-cell office:value-type="float" office:value="0" calcext:value-type="float">
            <text:p>0</text:p>
          </table:table-cell>
          <table:table-cell table:formula="of:=(['Watts-Strogatz meta-norm'.BF36]-['Watts-Strogatz meta-norm'.BG$5])^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(['Watts-Strogatz meta-norm'.BH36]-['Watts-Strogatz meta-norm'.BI$5])^2" office:value-type="float" office:value="0.000186777777777778" calcext:value-type="float">
            <text:p>0.0001867778</text:p>
          </table:table-cell>
          <table:table-cell office:value-type="float" office:value="0.75" calcext:value-type="float">
            <text:p>0.75</text:p>
          </table:table-cell>
          <table:table-cell table:formula="of:=(['Watts-Strogatz meta-norm'.BJ36]-['Watts-Strogatz meta-norm'.BK$5])^2" office:value-type="float" office:value="0.0025" calcext:value-type="float">
            <text:p>0.0025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BL36]-['Watts-Strogatz meta-norm'.BM$5])^2" office:value-type="float" office:value="0.000196" calcext:value-type="float">
            <text:p>0.000196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N36]-['Watts-Strogatz meta-norm'.BO$5])^2" office:value-type="float" office:value="0.00236844444444445" calcext:value-type="float">
            <text:p>0.0023684444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BP36]-['Watts-Strogatz meta-norm'.BQ$5])^2" office:value-type="float" office:value="0.017424" calcext:value-type="float">
            <text:p>0.017424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R36]-['Watts-Strogatz meta-norm'.BS$5])^2" office:value-type="float" office:value="0.0036" calcext:value-type="float">
            <text:p>0.0036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T36]-['Watts-Strogatz meta-norm'.BU$5])^2" office:value-type="float" office:value="0.035344" calcext:value-type="float">
            <text:p>0.035344</text:p>
          </table:table-cell>
          <table:table-cell office:value-type="float" office:value="0" calcext:value-type="float">
            <text:p>0</text:p>
          </table:table-cell>
          <table:table-cell table:formula="of:=(['Watts-Strogatz meta-norm'.BV36]-['Watts-Strogatz meta-norm'.BW$5])^2" office:value-type="float" office:value="0.0628337777777778" calcext:value-type="float">
            <text:p>0.0628337778</text:p>
          </table:table-cell>
          <table:table-cell office:value-type="float" office:value="0.14" calcext:value-type="float">
            <text:p>0.14</text:p>
          </table:table-cell>
          <table:table-cell table:formula="of:=(['Watts-Strogatz meta-norm'.BX36]-['Watts-Strogatz meta-norm'.BY$5])^2" office:value-type="float" office:value="0.00000711111111111103" calcext:value-type="float">
            <text:p>7.11111111111103E-06</text:p>
          </table:table-cell>
          <table:table-cell office:value-type="float" office:value="0.06" calcext:value-type="float">
            <text:p>0.06</text:p>
          </table:table-cell>
          <table:table-cell table:formula="of:=(['Watts-Strogatz meta-norm'.BZ36]-['Watts-Strogatz meta-norm'.CA$5])^2"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table:formula="of:=(['Watts-Strogatz meta-norm'.CB36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77" calcext:value-type="float">
            <text:p>0.77</text:p>
          </table:table-cell>
          <table:table-cell table:formula="of:=(['Watts-Strogatz meta-norm'.B37]-['Watts-Strogatz meta-norm'.C$5])^2" office:value-type="float" office:value="0.0000401111111111121" calcext:value-type="float">
            <text:p>4.01111111111121E-05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D37]-['Watts-Strogatz meta-norm'.E$5])^2" office:value-type="float" office:value="0.00000099999999999978" calcext:value-type="float">
            <text:p>0.000001</text:p>
          </table:table-cell>
          <table:table-cell office:value-type="float" office:value="0.59" calcext:value-type="float">
            <text:p>0.59</text:p>
          </table:table-cell>
          <table:table-cell table:formula="of:=(['Watts-Strogatz meta-norm'.F37]-['Watts-Strogatz meta-norm'.G$5])^2" office:value-type="float" office:value="0.00380277777777775" calcext:value-type="float">
            <text:p>0.0038027778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H36]-['Watts-Strogatz meta-norm'.I$5])^2" office:value-type="float" office:value="0.181476" calcext:value-type="float">
            <text:p>0.181476</text:p>
          </table:table-cell>
          <table:table-cell office:value-type="float" office:value="0" calcext:value-type="float">
            <text:p>0</text:p>
          </table:table-cell>
          <table:table-cell table:formula="of:=(['Watts-Strogatz meta-norm'.J37]-['Watts-Strogatz meta-norm'.K$5])^2" office:value-type="float" office:value="0.140125444444444" calcext:value-type="float">
            <text:p>0.1401254444</text:p>
          </table:table-cell>
          <table:table-cell office:value-type="float" office:value="0" calcext:value-type="float">
            <text:p>0</text:p>
          </table:table-cell>
          <table:table-cell table:formula="of:=(['Watts-Strogatz meta-norm'.L37]-['Watts-Strogatz 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N37]-['Watts-Strogatz 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P37]-['Watts-Strogatz 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R26]-['Watts-Strogatz 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Watts-Strogatz meta-norm'.T26]-['Watts-Strogatz 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Watts-Strogatz meta-norm'.V37]-['Watts-Strogatz meta-norm'.W$5])^2" office:value-type="float" office:value="0.00080277777777779" calcext:value-type="float">
            <text:p>0.0008027778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X37]-['Watts-Strogatz meta-norm'.Y$5])^2" office:value-type="float" office:value="0.00490000000000002" calcext:value-type="float">
            <text:p>0.0049</text:p>
          </table:table-cell>
          <table:table-cell office:value-type="float" office:value="0.55" calcext:value-type="float">
            <text:p>0.55</text:p>
          </table:table-cell>
          <table:table-cell table:formula="of:=(['Watts-Strogatz meta-norm'.Z37]-['Watts-Strogatz meta-norm'.AA$5])^2" office:value-type="float" office:value="0.0000250000000000011" calcext:value-type="float">
            <text:p>0.000025</text:p>
          </table:table-cell>
          <table:table-cell office:value-type="float" office:value="0.38" calcext:value-type="float">
            <text:p>0.38</text:p>
          </table:table-cell>
          <table:table-cell table:formula="of:=(['Watts-Strogatz meta-norm'.AB36]-['Watts-Strogatz meta-norm'.AC$5])^2" office:value-type="float" office:value="0.185186777777778" calcext:value-type="float">
            <text:p>0.18518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D37]-['Watts-Strogatz meta-norm'.AE$5])^2" office:value-type="float" office:value="0.154449" calcext:value-type="float">
            <text:p>0.154449</text:p>
          </table:table-cell>
          <table:table-cell office:value-type="float" office:value="0.49" calcext:value-type="float">
            <text:p>0.49</text:p>
          </table:table-cell>
          <table:table-cell table:formula="of:=(['Watts-Strogatz meta-norm'.AF37]-['Watts-Strogatz meta-norm'.AG$5])^2" office:value-type="float" office:value="0.0121" calcext:value-type="float">
            <text:p>0.0121</text:p>
          </table:table-cell>
          <table:table-cell office:value-type="float" office:value="0.29" calcext:value-type="float">
            <text:p>0.29</text:p>
          </table:table-cell>
          <table:table-cell table:formula="of:=(['Watts-Strogatz meta-norm'.AH37]-['Watts-Strogatz meta-norm'.AI$5])^2" office:value-type="float" office:value="0.000106777777777778" calcext:value-type="float">
            <text:p>0.000106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J37]-['Watts-Strogatz meta-norm'.AK$5])^2" office:value-type="float" office:value="0.0277777777777778" calcext:value-type="float">
            <text:p>0.027777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L26]-['Watts-Strogatz meta-norm'.AM$5])^2" office:value-type="float" office:value="0.0081" calcext:value-type="float">
            <text:p>0.0081</text:p>
          </table:table-cell>
          <table:table-cell office:value-type="float" office:value="0.03" calcext:value-type="float">
            <text:p>0.03</text:p>
          </table:table-cell>
          <table:table-cell table:formula="of:=(['Watts-Strogatz meta-norm'.AN26]-['Watts-Strogatz meta-norm'.AO$5])^2" office:value-type="float" office:value="0.00000277777777777778" calcext:value-type="float">
            <text:p>2.77777777777778E-06</text:p>
          </table:table-cell>
          <table:table-cell office:value-type="float" office:value="0.83" calcext:value-type="float">
            <text:p>0.83</text:p>
          </table:table-cell>
          <table:table-cell table:formula="of:=(['Watts-Strogatz meta-norm'.AP37]-['Watts-Strogatz meta-norm'.AQ$5])^2" office:value-type="float" office:value="0.000802777777777771" calcext:value-type="float">
            <text:p>0.0008027778</text:p>
          </table:table-cell>
          <table:table-cell office:value-type="float" office:value="0.57" calcext:value-type="float">
            <text:p>0.57</text:p>
          </table:table-cell>
          <table:table-cell table:formula="of:=(['Watts-Strogatz meta-norm'.AR37]-['Watts-Strogatz meta-norm'.AS$5])^2" office:value-type="float" office:value="0.00263511111111111" calcext:value-type="float">
            <text:p>0.0026351111</text:p>
          </table:table-cell>
          <table:table-cell office:value-type="float" office:value="0.46" calcext:value-type="float">
            <text:p>0.46</text:p>
          </table:table-cell>
          <table:table-cell table:formula="of:=(['Watts-Strogatz meta-norm'.AT37]-['Watts-Strogatz meta-norm'.AU$5])^2" office:value-type="float" office:value="0.00000900000000000002" calcext:value-type="float">
            <text:p>0.000009</text:p>
          </table:table-cell>
          <table:table-cell office:value-type="float" office:value="0.56" calcext:value-type="float">
            <text:p>0.56</text:p>
          </table:table-cell>
          <table:table-cell table:formula="of:=(['Watts-Strogatz meta-norm'.AV36]-['Watts-Strogatz meta-norm'.AW$5])^2" office:value-type="float" office:value="0.159201" calcext:value-type="float">
            <text:p>0.159201</text:p>
          </table:table-cell>
          <table:table-cell office:value-type="float" office:value="0" calcext:value-type="float">
            <text:p>0</text:p>
          </table:table-cell>
          <table:table-cell table:formula="of:=(['Watts-Strogatz meta-norm'.AX37]-['Watts-Strogatz meta-norm'.AY$5])^2" office:value-type="float" office:value="0.130802777777778" calcext:value-type="float">
            <text:p>0.1308027778</text:p>
          </table:table-cell>
          <table:table-cell office:value-type="float" office:value="0" calcext:value-type="float">
            <text:p>0</text:p>
          </table:table-cell>
          <table:table-cell table:formula="of:=(['Watts-Strogatz meta-norm'.AZ37]-['Watts-Strogatz meta-norm'.BA$5])^2" office:value-type="float" office:value="0.101973777777778" calcext:value-type="float">
            <text:p>0.1019737778</text:p>
          </table:table-cell>
          <table:table-cell office:value-type="float" office:value="0.39" calcext:value-type="float">
            <text:p>0.39</text:p>
          </table:table-cell>
          <table:table-cell table:formula="of:=(['Watts-Strogatz meta-norm'.BB37]-['Watts-Strogatz meta-norm'.BC$5])^2" office:value-type="float" office:value="0.021904" calcext:value-type="float">
            <text:p>0.021904</text:p>
          </table:table-cell>
          <table:table-cell office:value-type="float" office:value="0.24" calcext:value-type="float">
            <text:p>0.24</text:p>
          </table:table-cell>
          <table:table-cell table:formula="of:=(['Watts-Strogatz meta-norm'.BD37]-['Watts-Strogatz meta-norm'.BE$5])^2" office:value-type="float" office:value="0.00940899999999999" calcext:value-type="float">
            <text:p>0.009409</text:p>
          </table:table-cell>
          <table:table-cell office:value-type="float" office:value="0.05" calcext:value-type="float">
            <text:p>0.05</text:p>
          </table:table-cell>
          <table:table-cell table:formula="of:=(['Watts-Strogatz meta-norm'.BF26]-['Watts-Strogatz meta-norm'.BG$5])^2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formula="of:=(['Watts-Strogatz meta-norm'.BH26]-['Watts-Strogatz meta-norm'.BI$5])^2" office:value-type="float" office:value="0.0000401111111111111" calcext:value-type="float">
            <text:p>4.01111111111111E-05</text:p>
          </table:table-cell>
          <table:table-cell office:value-type="float" office:value="0.81" calcext:value-type="float">
            <text:p>0.81</text:p>
          </table:table-cell>
          <table:table-cell table:formula="of:=(['Watts-Strogatz meta-norm'.BJ37]-['Watts-Strogatz meta-norm'.BK$5])^2" office:value-type="float" office:value="0.0001" calcext:value-type="float">
            <text:p>0.0001</text:p>
          </table:table-cell>
          <table:table-cell office:value-type="float" office:value="0.51" calcext:value-type="float">
            <text:p>0.51</text:p>
          </table:table-cell>
          <table:table-cell table:formula="of:=(['Watts-Strogatz meta-norm'.BL37]-['Watts-Strogatz meta-norm'.BM$5])^2" office:value-type="float" office:value="0.001296" calcext:value-type="float">
            <text:p>0.001296</text:p>
          </table:table-cell>
          <table:table-cell office:value-type="float" office:value="0.47" calcext:value-type="float">
            <text:p>0.47</text:p>
          </table:table-cell>
          <table:table-cell table:formula="of:=(['Watts-Strogatz meta-norm'.BN37]-['Watts-Strogatz meta-norm'.BO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Watts-Strogatz meta-norm'.BP36]-['Watts-Strogatz meta-norm'.BQ$5])^2" office:value-type="float" office:value="0.017424" calcext:value-type="float">
            <text:p>0.017424</text:p>
          </table:table-cell>
          <table:table-cell office:value-type="float" office:value="0.54" calcext:value-type="float">
            <text:p>0.54</text:p>
          </table:table-cell>
          <table:table-cell table:formula="of:=(['Watts-Strogatz meta-norm'.BR37]-['Watts-Strogatz meta-norm'.BS$5])^2" office:value-type="float" office:value="0.00810000000000001" calcext:value-type="float">
            <text:p>0.0081</text:p>
          </table:table-cell>
          <table:table-cell office:value-type="float" office:value="0.43" calcext:value-type="float">
            <text:p>0.43</text:p>
          </table:table-cell>
          <table:table-cell table:formula="of:=(['Watts-Strogatz meta-norm'.BT37]-['Watts-Strogatz meta-norm'.BU$5])^2" office:value-type="float" office:value="0.011664" calcext:value-type="float">
            <text:p>0.011664</text:p>
          </table:table-cell>
          <table:table-cell office:value-type="float" office:value="0.31" calcext:value-type="float">
            <text:p>0.31</text:p>
          </table:table-cell>
          <table:table-cell table:formula="of:=(['Watts-Strogatz meta-norm'.BV37]-['Watts-Strogatz meta-norm'.BW$5])^2" office:value-type="float" office:value="0.00352044444444445" calcext:value-type="float">
            <text:p>0.0035204444</text:p>
          </table:table-cell>
          <table:table-cell office:value-type="float" office:value="0.21" calcext:value-type="float">
            <text:p>0.21</text:p>
          </table:table-cell>
          <table:table-cell table:formula="of:=(['Watts-Strogatz meta-norm'.BX37]-['Watts-Strogatz meta-norm'.BY$5])^2" office:value-type="float" office:value="0.00528044444444444" calcext:value-type="float">
            <text:p>0.0052804444</text:p>
          </table:table-cell>
          <table:table-cell office:value-type="float" office:value="0.04" calcext:value-type="float">
            <text:p>0.04</text:p>
          </table:table-cell>
          <table:table-cell table:formula="of:=(['Watts-Strogatz meta-norm'.BZ26]-['Watts-Strogatz meta-norm'.CA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Watts-Strogatz meta-norm'.CB26]-['Watts-Strogatz meta-norm'.CC$5])^2" office:value-type="float" office:value="0.000009" calcext:value-type="float">
            <text:p>0.000009</text:p>
          </table:table-cell>
          <table:table-cell table:number-columns-repeated="943"/>
        </table:table-row>
        <table:table-row table:style-name="ro2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abasi" table:style-name="ta1"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game typ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type</text:p>
          </table:table-cell>
          <table:table-cell office:value-type="string" calcext:value-type="string">
            <text:p>Meta-norm</text:p>
          </table:table-cell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barabasi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barabasi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barabasi.B7:.B36])/30" office:value-type="float" office:value="0.813" calcext:value-type="float">
            <text:p>0,813</text:p>
          </table:table-cell>
          <table:table-cell office:value-type="string" calcext:value-type="string">
            <text:p>avg criminal:</text:p>
          </table:table-cell>
          <table:table-cell table:style-name="ce1" table:formula="of:=SUM([barabasi.D7:.D36])/30" office:value-type="float" office:value="0.810333333333333" calcext:value-type="float">
            <text:p>0,8103333333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barabasi.C7:.C36])/30)" office:value-type="float" office:value="0.0501431284757277" calcext:value-type="float">
            <text:p>0,0501431285</text:p>
          </table:table-cell>
          <table:table-cell office:value-type="string" calcext:value-type="string">
            <text:p>standard dev:</text:p>
          </table:table-cell>
          <table:table-cell table:style-name="ce1" table:formula="of:=SQRT(SUM([barabasi.E7:.E36])/30)" office:value-type="float" office:value="0.90756083359005" calcext:value-type="float">
            <text:p>0,9075608336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([barabasi.B7]-[barabasi.C$4])^2" office:value-type="float" office:value="0.000169000000000003" calcext:value-type="float">
            <text:p>0,000169</text:p>
          </table:table-cell>
          <table:table-cell table:number-columns-repeated="2"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table:formula="of:=([barabasi.B8]-[barabasi.C$4])^2" office:value-type="float" office:value="0.00184900000000001" calcext:value-type="float">
            <text:p>0,001849</text:p>
          </table:table-cell>
          <table:table-cell office:value-type="float" office:value="0.78" calcext:value-type="float">
            <text:p>0,7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" calcext:value-type="float">
            <text:p>0,87</text:p>
          </table:table-cell>
          <table:table-cell table:formula="of:=([barabasi.B9]-[barabasi.C$4])^2" office:value-type="float" office:value="0.00324899999999998" calcext:value-type="float">
            <text:p>0,003249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,88</text:p>
          </table:table-cell>
          <table:table-cell table:formula="of:=([barabasi.B10]-[barabasi.C$4])^2" office:value-type="float" office:value="0.00448899999999998" calcext:value-type="float">
            <text:p>0,004489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  <table:table-cell table:formula="of:=([barabasi.B11]-[barabasi.C$4])^2" office:value-type="float" office:value="0.00000900000000000068" calcext:value-type="float">
            <text:p>0,000009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([barabasi.B12]-[barabasi.C$4])^2" office:value-type="float" office:value="0.000169000000000003" calcext:value-type="float">
            <text:p>0,000169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,87</text:p>
          </table:table-cell>
          <table:table-cell table:formula="of:=([barabasi.B13]-[barabasi.C$4])^2" office:value-type="float" office:value="0.00324899999999998" calcext:value-type="float">
            <text:p>0,003249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,76</text:p>
          </table:table-cell>
          <table:table-cell table:formula="of:=([barabasi.B14]-[barabasi.C$4])^2" office:value-type="float" office:value="0.00280900000000002" calcext:value-type="float">
            <text:p>0,002809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table:formula="of:=([barabasi.B15]-[barabasi.C$4])^2" office:value-type="float" office:value="0.0000489999999999985" calcext:value-type="float">
            <text:p>0,000049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([barabasi.B16]-[barabasi.C$4])^2" office:value-type="float" office:value="0.000169000000000003" calcext:value-type="float">
            <text:p>0,0001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,74</text:p>
          </table:table-cell>
          <table:table-cell table:formula="of:=([barabasi.B17]-[barabasi.C$4])^2" office:value-type="float" office:value="0.00532900000000003" calcext:value-type="float">
            <text:p>0,005329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" calcext:value-type="float">
            <text:p>0,81</text:p>
          </table:table-cell>
          <table:table-cell table:formula="of:=([barabasi.B18]-[barabasi.C$4])^2" office:value-type="float" office:value="0.00000900000000000068" calcext:value-type="float">
            <text:p>0,000009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,75</text:p>
          </table:table-cell>
          <table:table-cell table:formula="of:=([barabasi.B19]-[barabasi.C$4])^2" office:value-type="float" office:value="0.00396900000000002" calcext:value-type="float">
            <text:p>0,003969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,82</text:p>
          </table:table-cell>
          <table:table-cell table:formula="of:=([barabasi.B20]-[barabasi.C$4])^2" office:value-type="float" office:value="0.0000489999999999985" calcext:value-type="float">
            <text:p>0,000049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" calcext:value-type="float">
            <text:p>0,72</text:p>
          </table:table-cell>
          <table:table-cell table:formula="of:=([barabasi.B21]-[barabasi.C$4])^2" office:value-type="float" office:value="0.00864900000000004" calcext:value-type="float">
            <text:p>0,008649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79" calcext:value-type="float">
            <text:p>0,79</text:p>
          </table:table-cell>
          <table:table-cell table:formula="of:=([barabasi.B22]-[barabasi.C$4])^2" office:value-type="float" office:value="0.000529000000000006" calcext:value-type="float">
            <text:p>0,000529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,81</text:p>
          </table:table-cell>
          <table:table-cell table:formula="of:=([barabasi.B23]-[barabasi.C$4])^2" office:value-type="float" office:value="0.00000900000000000068" calcext:value-type="float">
            <text:p>0,000009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" calcext:value-type="float">
            <text:p>0,78</text:p>
          </table:table-cell>
          <table:table-cell table:formula="of:=([barabasi.B24]-[barabasi.C$4])^2" office:value-type="float" office:value="0.00108900000000001" calcext:value-type="float">
            <text:p>0,001089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table:formula="of:=([barabasi.B25]-[barabasi.C$4])^2" office:value-type="float" office:value="0.000169000000000003" calcext:value-type="float">
            <text:p>0,000169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,87</text:p>
          </table:table-cell>
          <table:table-cell table:formula="of:=([barabasi.B26]-[barabasi.C$4])^2" office:value-type="float" office:value="0.00324899999999998" calcext:value-type="float">
            <text:p>0,00324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,84</text:p>
          </table:table-cell>
          <table:table-cell table:formula="of:=([barabasi.B27]-[barabasi.C$4])^2" office:value-type="float" office:value="0.000728999999999989" calcext:value-type="float">
            <text:p>0,00072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6" calcext:value-type="float">
            <text:p>0,76</text:p>
          </table:table-cell>
          <table:table-cell table:formula="of:=([barabasi.B28]-[barabasi.C$4])^2" office:value-type="float" office:value="0.00280900000000002" calcext:value-type="float">
            <text:p>0,002809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,84</text:p>
          </table:table-cell>
          <table:table-cell table:formula="of:=([barabasi.B29]-[barabasi.C$4])^2" office:value-type="float" office:value="0.000728999999999989" calcext:value-type="float">
            <text:p>0,000729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table:formula="of:=([barabasi.B30]-[barabasi.C$4])^2" office:value-type="float" office:value="0.00756899999999998" calcext:value-type="float">
            <text:p>0,007569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,81</text:p>
          </table:table-cell>
          <table:table-cell table:formula="of:=([barabasi.B31]-[barabasi.C$4])^2" office:value-type="float" office:value="0.00000900000000000068" calcext:value-type="float">
            <text:p>0,000009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3" calcext:value-type="float">
            <text:p>0,83</text:p>
          </table:table-cell>
          <table:table-cell table:formula="of:=([barabasi.B32]-[barabasi.C$4])^2" office:value-type="float" office:value="0.000288999999999997" calcext:value-type="float">
            <text:p>0,000289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2" calcext:value-type="float">
            <text:p>0,82</text:p>
          </table:table-cell>
          <table:table-cell table:formula="of:=([barabasi.B33]-[barabasi.C$4])^2" office:value-type="float" office:value="0.0000489999999999985" calcext:value-type="float">
            <text:p>0,000049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1" calcext:value-type="float">
            <text:p>0,91</text:p>
          </table:table-cell>
          <table:table-cell table:formula="of:=([barabasi.B34]-[barabasi.C$4])^2" office:value-type="float" office:value="0.00940899999999997" calcext:value-type="float">
            <text:p>0,009409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2" calcext:value-type="float">
            <text:p>0,72</text:p>
          </table:table-cell>
          <table:table-cell table:formula="of:=([barabasi.B35]-[barabasi.C$4])^2" office:value-type="float" office:value="0.00864900000000004" calcext:value-type="float">
            <text:p>0,008649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,89</text:p>
          </table:table-cell>
          <table:table-cell table:formula="of:=([barabasi.B36]-[barabasi.C$4])^2" office:value-type="float" office:value="0.00592899999999998" calcext:value-type="float">
            <text:p>0,005929</text:p>
          </table:table-cell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</table:table-row>
      </table:table>
      <table:table table:name="summary-criminal-percentage" table:style-name="ta1">
        <table:table-column table:style-name="co4" table:number-columns-repeated="7" table:default-cell-style-name="Default"/>
        <table:table-row table:style-name="ro2">
          <table:table-cell/>
          <table:table-cell table:style-name="ce4" office:value-type="string" calcext:value-type="string" table:number-columns-spanned="2" table:number-rows-spanned="1">
            <text:p>erdos renyi</text:p>
          </table:table-cell>
          <table:covered-table-cell/>
          <table:table-cell table:style-name="ce4" office:value-type="string" calcext:value-type="string" table:number-columns-spanned="2" table:number-rows-spanned="1">
            <text:p>Watts Strogatz norm</text:p>
          </table:table-cell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 game</text:p>
          </table:table-cell>
          <table:table-cell office:value-type="string" calcext:value-type="string">
            <text:p>meta norm gam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,533</text:p>
          </table:table-cell>
          <table:table-cell office:value-type="float" office:value="0.5166666667" calcext:value-type="float">
            <text:p>0,5166666667</text:p>
          </table:table-cell>
          <table:table-cell office:value-type="string" calcext:value-type="string">
            <text:p>0.7636666667<text:tab/></text:p>
          </table:table-cell>
          <table:table-cell office:value-type="string" calcext:value-type="string">
            <text:p>0.7883333333<text:tab/></text:p>
          </table:table-cell>
          <table:table-cell office:value-type="string" calcext:value-type="string">
            <text:p>0.8016666667<text:tab/></text:p>
          </table:table-cell>
          <table:table-cell office:value-type="string" calcext:value-type="string">
            <text:p>0.8<text:tab/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953333333" calcext:value-type="float">
            <text:p>0,4953333333</text:p>
          </table:table-cell>
          <table:table-cell office:value-type="float" office:value="0.4826666667" calcext:value-type="float">
            <text:p>0,4826666667</text:p>
          </table:table-cell>
          <table:table-cell office:value-type="string" calcext:value-type="string">
            <text:p>0.549<text:tab/></text:p>
          </table:table-cell>
          <table:table-cell office:value-type="string" calcext:value-type="string">
            <text:p>0.54<text:tab/></text:p>
          </table:table-cell>
          <table:table-cell office:value-type="string" calcext:value-type="string">
            <text:p>0.5186666667<text:tab/></text:p>
          </table:table-cell>
          <table:table-cell office:value-type="string" calcext:value-type="string">
            <text:p>0.546<text:tab/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283333333" calcext:value-type="float">
            <text:p>0,4283333333</text:p>
          </table:table-cell>
          <table:table-cell office:value-type="float" office:value="0.4363333333" calcext:value-type="float">
            <text:p>0,4363333333</text:p>
          </table:table-cell>
          <table:table-cell office:value-type="string" calcext:value-type="string">
            <text:p>0.5283333333<text:tab/></text:p>
          </table:table-cell>
          <table:table-cell office:value-type="string" calcext:value-type="string">
            <text:p>0.545<text:tab/></text:p>
          </table:table-cell>
          <table:table-cell office:value-type="string" calcext:value-type="string">
            <text:p>0.457<text:tab/></text:p>
          </table:table-cell>
          <table:table-cell office:value-type="string" calcext:value-type="string">
            <text:p>0.4913333333<text:tab/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23" calcext:value-type="float">
            <text:p>0,423</text:p>
          </table:table-cell>
          <table:table-cell office:value-type="float" office:value="0.392" calcext:value-type="float">
            <text:p>0,392</text:p>
          </table:table-cell>
          <table:table-cell office:value-type="string" calcext:value-type="string">
            <text:p>0.426<text:tab/></text:p>
          </table:table-cell>
          <table:table-cell office:value-type="string" calcext:value-type="string">
            <text:p>0.4303333333<text:tab/></text:p>
          </table:table-cell>
          <table:table-cell office:value-type="string" calcext:value-type="string">
            <text:p>0.399<text:tab/></text:p>
          </table:table-cell>
          <table:table-cell office:value-type="string" calcext:value-type="string">
            <text:p>0.358<text:tab/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863333333" calcext:value-type="float">
            <text:p>0,3863333333</text:p>
          </table:table-cell>
          <table:table-cell office:value-type="float" office:value="0.3886666667" calcext:value-type="float">
            <text:p>0,3886666667</text:p>
          </table:table-cell>
          <table:table-cell office:value-type="string" calcext:value-type="string">
            <text:p>0.3743333333<text:tab/></text:p>
          </table:table-cell>
          <table:table-cell office:value-type="string" calcext:value-type="string">
            <text:p>0.393<text:tab/></text:p>
          </table:table-cell>
          <table:table-cell office:value-type="string" calcext:value-type="string">
            <text:p>0.3616666667<text:tab/></text:p>
          </table:table-cell>
          <table:table-cell office:value-type="string" calcext:value-type="string">
            <text:p>0.45<text:tab/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,363</text:p>
          </table:table-cell>
          <table:table-cell office:value-type="float" office:value="0.3603333333" calcext:value-type="float">
            <text:p>0,3603333333</text:p>
          </table:table-cell>
          <table:table-cell office:value-type="string" calcext:value-type="string">
            <text:p>0<text:tab/></text:p>
          </table:table-cell>
          <table:table-cell office:value-type="string" calcext:value-type="string">
            <text:p>0.38<text:tab/></text:p>
          </table:table-cell>
          <table:table-cell office:value-type="string" calcext:value-type="string">
            <text:p>0.3193333333<text:tab/></text:p>
          </table:table-cell>
          <table:table-cell office:value-type="string" calcext:value-type="string">
            <text:p>0.322<text:tab/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606666667" calcext:value-type="float">
            <text:p>0,3606666667</text:p>
          </table:table-cell>
          <table:table-cell office:value-type="float" office:value="0.2786666667" calcext:value-type="float">
            <text:p>0,2786666667</text:p>
          </table:table-cell>
          <table:table-cell office:value-type="string" calcext:value-type="string">
            <text:p>0<text:tab/></text:p>
          </table:table-cell>
          <table:table-cell office:value-type="string" calcext:value-type="string">
            <text:p>0.2796666667<text:tab/></text:p>
          </table:table-cell>
          <table:table-cell office:value-type="string" calcext:value-type="string">
            <text:p>0.242<text:tab/></text:p>
          </table:table-cell>
          <table:table-cell office:value-type="string" calcext:value-type="string">
            <text:p>0.2506666667<text:tab/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303333333" calcext:value-type="float">
            <text:p>0,2303333333</text:p>
          </table:table-cell>
          <table:table-cell office:value-type="float" office:value="0.1786666667" calcext:value-type="float">
            <text:p>0,1786666667</text:p>
          </table:table-cell>
          <table:table-cell office:value-type="string" calcext:value-type="string">
            <text:p>0<text:tab/></text:p>
          </table:table-cell>
          <table:table-cell office:value-type="string" calcext:value-type="string">
            <text:p>0.1666666667<text:tab/></text:p>
          </table:table-cell>
          <table:table-cell office:value-type="string" calcext:value-type="string">
            <text:p>0.143<text:tab/></text:p>
          </table:table-cell>
          <table:table-cell office:value-type="string" calcext:value-type="string">
            <text:p>0.1373333333<text:tab/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23" calcext:value-type="float">
            <text:p>0,223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0<text:tab/></text:p>
          </table:table-cell>
          <table:table-cell office:value-type="string" calcext:value-type="string">
            <text:p>0.09<text:tab/></text:p>
          </table:table-cell>
          <table:table-cell office:value-type="string" calcext:value-type="string">
            <text:p>0.04<text:tab/></text:p>
          </table:table-cell>
          <table:table-cell office:value-type="string" calcext:value-type="string">
            <text:p>0.044<text:tab/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text:tab/></text:p>
          </table:table-cell>
          <table:table-cell office:value-type="string" calcext:value-type="string">
            <text:p>0.0283333333<text:tab/></text:p>
          </table:table-cell>
          <table:table-cell office:value-type="string" calcext:value-type="string">
            <text:p>0.0136666667<text:tab/></text:p>
          </table:table-cell>
          <table:table-cell office:value-type="float" office:value="0.003" calcext:value-type="float">
            <text:p>0,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8:09:35.98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0:40:51.574665223</meta:creation-date>
    <dc:date>2016-06-10T11:51:27.056000000</dc:date>
    <meta:editing-duration>PT1H28M38S</meta:editing-duration>
    <meta:editing-cycles>4</meta:editing-cycles>
    <meta:generator>LibreOffice/5.0.4.2$Windows_x86 LibreOffice_project/2b9802c1994aa0b7dc6079e128979269cf95bc78</meta:generator>
    <meta:document-statistic meta:table-count="6" meta:cell-count="7603" meta:object-count="0"/>
  </office:meta>
</office:document-meta>
</file>